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BC5000045FFE7483FD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svg:font-family="Courier" style:font-family-generic="modern" style:font-pitch="fixed"/>
    <style:font-face style:name="Fixedsys" svg:font-family="Fixedsy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0c0c0" fo:padding="0.0382in" fo:border="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0c0c0" fo:padding="0.0382in" fo:border="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0c0c0" fo:padding="0.0382in" fo:border="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0c0c0" fo:padding="0.0382in" fo:border="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0c0c0" fo:padding="0.0382in" fo:border="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c0c0c0" fo:padding="0.0382in" fo:border="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c0c0c0" fo:padding="0.0382in" fo:border="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c0c0c0" fo:padding="0.0382in" fo:border="0.0007in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c0c0c0" fo:padding="0.0382in" fo:border="0.0007in solid #000000">
        <style:background-image/>
      </style:table-cell-properties>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background-color="#c0c0c0" fo:padding="0.0382in" fo:border="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c0c0c0" fo:padding="0.0382in" fo:border="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c0c0c0" fo:padding="0.0382in" fo:border="0.0007in solid #000000">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c0c0c0" fo:padding="0.0382in" fo:border="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c0c0c0" fo:padding="0.0382in" fo:border="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c0c0c0" fo:padding="0.0382in" fo:border="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c0c0c0" fo:padding="0.0382in" fo:border="0.0007in solid #000000">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c0c0c0" fo:padding="0.0382in" fo:border="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c0c0c0" fo:padding="0.0382in" fo:border="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c0c0c0" fo:padding="0.0382in" fo:border="0.0007in solid #000000">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c0c0c0" fo:padding="0.0382in" fo:border="0.0007in solid #000000">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background-color="#c0c0c0" fo:padding="0.0382in" fo:border="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background-color="#c0c0c0" fo:padding="0.0382in" fo:border="0.0007in solid #000000">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background-color="#c0c0c0" fo:padding="0.0382in" fo:border="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background-color="#c0c0c0" fo:padding="0.0382in" fo:border="0.0007in solid #000000">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background-color="#c0c0c0" fo:padding="0.0382in" fo:border="0.0007in solid #000000">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background-color="#c0c0c0" fo:padding="0.0382in" fo:border="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background-color="#c0c0c0" fo:padding="0.0382in" fo:border="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background-color="#c0c0c0" fo:padding="0.0382in" fo:border="0.0007in solid #000000">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background-color="#c0c0c0" fo:padding="0.0382in" fo:border="0.0007in solid #000000">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c0c0c0" fo:padding="0.0382in" fo:border="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c0c0c0" fo:padding="0.0382in" fo:border="0.0007in solid #000000">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c0c0c0" fo:padding="0.0382in" fo:border="0.0007in solid #000000">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c0c0c0" fo:padding="0.0382in" fo:border="0.0007in solid #000000">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c0c0c0" fo:padding="0.0382in" fo:border="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c0c0c0" fo:padding="0.0382in" fo:border="0.0007in solid #000000">
        <style:background-image/>
      </style:table-cell-properties>
    </style:style>
    <style:style style:name="Table50" style:family="table">
      <style:table-properties style:width="6.9167in" fo:margin-left="0.0181in" fo:margin-right="-0.0097in" table:align="margins"/>
    </style:style>
    <style:style style:name="Table50.A" style:family="table-column">
      <style:table-column-properties style:column-width="6.9167in" style:rel-column-width="65535*"/>
    </style:style>
    <style:style style:name="Table50.A1" style:family="table-cell">
      <style:table-cell-properties fo:background-color="#c0c0c0" fo:padding="0.0382in" fo:border="0.0007in solid #000000">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c0c0c0" fo:padding="0.0382in" fo:border="0.0007in solid #000000">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c0c0c0" fo:padding="0.0382in" fo:border="0.0007in solid #000000">
        <style:background-image/>
      </style:table-cell-properties>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background-color="#c0c0c0" fo:padding="0.0382in" fo:border="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c0c0c0" fo:padding="0.0382in" fo:border="0.0007in solid #000000">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c0c0c0" fo:padding="0.0382in" fo:border="0.0007in solid #000000">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c0c0c0" fo:padding="0.0382in" fo:border="0.0007in solid #000000">
        <style:background-image/>
      </style:table-cell-properties>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background-color="#c0c0c0" fo:padding="0.0382in" fo:border="0.0007in solid #000000">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c0c0c0" fo:padding="0.0382in" fo:border="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background-color="#c0c0c0" fo:padding="0.0382in" fo:border="0.0007in solid #000000">
        <style:background-image/>
      </style:table-cell-properties>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background-color="#c0c0c0" fo:padding="0.0382in" fo:border="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c0c0c0" fo:padding="0.0382in" fo:border="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c0c0c0" fo:padding="0.0382in" fo:border="0.0007in solid #000000">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c0c0c0" fo:padding="0.0382in" fo:border="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c0c0c0" fo:padding="0.0382in" fo:border="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background-color="#c0c0c0" fo:padding="0.0382in" fo:border="0.0007in solid #000000">
        <style:background-image/>
      </style:table-cell-properties>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c0c0c0" fo:padding="0.0382in" fo:border="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c0c0c0" fo:padding="0.0382in" fo:border="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c0c0c0" fo:padding="0.0382in" fo:border="0.0007in solid #000000">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c0c0c0" fo:padding="0.0382in" fo:border="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007in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007in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c0c0c0" fo:padding="0.0382in" fo:border="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background-color="#c0c0c0" fo:padding="0.0382in" fo:border="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c0c0c0" fo:padding="0.0382in" fo:border="0.0007in solid #000000">
        <style:background-image/>
      </style:table-cell-properties>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background-color="#c0c0c0" fo:padding="0.0382in" fo:border="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c0c0c0" fo:padding="0.0382in" fo:border="0.0007in solid #000000">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c0c0c0" fo:padding="0.0382in" fo:border="0.0007in solid #000000">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c0c0c0" fo:padding="0.0382in" fo:border="0.0007in solid #000000">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c0c0c0" fo:padding="0.0382in" fo:border="0.0007in solid #000000">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c0c0c0" fo:padding="0.0382in" fo:border="0.0007in solid #000000">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c0c0c0" fo:padding="0.0382in" fo:border="0.0007in solid #000000">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c0c0c0" fo:padding="0.0382in" fo:border="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c0c0c0" fo:padding="0.0382in" fo:border="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c0c0c0" fo:padding="0.0382in" fo:border="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c0c0c0" fo:padding="0.0382in" fo:border="0.0007in solid #000000">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c0c0c0" fo:padding="0.0382in" fo:border="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c0c0c0" fo:padding="0.0382in" fo:border="0.0007in solid #000000">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c0c0c0" fo:padding="0.0382in" fo:border="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c0c0c0" fo:padding="0.0382in" fo:border="0.0007in solid #000000">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c0c0c0" fo:padding="0.0382in" fo:border="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c0c0c0" fo:padding="0.0382in" fo:border="0.0007in solid #000000">
        <style:background-image/>
      </style:table-cell-properties>
    </style:style>
    <style:style style:name="Table92" style:family="table">
      <style:table-properties style:width="6.9167in" fo:margin-left="0.0181in" fo:margin-right="-0.0097in" table:align="margins"/>
    </style:style>
    <style:style style:name="Table92.A" style:family="table-column">
      <style:table-column-properties style:column-width="6.9167in" style:rel-column-width="65535*"/>
    </style:style>
    <style:style style:name="Table92.A1" style:family="table-cell">
      <style:table-cell-properties fo:background-color="#c0c0c0" fo:padding="0.0382in" fo:border="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background-color="#c0c0c0" fo:padding="0.0382in" fo:border="0.0007in solid #000000">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c0c0c0" fo:padding="0.0382in" fo:border="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c0c0c0" fo:padding="0.0382in" fo:border="0.0007in solid #000000">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c0c0c0" fo:padding="0.0382in" fo:border="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c0c0c0" fo:padding="0.0382in" fo:border="0.0007in solid #000000">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c0c0c0" fo:padding="0.0382in" fo:border="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c0c0c0" fo:padding="0.0382in" fo:border="0.0007in solid #000000">
        <style:background-image/>
      </style:table-cell-properties>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background-color="#c0c0c0" fo:padding="0.0382in" fo:border="0.0007in solid #000000">
        <style:background-image/>
      </style:table-cell-properties>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background-color="#c0c0c0" fo:padding="0.0382in" fo:border="0.0007in solid #000000">
        <style:background-image/>
      </style:table-cell-properties>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background-color="#c0c0c0" fo:padding="0.0382in" fo:border="0.0007in solid #000000">
        <style:background-image/>
      </style:table-cell-properties>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007in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background-color="#c0c0c0" fo:padding="0.0382in" fo:border="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background-color="#c0c0c0" fo:padding="0.0382in" fo:border="0.0007in solid #000000">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c0c0c0" fo:padding="0.0382in" fo:border="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background-color="#c0c0c0" fo:padding="0.0382in" fo:border="0.0007in solid #000000">
        <style:background-image/>
      </style:table-cell-properties>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background-color="#c0c0c0" fo:padding="0.0382in" fo:border="0.0007in solid #000000">
        <style:background-image/>
      </style:table-cell-properties>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007in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007in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background-color="#c0c0c0" fo:padding="0.0382in" fo:border="0.0007in solid #000000">
        <style:background-image/>
      </style:table-cell-properties>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background-color="#c0c0c0" fo:padding="0.0382in" fo:border="0.0007in solid #000000">
        <style:background-image/>
      </style:table-cell-properties>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background-color="#c0c0c0" fo:padding="0.0382in" fo:border="0.0007in solid #000000">
        <style:background-image/>
      </style:table-cell-properties>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background-color="#c0c0c0" fo:padding="0.0382in" fo:border="0.0007in solid #000000">
        <style:background-image/>
      </style:table-cell-properties>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background-color="#c0c0c0" fo:padding="0.0382in" fo:border="0.0007in solid #000000">
        <style:background-image/>
      </style:table-cell-properties>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background-color="#c0c0c0" fo:padding="0.0382in" fo:border="0.0007in solid #000000">
        <style:background-image/>
      </style:table-cell-properties>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background-color="#c0c0c0" fo:padding="0.0382in" fo:border="0.0007in solid #000000">
        <style:background-image/>
      </style:table-cell-properties>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background-color="#c0c0c0" fo:padding="0.0382in" fo:border="0.0007in solid #000000">
        <style:background-image/>
      </style:table-cell-properties>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background-color="#c0c0c0" fo:padding="0.0382in" fo:border="0.0007in solid #000000">
        <style:background-image/>
      </style:table-cell-properties>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background-color="#c0c0c0" fo:padding="0.0382in" fo:border="0.0007in solid #000000">
        <style:background-image/>
      </style:table-cell-properties>
    </style:style>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background-color="#c0c0c0" fo:padding="0.0382in" fo:border="0.0007in solid #000000">
        <style:background-image/>
      </style:table-cell-properties>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background-color="#c0c0c0" fo:padding="0.0382in" fo:border="0.0007in solid #000000">
        <style:background-image/>
      </style:table-cell-properties>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background-color="#c0c0c0" fo:padding="0.0382in" fo:border="0.0007in solid #000000">
        <style:background-image/>
      </style:table-cell-properties>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background-color="#c0c0c0" fo:padding="0.0382in" fo:border="0.0007in solid #000000">
        <style:background-image/>
      </style:table-cell-properties>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background-color="#c0c0c0" fo:padding="0.0382in" fo:border="0.0007in solid #000000">
        <style:background-image/>
      </style:table-cell-properties>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background-color="#c0c0c0" fo:padding="0.0382in" fo:border="0.0007in solid #000000">
        <style:background-image/>
      </style:table-cell-properties>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background-color="#c0c0c0" fo:padding="0.0382in" fo:border="0.0007in solid #000000">
        <style:background-image/>
      </style:table-cell-properties>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background-color="#c0c0c0" fo:padding="0.0382in" fo:border="0.0007in solid #000000">
        <style:background-image/>
      </style:table-cell-properties>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background-color="#c0c0c0" fo:padding="0.0382in" fo:border="0.0007in solid #000000">
        <style:background-image/>
      </style:table-cell-properties>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background-color="#c0c0c0" fo:padding="0.0382in" fo:border="0.0007in solid #000000">
        <style:background-image/>
      </style:table-cell-properties>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background-color="#c0c0c0" fo:padding="0.0382in" fo:border="0.0007in solid #000000">
        <style:background-image/>
      </style:table-cell-properties>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background-color="#c0c0c0" fo:padding="0.0382in" fo:border="0.0007in solid #000000">
        <style:background-image/>
      </style:table-cell-properties>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background-color="#c0c0c0" fo:padding="0.0382in" fo:border="0.0007in solid #000000">
        <style:background-image/>
      </style:table-cell-properties>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background-color="#c0c0c0" fo:padding="0.0382in" fo:border="0.0007in solid #000000">
        <style:background-image/>
      </style:table-cell-properties>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background-color="#c0c0c0" fo:padding="0.0382in" fo:border="0.0007in solid #000000">
        <style:background-image/>
      </style:table-cell-properties>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background-color="#c0c0c0" fo:padding="0.0382in" fo:border="0.0007in solid #000000">
        <style:background-image/>
      </style:table-cell-properties>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background-color="#c0c0c0" fo:padding="0.0382in" fo:border="0.0007in solid #000000">
        <style:background-image/>
      </style:table-cell-properties>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background-color="#c0c0c0" fo:padding="0.0382in" fo:border="0.0007in solid #000000">
        <style:background-image/>
      </style:table-cell-properties>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background-color="#c0c0c0" fo:padding="0.0382in" fo:border="0.0007in solid #000000">
        <style:background-image/>
      </style:table-cell-properties>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background-color="#c0c0c0" fo:padding="0.0382in" fo:border="0.0007in solid #000000">
        <style:background-image/>
      </style:table-cell-properties>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background-color="#c0c0c0" fo:padding="0.0382in" fo:border="0.0007in solid #000000">
        <style:background-image/>
      </style:table-cell-properties>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background-color="#c0c0c0" fo:padding="0.0382in" fo:border="0.0007in solid #000000">
        <style:background-image/>
      </style:table-cell-properties>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background-color="#c0c0c0" fo:padding="0.0382in" fo:border="0.0007in solid #000000">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c0c0c0" fo:padding="0.0382in" fo:border="0.0007in solid #000000">
        <style:background-image/>
      </style:table-cell-properties>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background-color="#c0c0c0" fo:padding="0.0382in" fo:border="0.0007in solid #000000">
        <style:background-image/>
      </style:table-cell-properties>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background-color="#c0c0c0" fo:padding="0.0382in" fo:border="0.0007in solid #000000">
        <style:background-image/>
      </style:table-cell-properties>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background-color="#c0c0c0" fo:padding="0.0382in" fo:border="0.0007in solid #000000">
        <style:background-image/>
      </style:table-cell-properties>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background-color="#c0c0c0" fo:padding="0.0382in" fo:border="0.0007in solid #000000">
        <style:background-image/>
      </style:table-cell-properties>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background-color="#c0c0c0" fo:padding="0.0382in" fo:border="0.0007in solid #000000">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2" style:family="paragraph" style:parent-style-name="Standard">
      <style:text-properties style:font-name="Arial1" fo:font-size="10pt" style:font-name-asian="Arial1" style:font-size-asian="10pt" style:font-name-complex="Arial1" style:font-size-complex="10pt"/>
    </style:style>
    <style:style style:name="P3"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4" style:family="paragraph" style:parent-style-name="Standard">
      <style:text-properties style:font-name="Arial1" fo:font-size="12pt" style:font-name-asian="Arial1" style:font-size-asian="12pt" style:font-name-complex="Arial1" style:font-size-complex="12pt"/>
    </style:style>
    <style:style style:name="P5" style:family="paragraph" style:parent-style-name="Standard">
      <style:text-properties style:use-window-font-color="true" fo:font-size="10pt" fo:language="zxx" fo:country="none" style:font-size-asian="10pt" style:font-size-complex="10pt"/>
    </style:style>
    <style:style style:name="P6" style:family="paragraph" style:parent-style-name="Standard">
      <style:paragraph-properties style:text-autospace="none"/>
      <style:text-properties style:use-window-font-color="true" fo:font-size="10pt" fo:language="zxx" fo:country="none" style:font-size-asian="10pt" style:font-size-complex="10pt"/>
    </style:style>
    <style:style style:name="P7" style:family="paragraph" style:parent-style-name="Standard">
      <style:paragraph-properties style:text-autospace="none"/>
      <style:text-properties style:use-window-font-color="true" style:font-name="Arial1" fo:font-size="10pt" fo:language="zxx" fo:country="none" style:font-name-asian="Arial1" style:font-size-asian="10pt" style:font-name-complex="Arial1" style:font-size-complex="10pt"/>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8000" fo:font-size="10pt" fo:language="zxx" fo:country="none" style:font-size-asian="10pt" style:font-size-complex="10pt"/>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style:text-autospace="none"/>
      <style:text-properties fo:color="#808080" fo:font-size="10pt" fo:language="zxx" fo:country="none" style:font-size-asian="10pt" style:font-size-complex="10pt"/>
    </style:style>
    <style:style style:name="P12" style:family="paragraph" style:parent-style-name="Standard">
      <style:paragraph-properties style:text-autospace="none"/>
      <style:text-properties fo:color="#00ae00" fo:font-size="10pt" fo:font-weight="bold" style:font-size-asian="10pt" style:font-weight-asian="bold" style:font-size-complex="10pt" style:font-weight-complex="bold"/>
    </style:style>
    <style:style style:name="P13" style:family="paragraph" style:parent-style-name="Standard">
      <style:paragraph-properties style:text-autospace="none"/>
      <style:text-properties fo:color="#00ae00" fo:font-size="10pt" fo:language="zxx" fo:country="none" fo:font-weight="bold" style:font-size-asian="10pt" style:font-weight-asian="bold" style:font-size-complex="10pt" style:font-weight-complex="bold"/>
    </style:style>
    <style:style style:name="P14" style:family="paragraph" style:parent-style-name="Standard">
      <style:paragraph-properties style:text-autospace="none"/>
      <style:text-properties fo:font-size="10pt" fo:language="zxx" fo:country="none" style:font-size-asian="10pt"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style:text-autospace="none"/>
      <style:text-properties fo:color="#00ff00" fo:font-size="10pt" fo:language="zxx" fo:country="none" fo:font-weight="bold" style:font-size-asian="10pt" style:font-weight-asian="bold" style:font-size-complex="10pt" style:font-weight-complex="bold"/>
    </style:style>
    <style:style style:name="P17" style:family="paragraph" style:parent-style-name="Standard">
      <style:text-properties style:font-name="Fixedsys" fo:font-size="10.5pt" style:font-name-asian="Fixedsys" style:font-size-asian="10.5pt" style:font-name-complex="Fixedsys" style:font-size-complex="10.5pt"/>
    </style:style>
    <style:style style:name="P1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 style:family="paragraph" style:parent-style-name="Standard">
      <style:text-properties fo:color="#000000"/>
    </style:style>
    <style:style style:name="P20" style:family="paragraph" style:parent-style-name="Standard">
      <style:text-properties fo:color="#000000" fo:font-size="10pt" fo:language="zxx" fo:country="none" style:font-size-asian="10pt" style:font-size-complex="10pt"/>
    </style:style>
    <style:style style:name="P21" style:family="paragraph" style:parent-style-name="Standard">
      <style:paragraph-properties style:text-autospace="none"/>
      <style:text-properties fo:color="#000000" fo:font-size="10pt" fo:language="zxx" fo:country="none" style:font-size-asian="10pt" style:font-size-complex="10pt"/>
    </style:style>
    <style:style style:name="P22" style:family="paragraph" style:parent-style-name="Standard">
      <style:text-properties fo:color="#000000" fo:font-size="10pt" fo:language="zxx" fo:country="none"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Standard">
      <style:paragraph-properties style:text-autospace="none"/>
      <style:text-properties fo:color="#000000" style:font-name="Arial1" fo:font-size="10pt" fo:language="zxx" fo:country="none" style:font-name-asian="Arial1" style:font-size-asian="10pt" style:font-name-complex="Arial1" style:font-size-complex="10pt"/>
    </style:style>
    <style:style style:name="P24" style:family="paragraph" style:parent-style-name="Standard">
      <style:paragraph-properties style:text-autospace="none"/>
      <style:text-properties fo:color="#000000" style:font-name="Arial1" fo:font-size="10pt" fo:language="zxx"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25" style:family="paragraph" style:parent-style-name="Standard">
      <style:paragraph-properties style:text-autospace="none"/>
      <style:text-properties fo:color="#000000" style:font-name="Arial1" fo:font-size="10pt" fo:language="zxx" fo:country="none"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P26" style:family="paragraph" style:parent-style-name="Standard">
      <style:paragraph-properties style:text-autospace="none"/>
      <style:text-properties fo:color="#000000" style:font-name="Arial1" fo:font-size="10pt" fo:language="zxx" fo:country="none" fo:font-weight="normal" style:font-name-asian="Arial1" style:font-size-asian="10pt" style:font-weight-asian="normal" style:font-name-complex="Arial1" style:font-size-complex="10pt" style:font-weight-complex="normal"/>
    </style:style>
    <style:style style:name="P27" style:family="paragraph" style:parent-style-name="Standard">
      <style:paragraph-properties style:text-autospace="none"/>
      <style:text-properties fo:color="#000000" style:font-name="Arial1" fo:font-size="15pt" fo:language="zxx" fo:country="none" style:text-underline-style="solid" style:text-underline-width="auto" style:text-underline-color="font-color" fo:font-weight="bold" style:font-name-asian="Arial1" style:font-size-asian="15pt" style:font-weight-asian="bold" style:font-name-complex="Arial1" style:font-size-complex="15pt" style:font-weight-complex="bold"/>
    </style:style>
    <style:style style:name="P28" style:family="paragraph" style:parent-style-name="Standard">
      <style:paragraph-properties style:text-autospace="none"/>
      <style:text-properties fo:color="#000000" style:font-name="Arial1" fo:font-size="20pt" fo:language="zxx" fo:country="none" style:text-underline-style="none" fo:font-weight="normal" style:font-name-asian="Arial1" style:font-size-asian="20pt" style:font-weight-asian="normal" style:font-name-complex="Arial1" style:font-size-complex="20pt" style:font-weight-complex="normal"/>
    </style:style>
    <style:style style:name="P29" style:family="paragraph" style:parent-style-name="Standard">
      <style:paragraph-properties style:text-autospace="none"/>
      <style:text-properties fo:color="#000000" style:font-name="Arial1" fo:font-size="12pt" fo:language="zxx" fo:country="none" style:text-underline-style="none" fo:font-weight="normal" style:font-name-asian="Arial1" style:font-size-asian="12pt" style:font-weight-asian="normal" style:font-name-complex="Arial1" style:font-size-complex="12pt" style:font-weight-complex="normal"/>
    </style:style>
    <style:style style:name="P30" style:family="paragraph" style:parent-style-name="Standard">
      <style:paragraph-properties style:text-autospace="none"/>
      <style:text-properties fo:color="#000000" style:font-name="Arial1" fo:font-size="12pt" fo:language="zxx" fo:country="none"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P31" style:family="paragraph" style:parent-style-name="Standard">
      <style:text-properties fo:color="#2b91af" fo:font-size="10pt" fo:language="zxx" fo:country="none" style:font-size-asian="10pt" style:font-size-complex="10pt"/>
    </style:style>
    <style:style style:name="P32" style:family="paragraph" style:parent-style-name="Standard">
      <style:paragraph-properties fo:background-color="#c0c0c0">
        <style:background-image/>
      </style:paragraph-properties>
    </style:style>
    <style:style style:name="P33" style:family="paragraph" style:parent-style-name="Standard">
      <style:paragraph-properties fo:background-color="#c0c0c0" style:text-autospace="none">
        <style:background-image/>
      </style:paragraph-properties>
    </style:style>
    <style:style style:name="P34"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35"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36" style:family="paragraph" style:parent-style-name="Standard">
      <style:paragraph-properties fo:background-color="#c0c0c0" style:text-autospace="none">
        <style:background-image/>
      </style:paragraph-properties>
      <style:text-properties style:use-window-font-color="true" style:font-name="Arial1" fo:font-size="10pt" fo:language="zxx" fo:country="none" style:font-name-asian="Arial1" style:font-size-asian="10pt" style:font-name-complex="Arial1" style:font-size-complex="10pt"/>
    </style:style>
    <style:style style:name="P37" style:family="paragraph" style:parent-style-name="Standard">
      <style:paragraph-properties fo:background-color="#c0c0c0" style:text-autospace="none">
        <style:background-image/>
      </style:paragraph-properties>
      <style:text-properties style:font-name="Arial1" fo:font-size="10pt" style:font-name-asian="Arial1" style:font-size-asian="10pt" style:font-name-complex="Arial1" style:font-size-complex="10pt"/>
    </style:style>
    <style:style style:name="P38"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39" style:family="paragraph" style:parent-style-name="Standard">
      <style:paragraph-properties fo:background-color="#c0c0c0">
        <style:background-image/>
      </style:paragraph-properties>
      <style:text-properties fo:color="#808080" style:font-name="Arial1" fo:font-size="10pt" fo:language="zxx" fo:country="none" style:font-name-asian="Arial1" style:font-size-asian="10pt" style:font-name-complex="Arial1" style:font-size-complex="10pt"/>
    </style:style>
    <style:style style:name="P40" style:family="paragraph" style:parent-style-name="Standard">
      <style:paragraph-properties fo:background-color="#c0c0c0">
        <style:background-image/>
      </style:paragraph-properties>
      <style:text-properties fo:font-size="10pt" style:font-size-asian="10pt" style:font-size-complex="10pt"/>
    </style:style>
    <style:style style:name="P41"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42" style:family="paragraph" style:parent-style-name="Table_20_Contents">
      <style:paragraph-properties fo:background-color="#c0c0c0">
        <style:background-image/>
      </style:paragraph-properties>
    </style:style>
    <style:style style:name="P43" style:family="paragraph" style:parent-style-name="Table_20_Contents">
      <style:paragraph-properties fo:background-color="#c0c0c0">
        <style:background-image/>
      </style:paragraph-properties>
      <style:text-properties style:font-name="Arial1" fo:font-size="10pt" style:font-name-asian="Arial1" style:font-size-asian="10pt" style:font-name-complex="Arial1" style:font-size-complex="10pt"/>
    </style:style>
    <style:style style:name="P44" style:family="paragraph" style:parent-style-name="Standard">
      <style:paragraph-properties fo:text-align="start" style:justify-single-word="false" fo:background-color="#808080" style:text-autospace="none">
        <style:background-image/>
      </style:paragraph-properties>
      <style:text-properties style:font-name="Courier" fo:font-size="8pt" style:font-name-asian="Courier" style:font-size-asian="8pt" style:font-name-complex="Courier" style:font-size-complex="8pt"/>
    </style:style>
    <style:style style:name="P45" style:family="paragraph" style:parent-style-name="Standard">
      <style:paragraph-properties fo:padding="0.0291in" fo:border-left="none" fo:border-right="none" fo:border-top="none" fo:border-bottom="0.0008in solid #000000" style:join-border="false"/>
    </style:style>
    <style:style style:name="P46" style:family="paragraph" style:parent-style-name="Standard">
      <style:paragraph-properties fo:padding="0.0291in" fo:border-left="none" fo:border-right="none" fo:border-top="none" fo:border-bottom="0.0008in solid #000000" style:text-autospace="none" style:join-border="false"/>
      <style:text-properties fo:color="#000000" style:font-name="Arial1" fo:font-size="10pt" fo:language="zxx" fo:country="none" fo:font-weight="normal" style:font-name-asian="Arial1" style:font-size-asian="10pt" style:font-weight-asian="normal" style:font-name-complex="Arial1" style:font-size-complex="10pt" style:font-weight-complex="normal"/>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Table_20_Contents">
      <style:text-properties fo:color="#00ae00" fo:font-size="10pt" fo:font-weight="bold" style:font-size-asian="10pt" style:font-weight-asian="bold" style:font-size-complex="10pt" style:font-weight-complex="bold"/>
    </style:style>
    <style:style style:name="P51" style:family="paragraph" style:parent-style-name="Table_20_Contents">
      <style:text-properties fo:font-size="10pt" style:font-size-asian="10pt" style:font-size-complex="10pt"/>
    </style:style>
    <style:style style:name="P52" style:family="paragraph" style:parent-style-name="Table_20_Contents">
      <style:text-properties style:font-name="Arial1" fo:font-size="10pt" style:font-name-asian="Arial1" style:font-size-asian="10pt" style:font-name-complex="Arial1" style:font-size-complex="10pt"/>
    </style:style>
    <style:style style:name="P53" style:family="paragraph" style:parent-style-name="Table_20_Contents">
      <style:text-properties style:font-name="Arial1" fo:font-size="12pt" style:font-name-asian="Arial1" style:font-size-asian="12pt" style:font-name-complex="Arial1" style:font-size-complex="12pt"/>
    </style:style>
    <style:style style:name="P54" style:family="paragraph" style:parent-style-name="Standard" style:list-style-name="L1">
      <style:text-properties fo:color="#000000" fo:font-size="10pt" fo:language="zxx" fo:country="none" style:font-size-asian="10pt" style:font-size-complex="10pt"/>
    </style:style>
    <style:style style:name="P55" style:family="paragraph" style:parent-style-name="Standard">
      <style:paragraph-properties style:text-autospace="none"/>
      <style:text-properties style:use-window-font-color="true" fo:font-size="10pt" fo:language="zxx" fo:country="none" style:font-size-asian="10pt" style:font-size-complex="10pt"/>
    </style:style>
    <style:style style:name="P56"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57" style:family="paragraph" style:parent-style-name="Heading_20_1">
      <style:paragraph-properties fo:padding="0.0291in" fo:border-left="none" fo:border-right="none" fo:border-top="none" fo:border-bottom="0.0008in solid #000000" style:join-border="false"/>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10pt" fo:language="zxx" fo:country="none" style:font-size-asian="10pt" style:font-size-complex="10pt"/>
    </style:style>
    <style:style style:name="T5" style:family="text">
      <style:text-properties fo:color="#808080"/>
    </style:style>
    <style:style style:name="T6" style:family="text">
      <style:text-properties fo:color="#808080" fo:font-size="10pt" fo:language="zxx" fo:country="none" style:font-size-asian="10pt" style:font-size-complex="10pt"/>
    </style:style>
    <style:style style:name="T7" style:family="text">
      <style:text-properties fo:color="#808080" fo:language="zxx" fo:country="none"/>
    </style:style>
    <style:style style:name="T8" style:family="text">
      <style:text-properties fo:color="#808080" style:font-name="Arial1" fo:font-size="10pt" fo:language="zxx" fo:country="none" style:font-name-asian="Arial1" style:font-size-asian="10pt" style:font-name-complex="Arial1" style:font-size-complex="10pt"/>
    </style:style>
    <style:style style:name="T9" style:family="text">
      <style:text-properties fo:color="#808080" style:font-name="Arial1" fo:language="zxx" fo:country="none" style:font-name-asian="Arial1" style:font-name-complex="Arial1"/>
    </style:style>
    <style:style style:name="T10" style:family="text">
      <style:text-properties fo:color="#008000"/>
    </style:style>
    <style:style style:name="T11" style:family="text">
      <style:text-properties fo:color="#008000" fo:font-size="10pt" fo:language="zxx" fo:country="none" style:font-size-asian="10pt" style:font-size-complex="10pt"/>
    </style:style>
    <style:style style:name="T12" style:family="text">
      <style:text-properties fo:color="#008000" fo:language="zxx" fo:country="none"/>
    </style:style>
    <style:style style:name="T13" style:family="text">
      <style:text-properties fo:color="#008000" style:font-name="Arial1" fo:font-size="10pt" fo:language="zxx" fo:country="none" style:font-name-asian="Arial1" style:font-size-asian="10pt" style:font-name-complex="Arial1" style:font-size-complex="10pt"/>
    </style:style>
    <style:style style:name="T14" style:family="text">
      <style:text-properties fo:color="#008000" style:font-name="Arial1" fo:language="zxx" fo:country="none" style:font-name-asian="Arial1" style:font-name-complex="Arial1"/>
    </style:style>
    <style:style style:name="T15" style:family="text">
      <style:text-properties style:use-window-font-color="true" fo:font-size="10pt" fo:language="zxx" fo:country="none" style:font-size-asian="10pt" style:font-size-complex="10pt"/>
    </style:style>
    <style:style style:name="T16" style:family="text">
      <style:text-properties style:use-window-font-color="true" style:font-name="Arial1" fo:font-size="10pt" fo:language="zxx" fo:country="none" style:font-name-asian="Arial1" style:font-size-asian="10pt" style:font-name-complex="Arial1" style:font-size-complex="10pt"/>
    </style:style>
    <style:style style:name="T17" style:family="text">
      <style:text-properties style:use-window-font-color="true" fo:language="zxx" fo:country="none"/>
    </style:style>
    <style:style style:name="T18" style:family="text">
      <style:text-properties fo:color="#0000ff" fo:font-size="10pt" fo:language="zxx" fo:country="none" style:font-size-asian="10pt" style:font-size-complex="10pt"/>
    </style:style>
    <style:style style:name="T19" style:family="text">
      <style:text-properties fo:color="#0000ff" fo:language="zxx" fo:country="none"/>
    </style:style>
    <style:style style:name="T20" style:family="text">
      <style:text-properties fo:color="#0000ff" style:font-name="Arial1" fo:font-size="10pt" fo:language="zxx" fo:country="none" style:font-name-asian="Arial1" style:font-size-asian="10pt" style:font-name-complex="Arial1" style:font-size-complex="10pt"/>
    </style:style>
    <style:style style:name="T21" style:family="text">
      <style:text-properties fo:color="#2b91af" fo:font-size="10pt" fo:language="zxx" fo:country="none" style:font-size-asian="10pt" style:font-size-complex="10pt"/>
    </style:style>
    <style:style style:name="T22" style:family="text">
      <style:text-properties fo:color="#2b91af" fo:language="zxx" fo:country="none"/>
    </style:style>
    <style:style style:name="T23" style:family="text">
      <style:text-properties fo:color="#2b91af" style:font-name="Arial1" fo:font-size="10pt" fo:language="zxx" fo:country="none" style:font-name-asian="Arial1" style:font-size-asian="10pt" style:font-name-complex="Arial1" style:font-size-complex="10pt"/>
    </style:style>
    <style:style style:name="T24" style:family="text">
      <style:text-properties fo:language="zxx" fo:country="none"/>
    </style:style>
    <style:style style:name="T25" style:family="text">
      <style:text-properties fo:color="#a31515" fo:font-size="10pt" fo:language="zxx" fo:country="none" style:font-size-asian="10pt" style:font-size-complex="10pt"/>
    </style:style>
    <style:style style:name="T26" style:family="text">
      <style:text-properties fo:color="#a31515" fo:language="zxx" fo:country="none"/>
    </style:style>
    <style:style style:name="T27" style:family="text">
      <style:text-properties fo:color="#00ae00" fo:font-size="10pt" fo:language="zxx" fo:country="none" style:font-size-asian="10pt" style:font-size-complex="10pt"/>
    </style:style>
    <style:style style:name="T28" style:family="text">
      <style:text-properties fo:color="#00ae00" fo:font-size="10pt" fo:language="zxx" fo:country="none" fo:font-weight="bold" style:font-size-asian="10pt" style:font-weight-asian="bold" style:font-size-complex="10pt" style:font-weight-complex="bold"/>
    </style:style>
    <style:style style:name="T2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3"/>
      <text:p text:style-name="P3"/>
      <text:p text:style-name="P3"/>
      <text:p text:style-name="P3"/>
      <text:p text:style-name="P3"><text:s text:c="59"/><text:span text:style-name="T2"><text:s/>SLANG4.NET</text:span></text:p>
      <text:p text:style-name="P3"/>
      <text:p text:style-name="P3"><text:s text:c="59"/><text:a xlink:type="simple" xlink:href="http://slangfordotnet.codeplex.com/">http://slangfordotnet.codeplex.com</text:a></text:p>
      <text:p text:style-name="P3"/>
      <text:p text:style-name="P3"/>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1</text:p>
      <text:p text:style-name="P3"/>
      <text:p text:style-name="P3"><text:s text:c="68"/>Version 0.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The Art of Compiler Construction using C# </text:p>
      <text:p text:style-name="P3">------------------------------------------------------------</text:p>
      <text:p text:style-name="P3"/>
      <text:p text:style-name="P3">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3"/>
      <text:p text:style-name="P3"/>
      <text:p text:style-name="P3">The task of writing a compiler can be viewed in a top down fashion as follows</text:p>
      <text:p text:style-name="P3"/>
      <text:p text:style-name="P3">Parsing =&gt; Creation of Abstract Syntax Tree =&gt; Tree Traversal to generate the Object code or</text:p>
      <text:p text:style-name="P3">Recursive interpretation.</text:p>
      <text:p text:style-name="P3"/>
      <text:p text:style-name="P3"/>
      <text:p text:style-name="P3"/>
      <text:h text:style-name="P57" text:outline-level="1">Abstract Syntax Tree</text:h>
      <text:p text:style-name="P3"/>
      <text:p text:style-name="P3">In computer science, an abstract syntax tree (AST), or just syntax tree, is a tree representation of the </text:p>
      <text:p text:style-name="P3">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3">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3"/>
      <text:p text:style-name="P3"/>
      <text:p text:style-name="P3">As a case in the point , let us look a simple expression evaluator . The expression evaluator will <text:s/>support double precision floating point value as the operands. The Operators supported are addition ( + ) <text:s/>, subtraction (-),</text:p>
      <text:p text:style-name="P3">multiplication <text:s/>(*) and division. The Object model support Unary operators (+ , - ) as well. We are planning to use a composition model for modeling an expression.</text:p>
      <text:p text:style-name="P3"/>
      <text:p text:style-name="P3">In most imperative <text:s/>programming languages , an expression is something which u evaluate for it's value. Where as statements are something which you executes for it's effect.</text:p>
      <text:p text:style-name="P3"/>
      <text:p text:style-name="P3"/>
      <text:p text:style-name="P3">let us define an abstract class for Exp</text:p>
      <text:p text:style-name="P3"/>
      <table:table table:name="Table11" table:style-name="Table11">
        <table:table-column table:style-name="Table11.A"/>
        <table:table-row>
          <table:table-cell table:style-name="Table11.A1" office:value-type="string">
            <text:p text:style-name="P37"><text:span text:style-name="T24"><text:s/></text:span><text:span text:style-name="T7">///</text:span><text:span text:style-name="T12"> </text:span><text:span text:style-name="T7">&lt;summary&gt;</text:span></text:p>
            <text:p text:style-name="P33"><text:span text:style-name="T15"><text:s/></text:span><text:span text:style-name="T6">///</text:span><text:span text:style-name="T11"> <text:s text:c="5"/>Abstract for Expression evaluation</text:span></text:p>
            <text:p text:style-name="P33"><text:span text:style-name="T15"><text:s/></text:span><text:span text:style-name="T6">///</text:span><text:span text:style-name="T11"> </text:span><text:span text:style-name="T6">&lt;/summary&gt;</text:span></text:p>
            <text:p text:style-name="P33"><text:span text:style-name="T15"><text:s/></text:span><text:span text:style-name="T18">abstract</text:span><text:span text:style-name="T15"> </text:span><text:span text:style-name="T18">class</text:span><text:span text:style-name="T15"> </text:span><text:span text:style-name="T21">Exp</text:span></text:p>
            <text:p text:style-name="P35"><text:s text:c="2"/>{</text:p>
            <text:p text:style-name="P33"><text:span text:style-name="T15"><text:s text:c="12"/></text:span><text:span text:style-name="T18">public</text:span><text:span text:style-name="T15"> </text:span><text:span text:style-name="T18">abstract</text:span><text:span text:style-name="T15"> </text:span><text:span text:style-name="T18">double</text:span><text:span text:style-name="T15"> Evaluate(</text:span><text:span text:style-name="T21">RUNTIME_CONTEXT</text:span><text:span text:style-name="T15"> cont);</text:span></text:p>
            <text:p text:style-name="P36"><text:s text:c="2"/>}</text:p>
          </table:table-cell>
        </table:table-row>
      </table:table>
      <text:p text:style-name="P6"/>
      <text:p text:style-name="P6"/>
      <text:p text:style-name="P6">For the time being RUNTIME_CONTEXT is an empty class</text:p>
      <text:p text:style-name="P6"/>
      <table:table table:name="Table12" table:style-name="Table12">
        <table:table-column table:style-name="Table12.A"/>
        <table:table-row>
          <table:table-cell table:style-name="Table12.A1" office:value-type="string">
            <text:p text:style-name="P34"><text:span text:style-name="T5"><text:s/>///</text:span><text:span text:style-name="T10"> </text:span><text:span text:style-name="T5">&lt;summary&gt;</text:span></text:p>
            <text:p text:style-name="P33"><text:span text:style-name="T15"><text:s text:c="4"/></text:span><text:span text:style-name="T6">///</text:span><text:span text:style-name="T11"> <text:s text:c="5"/>One can store the stack frame inside this class</text:span></text:p>
            <text:p text:style-name="P33"><text:soft-page-break/><text:span text:style-name="T15"><text:s text:c="4"/></text:span><text:span text:style-name="T6">///</text:span><text:span text:style-name="T11"> </text:span><text:span text:style-name="T6">&lt;/summary&gt;</text:span></text:p>
            <text:p text:style-name="P33"><text:span text:style-name="T15"><text:s text:c="4"/></text:span><text:span text:style-name="T18">public</text:span><text:span text:style-name="T15"> </text:span><text:span text:style-name="T18">class</text:span><text:span text:style-name="T15"> </text:span><text:span text:style-name="T21">RUNTIME_CONTEXT</text:span></text:p>
            <text:p text:style-name="P35"><text:s text:c="4"/>{</text:p>
            <text:p text:style-name="P33"><text:span text:style-name="T15"><text:s text:c="8"/></text:span><text:span text:style-name="T18">public</text:span><text:span text:style-name="T15"> RUNTIME_CONTEXT()</text:span></text:p>
            <text:p text:style-name="P35"><text:s text:c="8"/>{</text:p>
            <text:p text:style-name="P35"/>
            <text:p text:style-name="P35"><text:s text:c="8"/>}</text:p>
            <text:p text:style-name="P35"><text:s text:c="4"/>}</text:p>
          </table:table-cell>
        </table:table-row>
      </table:table>
      <text:p text:style-name="P6"/>
      <text:p text:style-name="P3"/>
      <text:p text:style-name="P3"/>
      <text:p text:style-name="P3"/>
      <text:p text:style-name="P3"/>
      <text:h text:style-name="Heading_20_2" text:outline-level="2">Modeling Expression</text:h>
      <text:p text:style-name="P3"/>
      <text:p text:style-name="P3"/>
      <text:p text:style-name="P3">Once u have declared the interface and it's parameters , we can create a hierarchy of classes to model an expression.</text:p>
      <text:p text:style-name="P3"/>
      <text:p text:style-name="P3"/>
      <text:p text:style-name="P3">class Exp <text:s text:c="31"/>// Base class for Expression</text:p>
      <text:p text:style-name="P3"><text:s text:c="4"/>class <text:s/>NumericConstant <text:s text:c="4"/>// <text:s/>Numeric Value <text:s/></text:p>
      <text:p text:style-name="P3"><text:s text:c="4"/>class <text:s/>BinaryExp <text:s text:c="16"/>// <text:s/>Binary Expression</text:p>
      <text:p text:style-name="P3"><text:s text:c="4"/>class <text:s/>UnaryExp <text:s text:c="16"/>// <text:s/>Unary Expression </text:p>
      <text:p text:style-name="P3"/>
      <text:p text:style-name="P3"/>
      <text:p text:style-name="P3">Take a look at the listing of NumericConstant class</text:p>
      <text:p text:style-name="P3"/>
      <text:p text:style-name="P3"/>
      <table:table table:name="Table13" table:style-name="Table13">
        <table:table-column table:style-name="Table13.A"/>
        <table:table-row>
          <table:table-cell table:style-name="Table13.A1" office:value-type="string">
            <text:p text:style-name="P32"><text:s/><text:span text:style-name="T16"><text:s/></text:span><text:span text:style-name="T8">///</text:span><text:span text:style-name="T13"> </text:span><text:span text:style-name="T8">&lt;summary&gt;</text:span></text:p>
            <text:p text:style-name="P33"><text:span text:style-name="T15"><text:s text:c="4"/></text:span><text:span text:style-name="T6">///</text:span><text:span text:style-name="T11"> <text:s text:c="5"/>one can store number inside the class</text:span></text:p>
            <text:p text:style-name="P33"><text:span text:style-name="T15"><text:s text:c="4"/></text:span><text:span text:style-name="T6">///</text:span><text:span text:style-name="T11"> </text:span><text:span text:style-name="T6">&lt;/summary&gt;</text:span></text:p>
            <text:p text:style-name="P33"><text:span text:style-name="T15"><text:s text:c="3"/></text:span><text:span text:style-name="T18">public</text:span><text:span text:style-name="T15"> </text:span><text:span text:style-name="T18">class</text:span><text:span text:style-name="T15"> </text:span><text:span text:style-name="T21">NumericConstant</text:span><text:span text:style-name="T15"> : </text:span><text:span text:style-name="T21">Exp</text:span></text:p>
            <text:p text:style-name="P35"><text:s text:c="4"/>{</text:p>
            <text:p text:style-name="P33"><text:span text:style-name="T15"><text:s text:c="8"/></text:span><text:span text:style-name="T18">private</text:span><text:span text:style-name="T15"> </text:span><text:span text:style-name="T18">double</text:span><text:span text:style-name="T15"> _value;</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 text:c="4"/>Construction does not do much , just keeps the </text:span></text:p>
            <text:p text:style-name="P33"><text:span text:style-name="T15"><text:s text:c="8"/></text:span><text:span text:style-name="T6">///</text:span><text:span text:style-name="T11"> <text:s text:c="4"/>value assigned to the private variable</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span text:style-name="T6">&lt;param name="value"&gt;&lt;/param&gt;</text:span></text:p>
            <text:p text:style-name="P38"/>
            <text:p text:style-name="P33"><text:span text:style-name="T15"><text:s text:c="8"/></text:span><text:span text:style-name="T18">public</text:span><text:span text:style-name="T15"> NumericConstant(</text:span><text:span text:style-name="T18">double</text:span><text:span text:style-name="T15"> value)</text:span></text:p>
            <text:p text:style-name="P35"><text:s text:c="8"/>{</text:p>
            <text:p text:style-name="P35"><text:s text:c="12"/>_value = value;</text:p>
            <text:p text:style-name="P35"><text:s text:c="8"/>}</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 text:c="4"/>While evaluating a numeric constant , return the _value</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span text:style-name="T6">&lt;param name="cont"&gt;&lt;/param&gt;</text:span></text:p>
            <text:p text:style-name="P33"><text:span text:style-name="T15"><text:s text:c="8"/></text:span><text:span text:style-name="T6">///</text:span><text:span text:style-name="T11"> </text:span><text:span text:style-name="T6">&lt;returns&gt;&lt;/returns&gt;</text:span></text:p>
            <text:p text:style-name="P33"><text:span text:style-name="T15"><text:s text:c="8"/></text:span><text:span text:style-name="T18">public</text:span><text:span text:style-name="T15"> </text:span><text:span text:style-name="T18">override</text:span><text:span text:style-name="T15"> </text:span><text:span text:style-name="T18">double</text:span><text:span text:style-name="T15"> Evaluate(</text:span><text:span text:style-name="T21">RUNTIME_CONTEXT</text:span><text:span text:style-name="T15"> cont)</text:span></text:p>
            <text:p text:style-name="P35"><text:s text:c="8"/>{</text:p>
            <text:p text:style-name="P33"><text:span text:style-name="T15"><text:s text:c="12"/></text:span><text:span text:style-name="T18">return</text:span><text:span text:style-name="T15"> _value;</text:span></text:p>
            <text:p text:style-name="P35"><text:s text:c="8"/>}</text:p>
            <text:p text:style-name="P35"/>
            <text:p text:style-name="P35"><text:soft-page-break/><text:s text:c="4"/>}</text:p>
            <text:p text:style-name="P40"/>
          </table:table-cell>
        </table:table-row>
      </table:table>
      <text:p text:style-name="P3"/>
      <text:p text:style-name="P3"/>
      <text:p text:style-name="P3"/>
      <text:p text:style-name="P3">Since the class is derived from Exp , it ought to implement the Evaluate method. In the Numeric Constant node ,</text:p>
      <text:p text:style-name="P3">we will store a IEEE 754 double precision value. While evaluating the tree , the node will return the value stored inside the object.</text:p>
      <text:p text:style-name="P3"/>
      <text:p text:style-name="P3"/>
      <text:h text:style-name="Heading_20_3" text:outline-level="3">Binary Expression</text:h>
      <text:p text:style-name="P3">In a Binary Expression , one will have two Operands ( Which are themselves expressions of arbitary complexity ) and an Operator.</text:p>
      <text:p text:style-name="P3"/>
      <table:table table:name="Table14" table:style-name="Table14">
        <table:table-column table:style-name="Table14.A"/>
        <table:table-row>
          <table:table-cell table:style-name="Table14.A1" office:value-type="string">
            <text:p text:style-name="P32"><text:s/><text:span text:style-name="T6"><text:s/>///</text:span><text:span text:style-name="T11"> </text:span><text:span text:style-name="T6">&lt;summary&gt;</text:span></text:p>
            <text:p text:style-name="P33"><text:span text:style-name="T15"><text:s text:c="4"/></text:span><text:span text:style-name="T6">///</text:span><text:span text:style-name="T11"> <text:s text:c="4"/>This class supports Binary Operators like + , - , / , *</text:span></text:p>
            <text:p text:style-name="P33"><text:span text:style-name="T15"><text:s text:c="4"/></text:span><text:span text:style-name="T6">///</text:span><text:span text:style-name="T11"> </text:span><text:span text:style-name="T6">&lt;/summary&gt;</text:span></text:p>
            <text:p text:style-name="P33"><text:span text:style-name="T15"><text:s text:c="4"/></text:span><text:span text:style-name="T18">public</text:span><text:span text:style-name="T15"> </text:span><text:span text:style-name="T18">class</text:span><text:span text:style-name="T15"> </text:span><text:span text:style-name="T21">BinaryExp</text:span><text:span text:style-name="T15"> : </text:span><text:span text:style-name="T21">Exp</text:span></text:p>
            <text:p text:style-name="P35"><text:s text:c="4"/>{</text:p>
            <text:p text:style-name="P33"><text:span text:style-name="T15"><text:s text:c="8"/></text:span><text:span text:style-name="T18">private</text:span><text:span text:style-name="T15"> </text:span><text:span text:style-name="T21">Exp</text:span><text:span text:style-name="T15"> _ex1, _ex2;</text:span></text:p>
            <text:p text:style-name="P33"><text:span text:style-name="T15"><text:s text:c="8"/></text:span><text:span text:style-name="T18">private</text:span><text:span text:style-name="T15"> </text:span><text:span text:style-name="T21">OPERATOR</text:span><text:span text:style-name="T15"> _op;</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span text:style-name="T6">&lt;param name="a"&gt;&lt;/param&gt;</text:span></text:p>
            <text:p text:style-name="P33"><text:span text:style-name="T15"><text:s text:c="8"/></text:span><text:span text:style-name="T6">///</text:span><text:span text:style-name="T11"> </text:span><text:span text:style-name="T6">&lt;param name="b"&gt;&lt;/param&gt;</text:span></text:p>
            <text:p text:style-name="P33"><text:span text:style-name="T15"><text:s text:c="8"/></text:span><text:span text:style-name="T6">///</text:span><text:span text:style-name="T11"> </text:span><text:span text:style-name="T6">&lt;param name="op"&gt;&lt;/param&gt;</text:span></text:p>
            <text:p text:style-name="P38"/>
            <text:p text:style-name="P33"><text:span text:style-name="T15"><text:s text:c="8"/></text:span><text:span text:style-name="T18">public</text:span><text:span text:style-name="T15"> BinaryExp(</text:span><text:span text:style-name="T21">Exp</text:span><text:span text:style-name="T15"> a, </text:span><text:span text:style-name="T21">Exp</text:span><text:span text:style-name="T15"> b, </text:span><text:span text:style-name="T21">OPERATOR</text:span><text:span text:style-name="T15"> op)</text:span></text:p>
            <text:p text:style-name="P35"><text:s text:c="8"/>{</text:p>
            <text:p text:style-name="P35"><text:s text:c="12"/>_ex1 = a;</text:p>
            <text:p text:style-name="P35"><text:s text:c="12"/>_ex2 = b;</text:p>
            <text:p text:style-name="P35"><text:s text:c="12"/>_op = op;</text:p>
            <text:p text:style-name="P35"><text:s text:c="8"/>}</text:p>
            <text:p text:style-name="P35"/>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 text:c="4"/>While evaluating apply the operator after evaluating the left and right operands</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span text:style-name="T6">&lt;param name="cont"&gt;&lt;/param&gt;</text:span></text:p>
            <text:p text:style-name="P33"><text:span text:style-name="T15"><text:s text:c="8"/></text:span><text:span text:style-name="T6">///</text:span><text:span text:style-name="T11"> </text:span><text:span text:style-name="T6">&lt;returns&gt;&lt;/returns&gt;</text:span></text:p>
            <text:p text:style-name="P33"><text:span text:style-name="T15"><text:s text:c="8"/></text:span><text:span text:style-name="T18">public</text:span><text:span text:style-name="T15"> </text:span><text:span text:style-name="T18">override</text:span><text:span text:style-name="T15"> </text:span><text:span text:style-name="T18">double</text:span><text:span text:style-name="T15"> Evaluate(</text:span><text:span text:style-name="T21">RUNTIME_CONTEXT</text:span><text:span text:style-name="T15"> cont)</text:span></text:p>
            <text:p text:style-name="P35"><text:s text:c="8"/>{</text:p>
            <text:p text:style-name="P35"/>
            <text:p text:style-name="P35"/>
            <text:p text:style-name="P33"><text:span text:style-name="T15"><text:s text:c="12"/></text:span><text:span text:style-name="T18">switch</text:span><text:span text:style-name="T15"> (_op)</text:span></text:p>
            <text:p text:style-name="P35"><text:s text:c="12"/>{</text:p>
            <text:p text:style-name="P33"><text:span text:style-name="T15"><text:s text:c="16"/></text:span><text:span text:style-name="T18">case</text:span><text:span text:style-name="T15"> </text:span><text:span text:style-name="T21">OPERATOR</text:span><text:span text:style-name="T15">.PLUS:</text:span></text:p>
            <text:p text:style-name="P33"><text:span text:style-name="T15"><text:s text:c="20"/></text:span><text:span text:style-name="T18">return</text:span><text:span text:style-name="T15"> _ex1.Evaluate(cont) + _ex2.Evaluate(cont);</text:span></text:p>
            <text:p text:style-name="P33"><text:span text:style-name="T15"><text:s text:c="16"/></text:span><text:span text:style-name="T18">case</text:span><text:span text:style-name="T15"> </text:span><text:span text:style-name="T21">OPERATOR</text:span><text:span text:style-name="T15">.MINUS:</text:span></text:p>
            <text:p text:style-name="P33"><text:span text:style-name="T15"><text:s text:c="20"/></text:span><text:span text:style-name="T18">return</text:span><text:span text:style-name="T15"> _ex1.Evaluate(cont) - _ex2.Evaluate(cont);</text:span></text:p>
            <text:p text:style-name="P33"><text:span text:style-name="T15"><text:s text:c="16"/></text:span><text:span text:style-name="T18">case</text:span><text:span text:style-name="T15"> </text:span><text:span text:style-name="T21">OPERATOR</text:span><text:span text:style-name="T15">.DIV:</text:span></text:p>
            <text:p text:style-name="P33"><text:span text:style-name="T15"><text:s text:c="20"/></text:span><text:span text:style-name="T18">return</text:span><text:span text:style-name="T15"> _ex1.Evaluate(cont) / _ex2.Evaluate(cont);</text:span></text:p>
            <text:p text:style-name="P33"><text:span text:style-name="T15"><text:s text:c="16"/></text:span><text:span text:style-name="T18">case</text:span><text:span text:style-name="T15"> </text:span><text:span text:style-name="T21">OPERATOR</text:span><text:span text:style-name="T15">.MUL:</text:span></text:p>
            <text:p text:style-name="P33"><text:span text:style-name="T15"><text:s text:c="20"/></text:span><text:span text:style-name="T18">return</text:span><text:span text:style-name="T15"> _ex1.Evaluate(cont) * _ex2.Evaluate(cont);</text:span></text:p>
            <text:p text:style-name="P35"/>
            <text:p text:style-name="P35"><text:soft-page-break/><text:s text:c="12"/>}</text:p>
            <text:p text:style-name="P35"/>
            <text:p text:style-name="P33"><text:span text:style-name="T15"><text:s text:c="12"/></text:span><text:span text:style-name="T18">return</text:span><text:span text:style-name="T15"> </text:span><text:span text:style-name="T21">Double</text:span><text:span text:style-name="T15">.NaN;</text:span></text:p>
            <text:p text:style-name="P35"/>
            <text:p text:style-name="P35"><text:s text:c="8"/>}</text:p>
            <text:p text:style-name="P35"/>
            <text:p text:style-name="P35"><text:s text:c="4"/>}</text:p>
            <text:p text:style-name="P39"/>
          </table:table-cell>
        </table:table-row>
      </table:table>
      <text:p text:style-name="P3"/>
      <text:p text:style-name="P3"/>
      <text:p text:style-name="P3"/>
      <text:p text:style-name="P3"/>
      <text:p text:style-name="P3"/>
      <text:h text:style-name="Heading_20_3" text:outline-level="3">Unary Expression</text:h>
      <text:p text:style-name="P3"/>
      <text:p text:style-name="P3"/>
      <text:p text:style-name="P3">In an unary expression , one will have an Operand ( which can be an expression of arbitary complexity ) and an Operator which can be applied on the Operand.</text:p>
      <text:p text:style-name="P3"/>
      <text:p text:style-name="P3"/>
      <table:table table:name="Table15" table:style-name="Table15">
        <table:table-column table:style-name="Table15.A"/>
        <table:table-row>
          <table:table-cell table:style-name="Table15.A1" office:value-type="string">
            <text:p text:style-name="P32"><text:s/><text:span text:style-name="T16"><text:s/></text:span><text:span text:style-name="T8">///</text:span><text:span text:style-name="T13"> </text:span><text:span text:style-name="T8">&lt;summary&gt;</text:span></text:p>
            <text:p text:style-name="P33"><text:span text:style-name="T15"><text:s text:c="4"/></text:span><text:span text:style-name="T6">///</text:span><text:span text:style-name="T11"> <text:s text:c="4"/>This class supports Unary Operators like + , - , / , *</text:span></text:p>
            <text:p text:style-name="P33"><text:span text:style-name="T15"><text:s text:c="4"/></text:span><text:span text:style-name="T6">///</text:span><text:span text:style-name="T11"> </text:span><text:span text:style-name="T6">&lt;/summary&gt;</text:span></text:p>
            <text:p text:style-name="P33"><text:span text:style-name="T15"><text:s text:c="4"/></text:span><text:span text:style-name="T18">public</text:span><text:span text:style-name="T15"> </text:span><text:span text:style-name="T18">class</text:span><text:span text:style-name="T15"> </text:span><text:span text:style-name="T21">UnaryExp</text:span><text:span text:style-name="T15"> : </text:span><text:span text:style-name="T21">Exp</text:span></text:p>
            <text:p text:style-name="P35"><text:s text:c="4"/>{</text:p>
            <text:p text:style-name="P33"><text:span text:style-name="T15"><text:s text:c="8"/></text:span><text:span text:style-name="T18">private</text:span><text:span text:style-name="T15"> </text:span><text:span text:style-name="T21">Exp</text:span><text:span text:style-name="T15"> _ex1;</text:span></text:p>
            <text:p text:style-name="P33"><text:span text:style-name="T15"><text:s text:c="8"/></text:span><text:span text:style-name="T18">private</text:span><text:span text:style-name="T15"> </text:span><text:span text:style-name="T21">OPERATOR</text:span><text:span text:style-name="T15"> _op;</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span text:style-name="T6">&lt;param name="a"&gt;&lt;/param&gt;</text:span></text:p>
            <text:p text:style-name="P33"><text:span text:style-name="T15"><text:s text:c="8"/></text:span><text:span text:style-name="T6">///</text:span><text:span text:style-name="T11"> </text:span><text:span text:style-name="T6">&lt;param name="b"&gt;&lt;/param&gt;</text:span></text:p>
            <text:p text:style-name="P33"><text:span text:style-name="T15"><text:s text:c="8"/></text:span><text:span text:style-name="T6">///</text:span><text:span text:style-name="T11"> </text:span><text:span text:style-name="T6">&lt;param name="op"&gt;&lt;/param&gt;</text:span></text:p>
            <text:p text:style-name="P38"/>
            <text:p text:style-name="P33"><text:span text:style-name="T15"><text:s text:c="8"/></text:span><text:span text:style-name="T18">public</text:span><text:span text:style-name="T15"> UnaryExp(</text:span><text:span text:style-name="T21">Exp</text:span><text:span text:style-name="T15"> a, </text:span><text:span text:style-name="T21">OPERATOR</text:span><text:span text:style-name="T15"> op)</text:span></text:p>
            <text:p text:style-name="P35"><text:s text:c="8"/>{</text:p>
            <text:p text:style-name="P35"><text:s text:c="12"/>_ex1 = a;</text:p>
            <text:p text:style-name="P35"><text:s text:c="12"/>_op = op;</text:p>
            <text:p text:style-name="P35"><text:s text:c="8"/>}</text:p>
            <text:p text:style-name="P35"/>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 text:c="4"/>While evaluating apply the unary operator after evaluating the operand.</text:span></text:p>
            <text:p text:style-name="P33"><text:span text:style-name="T15"><text:s text:c="8"/></text:span><text:span text:style-name="T6">///</text:span><text:span text:style-name="T11"> </text:span><text:span text:style-name="T6">&lt;/summary&gt;</text:span></text:p>
            <text:p text:style-name="P33"><text:span text:style-name="T15"><text:s text:c="8"/></text:span><text:span text:style-name="T6">///</text:span><text:span text:style-name="T11"> </text:span><text:span text:style-name="T6">&lt;param name="cont"&gt;&lt;/param&gt;</text:span></text:p>
            <text:p text:style-name="P33"><text:span text:style-name="T15"><text:s text:c="8"/></text:span><text:span text:style-name="T6">///</text:span><text:span text:style-name="T11"> </text:span><text:span text:style-name="T6">&lt;returns&gt;&lt;/returns&gt;</text:span></text:p>
            <text:p text:style-name="P33"><text:span text:style-name="T15"><text:s text:c="8"/></text:span><text:span text:style-name="T18">public</text:span><text:span text:style-name="T15"> </text:span><text:span text:style-name="T18">override</text:span><text:span text:style-name="T15"> </text:span><text:span text:style-name="T18">double</text:span><text:span text:style-name="T15"> Evaluate(</text:span><text:span text:style-name="T21">RUNTIME_CONTEXT</text:span><text:span text:style-name="T15"> cont)</text:span></text:p>
            <text:p text:style-name="P35"><text:s text:c="8"/>{</text:p>
            <text:p text:style-name="P35"/>
            <text:p text:style-name="P33"><text:span text:style-name="T15"><text:s text:c="12"/></text:span><text:span text:style-name="T18">switch</text:span><text:span text:style-name="T15"> (_op)</text:span></text:p>
            <text:p text:style-name="P35"><text:s text:c="12"/>{</text:p>
            <text:p text:style-name="P33"><text:span text:style-name="T15"><text:s text:c="16"/></text:span><text:span text:style-name="T18">case</text:span><text:span text:style-name="T15"> </text:span><text:span text:style-name="T21">OPERATOR</text:span><text:span text:style-name="T15">.PLUS:</text:span></text:p>
            <text:p text:style-name="P33"><text:span text:style-name="T15"><text:s text:c="20"/></text:span><text:span text:style-name="T18">return</text:span><text:span text:style-name="T15"> _ex1.Evaluate(cont);</text:span></text:p>
            <text:p text:style-name="P33"><text:span text:style-name="T15"><text:s text:c="16"/></text:span><text:span text:style-name="T18">case</text:span><text:span text:style-name="T15"> </text:span><text:span text:style-name="T21">OPERATOR</text:span><text:span text:style-name="T15">.MINUS:</text:span></text:p>
            <text:p text:style-name="P33"><text:span text:style-name="T15"><text:s text:c="20"/></text:span><text:span text:style-name="T18">return</text:span><text:span text:style-name="T15"> -_ex1.Evaluate(cont);</text:span></text:p>
            <text:p text:style-name="P35"><text:s text:c="12"/>}</text:p>
            <text:p text:style-name="P35"><text:soft-page-break/></text:p>
            <text:p text:style-name="P33"><text:span text:style-name="T15"><text:s text:c="12"/></text:span><text:span text:style-name="T18">return</text:span><text:span text:style-name="T15"> </text:span><text:span text:style-name="T21">Double</text:span><text:span text:style-name="T15">.NaN;</text:span></text:p>
            <text:p text:style-name="P35"/>
            <text:p text:style-name="P35"><text:s text:c="8"/>}</text:p>
            <text:p text:style-name="P35"/>
            <text:p text:style-name="P35"><text:s text:c="4"/>}</text:p>
            <text:p text:style-name="P40"/>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In the CallSLANG project, we will include the SLANG_DOT_NET assembly before composing the expression.</text:p>
      <text:p text:style-name="P3"/>
      <text:p text:style-name="P3"/>
      <text:p text:style-name="P3"/>
      <table:table table:name="Table16" table:style-name="Table16">
        <table:table-column table:style-name="Table16.A"/>
        <table:table-row>
          <table:table-cell table:style-name="Table16.A1" office:value-type="string">
            <text:p text:style-name="P32"><text:span text:style-name="T18">using</text:span><text:span text:style-name="T15"> System;</text:span></text:p>
            <text:p text:style-name="P33"><text:span text:style-name="T18">using</text:span><text:span text:style-name="T15"> System.Collections.Generic;</text:span></text:p>
            <text:p text:style-name="P33"><text:span text:style-name="T18">using</text:span><text:span text:style-name="T15"> System.Linq;</text:span></text:p>
            <text:p text:style-name="P33"><text:span text:style-name="T18">using</text:span><text:span text:style-name="T15"> System.Text;</text:span></text:p>
            <text:p text:style-name="P33"><text:span text:style-name="T18">using</text:span><text:span text:style-name="T15"> SLANG_DOT_NET; </text:span><text:span text:style-name="T11">// include SLANG_DOT_NET assembly</text:span></text:p>
            <text:p text:style-name="P41"/>
            <text:p text:style-name="P33"><text:span text:style-name="T18">namespace</text:span><text:span text:style-name="T15"> CallSLANG</text:span></text:p>
            <text:p text:style-name="P35">{</text:p>
            <text:p text:style-name="P33"><text:span text:style-name="T15"><text:s text:c="4"/></text:span><text:span text:style-name="T18">class</text:span><text:span text:style-name="T15"> </text:span><text:span text:style-name="T21">Program</text:span></text:p>
            <text:p text:style-name="P35"><text:s text:c="4"/>{</text:p>
            <text:p text:style-name="P33"><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35"><text:s text:c="8"/>{</text:p>
            <text:p text:style-name="P33"><text:span text:style-name="T15"><text:s text:c="12"/></text:span><text:span text:style-name="T11">// Abstract Syntax Tree (AST) for 5*10</text:span></text:p>
            <text:p text:style-name="P33"><text:span text:style-name="T15"><text:s text:c="12"/></text:span><text:span text:style-name="T21">Exp</text:span><text:span text:style-name="T15"> e = </text:span><text:span text:style-name="T18">new</text:span><text:span text:style-name="T15"> </text:span><text:span text:style-name="T21">BinaryExp</text:span><text:span text:style-name="T15">(</text:span><text:span text:style-name="T18">new</text:span><text:span text:style-name="T15"> </text:span><text:span text:style-name="T21">NumericConstant</text:span><text:span text:style-name="T15">(5),</text:span></text:p>
            <text:p text:style-name="P33"><text:span text:style-name="T15"><text:s text:c="35"/></text:span><text:span text:style-name="T18">new</text:span><text:span text:style-name="T15"> </text:span><text:span text:style-name="T21">NumericConstant</text:span><text:span text:style-name="T15">(10),</text:span></text:p>
            <text:p text:style-name="P33"><text:span text:style-name="T15"><text:s text:c="35"/></text:span><text:span text:style-name="T21">OPERATOR</text:span><text:span text:style-name="T15">.MUL);</text:span></text:p>
            <text:p text:style-name="P35"/>
            <text:p text:style-name="P33"><text:span text:style-name="T15"><text:s text:c="12"/></text:span><text:span text:style-name="T11">//</text:span></text:p>
            <text:p text:style-name="P33"><text:span text:style-name="T15"><text:s text:c="12"/></text:span><text:span text:style-name="T11">// Evaluate the Expression</text:span></text:p>
            <text:p text:style-name="P33"><text:span text:style-name="T15"><text:s text:c="12"/></text:span><text:span text:style-name="T11">//</text:span></text:p>
            <text:p text:style-name="P33"><text:span text:style-name="T15"><text:s text:c="12"/></text:span><text:span text:style-name="T11">//</text:span></text:p>
            <text:p text:style-name="P33"><text:span text:style-name="T15"><text:s text:c="12"/></text:span><text:span text:style-name="T21">Console</text:span><text:span text:style-name="T15">.WriteLine(e.Evaluate(</text:span><text:span text:style-name="T18">null</text:span><text:span text:style-name="T15">));</text:span></text:p>
            <text:p text:style-name="P35"/>
            <text:p text:style-name="P33"><text:span text:style-name="T15"><text:s text:c="12"/></text:span><text:span text:style-name="T11">// AST for <text:s/>(10 + (30 + 50 ) )</text:span></text:p>
            <text:p text:style-name="P41"/>
            <text:p text:style-name="P33"><text:span text:style-name="T15"><text:s text:c="12"/>e = </text:span><text:span text:style-name="T18">new</text:span><text:span text:style-name="T15"> </text:span><text:span text:style-name="T21">UnaryExp</text:span><text:span text:style-name="T15">(</text:span></text:p>
            <text:p text:style-name="P33"><text:span text:style-name="T15"><text:s text:c="25"/></text:span><text:span text:style-name="T18">new</text:span><text:span text:style-name="T15"> </text:span><text:span text:style-name="T21">BinaryExp</text:span><text:span text:style-name="T15">(</text:span><text:span text:style-name="T18">new</text:span><text:span text:style-name="T15"> </text:span><text:span text:style-name="T21">NumericConstant</text:span><text:span text:style-name="T15">(10),</text:span></text:p>
            <text:p text:style-name="P33"><text:span text:style-name="T15"><text:s text:c="29"/></text:span><text:span text:style-name="T18">new</text:span><text:span text:style-name="T15"> </text:span><text:span text:style-name="T21">BinaryExp</text:span><text:span text:style-name="T15">(</text:span><text:span text:style-name="T18">new</text:span><text:span text:style-name="T15"> </text:span><text:span text:style-name="T21">NumericConstant</text:span><text:span text:style-name="T15">(30),</text:span></text:p>
            <text:p text:style-name="P33"><text:span text:style-name="T15"><text:s text:c="43"/></text:span><text:span text:style-name="T18">new</text:span><text:span text:style-name="T15"> </text:span><text:span text:style-name="T21">NumericConstant</text:span><text:span text:style-name="T15">(50),</text:span></text:p>
            <text:p text:style-name="P33"><text:span text:style-name="T15"><text:s text:c="34"/></text:span><text:span text:style-name="T21">OPERATOR</text:span><text:span text:style-name="T15">.PLUS),</text:span></text:p>
            <text:p text:style-name="P33"><text:span text:style-name="T15"><text:s text:c="25"/></text:span><text:span text:style-name="T21">OPERATOR</text:span><text:span text:style-name="T15">.PLUS),</text:span></text:p>
            <text:p text:style-name="P33"><text:span text:style-name="T15"><text:s text:c="21"/></text:span><text:span text:style-name="T21">OPERATOR</text:span><text:span text:style-name="T15">.MINUS);</text:span></text:p>
            <text:p text:style-name="P35"/>
            <text:p text:style-name="P33"><text:span text:style-name="T15"><text:s text:c="12"/></text:span><text:span text:style-name="T11">//</text:span></text:p>
            <text:p text:style-name="P33"><text:span text:style-name="T15"><text:s text:c="12"/></text:span><text:span text:style-name="T11">// Evaluate the Expression</text:span></text:p>
            <text:p text:style-name="P33"><text:span text:style-name="T15"><text:s text:c="12"/></text:span><text:span text:style-name="T11">//</text:span></text:p>
            <text:p text:style-name="P33"><text:soft-page-break/><text:span text:style-name="T15"><text:s text:c="12"/></text:span><text:span text:style-name="T21">Console</text:span><text:span text:style-name="T15">.WriteLine(e.Evaluate(</text:span><text:span text:style-name="T18">null</text:span><text:span text:style-name="T15">));</text:span></text:p>
            <text:p text:style-name="P35"/>
            <text:p text:style-name="P33"><text:span text:style-name="T15"><text:s text:c="12"/></text:span><text:span text:style-name="T11">//</text:span></text:p>
            <text:p text:style-name="P33"><text:span text:style-name="T15"><text:s text:c="12"/></text:span><text:span text:style-name="T11">// Pause for a key stroke</text:span></text:p>
            <text:p text:style-name="P33"><text:span text:style-name="T15"><text:s text:c="12"/></text:span><text:span text:style-name="T11">//</text:span></text:p>
            <text:p text:style-name="P33"><text:span text:style-name="T15"><text:s text:c="12"/></text:span><text:span text:style-name="T21">Console</text:span><text:span text:style-name="T15">.Read();</text:span></text:p>
            <text:p text:style-name="P35"/>
            <text:p text:style-name="P35"><text:s text:c="8"/>}</text:p>
            <text:p text:style-name="P35"><text:s text:c="4"/>}</text:p>
            <text:p text:style-name="P35">}</text:p>
            <text:p text:style-name="P35"><text:s text:c="20"/></text:p>
            <text:p text:style-name="P43"/>
          </table:table-cell>
        </table:table-row>
      </table:table>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
      <text:p text:style-name="P3"><text:s text:c="59"/><text:span text:style-name="T2"><text:s/>SLANG4.NET</text:span></text:p>
      <text:p text:style-name="P3"/>
      <text:p text:style-name="P3"><text:s text:c="60"/><text:a xlink:type="simple" xlink:href="http://slangfordotnet.codeplex.com/">http://slangfordotnet.codeplex.com</text:a></text:p>
      <text:p text:style-name="P3"/>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2</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tab/><text:tab/> <text:s text:c="50"/>INPUT Analysis</text:p>
      <text:p text:style-name="Standard"/>
      <text:p text:style-name="Standard">Compilers are programs which translate source language to a target language. The Source language can be a language like C,C++ or Lisp. The potential target languages are assembly languages , object code for the microprocessors like intel x86, itanium or power pc. There are programs which translate java to C++ and Lisp to C. In such case , target language is another programming language.</text:p>
      <text:p text:style-name="Standard"/>
      <text:p text:style-name="Standard">Any compiler has to understand the input. Once it has analyzed the input characters , it should convert the input into a form which is suitable for further processing. </text:p>
      <text:p text:style-name="Standard"/>
      <text:p text:style-name="Standard">Any input has to be parsed before the object code translation. To Parse means to understand.</text:p>
      <text:p text:style-name="Standard">The Parsing process works as follows</text:p>
      <text:p text:style-name="Standard"/>
      <text:p text:style-name="Standard">The characters are grouped together to find a token ( or a word ). Some examples of the tokens are '+','*',while , for , if etc. The module which reads character at a time and looks for legal token is called a lexical analyzer or Lexer. The input from the Lexer is passed into a module which identifies whether a group of tokens form a valid expression or a statement in the program. The module which determines the validity of expressions is called a parser. Rather than doing a lexical scan for the entire input , the parser requests the next token from the lexical analyzer. They act as if they are co-routines. </text:p>
      <text:p text:style-name="Standard"/>
      <text:p text:style-name="Standard">To put everything together let us write a small program which acts a <text:s/>four function calculator</text:p>
      <text:p text:style-name="Standard">The calculator is capable of evaluating mathematical expressions which contains four basic</text:p>
      <text:p text:style-name="Standard"><text:s/>arithmetical operators , paranthesis to group the expression and unary operators.</text:p>
      <text:p text:style-name="Standard">Given below is the Lexical Specifications of the calculator.</text:p>
      <table:table table:name="Table1" table:style-name="Table1">
        <table:table-column table:style-name="Table1.A"/>
        <table:table-row>
          <table:table-cell table:style-name="Table1.A1" office:value-type="string">
            <text:p text:style-name="P42">TOK_PLUS – ‘+’</text:p>
            <text:p text:style-name="P42">TOK_MUL <text:s/>- ‘*’ </text:p>
            <text:p text:style-name="P42">TOK_SUB <text:s/>- ‘-’</text:p>
            <text:p text:style-name="P42">TOK_DIV <text:s/>- '/'</text:p>
            <text:p text:style-name="P42">TOK_OPAREN – ‘(‘</text:p>
            <text:p text:style-name="P42">TOK_CPAREN – ‘)’</text:p>
            <text:p text:style-name="P42">TOK_DOUBLE – [0-9]+</text:p>
            <text:p text:style-name="P42"/>
            <text:p text:style-name="P42">The stuff can be converted into C# as follows</text:p>
            <text:p text:style-name="P42"><text:span text:style-name="T4"><text:s/></text:span><text:span text:style-name="T6">///</text:span><text:span text:style-name="T11"> </text:span><text:span text:style-name="T6">&lt;summary&gt;</text:span></text:p>
            <text:p text:style-name="P33"><text:span text:style-name="T15"><text:s/></text:span><text:span text:style-name="T6">///</text:span><text:span text:style-name="T11"> <text:s text:c="2"/>Enumeration for Tokens</text:span></text:p>
            <text:p text:style-name="P33"><text:span text:style-name="T15"><text:s/></text:span><text:span text:style-name="T6">///</text:span><text:span text:style-name="T11"> </text:span><text:span text:style-name="T6">&lt;/summary&gt;</text:span></text:p>
            <text:p text:style-name="P33"><text:span text:style-name="T15"><text:s text:c="2"/></text:span><text:span text:style-name="T18">public</text:span><text:span text:style-name="T15"> </text:span><text:span text:style-name="T18">enum</text:span><text:span text:style-name="T15"> </text:span><text:span text:style-name="T21">TOKEN</text:span><text:span text:style-name="T15"> <text:s/>{</text:span></text:p>
            <text:p text:style-name="P33"><text:span text:style-name="T15"><text:s text:c="8"/>ILLEGAL_TOKEN = -1, </text:span><text:span text:style-name="T11">// Not a Token</text:span></text:p>
            <text:p text:style-name="P33"><text:span text:style-name="T11"><text:s text:c="7"/></text:span><text:span text:style-name="T15"><text:s/>TOK_PLUS = 1, </text:span><text:span text:style-name="T11">// '+'</text:span></text:p>
            <text:p text:style-name="P33"><text:span text:style-name="T15"><text:s text:c="8"/>TOK_MUL, </text:span><text:span text:style-name="T11">// '*'</text:span></text:p>
            <text:p text:style-name="P33"><text:span text:style-name="T15"><text:s text:c="8"/>TOK_DIV, </text:span><text:span text:style-name="T11">// '/'</text:span></text:p>
            <text:p text:style-name="P33"><text:span text:style-name="T15"><text:s text:c="8"/>TOK_SUB, </text:span><text:span text:style-name="T11">// '-'</text:span></text:p>
            <text:p text:style-name="P33"><text:span text:style-name="T15"><text:s text:c="8"/>TOK_OPAREN, </text:span><text:span text:style-name="T11">// '('</text:span></text:p>
            <text:p text:style-name="P33"><text:span text:style-name="T15"><text:s text:c="8"/>TOK_CPAREN, </text:span><text:span text:style-name="T11">// ')'</text:span></text:p>
            <text:p text:style-name="P33"><text:span text:style-name="T15"><text:s text:c="8"/>TOK_DOUBLE, </text:span><text:span text:style-name="T11">// '('</text:span></text:p>
            <text:p text:style-name="P33"><text:span text:style-name="T15"><text:s text:c="8"/>TOK_NULL </text:span><text:span text:style-name="T11">// End of string</text:span></text:p>
            <text:p text:style-name="P35"><text:s text:c="4"/>}</text:p>
            <text:p text:style-name="Table_20_Contents"/>
          </table:table-cell>
        </table:table-row>
      </table:table>
      <text:p text:style-name="Standard"/>
      <text:p text:style-name="Standard"><text:soft-page-break/>The Lexical Analysis Algorithm scans through the input and returns the token associated with the operator. If it has found out a number , returns the token associated with the number. There should be another mechanism to retrieve the actual number identified.</text:p>
      <text:p text:style-name="Standard"/>
      <text:p text:style-name="Standard">Following pseudo code shows the schema of <text:s/>the lexical analyzer</text:p>
      <text:p text:style-name="Standard"/>
      <table:table table:name="Table2" table:style-name="Table2">
        <table:table-column table:style-name="Table2.A"/>
        <table:table-row>
          <table:table-cell table:style-name="Table2.A1" office:value-type="string">
            <text:p text:style-name="Table_20_Contents">while ( there is input ) {</text:p>
            <text:p text:style-name="Table_20_Contents"><text:s text:c="5"/>switch(currentchar) {</text:p>
            <text:p text:style-name="Table_20_Contents"><text:s text:c="5"/>case Operands:</text:p>
            <text:p text:style-name="Table_20_Contents"><text:s text:c="9"/>advance input pointer </text:p>
            <text:p text:style-name="Table_20_Contents"><text:s text:c="10"/>return TOK_XXXX;</text:p>
            <text:p text:style-name="Table_20_Contents"><text:s text:c="4"/>case Number:</text:p>
            <text:p text:style-name="Table_20_Contents"><text:s text:c="9"/>Extract the number( Advance the input )</text:p>
            <text:p text:style-name="Table_20_Contents"><text:s text:c="9"/>return TOK_DOUBLE;</text:p>
            <text:p text:style-name="Table_20_Contents"><text:s text:c="4"/>default:</text:p>
            <text:p text:style-name="Table_20_Contents"><text:s text:c="8"/>error</text:p>
            <text:p text:style-name="Table_20_Contents"><text:s text:c="4"/>}</text:p>
            <text:p text:style-name="Table_20_Contents">}</text:p>
          </table:table-cell>
        </table:table-row>
      </table:table>
      <text:p text:style-name="Standard"/>
      <text:p text:style-name="Standard"/>
      <text:p text:style-name="Standard">The following C# code is a literal translation of the above algorithm.</text:p>
      <text:p text:style-name="Standard"/>
      <text:p text:style-name="Standard"/>
      <text:p text:style-name="Standard"/>
      <table:table table:name="Table10" table:style-name="Table10">
        <table:table-column table:style-name="Table10.A"/>
        <table:table-row>
          <table:table-cell table:style-name="Table10.A1" office:value-type="string">
            <text:p text:style-name="Table_20_Contents"><text:span text:style-name="T18">using</text:span><text:span text:style-name="T15">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6"/>
            <text:p text:style-name="P8"><text:span text:style-name="T18">namespace</text:span><text:span text:style-name="T15"> SLANG_DOT_NET</text:span></text:p>
            <text:p text:style-name="P6">{</text:p>
            <text:p text:style-name="P8"><text:span text:style-name="T15"><text:s text:c="4"/></text:span><text:span text:style-name="T6">///</text:span><text:span text:style-name="T11"> </text:span><text:span text:style-name="T6">&lt;summary&gt;</text:span></text:p>
            <text:p text:style-name="P8"><text:span text:style-name="T15"><text:s text:c="4"/></text:span><text:span text:style-name="T6">///</text:span><text:span text:style-name="T11"> <text:s text:c="2"/>Enumeration for Tokens</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enum</text:span><text:span text:style-name="T15"> </text:span><text:span text:style-name="T21">TOKEN</text:span></text:p>
            <text:p text:style-name="P6"><text:s text:c="4"/>{</text:p>
            <text:p text:style-name="P8"><text:span text:style-name="T15"><text:s text:c="8"/>ILLEGAL_TOKEN = -1, </text:span><text:span text:style-name="T11">// Not a Token</text:span></text:p>
            <text:p text:style-name="P8"><text:span text:style-name="T15"><text:s text:c="8"/>TOK_PLUS = 1, </text:span><text:span text:style-name="T11">// '+'</text:span></text:p>
            <text:p text:style-name="P8"><text:span text:style-name="T15"><text:s text:c="8"/>TOK_MUL, </text:span><text:span text:style-name="T11">// '*'</text:span></text:p>
            <text:p text:style-name="P8"><text:span text:style-name="T15"><text:s text:c="8"/>TOK_DIV, </text:span><text:span text:style-name="T11">// '/'</text:span></text:p>
            <text:p text:style-name="P8"><text:span text:style-name="T15"><text:s text:c="8"/>TOK_SUB, </text:span><text:span text:style-name="T11">// '-'</text:span></text:p>
            <text:p text:style-name="P8"><text:span text:style-name="T15"><text:s text:c="8"/>TOK_OPAREN, </text:span><text:span text:style-name="T11">// '('</text:span></text:p>
            <text:p text:style-name="P8"><text:span text:style-name="T15"><text:s text:c="8"/>TOK_CPAREN, </text:span><text:span text:style-name="T11">// ')'</text:span></text:p>
            <text:p text:style-name="P8"><text:span text:style-name="T15"><text:s text:c="8"/>TOK_DOUBLE, </text:span><text:span text:style-name="T11">// '('</text:span></text:p>
            <text:p text:style-name="P8"><text:span text:style-name="T15"><text:s text:c="8"/>TOK_NULL </text:span><text:span text:style-name="T11">// End of string</text:span></text:p>
            <text:p text:style-name="P6"><text:s text:c="4"/>}</text:p>
            <text:p text:style-name="P6"/>
            <text:p text:style-name="P8"><text:span text:style-name="T15"><text:s text:c="4"/></text:span><text:span text:style-name="T11">//////////////////////////////////////////////////////////</text:span></text:p>
            <text:p text:style-name="P8"><text:span text:style-name="T15"><text:s text:c="4"/></text:span><text:span text:style-name="T11">//</text:span></text:p>
            <text:p text:style-name="P8"><text:span text:style-name="T15"><text:s text:c="4"/></text:span><text:span text:style-name="T11">// A naive Lexical analyzer which looks for operators , Parenthesis</text:span></text:p>
            <text:p text:style-name="P8"><text:span text:style-name="T15"><text:s text:c="4"/></text:span><text:span text:style-name="T11">// and number. All numbers are treated as IEEE doubles. Only numbers</text:span></text:p>
            <text:p text:style-name="P8"><text:span text:style-name="T15"><text:s text:c="4"/></text:span><text:span text:style-name="T11">// without decimals can be entered. Feel free to modify the code</text:span></text:p>
            <text:p text:style-name="P8"><text:span text:style-name="T15"><text:s text:c="4"/></text:span><text:span text:style-name="T11">// to accomodate LONG and Double values</text:span></text:p>
            <text:p text:style-name="P8"><text:soft-page-break/><text:span text:style-name="T15"><text:s text:c="4"/></text:span><text:span text:style-name="T18">public</text:span><text:span text:style-name="T15"> </text:span><text:span text:style-name="T18">class</text:span><text:span text:style-name="T15"> </text:span><text:span text:style-name="T21">Lexer</text:span></text:p>
            <text:p text:style-name="P6"><text:s text:c="4"/>{</text:p>
            <text:p text:style-name="P8"><text:span text:style-name="T15"><text:s text:c="8"/></text:span><text:span text:style-name="T21">String</text:span><text:span text:style-name="T15"> IExpr; </text:span><text:span text:style-name="T11">// Expression string</text:span></text:p>
            <text:p text:style-name="P8"><text:span text:style-name="T15"><text:s text:c="8"/></text:span><text:span text:style-name="T18">int</text:span><text:span text:style-name="T15"> index; </text:span><text:span text:style-name="T11">// index into a character</text:span></text:p>
            <text:p text:style-name="P8"><text:span text:style-name="T15"><text:s text:c="8"/></text:span><text:span text:style-name="T18">int</text:span><text:span text:style-name="T15"> length; </text:span><text:span text:style-name="T11">// Length of the string</text:span></text:p>
            <text:p text:style-name="P8"><text:span text:style-name="T15"><text:s text:c="8"/></text:span><text:span text:style-name="T18">double</text:span><text:span text:style-name="T15"> number; </text:span><text:span text:style-name="T11">// Last grabbed number from the stream</text:span></text:p>
            <text:p text:style-name="P8"><text:span text:style-name="T15"><text:s text:c="8"/></text:span><text:span text:style-name="T11">/////////////////////////////////////////////</text:span></text:p>
            <text:p text:style-name="P8"><text:span text:style-name="T15"><text:s text:c="8"/></text:span><text:span text:style-name="T11">//</text:span></text:p>
            <text:p text:style-name="P8"><text:span text:style-name="T15"><text:s text:c="8"/></text:span><text:span text:style-name="T11">// Ctor</text:span></text:p>
            <text:p text:style-name="P8"><text:span text:style-name="T15"><text:s text:c="8"/></text:span><text:span text:style-name="T11">//</text:span></text:p>
            <text:p text:style-name="P8"><text:span text:style-name="T15"><text:s text:c="8"/></text:span><text:span text:style-name="T11">//</text:span></text:p>
            <text:p text:style-name="P8"><text:span text:style-name="T15"><text:s text:c="8"/></text:span><text:span text:style-name="T18">public</text:span><text:span text:style-name="T15"> Lexer(</text:span><text:span text:style-name="T21">String</text:span><text:span text:style-name="T15"> Expr)</text:span></text:p>
            <text:p text:style-name="P6"><text:s text:c="8"/>{</text:p>
            <text:p text:style-name="P6"><text:s text:c="12"/>IExpr = Expr;</text:p>
            <text:p text:style-name="P6"><text:s text:c="12"/>length = IExpr.Length;</text:p>
            <text:p text:style-name="P6"><text:s text:c="12"/>index = 0;</text:p>
            <text:p text:style-name="P6"><text:s text:c="8"/>}</text:p>
            <text:p text:style-name="P8"><text:span text:style-name="T15"><text:s text:c="8"/></text:span><text:span text:style-name="T11">/////////////////////////////////////////////////////</text:span></text:p>
            <text:p text:style-name="P8"><text:span text:style-name="T15"><text:s text:c="8"/></text:span><text:span text:style-name="T11">// Grab the next token from the stream</text:span></text:p>
            <text:p text:style-name="P8"><text:span text:style-name="T15"><text:s text:c="8"/></text:span><text:span text:style-name="T11">//</text:span></text:p>
            <text:p text:style-name="P8"><text:span text:style-name="T15"><text:s text:c="8"/></text:span><text:span text:style-name="T11">//</text:span></text:p>
            <text:p text:style-name="P8"><text:span text:style-name="T15"><text:s text:c="8"/></text:span><text:span text:style-name="T11">//</text:span></text:p>
            <text:p text:style-name="P8"><text:span text:style-name="T15"><text:s text:c="8"/></text:span><text:span text:style-name="T11">//</text:span></text:p>
            <text:p text:style-name="P8"><text:span text:style-name="T15"><text:s text:c="8"/></text:span><text:span text:style-name="T18">public</text:span><text:span text:style-name="T15"> </text:span><text:span text:style-name="T21">TOKEN</text:span><text:span text:style-name="T15"> GetToken()</text:span></text:p>
            <text:p text:style-name="P6"><text:s text:c="8"/>{</text:p>
            <text:p text:style-name="P8"><text:span text:style-name="T15"><text:s text:c="12"/></text:span><text:span text:style-name="T21">TOKEN</text:span><text:span text:style-name="T15"> tok = </text:span><text:span text:style-name="T21">TOKEN</text:span><text:span text:style-name="T15">.ILLEGAL_TOKEN;</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11">// Skip the white space</text:span></text:p>
            <text:p text:style-name="P8"><text:span text:style-name="T15"><text:s text:c="12"/></text:span><text:span text:style-name="T11">//</text:span></text:p>
            <text:p text:style-name="P8"><text:span text:style-name="T15"><text:s text:c="12"/></text:span><text:span text:style-name="T18">while</text:span><text:span text:style-name="T15"> (index &lt; length &amp;&amp;</text:span></text:p>
            <text:p text:style-name="P8"><text:span text:style-name="T15"><text:s text:c="12"/>(IExpr[index] == </text:span><text:span text:style-name="T25">' '</text:span><text:span text:style-name="T15"> || IExpr[index] == </text:span><text:span text:style-name="T25">'\t'</text:span><text:span text:style-name="T15">))</text:span></text:p>
            <text:p text:style-name="P6"><text:s text:c="16"/>index++;</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11">// End of string ? return NULL;</text:span></text:p>
            <text:p text:style-name="P8"><text:span text:style-name="T15"><text:s text:c="12"/></text:span><text:span text:style-name="T11">//</text:span></text:p>
            <text:p text:style-name="P8"><text:span text:style-name="T15"><text:s text:c="12"/></text:span><text:span text:style-name="T18">if</text:span><text:span text:style-name="T15"> (index == length)</text:span></text:p>
            <text:p text:style-name="P8"><text:span text:style-name="T15"><text:s text:c="16"/></text:span><text:span text:style-name="T18">return</text:span><text:span text:style-name="T15"> </text:span><text:span text:style-name="T21">TOKEN</text:span><text:span text:style-name="T15">.TOK_NULL;</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18">switch</text:span><text:span text:style-name="T15"> (IExpr[index])</text:span></text:p>
            <text:p text:style-name="P6"><text:s text:c="12"/>{</text:p>
            <text:p text:style-name="P8"><text:span text:style-name="T15"><text:s text:c="16"/></text:span><text:span text:style-name="T18">case</text:span><text:span text:style-name="T15"> </text:span><text:span text:style-name="T25">'+'</text:span><text:span text:style-name="T15">:</text:span></text:p>
            <text:p text:style-name="P8"><text:span text:style-name="T15"><text:s text:c="20"/>tok = </text:span><text:span text:style-name="T21">TOKEN</text:span><text:span text:style-name="T15">.TOK_PLUS;</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pan text:style-name="T15"><text:s text:c="20"/>tok = </text:span><text:span text:style-name="T21">TOKEN</text:span><text:span text:style-name="T15">.TOK_SUB;</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pan text:style-name="T15"><text:s text:c="20"/>tok = </text:span><text:span text:style-name="T21">TOKEN</text:span><text:span text:style-name="T15">.TOK_DIV;</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oft-page-break/><text:span text:style-name="T15"><text:s text:c="20"/>tok = </text:span><text:span text:style-name="T21">TOKEN</text:span><text:span text:style-name="T15">.TOK_MUL;</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pan text:style-name="T15"><text:s text:c="20"/>tok = </text:span><text:span text:style-name="T21">TOKEN</text:span><text:span text:style-name="T15">.TOK_OPAREN;</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pan text:style-name="T15"><text:s text:c="20"/>tok = </text:span><text:span text:style-name="T21">TOKEN</text:span><text:span text:style-name="T15">.TOK_CPAREN;</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0'</text:span><text:span text:style-name="T15">:</text:span></text:p>
            <text:p text:style-name="P8"><text:span text:style-name="T15"><text:s text:c="16"/></text:span><text:span text:style-name="T18">case</text:span><text:span text:style-name="T15"> </text:span><text:span text:style-name="T25">'1'</text:span><text:span text:style-name="T15">:</text:span></text:p>
            <text:p text:style-name="P8"><text:span text:style-name="T15"><text:s text:c="16"/></text:span><text:span text:style-name="T18">case</text:span><text:span text:style-name="T15"> </text:span><text:span text:style-name="T25">'2'</text:span><text:span text:style-name="T15">:</text:span></text:p>
            <text:p text:style-name="P8"><text:span text:style-name="T15"><text:s text:c="16"/></text:span><text:span text:style-name="T18">case</text:span><text:span text:style-name="T15"> </text:span><text:span text:style-name="T25">'3'</text:span><text:span text:style-name="T15">:</text:span></text:p>
            <text:p text:style-name="P8"><text:span text:style-name="T15"><text:s text:c="16"/></text:span><text:span text:style-name="T18">case</text:span><text:span text:style-name="T15"> </text:span><text:span text:style-name="T25">'4'</text:span><text:span text:style-name="T15">:</text:span></text:p>
            <text:p text:style-name="P8"><text:span text:style-name="T15"><text:s text:c="16"/></text:span><text:span text:style-name="T18">case</text:span><text:span text:style-name="T15"> </text:span><text:span text:style-name="T25">'5'</text:span><text:span text:style-name="T15">:</text:span></text:p>
            <text:p text:style-name="P8"><text:span text:style-name="T15"><text:s text:c="16"/></text:span><text:span text:style-name="T18">case</text:span><text:span text:style-name="T15"> </text:span><text:span text:style-name="T25">'6'</text:span><text:span text:style-name="T15">:</text:span></text:p>
            <text:p text:style-name="P8"><text:span text:style-name="T15"><text:s text:c="16"/></text:span><text:span text:style-name="T18">case</text:span><text:span text:style-name="T15"> </text:span><text:span text:style-name="T25">'7'</text:span><text:span text:style-name="T15">:</text:span></text:p>
            <text:p text:style-name="P8"><text:span text:style-name="T15"><text:s text:c="16"/></text:span><text:span text:style-name="T18">case</text:span><text:span text:style-name="T15"> </text:span><text:span text:style-name="T25">'8'</text:span><text:span text:style-name="T15">:</text:span></text:p>
            <text:p text:style-name="P8"><text:span text:style-name="T15"><text:s text:c="16"/></text:span><text:span text:style-name="T18">case</text:span><text:span text:style-name="T15"> </text:span><text:span text:style-name="T25">'9'</text:span><text:span text:style-name="T15">:</text:span></text:p>
            <text:p text:style-name="P6"><text:s text:c="20"/>{</text:p>
            <text:p text:style-name="P8"><text:span text:style-name="T15"><text:s text:c="24"/></text:span><text:span text:style-name="T21">String</text:span><text:span text:style-name="T15"> str = </text:span><text:span text:style-name="T25">""</text:span><text:span text:style-name="T15">;</text:span></text:p>
            <text:p text:style-name="P8"><text:span text:style-name="T15"><text:s text:c="24"/></text:span><text:span text:style-name="T18">while</text:span><text:span text:style-name="T15"> (index &lt; length &amp;&amp;</text:span></text:p>
            <text:p text:style-name="P8"><text:span text:style-name="T15"><text:s text:c="24"/>(IExpr[index] == </text:span><text:span text:style-name="T25">'0'</text:span><text:span text:style-name="T15"> ||</text:span></text:p>
            <text:p text:style-name="P8"><text:span text:style-name="T15"><text:s text:c="24"/>IExpr[index] == </text:span><text:span text:style-name="T25">'1'</text:span><text:span text:style-name="T15"> ||</text:span></text:p>
            <text:p text:style-name="P8"><text:span text:style-name="T15"><text:s text:c="24"/>IExpr[index] == </text:span><text:span text:style-name="T25">'2'</text:span><text:span text:style-name="T15"> ||</text:span></text:p>
            <text:p text:style-name="P8"><text:span text:style-name="T15"><text:s text:c="24"/>IExpr[index] == </text:span><text:span text:style-name="T25">'3'</text:span><text:span text:style-name="T15"> ||</text:span></text:p>
            <text:p text:style-name="P8"><text:span text:style-name="T15"><text:s text:c="24"/>IExpr[index] == </text:span><text:span text:style-name="T25">'4'</text:span><text:span text:style-name="T15"> ||</text:span></text:p>
            <text:p text:style-name="P8"><text:span text:style-name="T15"><text:s text:c="24"/>IExpr[index] == </text:span><text:span text:style-name="T25">'5'</text:span><text:span text:style-name="T15"> ||</text:span></text:p>
            <text:p text:style-name="P8"><text:span text:style-name="T15"><text:s text:c="24"/>IExpr[index] == </text:span><text:span text:style-name="T25">'6'</text:span><text:span text:style-name="T15"> ||</text:span></text:p>
            <text:p text:style-name="P8"><text:span text:style-name="T15"><text:s text:c="24"/>IExpr[index] == </text:span><text:span text:style-name="T25">'7'</text:span><text:span text:style-name="T15"> ||</text:span></text:p>
            <text:p text:style-name="P8"><text:span text:style-name="T15"><text:s text:c="24"/>IExpr[index] == </text:span><text:span text:style-name="T25">'8'</text:span><text:span text:style-name="T15"> ||</text:span></text:p>
            <text:p text:style-name="P8"><text:span text:style-name="T15"><text:s text:c="24"/>IExpr[index] == </text:span><text:span text:style-name="T25">'9'</text:span><text:span text:style-name="T15">))</text:span></text:p>
            <text:p text:style-name="P6"><text:s text:c="24"/>{</text:p>
            <text:p text:style-name="P8"><text:span text:style-name="T15"><text:s text:c="28"/>str += </text:span><text:span text:style-name="T21">Convert</text:span><text:span text:style-name="T15">.ToString(IExpr[index]);</text:span></text:p>
            <text:p text:style-name="P6"><text:s text:c="28"/>index++;</text:p>
            <text:p text:style-name="P6"><text:s text:c="24"/>}</text:p>
            <text:p text:style-name="P8"><text:span text:style-name="T15"><text:s text:c="24"/>number = </text:span><text:span text:style-name="T21">Convert</text:span><text:span text:style-name="T15">.ToDouble(str);</text:span></text:p>
            <text:p text:style-name="P8"><text:span text:style-name="T15"><text:s text:c="24"/>tok = </text:span><text:span text:style-name="T21">TOKEN</text:span><text:span text:style-name="T15">.TOK_DOUBLE;</text:span></text:p>
            <text:p text:style-name="P6"><text:s text:c="20"/>}</text:p>
            <text:p text:style-name="P8"><text:span text:style-name="T15"><text:s text:c="20"/></text:span><text:span text:style-name="T18">break</text:span><text:span text:style-name="T15">;</text:span></text:p>
            <text:p text:style-name="P8"><text:span text:style-name="T15"><text:s text:c="16"/></text:span><text:span text:style-name="T18">default</text:span><text:span text:style-name="T15">:</text:span></text:p>
            <text:p text:style-name="P8"><text:span text:style-name="T15"><text:s text:c="20"/></text:span><text:span text:style-name="T21">Console</text:span><text:span text:style-name="T15">.WriteLine(</text:span><text:span text:style-name="T25">"Error While Analyzing Tokens"</text:span><text:span text:style-name="T15">);</text:span></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p>
            <text:p text:style-name="P6"><text:s text:c="12"/>}</text:p>
            <text:p text:style-name="P8"><text:span text:style-name="T15"><text:s text:c="12"/></text:span><text:span text:style-name="T18">return</text:span><text:span text:style-name="T15"> tok;</text:span></text:p>
            <text:p text:style-name="P6"><text:s text:c="8"/>}</text:p>
            <text:p text:style-name="P8"><text:span text:style-name="T15"><text:s text:c="8"/></text:span><text:span text:style-name="T18">public</text:span><text:span text:style-name="T15"> </text:span><text:span text:style-name="T18">double</text:span><text:span text:style-name="T15"> GetNumber() { </text:span><text:span text:style-name="T18">return</text:span><text:span text:style-name="T15"> number; }</text:span></text:p>
            <text:p text:style-name="P6"><text:s text:c="4"/>}</text:p>
            <text:p text:style-name="P6">}</text:p>
            <text:p text:style-name="Table_20_Contents"/>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The Grammar</text:p>
      <text:p text:style-name="Standard">In computer science, a formal grammar (or grammar) is a set of formation rules (grammar) that describe which strings formed from the alphabet of a formal language are syntactically valid within the language. A grammar only addresses the location and manipulation of the strings of the language. It does not describe anything else about a language, such as its semantics (i.e. what the strings mean).</text:p>
      <text:p text:style-name="Standard"/>
      <text:p text:style-name="Standard">A context-free grammar is a grammar in which the left-hand side of each production rule consists of only a single nonterminal symbol. This restriction is non-trivial; not all languages can be generated </text:p>
      <text:p text:style-name="Standard">by context-free grammars. Those that can are called context-free languages.</text:p>
      <text:p text:style-name="Standard"/>
      <text:p text:style-name="Standard">The Backus Naur Form (BNF) notation is used to specify grammars for programming languages , commnd line tools , file formats to name a few . The semantics of BNF is beyond the scope of this book. </text:p>
      <text:p text:style-name="Standard"/>
      <text:p text:style-name="Standard"/>
      <text:p text:style-name="Standard">Grammar of the expression evaluator </text:p>
      <text:p text:style-name="Text_20_body"/>
      <table:table table:name="Table4" table:style-name="Table4">
        <table:table-column table:style-name="Table4.A"/>
        <table:table-row>
          <table:table-cell table:style-name="Table4.A1" office:value-type="string">
            <text:p text:style-name="Table_20_Contents">&lt;Expr&gt; <text:s/>::= <text:s/>&lt;Term&gt; | Term { + | - } &lt;Expr&gt;</text:p>
            <text:p text:style-name="Table_20_Contents">&lt;Term&gt; ::= <text:s/>&lt;Factor&gt; | &lt;Factor&gt; <text:s/>{*|/} &lt;Term&gt;</text:p>
            <text:p text:style-name="Table_20_Contents">&lt;Factor&gt;::= <text:s/>&lt;number&gt; | ( &lt;expr&gt; ) | {+|-} &lt;factor&gt;</text:p>
          </table:table-cell>
        </table:table-row>
      </table:table>
      <text:p text:style-name="Standard"/>
      <text:p text:style-name="Text_20_body">There are two types of tokens in any grammar specifications. They are terminal tokens ( terminals ) or non terminals . In the above grammar , operators and &lt;number&gt; are the terminals. &lt;Expr&gt;,&lt;Term&gt;,&lt;Factor&gt; are non terminals. Non terminals will have at least one entry on the left side.</text:p>
      <text:p text:style-name="Text_20_body"/>
      <text:p text:style-name="Standard">Conversion of Expression to the psuedo code</text:p>
      <table:table table:name="Table5" table:style-name="Table5">
        <table:table-column table:style-name="Table5.A"/>
        <table:table-row>
          <table:table-cell table:style-name="Table5.A1" office:value-type="string">
            <text:p text:style-name="Table_20_Contents">// <text:s text:c="2"/>&lt;Expr&gt; ::= <text:s text:c="2"/>&lt;Term&gt; <text:s/>{ + | - } <text:s/>&lt;Expr&gt;</text:p>
            <text:p text:style-name="Table_20_Contents">Void Expr() {</text:p>
            <text:p text:style-name="Table_20_Contents"><text:s text:c="9"/>Term();</text:p>
            <text:p text:style-name="Table_20_Contents"><text:s text:c="8"/></text:p>
            <text:p text:style-name="Table_20_Contents"><text:s text:c="9"/>if ( Token == TOK_PLUS || <text:s/>Token == TOK_SUB <text:s text:c="3"/>)</text:p>
            <text:p text:style-name="Table_20_Contents"><text:s text:c="9"/>{</text:p>
            <text:p text:style-name="Table_20_Contents"><text:s text:c="17"/>// Emit instructions</text:p>
            <text:p text:style-name="Table_20_Contents"><text:s text:c="16"/>// <text:s/>and perform semantic operations</text:p>
            <text:p text:style-name="Table_20_Contents"><text:s text:c="18"/></text:p>
            <text:p text:style-name="Table_20_Contents"><text:s text:c="16"/>Expr(); <text:s text:c="3"/>// recurse </text:p>
            <text:p text:style-name="Table_20_Contents"><text:s text:c="9"/>} </text:p>
            <text:p text:style-name="Table_20_Contents">}</text:p>
          </table:table-cell>
        </table:table-row>
      </table:table>
      <text:p text:style-name="Standard"/>
      <text:p text:style-name="Standard">Converstion of term to the psuedo code</text:p>
      <text:p text:style-name="Standard"/>
      <table:table table:name="Table6" table:style-name="Table6">
        <table:table-column table:style-name="Table6.A"/>
        <table:table-row>
          <table:table-cell table:style-name="Table6.A1" office:value-type="string">
            <text:p text:style-name="Table_20_Contents">// <text:s text:c="2"/>&lt;Term&gt; ::= <text:s text:c="2"/>&lt;Factor&gt; <text:s/>{ * | / } <text:s/>&lt;Term&gt;</text:p>
            <text:p text:style-name="Table_20_Contents">Void Term() {</text:p>
            <text:p text:style-name="Table_20_Contents"><text:s text:c="9"/>Factor();</text:p>
            <text:p text:style-name="Table_20_Contents"><text:soft-page-break/><text:s text:c="8"/></text:p>
            <text:p text:style-name="Table_20_Contents"><text:s text:c="9"/>if ( Token == TOK_MUL || <text:s/>Token == TOK_DIV <text:s text:c="3"/>)</text:p>
            <text:p text:style-name="Table_20_Contents"><text:s text:c="9"/>{</text:p>
            <text:p text:style-name="Table_20_Contents"><text:s text:c="17"/>// Emit instructions </text:p>
            <text:p text:style-name="Table_20_Contents"><text:s text:c="16"/>// <text:s/>and perform semantic operations</text:p>
            <text:p text:style-name="Table_20_Contents"><text:s text:c="18"/></text:p>
            <text:p text:style-name="Table_20_Contents"><text:s text:c="16"/>Term(); <text:s text:c="3"/>// recurse </text:p>
            <text:p text:style-name="Table_20_Contents"><text:s text:c="9"/>} </text:p>
            <text:p text:style-name="Table_20_Contents">}</text:p>
            <text:p text:style-name="Table_20_Contents"/>
          </table:table-cell>
        </table:table-row>
      </table:table>
      <text:p text:style-name="Text_20_body"/>
      <text:p text:style-name="Text_20_body"/>
      <text:p text:style-name="Text_20_body">The following psuedo code demonstrates how to map &lt;Factor&gt; into code</text:p>
      <table:table table:name="Table7" table:style-name="Table7">
        <table:table-column table:style-name="Table7.A"/>
        <table:table-row>
          <table:table-cell table:style-name="Table7.A1" office:value-type="string">
            <text:p text:style-name="Table_20_Contents">// <text:s text:c="2"/>&lt;Factor&gt; ::= <text:s/>&lt;TOK_DOUBLE&gt; | ( &lt;expr&gt; ) | <text:s/>{ + |- } <text:s/>&lt;Factor&gt;</text:p>
            <text:p text:style-name="Table_20_Contents">//</text:p>
            <text:p text:style-name="Table_20_Contents">Void Factor() {</text:p>
            <text:p text:style-name="Table_20_Contents"><text:s text:c="9"/>switch(Token) </text:p>
            <text:p text:style-name="Table_20_Contents"><text:s text:c="12"/>case TOK_DOUBLE:</text:p>
            <text:p text:style-name="Table_20_Contents"><text:s text:c="12"/>// <text:s text:c="2"/>push token to IL operand stack return</text:p>
            <text:p text:style-name="Table_20_Contents"><text:s text:c="11"/>case TOK_OPAREN:</text:p>
            <text:p text:style-name="Table_20_Contents"><text:s text:c="18"/>Expr(); <text:s text:c="3"/>//recurse</text:p>
            <text:p text:style-name="Table_20_Contents"><text:s text:c="18"/>// check for closing parenthesis and return</text:p>
            <text:p text:style-name="Table_20_Contents"><text:s text:c="12"/>case UNARYOP:</text:p>
            <text:p text:style-name="Table_20_Contents"><text:s text:c="18"/>Factor(); <text:s text:c="2"/>//recurse</text:p>
            <text:p text:style-name="Table_20_Contents"><text:s text:c="13"/>default:</text:p>
            <text:p text:style-name="Table_20_Contents"><text:s text:c="18"/>//Error </text:p>
            <text:p text:style-name="Table_20_Contents">} <text:s text:c="8"/></text:p>
            <text:p text:style-name="Table_20_Contents"/>
          </table:table-cell>
        </table:table-row>
      </table:table>
      <text:p text:style-name="Standard"/>
      <text:p text:style-name="Standard"/>
      <text:p text:style-name="Standard"/>
      <text:p text:style-name="Standard">The class RDParser is derived from the Lexer class. By using an algorithm by the name Recursive descent parsing , we will evaluate the expression.A recursive descent parser is a top-down parser built from a set of mutually-recursive procedures where each such procedure usually implements one of the production rules of the grammar. Thus the structure of the resulting program closely mirrors that </text:p>
      <text:p text:style-name="Standard">of the grammar it recognizes.</text:p>
      <text:p text:style-name="Standard"/>
      <table:table table:name="Table8" table:style-name="Table8">
        <table:table-column table:style-name="Table8.A"/>
        <table:table-row>
          <table:table-cell table:style-name="Table8.A1" office:value-type="string">
            <text:p text:style-name="Table_20_Contents"><text:span text:style-name="T18">using</text:span><text:span text:style-name="T15">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6"/>
            <text:p text:style-name="P8"><text:span text:style-name="T18">namespace</text:span><text:span text:style-name="T15"> SLANG_DOT_NET</text:span></text:p>
            <text:p text:style-name="P6">{</text:p>
            <text:p text:style-name="P8"><text:span text:style-name="T15"><text:s text:c="4"/></text:span><text:span text:style-name="T6">///</text:span><text:span text:style-name="T11"> </text:span><text:span text:style-name="T6">&lt;summary&gt;</text:span></text:p>
            <text:p text:style-name="P8"><text:span text:style-name="T15"><text:s text:c="4"/></text:span><text:span text:style-name="T6">///</text:span><text:span text:style-name="T11"> </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RDParser</text:span><text:span text:style-name="T15"> : </text:span><text:span text:style-name="T21">Lexer</text:span></text:p>
            <text:p text:style-name="P6"><text:soft-page-break/><text:s text:c="4"/>{</text:p>
            <text:p text:style-name="P8"><text:span text:style-name="T15"><text:s text:c="8"/></text:span><text:span text:style-name="T21">TOKEN</text:span><text:span text:style-name="T15"> Current_Token;</text:span></text:p>
            <text:p text:style-name="P6"/>
            <text:p text:style-name="P6"/>
            <text:p text:style-name="P8"><text:span text:style-name="T15"><text:s text:c="8"/></text:span><text:span text:style-name="T18">public</text:span><text:span text:style-name="T15"> RDParser(</text:span><text:span text:style-name="T21">String</text:span><text:span text:style-name="T15"> str)</text:span></text:p>
            <text:p text:style-name="P8"><text:span text:style-name="T15"><text:s text:c="12"/>: </text:span><text:span text:style-name="T18">base</text:span><text:span text:style-name="T15">(str)</text:span></text:p>
            <text:p text:style-name="P6"><text:s text:c="8"/>{</text:p>
            <text:p text:style-name="P6"/>
            <text:p text:style-name="P6"/>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Exp</text:span><text:span text:style-name="T15"> CallExpr()</text:span></text:p>
            <text:p text:style-name="P6"><text:s text:c="8"/>{</text:p>
            <text:p text:style-name="P6"><text:s text:c="12"/>Current_Token = GetToken();</text:p>
            <text:p text:style-name="P8"><text:span text:style-name="T15"><text:s text:c="12"/></text:span><text:span text:style-name="T18">return</text:span><text:span text:style-name="T15"> Expr();</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Exp</text:span><text:span text:style-name="T15"> Expr()</text:span></text:p>
            <text:p text:style-name="P6"><text:s text:c="8"/>{</text:p>
            <text:p text:style-name="P8"><text:span text:style-name="T15"><text:s text:c="12"/></text:span><text:span text:style-name="T21">TOKEN</text:span><text:span text:style-name="T15"> l_token;</text:span></text:p>
            <text:p text:style-name="P8"><text:span text:style-name="T15"><text:s text:c="12"/></text:span><text:span text:style-name="T21">Exp</text:span><text:span text:style-name="T15"> RetValue = Term();</text:span></text:p>
            <text:p text:style-name="P8"><text:span text:style-name="T15"><text:s text:c="12"/></text:span><text:span text:style-name="T18">while</text:span><text:span text:style-name="T15"> (Current_Token == </text:span><text:span text:style-name="T21">TOKEN</text:span><text:span text:style-name="T15">.TOK_PLUS || Current_Token == </text:span><text:span text:style-name="T21">TOKEN</text:span><text:span text:style-name="T15">.TOK_SUB)</text:span></text:p>
            <text:p text:style-name="P6"><text:s text:c="12"/>{</text:p>
            <text:p text:style-name="P6"><text:s text:c="16"/>l_token = Current_Token;</text:p>
            <text:p text:style-name="P6"><text:s text:c="16"/>Current_Token = GetToken();</text:p>
            <text:p text:style-name="P8"><text:span text:style-name="T15"><text:s text:c="16"/></text:span><text:span text:style-name="T21">Exp</text:span><text:span text:style-name="T15"> e1 = Expr();</text:span></text:p>
            <text:p text:style-name="P8"><text:span text:style-name="T15"><text:s text:c="16"/>RetValue = </text:span><text:span text:style-name="T18">new</text:span><text:span text:style-name="T15"> </text:span><text:span text:style-name="T21">BinaryExp</text:span><text:span text:style-name="T15">(RetValue, e1,</text:span></text:p>
            <text:p text:style-name="P8"><text:span text:style-name="T15"><text:s text:c="20"/>l_token == </text:span><text:span text:style-name="T21">TOKEN</text:span><text:span text:style-name="T15">.TOK_PLUS ? </text:span><text:span text:style-name="T21">OPERATOR</text:span><text:span text:style-name="T15">.PLUS : </text:span><text:span text:style-name="T21">OPERATOR</text:span><text:span text:style-name="T15">.MINUS);</text:span></text:p>
            <text:p text:style-name="P6"/>
            <text:p text:style-name="P6"><text:s text:c="12"/>}</text:p>
            <text:p text:style-name="P6"/>
            <text:p text:style-name="P8"><text:span text:style-name="T15"><text:s text:c="12"/></text:span><text:span text:style-name="T18">return</text:span><text:span text:style-name="T15"> RetValue;</text:span></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Exp</text:span><text:span text:style-name="T15"> Term()</text:span></text:p>
            <text:p text:style-name="P6"><text:s text:c="8"/>{</text:p>
            <text:p text:style-name="P8"><text:span text:style-name="T15"><text:s text:c="12"/></text:span><text:span text:style-name="T21">TOKEN</text:span><text:span text:style-name="T15"> l_token;</text:span></text:p>
            <text:p text:style-name="P8"><text:span text:style-name="T15"><text:s text:c="12"/></text:span><text:span text:style-name="T21">Exp</text:span><text:span text:style-name="T15"> RetValue = Factor();</text:span></text:p>
            <text:p text:style-name="P6"/>
            <text:p text:style-name="P8"><text:span text:style-name="T15"><text:s text:c="12"/></text:span><text:span text:style-name="T18">while</text:span><text:span text:style-name="T15"> (Current_Token == </text:span><text:span text:style-name="T21">TOKEN</text:span><text:span text:style-name="T15">.TOK_MUL || Current_Token == </text:span><text:span text:style-name="T21">TOKEN</text:span><text:span text:style-name="T15">.TOK_DIV)</text:span></text:p>
            <text:p text:style-name="P6"><text:s text:c="12"/>{</text:p>
            <text:p text:style-name="P6"><text:s text:c="16"/>l_token = Current_Token;</text:p>
            <text:p text:style-name="P6"><text:s text:c="16"/>Current_Token = GetToken();</text:p>
            <text:p text:style-name="P6"/>
            <text:p text:style-name="P6"/>
            <text:p text:style-name="P8"><text:span text:style-name="T15"><text:s text:c="16"/></text:span><text:span text:style-name="T21">Exp</text:span><text:span text:style-name="T15"> e1 = Term();</text:span></text:p>
            <text:p text:style-name="P8"><text:span text:style-name="T15"><text:s text:c="16"/>RetValue = </text:span><text:span text:style-name="T18">new</text:span><text:span text:style-name="T15"> </text:span><text:span text:style-name="T21">BinaryExp</text:span><text:span text:style-name="T15">(RetValue, e1,</text:span></text:p>
            <text:p text:style-name="P8"><text:soft-page-break/><text:span text:style-name="T15"><text:s text:c="20"/>l_token == </text:span><text:span text:style-name="T21">TOKEN</text:span><text:span text:style-name="T15">.TOK_MUL ? </text:span><text:span text:style-name="T21">OPERATOR</text:span><text:span text:style-name="T15">.MUL : </text:span><text:span text:style-name="T21">OPERATOR</text:span><text:span text:style-name="T15">.DIV);</text:span></text:p>
            <text:p text:style-name="P6"/>
            <text:p text:style-name="P6"><text:s text:c="12"/>}</text:p>
            <text:p text:style-name="P6"/>
            <text:p text:style-name="P8"><text:span text:style-name="T15"><text:s text:c="12"/></text:span><text:span text:style-name="T18">return</text:span><text:span text:style-name="T15"> RetValue;</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Exp</text:span><text:span text:style-name="T15"> Factor()</text:span></text:p>
            <text:p text:style-name="P6"><text:s text:c="8"/>{</text:p>
            <text:p text:style-name="P8"><text:span text:style-name="T15"><text:s text:c="12"/></text:span><text:span text:style-name="T21">TOKEN</text:span><text:span text:style-name="T15"> l_token;</text:span></text:p>
            <text:p text:style-name="P8"><text:span text:style-name="T15"><text:s text:c="12"/></text:span><text:span text:style-name="T21">Exp</text:span><text:span text:style-name="T15"> RetValue = </text:span><text:span text:style-name="T18">null</text:span><text:span text:style-name="T15">;</text:span></text:p>
            <text:p text:style-name="P8"><text:span text:style-name="T15"><text:s text:c="12"/></text:span><text:span text:style-name="T18">if</text:span><text:span text:style-name="T15"> (Current_Token == </text:span><text:span text:style-name="T21">TOKEN</text:span><text:span text:style-name="T15">.TOK_DOUBLE)</text:span></text:p>
            <text:p text:style-name="P6"><text:s text:c="12"/>{</text:p>
            <text:p text:style-name="P6"/>
            <text:p text:style-name="P8"><text:span text:style-name="T15"><text:s text:c="16"/>RetValue = </text:span><text:span text:style-name="T18">new</text:span><text:span text:style-name="T15"> </text:span><text:span text:style-name="T21">NumericConstant</text:span><text:span text:style-name="T15">(GetNumber());</text:span></text:p>
            <text:p text:style-name="P6"><text:s text:c="16"/>Current_Token = GetToken();</text:p>
            <text:p text:style-name="P6"/>
            <text:p text:style-name="P6"><text:s text:c="12"/>}</text:p>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OPAREN)</text:span></text:p>
            <text:p text:style-name="P6"><text:s text:c="12"/>{</text:p>
            <text:p text:style-name="P6"/>
            <text:p text:style-name="P6"><text:s text:c="16"/>Current_Token = GetToken();</text:p>
            <text:p text:style-name="P6"/>
            <text:p text:style-name="P8"><text:span text:style-name="T15"><text:s text:c="16"/>RetValue = Expr(); <text:s/></text:span><text:span text:style-name="T11">// Recurse</text:span></text:p>
            <text:p text:style-name="P9"/>
            <text:p text:style-name="P8"><text:span text:style-name="T15"><text:s text:c="16"/></text:span><text:span text:style-name="T18">if</text:span><text:span text:style-name="T15"> (Current_Token != </text:span><text:span text:style-name="T21">TOKEN</text:span><text:span text:style-name="T15">.TOK_CPAREN)</text:span></text:p>
            <text:p text:style-name="P6"><text:s text:c="16"/>{</text:p>
            <text:p text:style-name="P8"><text:span text:style-name="T15"><text:s text:c="20"/></text:span><text:span text:style-name="T21">Console</text:span><text:span text:style-name="T15">.WriteLine(</text:span><text:span text:style-name="T25">"Missing Closing Parenthesis\n"</text:span><text:span text:style-name="T15">);</text:span></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p>
            <text:p text:style-name="P6"/>
            <text:p text:style-name="P6"><text:s text:c="16"/>}</text:p>
            <text:p text:style-name="P6"><text:s text:c="16"/>Current_Token = GetToken();</text:p>
            <text:p text:style-name="P6"><text:s text:c="12"/>}</text:p>
            <text:p text:style-name="P6"/>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PLUS || Current_Token == </text:span><text:span text:style-name="T21">TOKEN</text:span><text:span text:style-name="T15">.TOK_SUB)</text:span></text:p>
            <text:p text:style-name="P6"><text:s text:c="12"/>{</text:p>
            <text:p text:style-name="P6"><text:s text:c="16"/>l_token = Current_Token;</text:p>
            <text:p text:style-name="P6"><text:s text:c="16"/>Current_Token = GetToken();</text:p>
            <text:p text:style-name="P6"><text:s text:c="16"/>RetValue = Factor();</text:p>
            <text:p text:style-name="P6"/>
            <text:p text:style-name="P8"><text:span text:style-name="T15"><text:s text:c="16"/>RetValue = </text:span><text:span text:style-name="T18">new</text:span><text:span text:style-name="T15"> </text:span><text:span text:style-name="T21">UnaryExp</text:span><text:span text:style-name="T15">(RetValue,</text:span></text:p>
            <text:p text:style-name="P8"><text:span text:style-name="T15"><text:s text:c="21"/>l_token == </text:span><text:span text:style-name="T21">TOKEN</text:span><text:span text:style-name="T15">.TOK_PLUS ? </text:span><text:span text:style-name="T21">OPERATOR</text:span><text:span text:style-name="T15">.PLUS : </text:span><text:span text:style-name="T21">OPERATOR</text:span><text:span text:style-name="T15">.MINUS);</text:span></text:p>
            <text:p text:style-name="P6"><text:s text:c="12"/>}</text:p>
            <text:p text:style-name="P8"><text:span text:style-name="T15"><text:s text:c="12"/></text:span><text:span text:style-name="T18">else</text:span></text:p>
            <text:p text:style-name="P6"><text:s text:c="12"/>{</text:p>
            <text:p text:style-name="P6"/>
            <text:p text:style-name="P8"><text:span text:style-name="T15"><text:s text:c="16"/></text:span><text:span text:style-name="T21">Console</text:span><text:span text:style-name="T15">.WriteLine(</text:span><text:span text:style-name="T25">"Illegal Token"</text:span><text:span text:style-name="T15">);</text:span></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p>
            <text:p text:style-name="P6"><text:s text:c="12"/>}</text:p>
            <text:p text:style-name="P6"/>
            <text:p text:style-name="P8"><text:span text:style-name="T15"><text:s text:c="11"/></text:span><text:span text:style-name="T18">return</text:span><text:span text:style-name="T15"> RetValue;</text:span></text:p>
            <text:p text:style-name="P6"/>
            <text:p text:style-name="P6"><text:s text:c="8"/>}</text:p>
            <text:p text:style-name="P6"><text:s text:c="4"/>}</text:p>
            <text:p text:style-name="P6">}</text:p>
            <text:p text:style-name="Table_20_Contents"><text:soft-page-break/></text:p>
          </table:table-cell>
        </table:table-row>
        <table:table-row>
          <table:table-cell table:style-name="Table8.A2" office:value-type="string">
            <text:p text:style-name="Table_20_Contents"/>
          </table:table-cell>
        </table:table-row>
      </table:table>
      <text:p text:style-name="Standard"/>
      <text:p text:style-name="Standard">Using the Builder Pattern , we will encapsulate the Parser , Lexer class activities</text:p>
      <text:p text:style-name="Standard"/>
      <table:table table:name="Table9" table:style-name="Table9">
        <table:table-column table:style-name="Table9.A"/>
        <table:table-row>
          <table:table-cell table:style-name="Table9.A1" office:value-type="string">
            <text:p text:style-name="P1"/>
            <text:p text:style-name="P10"><text:span text:style-name="T18">using</text:span><text:span text:style-name="T15">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6"/>
            <text:p text:style-name="P8"><text:span text:style-name="T18">namespace</text:span><text:span text:style-name="T15"> SLANG_DOT_NET</text:span></text:p>
            <text:p text:style-name="P6">{</text:p>
            <text:p text:style-name="P8"><text:span text:style-name="T15"><text:s text:c="4"/></text:span><text:span text:style-name="T6">///</text:span><text:span text:style-name="T11"> </text:span><text:span text:style-name="T6">&lt;summary&gt;</text:span></text:p>
            <text:p text:style-name="P8"><text:span text:style-name="T15"><text:s text:c="4"/></text:span><text:span text:style-name="T6">///</text:span><text:span text:style-name="T11"> <text:s text:c="3"/>Base class for all the Builders</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AbstractBuilder</text:span></text:p>
            <text:p text:style-name="P6"><text:s text:c="4"/>{</text:p>
            <text:p text:style-name="P6"/>
            <text:p text:style-name="P6"><text:s text:c="4"/>}</text:p>
            <text:p text:style-name="P8"><text:span text:style-name="T15"><text:s text:c="4"/></text:span><text:span text:style-name="T6">///</text:span><text:span text:style-name="T11"> </text:span><text:span text:style-name="T6">&lt;summary&gt;</text:span></text:p>
            <text:p text:style-name="P8"><text:span text:style-name="T15"><text:s text:c="4"/></text:span><text:span text:style-name="T6">///</text:span><text:span text:style-name="T11"> <text:s text:c="4"/></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ExpressionBuilder</text:span><text:span text:style-name="T15"> : </text:span><text:span text:style-name="T21">AbstractBuilder</text:span></text:p>
            <text:p text:style-name="P6"><text:s text:c="4"/>{</text:p>
            <text:p text:style-name="P8"><text:span text:style-name="T15"><text:s text:c="8"/></text:span><text:span text:style-name="T18">public</text:span><text:span text:style-name="T15"> </text:span><text:span text:style-name="T18">string</text:span><text:span text:style-name="T15"> _expr_string;</text:span></text:p>
            <text:p text:style-name="P8"><text:span text:style-name="T15"><text:s text:c="8"/></text:span><text:span text:style-name="T18">public</text:span><text:span text:style-name="T15"> ExpressionBuilder(</text:span><text:span text:style-name="T18">string</text:span><text:span text:style-name="T15"> expr)</text:span></text:p>
            <text:p text:style-name="P6"><text:s text:c="8"/>{</text:p>
            <text:p text:style-name="P6"><text:s text:c="12"/>_expr_string = expr;</text:p>
            <text:p text:style-name="P6"/>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Exp</text:span><text:span text:style-name="T15"> GetExpression()</text:span></text:p>
            <text:p text:style-name="P6"><text:s text:c="8"/>{</text:p>
            <text:p text:style-name="P8"><text:span text:style-name="T15"><text:s text:c="12"/></text:span><text:span text:style-name="T18">try</text:span></text:p>
            <text:p text:style-name="P6"><text:s text:c="12"/>{</text:p>
            <text:p text:style-name="P8"><text:span text:style-name="T15"><text:s text:c="16"/></text:span><text:span text:style-name="T21">RDParser</text:span><text:span text:style-name="T15"> p = </text:span><text:span text:style-name="T18">new</text:span><text:span text:style-name="T15"> </text:span><text:span text:style-name="T21">RDParser</text:span><text:span text:style-name="T15">(_expr_string);</text:span></text:p>
            <text:p text:style-name="P8"><text:span text:style-name="T15"><text:s text:c="16"/></text:span><text:span text:style-name="T18">return</text:span><text:span text:style-name="T15"> p.CallExpr();</text:span></text:p>
            <text:p text:style-name="P6"><text:s text:c="12"/>}</text:p>
            <text:p text:style-name="P8"><text:span text:style-name="T15"><text:s text:c="12"/></text:span><text:span text:style-name="T18">catch</text:span><text:span text:style-name="T15"> (</text:span><text:span text:style-name="T21">Exception</text:span><text:span text:style-name="T15">)</text:span></text:p>
            <text:p text:style-name="P6"><text:s text:c="12"/>{</text:p>
            <text:p text:style-name="P6"/>
            <text:p text:style-name="P8"><text:span text:style-name="T15"><text:s text:c="16"/></text:span><text:span text:style-name="T18">return</text:span><text:span text:style-name="T15"> </text:span><text:span text:style-name="T18">null</text:span><text:span text:style-name="T15">;</text:span></text:p>
            <text:p text:style-name="P6"><text:s text:c="12"/>}</text:p>
            <text:p text:style-name="P6"><text:s text:c="8"/>}</text:p>
            <text:p text:style-name="P6"/>
            <text:p text:style-name="P6"/>
            <text:p text:style-name="P6"/>
            <text:p text:style-name="P6"><text:s text:c="4"/>}</text:p>
            <text:p text:style-name="P6"/>
            <text:p text:style-name="P6">}</text:p>
            <text:p text:style-name="P44"/>
          </table:table-cell>
        </table:table-row>
      </table:table>
      <text:p text:style-name="Standard"><text:soft-page-break/>In the CallSLang Project , the expression compiler is invoked as follows</text:p>
      <table:table table:name="Table3" table:style-name="Table3">
        <table:table-column table:style-name="Table3.A"/>
        <table:table-row>
          <table:table-cell table:style-name="Table3.A1" office:value-type="string">
            <text:p text:style-name="P8"><text:span text:style-name="T18">using</text:span><text:span text:style-name="T15">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8"><text:span text:style-name="T18">using</text:span><text:span text:style-name="T15"> SLANG_DOT_NET;</text:span></text:p>
            <text:p text:style-name="P6"/>
            <text:p text:style-name="P8"><text:span text:style-name="T18">namespace</text:span><text:span text:style-name="T15"> CallSLANG</text:span></text:p>
            <text:p text:style-name="P6">{</text:p>
            <text:p text:style-name="P8"><text:span text:style-name="T15"><text:s text:c="4"/></text:span><text:span text:style-name="T18">class</text:span><text:span text:style-name="T15"> </text:span><text:span text:style-name="T21">Program</text:span></text:p>
            <text:p text:style-name="P6"><text:s text:c="4"/>{</text:p>
            <text:p text:style-name="P8"><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6"><text:s text:c="8"/>{</text:p>
            <text:p text:style-name="P8"><text:span text:style-name="T15"><text:s text:c="12"/></text:span><text:span text:style-name="T21">ExpressionBuilder</text:span><text:span text:style-name="T15"> b = </text:span><text:span text:style-name="T18">new</text:span><text:span text:style-name="T15"> </text:span><text:span text:style-name="T21">ExpressionBuilder</text:span><text:span text:style-name="T15">(</text:span><text:span text:style-name="T25">"-2*(3+3)"</text:span><text:span text:style-name="T15">);</text:span></text:p>
            <text:p text:style-name="P8"><text:span text:style-name="T15"><text:s text:c="12"/></text:span><text:span text:style-name="T21">Exp</text:span><text:span text:style-name="T15"> e = b.GetExpression();</text:span></text:p>
            <text:p text:style-name="P8"><text:span text:style-name="T15"><text:s text:c="12"/></text:span><text:span text:style-name="T21">Console</text:span><text:span text:style-name="T15">.WriteLine(e.Evaluate(</text:span><text:span text:style-name="T18">null</text:span><text:span text:style-name="T15">));</text:span></text:p>
            <text:p text:style-name="P6"/>
            <text:p text:style-name="P8"><text:span text:style-name="T15"><text:s text:c="12"/></text:span><text:span text:style-name="T21">Console</text:span><text:span text:style-name="T15">.Read();</text:span></text:p>
            <text:p text:style-name="P6"><text:s text:c="8"/>}</text:p>
            <text:p text:style-name="P6"><text:s text:c="4"/>}</text:p>
            <text:p text:style-name="P6">}</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p>
      <text:p text:style-name="P3"><text:s text:c="67"/><text:span text:style-name="T2"><text:s/>SLANG4.NET</text:span></text:p>
      <text:p text:style-name="P3"/>
      <text:p text:style-name="P3"><text:s text:c="60"/><text:a xlink:type="simple" xlink:href="http://slangfordotnet.codeplex.com/">http://slangfordotnet.codeplex.com</text:a></text:p>
      <text:p text:style-name="P3"><text:span text:style-name="T2"/></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3</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tab/><text:tab/><text:tab/><text:tab/><text:tab/>STATEMENTS</text:p>
      <text:p text:style-name="Standard"/>
      <text:p text:style-name="Standard">The crux of the SLANG4.net can be summed up in two sentences</text:p>
      <text:p text:style-name="Standard"/>
      <text:p text:style-name="Standard">Expression is what you evaluate for it's value</text:p>
      <text:p text:style-name="Standard"/>
      <text:p text:style-name="Standard">Statement is what you execute for it's effect ( on variables )</text:p>
      <text:p text:style-name="Standard"/>
      <text:p text:style-name="Standard"/>
      <text:p text:style-name="Standard">The above two maxims can be converted into a computational structure as follows</text:p>
      <text:p text:style-name="Standard"/>
      <text:p text:style-name="Standard">A) Expression is what you evaluate for it's value</text:p>
      <text:p text:style-name="Standard"/>
      <table:table table:name="Table17" table:style-name="Table17">
        <table:table-column table:style-name="Table17.A"/>
        <table:table-row>
          <table:table-cell table:style-name="Table17.A1" office:value-type="string">
            <text:p text:style-name="P8"><text:span text:style-name="T15"><text:s text:c="5"/></text:span><text:span text:style-name="T6">///</text:span><text:span text:style-name="T11"> </text:span><text:span text:style-name="T6">&lt;summary&gt;</text:span></text:p>
            <text:p text:style-name="P8"><text:span text:style-name="T15"><text:s text:c="4"/></text:span><text:span text:style-name="T6">///</text:span><text:span text:style-name="T11"> <text:s text:c="5"/>Abstract for Expression evaluation</text:span></text:p>
            <text:p text:style-name="P8"><text:span text:style-name="T15"><text:s text:c="4"/></text:span><text:span text:style-name="T6">///</text:span><text:span text:style-name="T11"> <text:s text:c="5"/>Expression is what you evaluate for it's value</text:span></text:p>
            <text:p text:style-name="P8"><text:span text:style-name="T15"><text:s text:c="4"/></text:span><text:span text:style-name="T6">///</text:span><text:span text:style-name="T11"> </text:span><text:span text:style-name="T6">&lt;/summary&gt;</text:span></text:p>
            <text:p text:style-name="P8"><text:span text:style-name="T15"><text:s text:c="3"/></text:span><text:span text:style-name="T18">public</text:span><text:span text:style-name="T15"> </text:span><text:span text:style-name="T18">abstract</text:span><text:span text:style-name="T15"> </text:span><text:span text:style-name="T18">class</text:span><text:span text:style-name="T15"> </text:span><text:span text:style-name="T21">Exp</text:span></text:p>
            <text:p text:style-name="P6"><text:s text:c="4"/>{</text:p>
            <text:p text:style-name="P8"><text:span text:style-name="T15"><text:s text:c="8"/></text:span><text:span text:style-name="T18">public</text:span><text:span text:style-name="T15"> </text:span><text:span text:style-name="T18">abstract</text:span><text:span text:style-name="T15"> </text:span><text:span text:style-name="T18">double</text:span><text:span text:style-name="T15"> Evaluate(</text:span><text:span text:style-name="T21">RUNTIME_CONTEXT</text:span><text:span text:style-name="T15"> cont);</text:span></text:p>
            <text:p text:style-name="P6"><text:s text:c="4"/>}</text:p>
          </table:table-cell>
        </table:table-row>
      </table:table>
      <text:p text:style-name="Standard"/>
      <text:p text:style-name="Standard">B) Statement is what you execute for it's effect ( on variables or lack of it )</text:p>
      <text:p text:style-name="Standard"/>
      <table:table table:name="Table18" table:style-name="Table18">
        <table:table-column table:style-name="Table18.A"/>
        <table:table-row>
          <table:table-cell table:style-name="Table18.A1" office:value-type="string">
            <text:p text:style-name="P8"><text:span text:style-name="T4"><text:s text:c="4"/></text:span><text:span text:style-name="T6">///</text:span><text:span text:style-name="T11"> </text:span><text:span text:style-name="T6">&lt;summary&gt;</text:span></text:p>
            <text:p text:style-name="P8"><text:span text:style-name="T15"><text:s text:c="4"/></text:span><text:span text:style-name="T6">///</text:span><text:span text:style-name="T11"> <text:s text:c="2"/>Statement is what you Execute for it's Effect</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abstract</text:span><text:span text:style-name="T15"> </text:span><text:span text:style-name="T18">class</text:span><text:span text:style-name="T15"> </text:span><text:span text:style-name="T21">Stmt</text:span></text:p>
            <text:p text:style-name="P6"><text:s text:c="4"/>{</text:p>
            <text:p text:style-name="P8"><text:span text:style-name="T15"><text:s text:c="8"/></text:span><text:span text:style-name="T18">public</text:span><text:span text:style-name="T15"> </text:span><text:span text:style-name="T18">abstract</text:span><text:span text:style-name="T15"> </text:span><text:span text:style-name="T18">bool</text:span><text:span text:style-name="T15"> Execute(</text:span><text:span text:style-name="T21">RUNTIME_CONTEXT</text:span><text:span text:style-name="T15"> con);</text:span></text:p>
            <text:p text:style-name="P6"><text:s text:c="4"/>}</text:p>
          </table:table-cell>
        </table:table-row>
      </table:table>
      <text:p text:style-name="Standard"/>
      <text:p text:style-name="Standard"/>
      <text:p text:style-name="Standard"/>
      <text:p text:style-name="Standard">Let us implement a Print statement for the SLANG4.net compiler. The basic idea is as follows</text:p>
      <text:p text:style-name="Standard">you add a class to model a statement and since the class has to inherit from the Stmt ( abstract class ) , it ought to implement Execute Method. </text:p>
      <text:p text:style-name="Standard"/>
      <table:table table:name="Table19" table:style-name="Table19">
        <table:table-column table:style-name="Table19.A"/>
        <table:table-row>
          <table:table-cell table:style-name="Table19.A1" office:value-type="string">
            <text:p text:style-name="P8"><text:span text:style-name="T6">///</text:span><text:span text:style-name="T11"> </text:span><text:span text:style-name="T6">&lt;summary&gt;</text:span></text:p>
            <text:p text:style-name="P8"><text:span text:style-name="T15"><text:s text:c="4"/></text:span><text:span text:style-name="T6">///</text:span><text:span text:style-name="T11"> Implementation of Print Statement</text:span></text:p>
            <text:p text:style-name="P8"><text:span text:style-name="T15"><text:s text:c="4"/></text:span><text:span text:style-name="T6">///</text:span><text:span text:style-name="T11"> </text:span><text:span text:style-name="T6">&lt;/summary&gt;</text:span></text:p>
            <text:p text:style-name="P11"/>
            <text:p text:style-name="P8"><text:span text:style-name="T15"><text:s text:c="4"/></text:span><text:span text:style-name="T18">public</text:span><text:span text:style-name="T15"> </text:span><text:span text:style-name="T18">class</text:span><text:span text:style-name="T15"> </text:span><text:span text:style-name="T21">PrintStatement</text:span><text:span text:style-name="T15"> : </text:span><text:span text:style-name="T21">Stm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2"/>At this point of time , Print will </text:span></text:p>
            <text:p text:style-name="P8"><text:span text:style-name="T15"><text:s text:c="8"/></text:span><text:span text:style-name="T6">///</text:span><text:span text:style-name="T11"> <text:s text:c="2"/>spit the value of an Expression on the screen.</text:span></text:p>
            <text:p text:style-name="P8"><text:span text:style-name="T15"><text:s text:c="8"/></text:span><text:span text:style-name="T6">///</text:span><text:span text:style-name="T11"> </text:span><text:span text:style-name="T6">&lt;/summary&gt;</text:span></text:p>
            <text:p text:style-name="P8"><text:soft-page-break/><text:span text:style-name="T15"><text:s text:c="8"/></text:span><text:span text:style-name="T18">private</text:span><text:span text:style-name="T15"> </text:span><text:span text:style-name="T21">Exp</text:span><text:span text:style-name="T15"> _ex;</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tor just stores the expression passed as parameter</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ex"&gt;&lt;/param&gt;</text:span></text:p>
            <text:p text:style-name="P8"><text:span text:style-name="T15"><text:s text:c="8"/></text:span><text:span text:style-name="T18">public</text:span><text:span text:style-name="T15"> PrintStatement(</text:span><text:span text:style-name="T21">Exp</text:span><text:span text:style-name="T15"> ex)</text:span></text:p>
            <text:p text:style-name="P6"><text:s text:c="8"/>{</text:p>
            <text:p text:style-name="P6"><text:s text:c="12"/>_ex = ex;</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Execute method Evaluates the expression and</text:span></text:p>
            <text:p text:style-name="P8"><text:span text:style-name="T15"><text:s text:c="8"/></text:span><text:span text:style-name="T6">///</text:span><text:span text:style-name="T11"> <text:s text:c="3"/>spits the value to the console using </text:span></text:p>
            <text:p text:style-name="P8"><text:span text:style-name="T15"><text:s text:c="8"/></text:span><text:span text:style-name="T6">///</text:span><text:span text:style-name="T11"> <text:s text:c="3"/>Console.Write stateme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18">bool</text:span><text:span text:style-name="T15"> Execute(</text:span><text:span text:style-name="T21">RUNTIME_CONTEXT</text:span><text:span text:style-name="T15"> con)</text:span></text:p>
            <text:p text:style-name="P6"><text:s text:c="8"/>{</text:p>
            <text:p text:style-name="P8"><text:span text:style-name="T15"><text:s text:c="12"/></text:span><text:span text:style-name="T18">double</text:span><text:span text:style-name="T15"> a = _ex.Evaluate(con);</text:span></text:p>
            <text:p text:style-name="P8"><text:span text:style-name="T15"><text:s text:c="12"/></text:span><text:span text:style-name="T21">Console</text:span><text:span text:style-name="T15">.Write(a.ToString());</text:span></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text:s text:c="4"/>}</text:p>
            <text:p text:style-name="P6"/>
          </table:table-cell>
        </table:table-row>
      </table:table>
      <text:p text:style-name="Standard"/>
      <text:p text:style-name="Standard"/>
      <text:p text:style-name="Standard">Let us add <text:s/>a PrintLine statement as well. PrintLine implementation is not different from Print statement. The only difference is it emits a new line after the expression value.</text:p>
      <text:p text:style-name="Standard"/>
      <table:table table:name="Table20" table:style-name="Table20">
        <table:table-column table:style-name="Table20.A"/>
        <table:table-row>
          <table:table-cell table:style-name="Table20.A1" office:value-type="string">
            <text:p text:style-name="P8"><text:span text:style-name="T4"><text:s/></text:span><text:span text:style-name="T6">///</text:span><text:span text:style-name="T11"> </text:span><text:span text:style-name="T6">&lt;summary&gt;</text:span></text:p>
            <text:p text:style-name="P8"><text:span text:style-name="T15"><text:s text:c="4"/></text:span><text:span text:style-name="T6">///</text:span><text:span text:style-name="T11"> <text:s/>Implementation of <text:s/>PrintLine Statement</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PrintLineStatement</text:span><text:span text:style-name="T15"> : </text:span><text:span text:style-name="T21">Stmt</text:span></text:p>
            <text:p text:style-name="P6"><text:s text:c="4"/>{</text:p>
            <text:p text:style-name="P8"><text:span text:style-name="T15"><text:s text:c="8"/></text:span><text:span text:style-name="T18">private</text:span><text:span text:style-name="T15"> </text:span><text:span text:style-name="T21">Exp</text:span><text:span text:style-name="T15"> _ex;</text:span></text:p>
            <text:p text:style-name="P6"/>
            <text:p text:style-name="P8"><text:span text:style-name="T15"><text:s text:c="8"/></text:span><text:span text:style-name="T18">public</text:span><text:span text:style-name="T15"> PrintLineStatement(</text:span><text:span text:style-name="T21">Exp</text:span><text:span text:style-name="T15"> ex)</text:span></text:p>
            <text:p text:style-name="P6"><text:s text:c="8"/>{</text:p>
            <text:p text:style-name="P6"><text:s text:c="12"/>_ex = ex;</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Here we are calling Console.WriteLine to emit</text:span></text:p>
            <text:p text:style-name="P8"><text:span text:style-name="T15"><text:s text:c="8"/></text:span><text:span text:style-name="T6">///</text:span><text:span text:style-name="T11"> <text:s text:c="3"/>an additional new line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18">bool</text:span><text:span text:style-name="T15"> Execute(</text:span><text:span text:style-name="T21">RUNTIME_CONTEXT</text:span><text:span text:style-name="T15"> con)</text:span></text:p>
            <text:p text:style-name="P6"><text:s text:c="8"/>{</text:p>
            <text:p text:style-name="P8"><text:span text:style-name="T15"><text:s text:c="12"/></text:span><text:span text:style-name="T18">double</text:span><text:span text:style-name="T15"> a = _ex.Evaluate(con);</text:span></text:p>
            <text:p text:style-name="P8"><text:span text:style-name="T15"><text:s text:c="12"/></text:span><text:span text:style-name="T21">Console</text:span><text:span text:style-name="T15">.WriteLine(a.ToString());</text:span></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text:s text:c="4"/>}</text:p>
          </table:table-cell>
        </table:table-row>
      </table:table>
      <text:p text:style-name="Standard"/>
      <text:p text:style-name="Standard">Once we have created to classes to implement Print and PrintLine statement , we need to modify our <text:soft-page-break/>parser (frontend ) <text:s/>to <text:s/>support the statement in the language.</text:p>
      <text:p text:style-name="Standard"/>
      <text:p text:style-name="Standard">We are going to add few more tokens to support the Statements in the SLANG.</text:p>
      <table:table table:name="Table23" table:style-name="Table23">
        <table:table-column table:style-name="Table23.A"/>
        <table:table-row>
          <table:table-cell table:style-name="Table23.A1" office:value-type="string">
            <text:p text:style-name="P8"><text:span text:style-name="T4"><text:s/></text:span><text:span text:style-name="T18">public</text:span><text:span text:style-name="T15"> </text:span><text:span text:style-name="T18">enum</text:span><text:span text:style-name="T15"> </text:span><text:span text:style-name="T21">TOKEN</text:span></text:p>
            <text:p text:style-name="P6"><text:s text:c="4"/>{</text:p>
            <text:p text:style-name="P8"><text:span text:style-name="T15"><text:s text:c="8"/>ILLEGAL_TOKEN = -1, </text:span><text:span text:style-name="T11">// Not a Token</text:span></text:p>
            <text:p text:style-name="P8"><text:span text:style-name="T15"><text:s text:c="8"/>TOK_PLUS = 1, </text:span><text:span text:style-name="T11">// '+'</text:span></text:p>
            <text:p text:style-name="P8"><text:span text:style-name="T15"><text:s text:c="8"/>TOK_MUL, </text:span><text:span text:style-name="T11">// '*'</text:span></text:p>
            <text:p text:style-name="P8"><text:span text:style-name="T15"><text:s text:c="8"/>TOK_DIV, </text:span><text:span text:style-name="T11">// '/'</text:span></text:p>
            <text:p text:style-name="P8"><text:span text:style-name="T15"><text:s text:c="8"/>TOK_SUB, </text:span><text:span text:style-name="T11">// '-'</text:span></text:p>
            <text:p text:style-name="P8"><text:span text:style-name="T15"><text:s text:c="8"/>TOK_OPAREN, </text:span><text:span text:style-name="T11">// '('</text:span></text:p>
            <text:p text:style-name="P8"><text:span text:style-name="T15"><text:s text:c="8"/>TOK_CPAREN, </text:span><text:span text:style-name="T11">// ')'</text:span></text:p>
            <text:p text:style-name="P8"><text:span text:style-name="T15"><text:s text:c="8"/>TOK_DOUBLE, </text:span><text:span text:style-name="T11">// 'number'</text:span></text:p>
            <text:p text:style-name="P8"><text:span text:style-name="T15"><text:s text:c="8"/>TOK_NULL, </text:span><text:span text:style-name="T11">// End of string</text:span></text:p>
            <text:p text:style-name="P8"><text:span text:style-name="T15"><text:s text:c="8"/>TOK_PRINT, </text:span><text:span text:style-name="T11">// Print Statement</text:span></text:p>
            <text:p text:style-name="P8"><text:span text:style-name="T15"><text:s text:c="8"/>TOK_PRINTLN, </text:span><text:span text:style-name="T11">// PrintLine</text:span></text:p>
            <text:p text:style-name="P6"><text:s text:c="8"/>TOK_UNQUOTED_STRING,</text:p>
            <text:p text:style-name="P8"><text:span text:style-name="T15"><text:s text:c="8"/>TOK_SEMI </text:span><text:span text:style-name="T11">// ; </text:span></text:p>
            <text:p text:style-name="P6"><text:s text:c="4"/>}</text:p>
          </table:table-cell>
        </table:table-row>
      </table:table>
      <text:p text:style-name="Standard"/>
      <text:p text:style-name="Standard"/>
      <text:p text:style-name="Standard"/>
      <text:p text:style-name="Standard"/>
      <text:p text:style-name="Standard">In the Lexer.cs module , we add a new data structure to be used for Keyword lookup. </text:p>
      <text:p text:style-name="Standard"/>
      <table:table table:name="Table21" table:style-name="Table21">
        <table:table-column table:style-name="Table21.A"/>
        <table:table-row>
          <table:table-cell table:style-name="Table21.A1" office:value-type="string">
            <text:p text:style-name="P8"><text:span text:style-name="T6">///</text:span><text:span text:style-name="T11"> </text:span><text:span text:style-name="T6">&lt;summary&gt;</text:span></text:p>
            <text:p text:style-name="P8"><text:span text:style-name="T15"><text:s text:c="4"/></text:span><text:span text:style-name="T6">///</text:span><text:span text:style-name="T11"> <text:s text:c="4"/>Keyword Table Entry</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6">///</text:span><text:span text:style-name="T11"> </text:span></text:p>
            <text:p text:style-name="P8"><text:span text:style-name="T15"><text:s text:c="4"/></text:span><text:span text:style-name="T18">public</text:span><text:span text:style-name="T15"> </text:span><text:span text:style-name="T18">struct</text:span><text:span text:style-name="T15"> </text:span><text:span text:style-name="T21">ValueTable</text:span></text:p>
            <text:p text:style-name="P6"><text:s text:c="4"/>{</text:p>
            <text:p text:style-name="P8"><text:span text:style-name="T15"><text:s text:c="8"/></text:span><text:span text:style-name="T18">public</text:span><text:span text:style-name="T15"> </text:span><text:span text:style-name="T21">TOKEN</text:span><text:span text:style-name="T15"> tok; <text:s text:c="9"/></text:span><text:span text:style-name="T11">// Token id</text:span></text:p>
            <text:p text:style-name="P8"><text:span text:style-name="T15"><text:s text:c="8"/></text:span><text:span text:style-name="T18">public</text:span><text:span text:style-name="T15"> </text:span><text:span text:style-name="T21">String</text:span><text:span text:style-name="T15"> Value; <text:s text:c="6"/></text:span><text:span text:style-name="T11">// Token string <text:s/></text:span></text:p>
            <text:p text:style-name="P8"><text:span text:style-name="T15"><text:s text:c="8"/></text:span><text:span text:style-name="T18">public</text:span><text:span text:style-name="T15"> ValueTable(</text:span><text:span text:style-name="T21">TOKEN</text:span><text:span text:style-name="T15"> tok, </text:span><text:span text:style-name="T21">String</text:span><text:span text:style-name="T15"> Value)</text:span></text:p>
            <text:p text:style-name="P6"><text:s text:c="8"/>{</text:p>
            <text:p text:style-name="P8"><text:span text:style-name="T15"><text:s text:c="12"/></text:span><text:span text:style-name="T18">this</text:span><text:span text:style-name="T15">.tok = tok;</text:span></text:p>
            <text:p text:style-name="P8"><text:span text:style-name="T15"><text:s text:c="12"/></text:span><text:span text:style-name="T18">this</text:span><text:span text:style-name="T15">.Value = Value;</text:span></text:p>
            <text:p text:style-name="P6"/>
            <text:p text:style-name="P6"><text:s text:c="8"/>}</text:p>
            <text:p text:style-name="P6"><text:s text:c="4"/>}</text:p>
          </table:table-cell>
        </table:table-row>
      </table:table>
      <text:p text:style-name="Standard"/>
      <text:p text:style-name="Standard"/>
      <text:p text:style-name="Standard">In the ctor of Lexer.cs , we will populate an array of ValueTables with Token and it's textual representation as given below.</text:p>
      <text:p text:style-name="Standard"/>
      <table:table table:name="Table22" table:style-name="Table22">
        <table:table-column table:style-name="Table22.A"/>
        <table:table-row>
          <table:table-cell table:style-name="Table22.A1" office:value-type="string">
            <text:p text:style-name="P14"><text:s text:c="10"/></text:p>
            <text:p text:style-name="P8"><text:span text:style-name="T4"><text:s text:c="13"/>_val = </text:span><text:span text:style-name="T18">new</text:span><text:span text:style-name="T15"> </text:span><text:span text:style-name="T21">ValueTable</text:span><text:span text:style-name="T15">[2];</text:span></text:p>
            <text:p text:style-name="P6"/>
            <text:p text:style-name="P8"><text:span text:style-name="T15"><text:s text:c="12"/>_val[0] = </text:span><text:span text:style-name="T18">new</text:span><text:span text:style-name="T15"> </text:span><text:span text:style-name="T21">ValueTable</text:span><text:span text:style-name="T15">(</text:span><text:span text:style-name="T21">TOKEN</text:span><text:span text:style-name="T15">.TOK_PRINT, </text:span><text:span text:style-name="T25">"PRINT"</text:span><text:span text:style-name="T15">);</text:span></text:p>
            <text:p text:style-name="P6"/>
            <text:p text:style-name="P8"><text:span text:style-name="T15"><text:s text:c="12"/>_val[1] = </text:span><text:span text:style-name="T18">new</text:span><text:span text:style-name="T15"> </text:span><text:span text:style-name="T21">ValueTable</text:span><text:span text:style-name="T15">(</text:span><text:span text:style-name="T21">TOKEN</text:span><text:span text:style-name="T15">.TOK_PRINTLN, </text:span><text:span text:style-name="T25">"PRINTLINE"</text:span><text:span text:style-name="T15">);</text:span></text:p>
            <text:p text:style-name="P6"/>
          </table:table-cell>
        </table:table-row>
      </table:table>
      <text:p text:style-name="Standard"/>
      <text:p text:style-name="Standard"/>
      <text:p text:style-name="Standard"><text:soft-page-break/>We need to add a new entrypoint into the RDParser.cs class to support statements. The grammar for the SLANG at this point of time ( to support statement ) is as given below.</text:p>
      <table:table table:name="Table24" table:style-name="Table24">
        <table:table-column table:style-name="Table24.A"/>
        <table:table-row>
          <table:table-cell table:style-name="Table24.A1" office:value-type="string">
            <text:p text:style-name="P11"><text:s text:c="9"/></text:p>
            <text:p text:style-name="P8"><text:span text:style-name="T6"><text:s text:c="8"/></text:span><text:span text:style-name="T27"><text:s/></text:span><text:span text:style-name="T28">&lt;stmtlist&gt; := <text:s/>{ statement }+</text:span></text:p>
            <text:p text:style-name="P13"/>
            <text:p text:style-name="P12"><text:span text:style-name="T24"><text:s text:c="8"/></text:span><text:span text:style-name="T24">{statement} <text:s/>:= <text:s/></text:span><text:span text:style-name="T24">&lt;printstmt&gt;</text:span><text:span text:style-name="T24"> | </text:span><text:span text:style-name="T24">&lt;printlinestmt&gt;</text:span></text:p>
            <text:p text:style-name="P13"/>
            <text:p text:style-name="P13"><text:s text:c="9"/>&lt;printstmt&gt; := <text:s/>print <text:s text:c="2"/>&lt;expr &gt;;</text:p>
            <text:p text:style-name="P13"/>
            <text:p text:style-name="P13"><text:s text:c="8"/>&lt;printlinestmt&gt;:= printline &lt;expr&gt;;</text:p>
            <text:p text:style-name="P13"><text:s/></text:p>
            <text:p text:style-name="P13"><text:s text:c="8"/>&lt;Expr&gt; <text:s/>::= <text:s/>&lt;Term&gt; | Term { + | - } &lt;Expr&gt;</text:p>
            <text:p text:style-name="P50"><text:s text:c="7"/>&lt;Term&gt; ::= <text:s/>&lt;Factor&gt; | &lt;Factor&gt; <text:s/>{*|/} &lt;Term&gt;</text:p>
            <text:p text:style-name="P13"><text:s text:c="9"/>&lt;Factor&gt;::= <text:s/>&lt;number&gt; | ( &lt;expr&gt; ) | {+|-} &lt;factor&gt;</text:p>
            <text:p text:style-name="P16"/>
            <text:p text:style-name="P11"><text:s text:c="7"/></text:p>
            <text:p text:style-name="P11"><text:s text:c="6"/></text:p>
            <text:p text:style-name="P11"/>
            <text:p text:style-name="P11"/>
          </table:table-cell>
        </table:table-row>
      </table:table>
      <text:p text:style-name="Standard"/>
      <text:p text:style-name="Standard"/>
      <text:p text:style-name="Standard">The new entry point to the parser module is as follows...</text:p>
      <text:p text:style-name="Standard"/>
      <text:p text:style-name="Standard"/>
      <table:table table:name="Table25" table:style-name="Table25">
        <table:table-column table:style-name="Table25.A"/>
        <table:table-row>
          <table:table-cell table:style-name="Table25.A1" office:value-type="string">
            <text:p text:style-name="P8"><text:span text:style-name="T4"><text:s text:c="8"/></text:span><text:span text:style-name="T6">///</text:span><text:span text:style-name="T11"> </text:span><text:span text:style-name="T6">&lt;summary&gt;</text:span></text:p>
            <text:p text:style-name="P8"><text:span text:style-name="T15"><text:s text:c="8"/></text:span><text:span text:style-name="T6">///</text:span><text:span text:style-name="T11"> <text:s text:c="2"/>The new Parser entry poi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ArrayList</text:span><text:span text:style-name="T15"> Parse()</text:span></text:p>
            <text:p text:style-name="P6"><text:s text:c="8"/>{</text:p>
            <text:p text:style-name="P8"><text:span text:style-name="T15"><text:s text:c="12"/>GetNext(); <text:s/></text:span><text:span text:style-name="T11">// Get the Next Token</text:span></text:p>
            <text:p text:style-name="P8"><text:span text:style-name="T15"><text:s text:c="12"/></text:span><text:span text:style-name="T11">//</text:span></text:p>
            <text:p text:style-name="P8"><text:span text:style-name="T15"><text:s text:c="12"/></text:span><text:span text:style-name="T11">// Parse all the statements</text:span></text:p>
            <text:p text:style-name="P8"><text:span text:style-name="T15"><text:s text:c="12"/></text:span><text:span text:style-name="T11">//</text:span></text:p>
            <text:p text:style-name="P8"><text:span text:style-name="T15"><text:s text:c="12"/></text:span><text:span text:style-name="T18">return</text:span><text:span text:style-name="T15"> StatementList();</text:span></text:p>
            <text:p text:style-name="P6"><text:s text:c="8"/>}</text:p>
          </table:table-cell>
        </table:table-row>
      </table:table>
      <text:p text:style-name="Standard"/>
      <text:p text:style-name="Standard"/>
      <text:p text:style-name="Standard">The StatementList method implements the grammar given above. The BNF to source code translation is very easy and without much explanation it is given below</text:p>
      <text:p text:style-name="Standard"/>
      <table:table table:name="Table26" table:style-name="Table26">
        <table:table-column table:style-name="Table26.A"/>
        <table:table-row>
          <table:table-cell table:style-name="Table26.A1" office:value-type="string">
            <text:p text:style-name="P8"><text:span text:style-name="T6">///</text:span><text:span text:style-name="T11"> </text:span><text:span text:style-name="T6">&lt;summary&gt;</text:span></text:p>
            <text:p text:style-name="P8"><text:span text:style-name="T15"><text:s text:c="8"/></text:span><text:span text:style-name="T6">///</text:span><text:span text:style-name="T11"> <text:s/>The Grammar is </text:span></text:p>
            <text:p text:style-name="P8"><text:span text:style-name="T15"><text:s text:c="8"/></text:span><text:span text:style-name="T6">///</text:span><text:span text:style-name="T11"> <text:s/></text:span></text:p>
            <text:p text:style-name="P8"><text:span text:style-name="T15"><text:s text:c="8"/></text:span><text:span text:style-name="T6">///</text:span><text:span text:style-name="T11"> <text:s/></text:span><text:span text:style-name="T6">&lt;stmtlist&gt;</text:span><text:span text:style-name="T11"> := <text:s/>{ </text:span><text:span text:style-name="T6">&lt;statement&gt;</text:span><text:span text:style-name="T11"> }+</text:span></text:p>
            <text:p text:style-name="P8"><text:span text:style-name="T15"><text:s text:c="8"/></text:span><text:span text:style-name="T6">///</text:span></text:p>
            <text:p text:style-name="P8"><text:span text:style-name="T15"><text:s text:c="8"/></text:span><text:span text:style-name="T6">///</text:span><text:span text:style-name="T11"> <text:s/>{</text:span><text:span text:style-name="T6">&lt;statement&gt;</text:span><text:span text:style-name="T11"> := <text:s/></text:span><text:span text:style-name="T6">&lt;printstmt&gt;</text:span><text:span text:style-name="T11"> | </text:span><text:span text:style-name="T6">&lt;printlinestmt&gt;</text:span></text:p>
            <text:p text:style-name="P8"><text:span text:style-name="T15"><text:s text:c="8"/></text:span><text:span text:style-name="T6">///</text:span><text:span text:style-name="T11"> <text:s/></text:span><text:span text:style-name="T6">&lt;printstmt&gt;</text:span><text:span text:style-name="T11"> := <text:s/>print <text:s text:c="2"/></text:span><text:span text:style-name="T6">&lt;expr &gt;</text:span><text:span text:style-name="T11">;</text:span></text:p>
            <text:p text:style-name="P8"><text:span text:style-name="T15"><text:s text:c="8"/></text:span><text:span text:style-name="T6">///</text:span></text:p>
            <text:p text:style-name="P8"><text:span text:style-name="T15"><text:s text:c="8"/></text:span><text:span text:style-name="T6">///</text:span><text:span text:style-name="T11"> </text:span><text:span text:style-name="T6">&lt;printlinestmt&gt;</text:span><text:span text:style-name="T11">:= printline </text:span><text:span text:style-name="T6">&lt;expr&gt;</text:span><text:span text:style-name="T11">;</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pan><text:span text:style-name="T6">&lt;Expr&gt;</text:span><text:span text:style-name="T11"> <text:s/>::= <text:s/></text:span><text:span text:style-name="T6">&lt;Term&gt;</text:span><text:span text:style-name="T11"> | </text:span><text:span text:style-name="T6">&lt;Term&gt;</text:span><text:span text:style-name="T11"> { + | - } </text:span><text:span text:style-name="T6">&lt;Expr&gt;</text:span></text:p>
            <text:p text:style-name="P8"><text:span text:style-name="T15"><text:s text:c="8"/></text:span><text:span text:style-name="T6">///</text:span><text:span text:style-name="T11"> </text:span><text:span text:style-name="T6">&lt;Term&gt;</text:span><text:span text:style-name="T11"> ::= <text:s/></text:span><text:span text:style-name="T6">&lt;Factor&gt;</text:span><text:span text:style-name="T11"> | </text:span><text:span text:style-name="T6">&lt;Factor&gt;</text:span><text:span text:style-name="T11"> <text:s/>{*|/} </text:span><text:span text:style-name="T6">&lt;Term&gt;</text:span></text:p>
            <text:p text:style-name="P8"><text:span text:style-name="T15"><text:s text:c="8"/></text:span><text:span text:style-name="T6">///</text:span><text:span text:style-name="T11"> </text:span><text:span text:style-name="T6">&lt;Factor&gt;</text:span><text:span text:style-name="T11">::= <text:s/></text:span><text:span text:style-name="T6">&lt;number&gt;</text:span><text:span text:style-name="T11"> | ( </text:span><text:span text:style-name="T6">&lt;expr&gt;</text:span><text:span text:style-name="T11"> ) | {+|-} </text:span><text:span text:style-name="T6">&lt;factor&gt;</text:span></text:p>
            <text:p text:style-name="P8"><text:soft-page-break/><text:span text:style-name="T15"><text:s text:c="8"/></text:span><text:span text:style-name="T6">///</text:span><text:span text:style-name="T11"> <text:s text:c="6"/></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ArrayList</text:span><text:span text:style-name="T15"> StatementList()</text:span></text:p>
            <text:p text:style-name="P6"><text:s text:c="8"/>{</text:p>
            <text:p text:style-name="P8"><text:span text:style-name="T15"><text:s text:c="12"/></text:span><text:span text:style-name="T21">ArrayList</text:span><text:span text:style-name="T15"> arr = </text:span><text:span text:style-name="T18">new</text:span><text:span text:style-name="T15"> </text:span><text:span text:style-name="T21">ArrayList</text:span><text:span text:style-name="T15">();</text:span></text:p>
            <text:p text:style-name="P8"><text:span text:style-name="T15"><text:s text:c="12"/></text:span><text:span text:style-name="T18">while</text:span><text:span text:style-name="T15"> (Current_Token != </text:span><text:span text:style-name="T21">TOKEN</text:span><text:span text:style-name="T15">.TOK_NULL)</text:span></text:p>
            <text:p text:style-name="P6"><text:s text:c="12"/>{</text:p>
            <text:p text:style-name="P8"><text:span text:style-name="T15"><text:s text:c="16"/></text:span><text:span text:style-name="T21">Stmt</text:span><text:span text:style-name="T15"> temp = Statement();</text:span></text:p>
            <text:p text:style-name="P8"><text:span text:style-name="T15"><text:s text:c="16"/></text:span><text:span text:style-name="T18">if</text:span><text:span text:style-name="T15"> (temp != </text:span><text:span text:style-name="T18">null</text:span><text:span text:style-name="T15">)</text:span></text:p>
            <text:p text:style-name="P6"><text:s text:c="16"/>{</text:p>
            <text:p text:style-name="P6"><text:s text:c="20"/>arr.Add(temp);</text:p>
            <text:p text:style-name="P6"><text:s text:c="16"/>}</text:p>
            <text:p text:style-name="P6"><text:s text:c="12"/>}</text:p>
            <text:p text:style-name="P8"><text:span text:style-name="T15"><text:s text:c="12"/></text:span><text:span text:style-name="T18">return</text:span><text:span text:style-name="T15"> arr;</text:span></text:p>
            <text:p text:style-name="P6"><text:s text:c="8"/>}</text:p>
          </table:table-cell>
        </table:table-row>
      </table:table>
      <text:p text:style-name="Standard"/>
      <text:p text:style-name="Standard"/>
      <text:p text:style-name="Standard">The method Statement queries the statement type and parses the rest of the statement. </text:p>
      <text:p text:style-name="Standard"/>
      <table:table table:name="Table27" table:style-name="Table27">
        <table:table-column table:style-name="Table27.A"/>
        <table:table-row>
          <table:table-cell table:style-name="Table27.A1" office:value-type="string">
            <text:p text:style-name="P8"><text:span text:style-name="T6"><text:s/>///</text:span><text:span text:style-name="T11"> </text:span><text:span text:style-name="T6">&lt;summary&gt;</text:span></text:p>
            <text:p text:style-name="P8"><text:span text:style-name="T15"><text:s text:c="8"/></text:span><text:span text:style-name="T6">///</text:span><text:span text:style-name="T11"> <text:s text:c="3"/>This Routine Queries Statement Type </text:span></text:p>
            <text:p text:style-name="P8"><text:span text:style-name="T15"><text:s text:c="8"/></text:span><text:span text:style-name="T6">///</text:span><text:span text:style-name="T11"> <text:s text:c="3"/>to take the appropriate Branch...</text:span></text:p>
            <text:p text:style-name="P8"><text:span text:style-name="T15"><text:s text:c="8"/></text:span><text:span text:style-name="T6">///</text:span><text:span text:style-name="T11"> <text:s text:c="3"/>Currently , only Print and PrintLine statement</text:span></text:p>
            <text:p text:style-name="P8"><text:span text:style-name="T15"><text:s text:c="8"/></text:span><text:span text:style-name="T6">///</text:span><text:span text:style-name="T11"> <text:s text:c="3"/>are supported..</text:span></text:p>
            <text:p text:style-name="P8"><text:span text:style-name="T15"><text:s text:c="8"/></text:span><text:span text:style-name="T6">///</text:span><text:span text:style-name="T11"> <text:s text:c="3"/>if a line does not start with Print or PrintLine ..</text:span></text:p>
            <text:p text:style-name="P8"><text:span text:style-name="T15"><text:s text:c="8"/></text:span><text:span text:style-name="T6">///</text:span><text:span text:style-name="T11"> <text:s text:c="3"/>an exception is throw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Stmt</text:span><text:span text:style-name="T15"> Statement()</text:span></text:p>
            <text:p text:style-name="P6"><text:s text:c="8"/>{</text:p>
            <text:p text:style-name="P8"><text:span text:style-name="T15"><text:s text:c="12"/></text:span><text:span text:style-name="T21">Stmt</text:span><text:span text:style-name="T15"> retval = </text:span><text:span text:style-name="T18">null</text:span><text:span text:style-name="T15">;</text:span></text:p>
            <text:p text:style-name="P8"><text:span text:style-name="T15"><text:s text:c="12"/></text:span><text:span text:style-name="T18">switch</text:span><text:span text:style-name="T15"> (Current_Token)</text:span></text:p>
            <text:p text:style-name="P6"><text:s text:c="12"/>{</text:p>
            <text:p text:style-name="P8"><text:span text:style-name="T15"><text:s text:c="16"/></text:span><text:span text:style-name="T18">case</text:span><text:span text:style-name="T15"> </text:span><text:span text:style-name="T21">TOKEN</text:span><text:span text:style-name="T15">.TOK_PRINT:</text:span></text:p>
            <text:p text:style-name="P6"><text:s text:c="20"/>retval = ParsePrintStatement();</text:p>
            <text:p text:style-name="P6"><text:s text:c="20"/>GetNext();</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1">TOKEN</text:span><text:span text:style-name="T15">.TOK_PRINTLN:</text:span></text:p>
            <text:p text:style-name="P6"><text:s text:c="20"/>retval = ParsePrintLNStatement();</text:p>
            <text:p text:style-name="P6"><text:s text:c="20"/>GetNext();</text:p>
            <text:p text:style-name="P8"><text:span text:style-name="T15"><text:s text:c="20"/></text:span><text:span text:style-name="T18">break</text:span><text:span text:style-name="T15">;</text:span></text:p>
            <text:p text:style-name="P8"><text:span text:style-name="T15"><text:s text:c="16"/></text:span><text:span text:style-name="T18">default</text:span><text:span text:style-name="T15">:</text:span></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span text:style-name="T25">"Invalid statement"</text:span><text:span text:style-name="T15">);</text:span></text:p>
            <text:p text:style-name="P8"><text:span text:style-name="T15"><text:s text:c="20"/></text:span><text:span text:style-name="T18">break</text:span><text:span text:style-name="T15">;</text:span></text:p>
            <text:p text:style-name="P6"><text:s text:c="12"/>}</text:p>
            <text:p text:style-name="P8"><text:span text:style-name="T15"><text:s text:c="12"/></text:span><text:span text:style-name="T18">return</text:span><text:span text:style-name="T15"> retval;</text:span></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arse the Print Staement .. The grammar is </text:span></text:p>
            <text:p text:style-name="P8"><text:span text:style-name="T15"><text:s text:c="8"/></text:span><text:span text:style-name="T6">///</text:span><text:span text:style-name="T11"> <text:s text:c="3"/>PRINT </text:span><text:span text:style-name="T6">&lt;expr&gt;</text:span><text:span text:style-name="T11"> ;</text:span></text:p>
            <text:p text:style-name="P8"><text:span text:style-name="T15"><text:s text:c="8"/></text:span><text:span text:style-name="T6">///</text:span><text:span text:style-name="T11"> <text:s text:c="3"/>Once you are in this subroutine , we are expecting </text:span></text:p>
            <text:p text:style-name="P8"><text:span text:style-name="T15"><text:s text:c="8"/></text:span><text:span text:style-name="T6">///</text:span><text:span text:style-name="T11"> <text:s text:c="3"/>a valid expression ( which will be compiled ) and a</text:span></text:p>
            <text:p text:style-name="P8"><text:span text:style-name="T15"><text:s text:c="8"/></text:span><text:span text:style-name="T6">///</text:span><text:span text:style-name="T11"> <text:s text:c="3"/>semi collon to terminate the line..</text:span></text:p>
            <text:p text:style-name="P8"><text:span text:style-name="T15"><text:s text:c="8"/></text:span><text:span text:style-name="T6">///</text:span><text:span text:style-name="T11"> <text:s text:c="3"/>Once Parse Process is successful , we create a PrintStatement</text:span></text:p>
            <text:p text:style-name="P8"><text:span text:style-name="T15"><text:s text:c="8"/></text:span><text:span text:style-name="T6">///</text:span><text:span text:style-name="T11"> <text:s text:c="3"/>Object..</text:span></text:p>
            <text:p text:style-name="P8"><text:soft-page-break/><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Stmt</text:span><text:span text:style-name="T15"> ParsePrintStatement()</text:span></text:p>
            <text:p text:style-name="P6"><text:s text:c="8"/>{</text:p>
            <text:p text:style-name="P6"><text:s text:c="12"/>GetNext();</text:p>
            <text:p text:style-name="P8"><text:span text:style-name="T15"><text:s text:c="12"/></text:span><text:span text:style-name="T21">Exp</text:span><text:span text:style-name="T15"> a = Expr();</text:span></text:p>
            <text:p text:style-name="P6"/>
            <text:p text:style-name="P8"><text:span text:style-name="T15"><text:s text:c="12"/></text:span><text:span text:style-name="T18">if</text:span><text:span text:style-name="T15"> (Current_Token != </text:span><text:span text:style-name="T21">TOKEN</text:span><text:span text:style-name="T15">.TOK_SEMI)</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 is expected"</text:span><text:span text:style-name="T15">);</text:span></text:p>
            <text:p text:style-name="P6"><text:s text:c="12"/>}</text:p>
            <text:p text:style-name="P8"><text:span text:style-name="T15"><text:s text:c="12"/></text:span><text:span text:style-name="T18">return</text:span><text:span text:style-name="T15"> </text:span><text:span text:style-name="T18">new</text:span><text:span text:style-name="T15"> </text:span><text:span text:style-name="T21">PrintStatement</text:span><text:span text:style-name="T15">(a);</text:span></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arse the PrintLine Staement .. The grammar is </text:span></text:p>
            <text:p text:style-name="P8"><text:span text:style-name="T15"><text:s text:c="8"/></text:span><text:span text:style-name="T6">///</text:span><text:span text:style-name="T11"> <text:s text:c="3"/>PRINTLINE </text:span><text:span text:style-name="T6">&lt;expr&gt;</text:span><text:span text:style-name="T11"> ;</text:span></text:p>
            <text:p text:style-name="P8"><text:span text:style-name="T15"><text:s text:c="8"/></text:span><text:span text:style-name="T6">///</text:span><text:span text:style-name="T11"> <text:s text:c="3"/>Once you are in this subroutine , we are expecting </text:span></text:p>
            <text:p text:style-name="P8"><text:span text:style-name="T15"><text:s text:c="8"/></text:span><text:span text:style-name="T6">///</text:span><text:span text:style-name="T11"> <text:s text:c="3"/>a valid expression ( which will be compiled ) and a</text:span></text:p>
            <text:p text:style-name="P8"><text:span text:style-name="T15"><text:s text:c="8"/></text:span><text:span text:style-name="T6">///</text:span><text:span text:style-name="T11"> <text:s text:c="3"/>semi collon to terminate the line..</text:span></text:p>
            <text:p text:style-name="P8"><text:span text:style-name="T15"><text:s text:c="8"/></text:span><text:span text:style-name="T6">///</text:span><text:span text:style-name="T11"> <text:s text:c="3"/>Once Parse Process is successful , we create a PrintLineStatement</text:span></text:p>
            <text:p text:style-name="P8"><text:span text:style-name="T15"><text:s text:c="8"/></text:span><text:span text:style-name="T6">///</text:span><text:span text:style-name="T11"> <text:s text:c="3"/>Objec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Stmt</text:span><text:span text:style-name="T15"> ParsePrintLNStatement()</text:span></text:p>
            <text:p text:style-name="P6"><text:s text:c="8"/>{</text:p>
            <text:p text:style-name="P6"><text:s text:c="12"/>GetNext();</text:p>
            <text:p text:style-name="P8"><text:span text:style-name="T15"><text:s text:c="12"/></text:span><text:span text:style-name="T21">Exp</text:span><text:span text:style-name="T15"> a = Expr();</text:span></text:p>
            <text:p text:style-name="P6"/>
            <text:p text:style-name="P8"><text:span text:style-name="T15"><text:s text:c="12"/></text:span><text:span text:style-name="T18">if</text:span><text:span text:style-name="T15"> (Current_Token != </text:span><text:span text:style-name="T21">TOKEN</text:span><text:span text:style-name="T15">.TOK_SEMI)</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 is expected"</text:span><text:span text:style-name="T15">);</text:span></text:p>
            <text:p text:style-name="P6"><text:s text:c="12"/>}</text:p>
            <text:p text:style-name="P8"><text:span text:style-name="T15"><text:s text:c="12"/></text:span><text:span text:style-name="T18">return</text:span><text:span text:style-name="T15"> </text:span><text:span text:style-name="T18">new</text:span><text:span text:style-name="T15"> </text:span><text:span text:style-name="T21">PrintLineStatement</text:span><text:span text:style-name="T15">(a);</text:span></text:p>
            <text:p text:style-name="P6"><text:s text:c="8"/>}</text:p>
            <text:p text:style-name="P6"/>
            <text:p text:style-name="P11"/>
          </table:table-cell>
        </table:table-row>
      </table:table>
      <text:p text:style-name="Standard"/>
      <text:p text:style-name="Standard"/>
      <text:p text:style-name="Standard">Finally in the callSlang Project , I have invoked these routines to demonstrate how everything is put together.</text:p>
      <text:p text:style-name="Standard"/>
      <table:table table:name="Table28" table:style-name="Table28">
        <table:table-column table:style-name="Table28.A"/>
        <table:table-row>
          <table:table-cell table:style-name="Table28.A1" office:value-type="string">
            <text:p text:style-name="P8"><text:span text:style-name="T18">using</text:span><text:span text:style-name="T15">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8"><text:span text:style-name="T18">using</text:span><text:span text:style-name="T15"> System.Collections;</text:span></text:p>
            <text:p text:style-name="P8"><text:span text:style-name="T18">using</text:span><text:span text:style-name="T15"> SLANG_DOT_NET;</text:span></text:p>
            <text:p text:style-name="P6"/>
            <text:p text:style-name="P8"><text:span text:style-name="T18">namespace</text:span><text:span text:style-name="T15"> CallSLANG</text:span></text:p>
            <text:p text:style-name="P6">{</text:p>
            <text:p text:style-name="P8"><text:span text:style-name="T15"><text:s text:c="4"/></text:span><text:span text:style-name="T18">class</text:span><text:span text:style-name="T15"> </text:span><text:span text:style-name="T21">Program</text:span></text:p>
            <text:p text:style-name="P6"><text:s text:c="4"/>{</text:p>
            <text:p text:style-name="P8"><text:span text:style-name="T15"><text:s text:c="8"/></text:span><text:span text:style-name="T18">static</text:span><text:span text:style-name="T15"> </text:span><text:span text:style-name="T18">void</text:span><text:span text:style-name="T15"> TestFirstScript()</text:span></text:p>
            <text:p text:style-name="P6"><text:s text:c="8"/>{</text:p>
            <text:p text:style-name="P8"><text:span text:style-name="T15"><text:s text:c="12"/></text:span><text:span text:style-name="T18">string</text:span><text:span text:style-name="T15"> a = </text:span><text:span text:style-name="T25">"PRINTLINE 2*10;"</text:span><text:span text:style-name="T15"> + </text:span><text:span text:style-name="T25">"\r\n"</text:span><text:span text:style-name="T15"> + </text:span><text:span text:style-name="T25">"PRINTLINE 10;\r\n PRINT 2*10;\r\n"</text:span><text:span text:style-name="T15">;</text:span></text:p>
            <text:p text:style-name="P8"><text:span text:style-name="T15"><text:s text:c="12"/></text:span><text:span text:style-name="T21">RDParser</text:span><text:span text:style-name="T15"> p = </text:span><text:span text:style-name="T18">new</text:span><text:span text:style-name="T15"> </text:span><text:span text:style-name="T21">RDParser</text:span><text:span text:style-name="T15">(a);</text:span></text:p>
            <text:p text:style-name="P8"><text:soft-page-break/><text:span text:style-name="T15"><text:s text:c="12"/></text:span><text:span text:style-name="T21">ArrayList</text:span><text:span text:style-name="T15"> arr = p.Parse();</text:span></text:p>
            <text:p text:style-name="P8"><text:span text:style-name="T15"><text:s text:c="12"/></text:span><text:span text:style-name="T18">foreach</text:span><text:span text:style-name="T15"> (</text:span><text:span text:style-name="T18">object</text:span><text:span text:style-name="T15"> obj </text:span><text:span text:style-name="T18">in</text:span><text:span text:style-name="T15"> arr)</text:span></text:p>
            <text:p text:style-name="P6"><text:s text:c="12"/>{</text:p>
            <text:p text:style-name="P8"><text:span text:style-name="T15"><text:s text:c="16"/></text:span><text:span text:style-name="T21">Stmt</text:span><text:span text:style-name="T15"> s = obj </text:span><text:span text:style-name="T18">as</text:span><text:span text:style-name="T15"> </text:span><text:span text:style-name="T21">Stmt</text:span><text:span text:style-name="T15">;</text:span></text:p>
            <text:p text:style-name="P8"><text:span text:style-name="T15"><text:s text:c="16"/>s.Execute(</text:span><text:span text:style-name="T18">null</text:span><text:span text:style-name="T15">);</text:span></text:p>
            <text:p text:style-name="P6"><text:s text:c="12"/>}</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static</text:span><text:span text:style-name="T15"> </text:span><text:span text:style-name="T18">void</text:span><text:span text:style-name="T15"> TestSecondScript()</text:span></text:p>
            <text:p text:style-name="P6"><text:s text:c="8"/>{</text:p>
            <text:p text:style-name="P8"><text:span text:style-name="T15"><text:s text:c="12"/></text:span><text:span text:style-name="T18">string</text:span><text:span text:style-name="T15"> a = </text:span><text:span text:style-name="T25">"PRINTLINE -2*10;"</text:span><text:span text:style-name="T15"> + </text:span><text:span text:style-name="T25">"\r\n"</text:span><text:span text:style-name="T15"> + </text:span><text:span text:style-name="T25">"PRINTLINE -10*-1;\r\n PRINT 2*10;\r\n"</text:span><text:span text:style-name="T15">;</text:span></text:p>
            <text:p text:style-name="P8"><text:span text:style-name="T15"><text:s text:c="12"/></text:span><text:span text:style-name="T21">RDParser</text:span><text:span text:style-name="T15"> p = </text:span><text:span text:style-name="T18">new</text:span><text:span text:style-name="T15"> </text:span><text:span text:style-name="T21">RDParser</text:span><text:span text:style-name="T15">(a);</text:span></text:p>
            <text:p text:style-name="P8"><text:span text:style-name="T15"><text:s text:c="12"/></text:span><text:span text:style-name="T21">ArrayList</text:span><text:span text:style-name="T15"> arr = p.Parse();</text:span></text:p>
            <text:p text:style-name="P8"><text:span text:style-name="T15"><text:s text:c="12"/></text:span><text:span text:style-name="T18">foreach</text:span><text:span text:style-name="T15"> (</text:span><text:span text:style-name="T18">object</text:span><text:span text:style-name="T15"> obj </text:span><text:span text:style-name="T18">in</text:span><text:span text:style-name="T15"> arr)</text:span></text:p>
            <text:p text:style-name="P6"><text:s text:c="12"/>{</text:p>
            <text:p text:style-name="P8"><text:span text:style-name="T15"><text:s text:c="16"/></text:span><text:span text:style-name="T21">Stmt</text:span><text:span text:style-name="T15"> s = obj </text:span><text:span text:style-name="T18">as</text:span><text:span text:style-name="T15"> </text:span><text:span text:style-name="T21">Stmt</text:span><text:span text:style-name="T15">;</text:span></text:p>
            <text:p text:style-name="P8"><text:span text:style-name="T15"><text:s text:c="16"/>s.Execute(</text:span><text:span text:style-name="T18">null</text:span><text:span text:style-name="T15">);</text:span></text:p>
            <text:p text:style-name="P6"><text:s text:c="12"/>}</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args"&gt;&lt;/param&gt;</text:span></text:p>
            <text:p text:style-name="P8"><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6"><text:s text:c="8"/>{</text:p>
            <text:p text:style-name="P8"><text:span text:style-name="T15"><text:s text:c="11"/></text:span><text:span text:style-name="T11">// TestFirstScript();</text:span></text:p>
            <text:p text:style-name="P6"><text:s text:c="12"/>TestSecondScript();</text:p>
            <text:p text:style-name="P8"><text:span text:style-name="T15"><text:s text:c="12"/></text:span><text:span text:style-name="T21">Console</text:span><text:span text:style-name="T15">.Read();</text:span></text:p>
            <text:p text:style-name="P6"><text:s text:c="8"/>}</text:p>
            <text:p text:style-name="P6"><text:s text:c="4"/>}</text:p>
            <text:p text:style-name="P6">}</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 text:c="37"/></text:p>
      <text:p text:style-name="P3"><text:s text:c="62"/><text:span text:style-name="T2"><text:s/>SLANG4.NET</text:span></text:p>
      <text:p text:style-name="P3"/>
      <text:p text:style-name="P3"><text:s text:c="60"/><text:a xlink:type="simple" xlink:href="http://slangfordotnet.codeplex.com/">http://slangfordotnet.codeplex.com</text:a></text:p>
      <text:p text:style-name="P3"><text:span text:style-name="T2"/></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4</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s text:c="50"/>Types, <text:s/>Variables <text:s/>and Assignment Statement</text:p>
      <text:p text:style-name="Standard"/>
      <text:p text:style-name="Standard"/>
      <text:p text:style-name="Standard">In this step , we will support data types and variables to SLANG. Assignment statement will also be implemented in this step. </text:p>
      <text:p text:style-name="Standard"/>
      <text:p text:style-name="Standard"/>
      <text:p text:style-name="Standard">The language supports only three data types viz</text:p>
      <text:p text:style-name="Standard"/>
      <text:p text:style-name="Standard"><text:s text:c="25"/>NUMERIC</text:p>
      <text:p text:style-name="Standard"><text:s text:c="25"/>STRING</text:p>
      <text:p text:style-name="Standard"><text:s text:c="25"/>BOOLEAN</text:p>
      <text:p text:style-name="Standard"/>
      <text:p text:style-name="Standard"/>
      <text:p text:style-name="Standard">Let us add an Enum for data types</text:p>
      <text:p text:style-name="Standard"/>
      <text:p text:style-name="Standard"/>
      <table:table table:name="Table29" table:style-name="Table29">
        <table:table-column table:style-name="Table29.A"/>
        <table:table-row>
          <table:table-cell table:style-name="Table29.A1" office:value-type="string">
            <text:p text:style-name="P8"><text:span text:style-name="T6"><text:s text:c="5"/></text:span><text:span text:style-name="T15"><text:s/></text:span><text:span text:style-name="T6">///</text:span><text:span text:style-name="T11"> </text:span><text:span text:style-name="T6">&lt;summary&gt;</text:span></text:p>
            <text:p text:style-name="P8"><text:span text:style-name="T15"><text:s text:c="4"/></text:span><text:span text:style-name="T6">///</text:span><text:span text:style-name="T11"> <text:s/>Type info enumerations </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enum</text:span><text:span text:style-name="T15"> </text:span><text:span text:style-name="T21">TYPE_INFO</text:span></text:p>
            <text:p text:style-name="P6"><text:s text:c="4"/>{</text:p>
            <text:p text:style-name="P8"><text:span text:style-name="T15"><text:s text:c="8"/>TYPE_ILLEGAL = -1, </text:span><text:span text:style-name="T11">// NOT A TYPE</text:span></text:p>
            <text:p text:style-name="P8"><text:span text:style-name="T15"><text:s text:c="8"/>TYPE_NUMERIC, <text:s text:c="5"/></text:span><text:span text:style-name="T11">// IEEE Double precision floating point </text:span></text:p>
            <text:p text:style-name="P8"><text:span text:style-name="T15"><text:s text:c="8"/>TYPE_BOOL, <text:s text:c="8"/></text:span><text:span text:style-name="T11">// Boolean Data type</text:span></text:p>
            <text:p text:style-name="P8"><text:span text:style-name="T15"><text:s text:c="8"/>TYPE_STRING, <text:s text:c="6"/></text:span><text:span text:style-name="T11">// String data type </text:span></text:p>
            <text:p text:style-name="P6"><text:s text:c="4"/>}</text:p>
            <text:p text:style-name="P6"/>
          </table:table-cell>
        </table:table-row>
      </table:table>
      <text:p text:style-name="Standard"/>
      <text:p text:style-name="Standard">Every variable will have a name , type and a slot for storing it's value in the symbol table. Moreover , Functions return SYMBOL_INFO.</text:p>
      <text:p text:style-name="Standard"/>
      <table:table table:name="Table30" table:style-name="Table30">
        <table:table-column table:style-name="Table30.A"/>
        <table:table-row>
          <table:table-cell table:style-name="Table30.A1" office:value-type="string">
            <text:p text:style-name="P8"><text:span text:style-name="T6"><text:s text:c="4"/></text:span><text:span text:style-name="T15"><text:s/></text:span><text:span text:style-name="T6">///</text:span><text:span text:style-name="T11"> </text:span><text:span text:style-name="T6">&lt;summary&gt;</text:span></text:p>
            <text:p text:style-name="P8"><text:span text:style-name="T15"><text:s text:c="4"/></text:span><text:span text:style-name="T6">///</text:span><text:span text:style-name="T11"> <text:s text:c="3"/>Symbol Table entry for variable</text:span></text:p>
            <text:p text:style-name="P8"><text:span text:style-name="T15"><text:s text:c="4"/></text:span><text:span text:style-name="T6">///</text:span><text:span text:style-name="T11"> <text:s text:c="3"/>using Attributes , one can optimize the</text:span></text:p>
            <text:p text:style-name="P8"><text:span text:style-name="T15"><text:s text:c="4"/></text:span><text:span text:style-name="T6">///</text:span><text:span text:style-name="T11"> <text:s text:c="3"/>storage by simulating C/C++ union.</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SYMBOL_INFO</text:span></text:p>
            <text:p text:style-name="P6"><text:s text:c="4"/>{</text:p>
            <text:p text:style-name="P8"><text:span text:style-name="T15"><text:s text:c="8"/></text:span><text:span text:style-name="T18">public</text:span><text:span text:style-name="T15"> </text:span><text:span text:style-name="T21">String</text:span><text:span text:style-name="T15"> SymbolName; <text:s text:c="2"/></text:span><text:span text:style-name="T11">// Symbol Name</text:span></text:p>
            <text:p text:style-name="P8"><text:span text:style-name="T15"><text:s text:c="8"/></text:span><text:span text:style-name="T18">public</text:span><text:span text:style-name="T15"> </text:span><text:span text:style-name="T21">TYPE_INFO</text:span><text:span text:style-name="T15"> Type; <text:s text:c="5"/></text:span><text:span text:style-name="T11">// Data type</text:span></text:p>
            <text:p text:style-name="P8"><text:span text:style-name="T15"><text:s text:c="8"/></text:span><text:span text:style-name="T18">public</text:span><text:span text:style-name="T15"> </text:span><text:span text:style-name="T21">String</text:span><text:span text:style-name="T15"> str_val; <text:s text:c="5"/></text:span><text:span text:style-name="T11">// memory to hold string </text:span></text:p>
            <text:p text:style-name="P8"><text:span text:style-name="T15"><text:s text:c="8"/></text:span><text:span text:style-name="T18">public</text:span><text:span text:style-name="T15"> </text:span><text:span text:style-name="T18">double</text:span><text:span text:style-name="T15"> dbl_val; <text:s text:c="5"/></text:span><text:span text:style-name="T11">// memory to hold double</text:span></text:p>
            <text:p text:style-name="P8"><text:span text:style-name="T15"><text:s text:c="8"/></text:span><text:span text:style-name="T18">public</text:span><text:span text:style-name="T15"> </text:span><text:span text:style-name="T18">bool</text:span><text:span text:style-name="T15"> bol_val; <text:s text:c="5"/></text:span><text:span text:style-name="T11">// memory to hold boolean</text:span></text:p>
            <text:p text:style-name="P6"><text:s text:c="4"/>}</text:p>
          </table:table-cell>
        </table:table-row>
      </table:table>
      <text:p text:style-name="Standard"/>
      <text:p text:style-name="Standard"/>
      <text:p text:style-name="Standard">The next step is to modify the Exp and Stmt interface to reflect the variable support. </text:p>
      <text:p text:style-name="Standard"><text:soft-page-break/></text:p>
      <text:p text:style-name="Standard"/>
      <text:p text:style-name="Standard"/>
      <table:table table:name="Table31" table:style-name="Table31">
        <table:table-column table:style-name="Table31.A"/>
        <table:table-row>
          <table:table-cell table:style-name="Table31.A1" office:value-type="string">
            <text:p text:style-name="P8"><text:span text:style-name="T4"><text:s text:c="4"/></text:span><text:span text:style-name="T6">///</text:span><text:span text:style-name="T11"> </text:span><text:span text:style-name="T6">&lt;summary&gt;</text:span></text:p>
            <text:p text:style-name="P8"><text:span text:style-name="T15"><text:s text:c="4"/></text:span><text:span text:style-name="T6">///</text:span><text:span text:style-name="T11"> <text:s text:c="4"/>In <text:s/>this Step , we add two more methods to the Exp class</text:span></text:p>
            <text:p text:style-name="P8"><text:span text:style-name="T15"><text:s text:c="4"/></text:span><text:span text:style-name="T6">///</text:span><text:span text:style-name="T11"> <text:s text:c="4"/>TypeCheck =&gt; To do Type analysis</text:span></text:p>
            <text:p text:style-name="P8"><text:span text:style-name="T15"><text:s text:c="4"/></text:span><text:span text:style-name="T6">///</text:span><text:span text:style-name="T11"> <text:s text:c="4"/>get_type <text:s/>=&gt; Type of this node</text:span></text:p>
            <text:p text:style-name="P8"><text:span text:style-name="T15"><text:s text:c="4"/></text:span><text:span text:style-name="T6">///</text:span><text:span text:style-name="T11"> </text:span><text:span text:style-name="T6">&lt;/summary&gt;</text:span></text:p>
            <text:p text:style-name="P8"><text:span text:style-name="T15"><text:s text:c="3"/></text:span><text:span text:style-name="T18">abstract</text:span><text:span text:style-name="T15"> </text:span><text:span text:style-name="T18">class</text:span><text:span text:style-name="T15"> </text:span><text:span text:style-name="T21">Exp</text:span></text:p>
            <text:p text:style-name="P6"><text:s text:c="3"/>{</text:p>
            <text:p text:style-name="P8"><text:span text:style-name="T15"><text:s text:c="7"/></text:span><text:span text:style-name="T18">public</text:span><text:span text:style-name="T15"> </text:span><text:span text:style-name="T18">abstract</text:span><text:span text:style-name="T15"> </text:span><text:span text:style-name="T21">SYMBOL_INFO</text:span><text:span text:style-name="T15"> Evaluate(</text:span><text:span text:style-name="T21">RUNTIME_CONTEXT</text:span><text:span text:style-name="T15"> cont);</text:span></text:p>
            <text:p text:style-name="P8"><text:span text:style-name="T15"><text:s text:c="7"/></text:span><text:span text:style-name="T18">public</text:span><text:span text:style-name="T15"> </text:span><text:span text:style-name="T18">abstract</text:span><text:span text:style-name="T15"> </text:span><text:span text:style-name="T21">TYPE_INFO</text:span><text:span text:style-name="T15"> TypeCheck(</text:span><text:span text:style-name="T21">COMPILATION_CONTEXT</text:span><text:span text:style-name="T15"> cont);</text:span></text:p>
            <text:p text:style-name="P8"><text:span text:style-name="T15"><text:s text:c="7"/></text:span><text:span text:style-name="T18">public</text:span><text:span text:style-name="T15"> </text:span><text:span text:style-name="T18">abstract</text:span><text:span text:style-name="T15"> </text:span><text:span text:style-name="T21">TYPE_INFO</text:span><text:span text:style-name="T15"> get_type();</text:span></text:p>
            <text:p text:style-name="P6"/>
            <text:p text:style-name="P6"><text:s text:c="3"/>}</text:p>
          </table:table-cell>
        </table:table-row>
      </table:table>
      <text:p text:style-name="Standard"/>
      <text:p text:style-name="Standard">The class RunTime context contains the Symbol Table during interpretation.</text:p>
      <text:p text:style-name="Standard"/>
      <table:table table:name="Table32" table:style-name="Table32">
        <table:table-column table:style-name="Table32.A"/>
        <table:table-row>
          <table:table-cell table:style-name="Table32.A1" office:value-type="string">
            <text:p text:style-name="P8"><text:span text:style-name="T6">///</text:span><text:span text:style-name="T11"> </text:span><text:span text:style-name="T6">&lt;summary&gt;</text:span></text:p>
            <text:p text:style-name="P8"><text:span text:style-name="T15"><text:s text:c="4"/></text:span><text:span text:style-name="T6">///</text:span><text:span text:style-name="T11"> <text:s text:c="2"/>A Context is necessary for Variable scope...will be used later <text:s/></text:span></text:p>
            <text:p text:style-name="P8"><text:span text:style-name="T15"><text:s text:c="4"/></text:span><text:span text:style-name="T6">///</text:span><text:span text:style-name="T11"> </text:span><text:span text:style-name="T6">&lt;/summary&gt;</text:span></text:p>
            <text:p text:style-name="P8"><text:span text:style-name="T15"><text:s text:c="3"/></text:span><text:span text:style-name="T18">public</text:span><text:span text:style-name="T15"> </text:span><text:span text:style-name="T18">class</text:span><text:span text:style-name="T15"> </text:span><text:span text:style-name="T21">RUNTIME_CONTEX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Symbol Table for this contex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SymbolTable</text:span><text:span text:style-name="T15"> m_dt;</text:span></text:p>
            <text:p text:style-name="P6"><text:s text:c="5"/></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reate an instance of Symbol 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RUNTIME_CONTEXT()</text:span></text:p>
            <text:p text:style-name="P6"><text:s text:c="8"/>{</text:p>
            <text:p text:style-name="P8"><text:span text:style-name="T15"><text:s text:c="12"/>m_dt = </text:span><text:span text:style-name="T18">new</text:span><text:span text:style-name="T15"> </text:span><text:span text:style-name="T21">SymbolTable</text:span><text:span text:style-name="T15">();</text:span></text:p>
            <text:p text:style-name="P6"><text:s text:c="11"/></text:p>
            <text:p text:style-name="P6"><text:s text:c="8"/>}</text:p>
            <text:p text:style-name="P6"/>
            <text:p text:style-name="P6"><text:s text:c="6"/></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roperty to retrieve 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SymbolTable</text:span><text:span text:style-name="T15"> TABLE</text:span></text:p>
            <text:p text:style-name="P6"><text:s text:c="8"/>{</text:p>
            <text:p text:style-name="P6"/>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m_dt;</text:span></text:p>
            <text:p text:style-name="P6"><text:s text:c="12"/>}</text:p>
            <text:p text:style-name="P6"/>
            <text:p text:style-name="P8"><text:span text:style-name="T15"><text:s text:c="12"/></text:span><text:span text:style-name="T18">set</text:span></text:p>
            <text:p text:style-name="P6"><text:s text:c="12"/>{</text:p>
            <text:p text:style-name="P8"><text:span text:style-name="T15"><text:s text:c="16"/>m_dt = </text:span><text:span text:style-name="T18">value</text:span><text:span text:style-name="T15">;</text:span></text:p>
            <text:p text:style-name="P6"><text:s text:c="12"/>}</text:p>
            <text:p text:style-name="P6"><text:s text:c="8"/>}</text:p>
            <text:p text:style-name="P6"><text:soft-page-break/></text:p>
            <text:p text:style-name="P6"/>
            <text:p text:style-name="P6"/>
            <text:p text:style-name="P6"><text:s text:c="4"/>}</text:p>
          </table:table-cell>
        </table:table-row>
      </table:table>
      <text:p text:style-name="Standard"/>
      <text:p text:style-name="Standard"/>
      <text:p text:style-name="Standard"/>
      <text:p text:style-name="Standard"/>
      <table:table table:name="Table33" table:style-name="Table33">
        <table:table-column table:style-name="Table33.A"/>
        <table:table-row>
          <table:table-cell table:style-name="Table33.A1" office:value-type="string">
            <text:p text:style-name="P8"><text:span text:style-name="T4"><text:s/></text:span><text:span text:style-name="T6">///</text:span><text:span text:style-name="T11"> </text:span><text:span text:style-name="T6">&lt;summary&gt;</text:span></text:p>
            <text:p text:style-name="P8"><text:span text:style-name="T15"><text:s text:c="4"/></text:span><text:span text:style-name="T6">///</text:span><text:span text:style-name="T11"> <text:s text:c="2"/>A Context is necessary for Variable scope...will be used later <text:s/></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COMPILATION_CONTEX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Symbol Table for this contex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SymbolTable</text:span><text:span text:style-name="T15"> m_dt;</text:span></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reate an instance of Symbol 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COMPILATION_CONTEXT()</text:span></text:p>
            <text:p text:style-name="P6"><text:s text:c="8"/>{</text:p>
            <text:p text:style-name="P8"><text:span text:style-name="T15"><text:s text:c="12"/>m_dt = </text:span><text:span text:style-name="T18">new</text:span><text:span text:style-name="T15"> </text:span><text:span text:style-name="T21">SymbolTable</text:span><text:span text:style-name="T15">();</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roperty to retrieve 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SymbolTable</text:span><text:span text:style-name="T15"> TABLE</text:span></text:p>
            <text:p text:style-name="P6"><text:s text:c="8"/>{</text:p>
            <text:p text:style-name="P6"/>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m_dt;</text:span></text:p>
            <text:p text:style-name="P6"><text:s text:c="12"/>}</text:p>
            <text:p text:style-name="P6"/>
            <text:p text:style-name="P8"><text:span text:style-name="T15"><text:s text:c="12"/></text:span><text:span text:style-name="T18">set</text:span></text:p>
            <text:p text:style-name="P6"><text:s text:c="12"/>{</text:p>
            <text:p text:style-name="P8"><text:span text:style-name="T15"><text:s text:c="16"/>m_dt = </text:span><text:span text:style-name="T18">value</text:span><text:span text:style-name="T15">;</text:span></text:p>
            <text:p text:style-name="P6"><text:s text:c="12"/>}</text:p>
            <text:p text:style-name="P6"><text:s text:c="8"/>}</text:p>
            <text:p text:style-name="P6"/>
            <text:p text:style-name="P6"/>
            <text:p text:style-name="P6"/>
            <text:p text:style-name="P6"><text:s text:c="4"/>}</text:p>
            <text:p text:style-name="Table_20_Contents"/>
          </table:table-cell>
        </table:table-row>
      </table:table>
      <text:p text:style-name="Standard"/>
      <text:p text:style-name="Standard"/>
      <text:p text:style-name="Standard">Let us write the code for BooleanConstant <text:s/>node. This will store TRUE or FALSE value.</text:p>
      <text:p text:style-name="Standard"/>
      <table:table table:name="Table34" table:style-name="Table34">
        <table:table-column table:style-name="Table34.A"/>
        <table:table-row>
          <table:table-cell table:style-name="Table34.A1" office:value-type="string">
            <text:p text:style-name="P8"><text:span text:style-name="T4"><text:s/></text:span><text:span text:style-name="T6">///</text:span><text:span text:style-name="T11"> </text:span><text:span text:style-name="T6">&lt;summary&gt;</text:span></text:p>
            <text:p text:style-name="P8"><text:span text:style-name="T15"><text:s text:c="2"/></text:span><text:span text:style-name="T6">///</text:span><text:span text:style-name="T11"> </text:span><text:span text:style-name="T6">&lt;summary&gt;</text:span></text:p>
            <text:p text:style-name="P8"><text:span text:style-name="T15"><text:s text:c="3"/></text:span><text:span text:style-name="T6">///</text:span><text:span text:style-name="T11"> <text:s text:c="3"/>Node for Boolean Constant ( TRUE, FALSE }</text:span></text:p>
            <text:p text:style-name="P8"><text:span text:style-name="T15"><text:s text:c="3"/></text:span><text:span text:style-name="T6">///</text:span><text:span text:style-name="T11"> <text:s text:c="3"/>Value</text:span></text:p>
            <text:p text:style-name="P8"><text:soft-page-break/><text:span text:style-name="T15"><text:s text:c="3"/></text:span><text:span text:style-name="T6">///</text:span><text:span text:style-name="T11"> </text:span><text:span text:style-name="T6">&lt;/summary&gt;</text:span></text:p>
            <text:p text:style-name="P8"><text:span text:style-name="T15"><text:s text:c="3"/></text:span><text:span text:style-name="T18">public</text:span><text:span text:style-name="T15"> </text:span><text:span text:style-name="T18">class</text:span><text:span text:style-name="T15"> </text:span><text:span text:style-name="T21">BooleanConstant</text:span><text:span text:style-name="T15"> : </text:span><text:span text:style-name="T21">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Info Field</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SYMBOL_INFO</text:span><text:span text:style-name="T15"> info;</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Ctor</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pvalue"&gt;&lt;/param&gt;</text:span></text:p>
            <text:p text:style-name="P11"/>
            <text:p text:style-name="P8"><text:span text:style-name="T15"><text:s text:c="7"/></text:span><text:span text:style-name="T18">public</text:span><text:span text:style-name="T15"> BooleanConstant(</text:span><text:span text:style-name="T18">bool</text:span><text:span text:style-name="T15"> pvalue)</text:span></text:p>
            <text:p text:style-name="P6"><text:s text:c="7"/>{</text:p>
            <text:p text:style-name="P8"><text:span text:style-name="T15"><text:s text:c="11"/>info = </text:span><text:span text:style-name="T18">new</text:span><text:span text:style-name="T15"> </text:span><text:span text:style-name="T21">SYMBOL_INFO</text:span><text:span text:style-name="T15">();</text:span></text:p>
            <text:p text:style-name="P8"><text:span text:style-name="T15"><text:s text:c="11"/>info.SymbolName = </text:span><text:span text:style-name="T18">null</text:span><text:span text:style-name="T15">;</text:span></text:p>
            <text:p text:style-name="P6"><text:s text:c="11"/>info.bol_val = pvalue;</text:p>
            <text:p text:style-name="P8"><text:span text:style-name="T15"><text:s text:c="11"/>info.Type = </text:span><text:span text:style-name="T21">TYPE_INFO</text:span><text:span text:style-name="T15">.TYPE_BOOL;</text:span></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Evaluation of boolean will given the valu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18">return</text:span><text:span text:style-name="T15"> info;</text:span></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18">return</text:span><text:span text:style-name="T15"> info.Type;</text:span></text:p>
            <text:p text:style-name="P6"><text:s text:c="7"/>}</text:p>
            <text:p text:style-name="P6"><text:s text:c="6"/></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info.Type;</text:span></text:p>
            <text:p text:style-name="P6"><text:s text:c="7"/>}</text:p>
            <text:p text:style-name="P6"><text:s text:c="3"/>}</text:p>
          </table:table-cell>
        </table:table-row>
      </table:table>
      <text:p text:style-name="Standard"/>
      <text:p text:style-name="Standard">The next thing which we should support is NumericConstant. This will store a IEEE 754 double precision floating point value.</text:p>
      <text:p text:style-name="Standard"/>
      <table:table table:name="Table35" table:style-name="Table35">
        <table:table-column table:style-name="Table35.A"/>
        <table:table-row>
          <table:table-cell table:style-name="Table35.A1" office:value-type="string">
            <text:p text:style-name="P6"><text:span text:style-name="T7">///</text:span><text:span text:style-name="T12"> </text:span><text:span text:style-name="T7">&lt;summary&gt;</text:span></text:p>
            <text:p text:style-name="P8"><text:span text:style-name="T15"><text:s text:c="3"/></text:span><text:span text:style-name="T6">///</text:span><text:span text:style-name="T11"> <text:s text:c="4"/></text:span></text:p>
            <text:p text:style-name="P8"><text:span text:style-name="T15"><text:s text:c="3"/></text:span><text:span text:style-name="T6">///</text:span><text:span text:style-name="T11"> </text:span><text:span text:style-name="T6">&lt;/summary&gt;</text:span></text:p>
            <text:p text:style-name="P8"><text:span text:style-name="T15"><text:s text:c="3"/></text:span><text:span text:style-name="T18">public</text:span><text:span text:style-name="T15"> </text:span><text:span text:style-name="T18">class</text:span><text:span text:style-name="T15"> </text:span><text:span text:style-name="T21">NumericConstant</text:span><text:span text:style-name="T15"> : </text:span><text:span text:style-name="T21">Exp</text:span></text:p>
            <text:p text:style-name="P6"><text:soft-page-break/><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Info field</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SYMBOL_INFO</text:span><text:span text:style-name="T15"> info;</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pvalue"&gt;&lt;/param&gt;</text:span></text:p>
            <text:p text:style-name="P8"><text:span text:style-name="T15"><text:s text:c="7"/></text:span><text:span text:style-name="T18">public</text:span><text:span text:style-name="T15"> NumericConstant(</text:span><text:span text:style-name="T18">double</text:span><text:span text:style-name="T15"> pvalue)</text:span></text:p>
            <text:p text:style-name="P6"><text:s text:c="7"/>{</text:p>
            <text:p text:style-name="P8"><text:span text:style-name="T15"><text:s text:c="11"/>info = </text:span><text:span text:style-name="T18">new</text:span><text:span text:style-name="T15"> </text:span><text:span text:style-name="T21">SYMBOL_INFO</text:span><text:span text:style-name="T15">();</text:span></text:p>
            <text:p text:style-name="P8"><text:span text:style-name="T15"><text:s text:c="11"/>info.SymbolName = </text:span><text:span text:style-name="T18">null</text:span><text:span text:style-name="T15">;</text:span></text:p>
            <text:p text:style-name="P6"><text:s text:c="11"/>info.dbl_val = pvalue;</text:p>
            <text:p text:style-name="P8"><text:span text:style-name="T15"><text:s text:c="11"/>info.Type = </text:span><text:span text:style-name="T21">TYPE_INFO</text:span><text:span text:style-name="T15">.TYPE_NUMERIC;</text:span></text:p>
            <text:p text:style-name="P6"/>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Evaluation of boolean will given the valu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18">return</text:span><text:span text:style-name="T15"> info;</text:span></text:p>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18">return</text:span><text:span text:style-name="T15"> info.Type;</text:span></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info.Type;</text:span></text:p>
            <text:p text:style-name="P6"><text:s text:c="7"/>}</text:p>
            <text:p text:style-name="P6"><text:s text:c="6"/></text:p>
            <text:p text:style-name="P6"/>
            <text:p text:style-name="P6"><text:s text:c="3"/>}</text:p>
            <text:p text:style-name="Table_20_Contents"/>
          </table:table-cell>
        </table:table-row>
      </table:table>
      <text:p text:style-name="Standard"/>
      <text:p text:style-name="Standard">The AST node for storing String Literal is as given below</text:p>
      <text:p text:style-name="Standard"/>
      <text:p text:style-name="Standard"/>
      <table:table table:name="Table36" table:style-name="Table36">
        <table:table-column table:style-name="Table36.A"/>
        <text:soft-page-break/>
        <table:table-row>
          <table:table-cell table:style-name="Table36.A1" office:value-type="string">
            <text:p text:style-name="P8"><text:span text:style-name="T6"><text:s/>///</text:span><text:span text:style-name="T11"> </text:span><text:span text:style-name="T6">&lt;summary&gt;</text:span></text:p>
            <text:p text:style-name="P8"><text:span text:style-name="T15"><text:s text:c="3"/></text:span><text:span text:style-name="T6">///</text:span><text:span text:style-name="T11"> <text:s text:c="2"/>To Store Literal string enclosed <text:s text:c="2"/></text:span></text:p>
            <text:p text:style-name="P8"><text:span text:style-name="T15"><text:s text:c="3"/></text:span><text:span text:style-name="T6">///</text:span><text:span text:style-name="T11"> <text:s text:c="2"/>in Quotes <text:s/></text:span></text:p>
            <text:p text:style-name="P8"><text:span text:style-name="T15"><text:s text:c="3"/></text:span><text:span text:style-name="T6">///</text:span><text:span text:style-name="T11"> </text:span><text:span text:style-name="T6">&lt;/summary&gt;</text:span></text:p>
            <text:p text:style-name="P8"><text:span text:style-name="T15"><text:s text:c="2"/></text:span><text:span text:style-name="T18">public</text:span><text:span text:style-name="T15"> </text:span><text:span text:style-name="T18">class</text:span><text:span text:style-name="T15"> </text:span><text:span text:style-name="T21">StringLiteral</text:span><text:span text:style-name="T15"> : </text:span><text:span text:style-name="T21">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info field</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SYMBOL_INFO</text:span><text:span text:style-name="T15"> info;</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Ctor</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pvalue"&gt;&lt;/param&gt;</text:span></text:p>
            <text:p text:style-name="P8"><text:span text:style-name="T15"><text:s text:c="7"/></text:span><text:span text:style-name="T18">public</text:span><text:span text:style-name="T15"> StringLiteral(</text:span><text:span text:style-name="T18">string</text:span><text:span text:style-name="T15"> pvalue)</text:span></text:p>
            <text:p text:style-name="P6"><text:s text:c="7"/>{</text:p>
            <text:p text:style-name="P8"><text:span text:style-name="T15"><text:s text:c="11"/>info = </text:span><text:span text:style-name="T18">new</text:span><text:span text:style-name="T15"> </text:span><text:span text:style-name="T21">SYMBOL_INFO</text:span><text:span text:style-name="T15">();</text:span></text:p>
            <text:p text:style-name="P8"><text:span text:style-name="T15"><text:s text:c="11"/>info.SymbolName = </text:span><text:span text:style-name="T18">null</text:span><text:span text:style-name="T15">;</text:span></text:p>
            <text:p text:style-name="P6"><text:s text:c="11"/>info.str_val = pvalue;</text:p>
            <text:p text:style-name="P8"><text:span text:style-name="T15"><text:s text:c="11"/>info.Type = </text:span><text:span text:style-name="T21">TYPE_INFO</text:span><text:span text:style-name="T15">.TYPE_STRING;</text:span></text:p>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Evaluation of boolean will given the valu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18">return</text:span><text:span text:style-name="T15"> info;</text:span></text:p>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18">return</text:span><text:span text:style-name="T15"> info.Type;</text:span></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info.Type;</text:span></text:p>
            <text:p text:style-name="P6"><text:s text:c="7"/>}</text:p>
            <text:p text:style-name="P6"><text:s text:c="7"/></text:p>
            <text:p text:style-name="P6"><text:s text:c="3"/>}</text:p>
          </table:table-cell>
        </table:table-row>
      </table:table>
      <text:p text:style-name="Standard"/>
      <text:p text:style-name="Standard">Addding support to variable is an involved activity. <text:s/>The code has been extensively commented to explain the rationale.</text:p>
      <text:p text:style-name="Standard"><text:soft-page-break/></text:p>
      <table:table table:name="Table37" table:style-name="Table37">
        <table:table-column table:style-name="Table37.A"/>
        <table:table-row>
          <table:table-cell table:style-name="Table37.A1" office:value-type="string">
            <text:p text:style-name="P8"><text:span text:style-name="T4"><text:s/></text:span><text:span text:style-name="T6">///</text:span><text:span text:style-name="T11"> </text:span><text:span text:style-name="T6">&lt;summary&gt;</text:span></text:p>
            <text:p text:style-name="P8"><text:span text:style-name="T15"><text:s text:c="3"/></text:span><text:span text:style-name="T6">///</text:span><text:span text:style-name="T11"> <text:s text:c="3"/>Node to store Variables</text:span></text:p>
            <text:p text:style-name="P8"><text:span text:style-name="T15"><text:s text:c="3"/></text:span><text:span text:style-name="T6">///</text:span><text:span text:style-name="T11"> <text:s text:c="3"/>The data types supported are</text:span></text:p>
            <text:p text:style-name="P8"><text:span text:style-name="T15"><text:s text:c="3"/></text:span><text:span text:style-name="T6">///</text:span><text:span text:style-name="T11"> <text:s text:c="5"/>NUMERIC</text:span></text:p>
            <text:p text:style-name="P8"><text:span text:style-name="T15"><text:s text:c="3"/></text:span><text:span text:style-name="T6">///</text:span><text:span text:style-name="T11"> <text:s text:c="5"/>STRING</text:span></text:p>
            <text:p text:style-name="P8"><text:span text:style-name="T15"><text:s text:c="3"/></text:span><text:span text:style-name="T6">///</text:span><text:span text:style-name="T11"> <text:s text:c="5"/>BOOLEAN</text:span></text:p>
            <text:p text:style-name="P8"><text:span text:style-name="T15"><text:s text:c="3"/></text:span><text:span text:style-name="T6">///</text:span><text:span text:style-name="T11"> <text:s text:c="3"/>The node store only the variable name , the </text:span></text:p>
            <text:p text:style-name="P8"><text:span text:style-name="T15"><text:s text:c="3"/></text:span><text:span text:style-name="T6">///</text:span><text:span text:style-name="T11"> <text:s text:c="3"/>associated data will be found in the </text:span></text:p>
            <text:p text:style-name="P8"><text:span text:style-name="T15"><text:s text:c="3"/></text:span><text:span text:style-name="T6">///</text:span><text:span text:style-name="T11"> <text:s text:c="3"/>Symbol Table attached to the </text:span></text:p>
            <text:p text:style-name="P8"><text:span text:style-name="T15"><text:s text:c="3"/></text:span><text:span text:style-name="T6">///</text:span><text:span text:style-name="T11"> <text:s text:c="5"/>COMPILATION_CONTEXT </text:span></text:p>
            <text:p text:style-name="P8"><text:span text:style-name="T15"><text:s text:c="3"/></text:span><text:span text:style-name="T6">///</text:span><text:span text:style-name="T11"> <text:s text:c="3"/></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public</text:span><text:span text:style-name="T15"> </text:span><text:span text:style-name="T18">class</text:span><text:span text:style-name="T15"> </text:span><text:span text:style-name="T21">Variable</text:span><text:span text:style-name="T15"> : </text:span><text:span text:style-name="T21">Exp</text:span></text:p>
            <text:p text:style-name="P6"><text:s text:c="3"/>{</text:p>
            <text:p text:style-name="P8"><text:span text:style-name="T15"><text:s text:c="7"/></text:span><text:span text:style-name="T18">private</text:span><text:span text:style-name="T15"> </text:span><text:span text:style-name="T18">string</text:span><text:span text:style-name="T15"> m_name; <text:s/></text:span><text:span text:style-name="T11">// Var name</text:span></text:p>
            <text:p text:style-name="P8"><text:span text:style-name="T15"><text:s text:c="7"/></text:span><text:span text:style-name="T21">TYPE_INFO</text:span><text:span text:style-name="T15"> _type; <text:s text:c="7"/></text:span><text:span text:style-name="T11">// Type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this Ctor just stores the variable nam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inf"&gt;&lt;/param&gt;</text:span></text:p>
            <text:p text:style-name="P8"><text:span text:style-name="T15"><text:s text:c="7"/></text:span><text:span text:style-name="T18">public</text:span><text:span text:style-name="T15"> Variable(</text:span><text:span text:style-name="T21">SYMBOL_INFO</text:span><text:span text:style-name="T15"> inf)</text:span></text:p>
            <text:p text:style-name="P6"><text:s text:c="7"/>{</text:p>
            <text:p text:style-name="P6"><text:s text:c="11"/>m_name = inf.SymbolName;</text:p>
            <text:p text:style-name="P6"/>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Creates a new symbol and puts into the symbol table</text:span></text:p>
            <text:p text:style-name="P8"><text:span text:style-name="T15"><text:s text:c="7"/></text:span><text:span text:style-name="T6">///</text:span><text:span text:style-name="T11"> <text:s text:c="4"/>and stores the key ( variable name )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st"&gt;&lt;/param&gt;</text:span></text:p>
            <text:p text:style-name="P8"><text:span text:style-name="T15"><text:s text:c="7"/></text:span><text:span text:style-name="T6">///</text:span><text:span text:style-name="T11"> </text:span><text:span text:style-name="T6">&lt;param name="name"&gt;&lt;/param&gt;</text:span></text:p>
            <text:p text:style-name="P8"><text:span text:style-name="T15"><text:s text:c="7"/></text:span><text:span text:style-name="T6">///</text:span><text:span text:style-name="T11"> </text:span><text:span text:style-name="T6">&lt;param name="_value"&gt;&lt;/param&gt;</text:span></text:p>
            <text:p text:style-name="P8"><text:span text:style-name="T15"><text:s text:c="7"/></text:span><text:span text:style-name="T18">public</text:span><text:span text:style-name="T15"> Variable(</text:span><text:span text:style-name="T21">COMPILATION_CONTEXT</text:span><text:span text:style-name="T15"> st, </text:span><text:span text:style-name="T21">String</text:span><text:span text:style-name="T15"> name, </text:span><text:span text:style-name="T18">double</text:span><text:span text:style-name="T15"> _value)</text:span></text:p>
            <text:p text:style-name="P6"><text:s text:c="7"/>{</text:p>
            <text:p text:style-name="P8"><text:span text:style-name="T15"><text:s text:c="11"/></text:span><text:span text:style-name="T21">SYMBOL_INFO</text:span><text:span text:style-name="T15"> s = </text:span><text:span text:style-name="T18">new</text:span><text:span text:style-name="T15"> </text:span><text:span text:style-name="T21">SYMBOL_INFO</text:span><text:span text:style-name="T15">();</text:span></text:p>
            <text:p text:style-name="P6"><text:s text:c="11"/>s.SymbolName = name;</text:p>
            <text:p text:style-name="P8"><text:span text:style-name="T15"><text:s text:c="11"/>s.Type = </text:span><text:span text:style-name="T21">TYPE_INFO</text:span><text:span text:style-name="T15">.TYPE_NUMERIC;</text:span></text:p>
            <text:p text:style-name="P6"><text:s text:c="11"/>s.dbl_val = _value;</text:p>
            <text:p text:style-name="P6"><text:s text:c="11"/>st.TABLE.Add(s);</text:p>
            <text:p text:style-name="P6"><text:s text:c="11"/>m_name = name;</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Creates a new symbol and puts into the symbol table</text:span></text:p>
            <text:p text:style-name="P8"><text:span text:style-name="T15"><text:s text:c="7"/></text:span><text:span text:style-name="T6">///</text:span><text:span text:style-name="T11"> <text:s text:c="4"/>and stores the key ( variable name )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st"&gt;&lt;/param&gt;</text:span></text:p>
            <text:p text:style-name="P8"><text:span text:style-name="T15"><text:s text:c="7"/></text:span><text:span text:style-name="T6">///</text:span><text:span text:style-name="T11"> </text:span><text:span text:style-name="T6">&lt;param name="name"&gt;&lt;/param&gt;</text:span></text:p>
            <text:p text:style-name="P8"><text:span text:style-name="T15"><text:s text:c="7"/></text:span><text:span text:style-name="T6">///</text:span><text:span text:style-name="T11"> </text:span><text:span text:style-name="T6">&lt;param name="_value"&gt;&lt;/param&gt;</text:span></text:p>
            <text:p text:style-name="P8"><text:span text:style-name="T15"><text:s text:c="7"/></text:span><text:span text:style-name="T18">public</text:span><text:span text:style-name="T15"> Variable(</text:span><text:span text:style-name="T21">COMPILATION_CONTEXT</text:span><text:span text:style-name="T15"> st, </text:span><text:span text:style-name="T21">String</text:span><text:span text:style-name="T15"> name, </text:span><text:span text:style-name="T18">bool</text:span><text:span text:style-name="T15"> _value)</text:span></text:p>
            <text:p text:style-name="P6"><text:s text:c="7"/>{</text:p>
            <text:p text:style-name="P8"><text:span text:style-name="T15"><text:s text:c="11"/></text:span><text:span text:style-name="T21">SYMBOL_INFO</text:span><text:span text:style-name="T15"> s = </text:span><text:span text:style-name="T18">new</text:span><text:span text:style-name="T15"> </text:span><text:span text:style-name="T21">SYMBOL_INFO</text:span><text:span text:style-name="T15">();</text:span></text:p>
            <text:p text:style-name="P6"><text:s text:c="11"/>s.SymbolName = name;</text:p>
            <text:p text:style-name="P8"><text:span text:style-name="T15"><text:s text:c="11"/>s.Type = </text:span><text:span text:style-name="T21">TYPE_INFO</text:span><text:span text:style-name="T15">.TYPE_BOOL;</text:span></text:p>
            <text:p text:style-name="P6"><text:s text:c="11"/>s.bol_val = _value;</text:p>
            <text:p text:style-name="P6"><text:s text:c="11"/>st.TABLE.Add(s);</text:p>
            <text:p text:style-name="P6"><text:s text:c="11"/>m_name = name;</text:p>
            <text:p text:style-name="P6"><text:soft-page-break/><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Creates a new symbol and puts into the symbol table</text:span></text:p>
            <text:p text:style-name="P8"><text:span text:style-name="T15"><text:s text:c="7"/></text:span><text:span text:style-name="T6">///</text:span><text:span text:style-name="T11"> <text:s text:c="4"/>and stores the key ( variable name )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st"&gt;&lt;/param&gt;</text:span></text:p>
            <text:p text:style-name="P8"><text:span text:style-name="T15"><text:s text:c="7"/></text:span><text:span text:style-name="T6">///</text:span><text:span text:style-name="T11"> </text:span><text:span text:style-name="T6">&lt;param name="name"&gt;&lt;/param&gt;</text:span></text:p>
            <text:p text:style-name="P8"><text:span text:style-name="T15"><text:s text:c="7"/></text:span><text:span text:style-name="T6">///</text:span><text:span text:style-name="T11"> </text:span><text:span text:style-name="T6">&lt;param name="_value"&gt;&lt;/param&gt;</text:span></text:p>
            <text:p text:style-name="P8"><text:span text:style-name="T15"><text:s text:c="7"/></text:span><text:span text:style-name="T18">public</text:span><text:span text:style-name="T15"> Variable(</text:span><text:span text:style-name="T21">COMPILATION_CONTEXT</text:span><text:span text:style-name="T15"> st, </text:span><text:span text:style-name="T21">String</text:span><text:span text:style-name="T15"> name, </text:span><text:span text:style-name="T18">string</text:span><text:span text:style-name="T15"> _value)</text:span></text:p>
            <text:p text:style-name="P6"><text:s text:c="7"/>{</text:p>
            <text:p text:style-name="P8"><text:span text:style-name="T15"><text:s text:c="11"/></text:span><text:span text:style-name="T21">SYMBOL_INFO</text:span><text:span text:style-name="T15"> s = </text:span><text:span text:style-name="T18">new</text:span><text:span text:style-name="T15"> </text:span><text:span text:style-name="T21">SYMBOL_INFO</text:span><text:span text:style-name="T15">();</text:span></text:p>
            <text:p text:style-name="P6"><text:s text:c="11"/>s.SymbolName = name;</text:p>
            <text:p text:style-name="P8"><text:span text:style-name="T15"><text:s text:c="11"/>s.Type = </text:span><text:span text:style-name="T21">TYPE_INFO</text:span><text:span text:style-name="T15">.TYPE_STRING;</text:span></text:p>
            <text:p text:style-name="P6"><text:s text:c="11"/>s.str_val = _value;</text:p>
            <text:p text:style-name="P6"><text:s text:c="11"/>st.TABLE.Add(s);</text:p>
            <text:p text:style-name="P6"><text:s text:c="11"/>m_name = name;</text:p>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Retrieves the name of the Variable ( method version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11"/>
            <text:p text:style-name="P8"><text:span text:style-name="T15"><text:s text:c="7"/></text:span><text:span text:style-name="T18">public</text:span><text:span text:style-name="T15"> </text:span><text:span text:style-name="T18">string</text:span><text:span text:style-name="T15"> GetName()</text:span></text:p>
            <text:p text:style-name="P6"><text:s text:c="7"/>{</text:p>
            <text:p text:style-name="P8"><text:span text:style-name="T15"><text:s text:c="11"/></text:span><text:span text:style-name="T18">return</text:span><text:span text:style-name="T15"> m_name;</text:span></text:p>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Retrieves the name of the Variable ( property version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string</text:span><text:span text:style-name="T15"> Name</text:span></text:p>
            <text:p text:style-name="P6"><text:s text:c="7"/>{</text:p>
            <text:p text:style-name="P8"><text:span text:style-name="T15"><text:s text:c="11"/></text:span><text:span text:style-name="T18">get</text:span></text:p>
            <text:p text:style-name="P6"><text:s text:c="11"/>{</text:p>
            <text:p text:style-name="P8"><text:span text:style-name="T15"><text:s text:c="15"/></text:span><text:span text:style-name="T18">return</text:span><text:span text:style-name="T15"> m_name;</text:span></text:p>
            <text:p text:style-name="P6"><text:s text:c="11"/>}</text:p>
            <text:p text:style-name="P6"/>
            <text:p text:style-name="P8"><text:span text:style-name="T15"><text:s text:c="11"/></text:span><text:span text:style-name="T18">set</text:span></text:p>
            <text:p text:style-name="P6"><text:s text:c="11"/>{</text:p>
            <text:p text:style-name="P8"><text:span text:style-name="T15"><text:s text:c="15"/>m_name = </text:span><text:span text:style-name="T18">value</text:span><text:span text:style-name="T15">;</text:span></text:p>
            <text:p text:style-name="P6"><text:s text:c="11"/>}</text:p>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To Evaluate a variable , we just need to do a lookup</text:span></text:p>
            <text:p text:style-name="P8"><text:span text:style-name="T15"><text:s text:c="7"/></text:span><text:span text:style-name="T6">///</text:span><text:span text:style-name="T11"> <text:s text:c="3"/>in the Symbol table ( of RUNTIME_CONTEXT )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st"&gt;&lt;/param&gt;</text:span></text:p>
            <text:p text:style-name="P8"><text:span text:style-name="T15"><text:s text:c="7"/></text:span><text:span text:style-name="T6">///</text:span><text:span text:style-name="T11"> </text:span><text:span text:style-name="T6">&lt;param name="glb"&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6"/>
            <text:p text:style-name="P8"><text:span text:style-name="T15"><text:s text:c="11"/></text:span><text:span text:style-name="T18">if</text:span><text:span text:style-name="T15"> (cont.TABLE == </text:span><text:span text:style-name="T18">null</text:span><text:span text:style-name="T15">)</text:span></text:p>
            <text:p text:style-name="P6"><text:s text:c="11"/>{</text:p>
            <text:p text:style-name="P8"><text:span text:style-name="T15"><text:s text:c="15"/></text:span><text:span text:style-name="T18">return</text:span><text:span text:style-name="T15"> </text:span><text:span text:style-name="T18">null</text:span><text:span text:style-name="T15">;</text:span></text:p>
            <text:p text:style-name="P6"><text:soft-page-break/><text:s text:c="11"/>}</text:p>
            <text:p text:style-name="P8"><text:span text:style-name="T15"><text:s text:c="11"/></text:span><text:span text:style-name="T18">else</text:span></text:p>
            <text:p text:style-name="P6"><text:s text:c="11"/>{</text:p>
            <text:p text:style-name="P8"><text:span text:style-name="T15"><text:s text:c="15"/></text:span><text:span text:style-name="T21">SYMBOL_INFO</text:span><text:span text:style-name="T15"> a = cont.TABLE.Get(m_name);</text:span></text:p>
            <text:p text:style-name="P8"><text:span text:style-name="T15"><text:s text:c="15"/></text:span><text:span text:style-name="T18">return</text:span><text:span text:style-name="T15"> a;</text:span></text:p>
            <text:p text:style-name="P6"><text:s text:c="11"/>}</text:p>
            <text:p text:style-name="P6"/>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Look it up in the Symbol Table and </text:span></text:p>
            <text:p text:style-name="P8"><text:span text:style-name="T15"><text:s text:c="7"/></text:span><text:span text:style-name="T6">///</text:span><text:span text:style-name="T11"> <text:s text:c="4"/>return the 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6"/>
            <text:p text:style-name="P8"><text:span text:style-name="T15"><text:s text:c="11"/></text:span><text:span text:style-name="T18">if</text:span><text:span text:style-name="T15"> (cont.TABLE == </text:span><text:span text:style-name="T18">null</text:span><text:span text:style-name="T15">)</text:span></text:p>
            <text:p text:style-name="P6"><text:s text:c="11"/>{</text:p>
            <text:p text:style-name="P8"><text:span text:style-name="T15"><text:s text:c="15"/></text:span><text:span text:style-name="T18">return</text:span><text:span text:style-name="T15"> </text:span><text:span text:style-name="T21">TYPE_INFO</text:span><text:span text:style-name="T15">.TYPE_ILLEGAL;</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21">SYMBOL_INFO</text:span><text:span text:style-name="T15"> a = cont.TABLE.Get(m_name);</text:span></text:p>
            <text:p text:style-name="P8"><text:span text:style-name="T15"><text:s text:c="15"/></text:span><text:span text:style-name="T18">if</text:span><text:span text:style-name="T15"> (a != </text:span><text:span text:style-name="T18">null</text:span><text:span text:style-name="T15">)</text:span></text:p>
            <text:p text:style-name="P6"><text:s text:c="15"/>{</text:p>
            <text:p text:style-name="P6"><text:s text:c="19"/>_type = a.Type;</text:p>
            <text:p text:style-name="P8"><text:span text:style-name="T15"><text:s text:c="19"/></text:span><text:span text:style-name="T18">return</text:span><text:span text:style-name="T15"> _type;</text:span></text:p>
            <text:p text:style-name="P6"/>
            <text:p text:style-name="P6"><text:s text:c="15"/>}</text:p>
            <text:p text:style-name="P6"/>
            <text:p text:style-name="P6"/>
            <text:p text:style-name="P8"><text:span text:style-name="T15"><text:s text:c="15"/></text:span><text:span text:style-name="T18">return</text:span><text:span text:style-name="T15"> </text:span><text:span text:style-name="T21">TYPE_INFO</text:span><text:span text:style-name="T15">.TYPE_ILLEGAL;</text:span></text:p>
            <text:p text:style-name="P6"/>
            <text:p text:style-name="P6"><text:s text:c="11"/>}</text:p>
            <text:p text:style-name="P6"/>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this should only be called after the TypeCheck method</text:span></text:p>
            <text:p text:style-name="P8"><text:span text:style-name="T15"><text:s text:c="7"/></text:span><text:span text:style-name="T6">///</text:span><text:span text:style-name="T11"> <text:s text:c="4"/>has been invoked on AST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text:s text:c="5"/></text:p>
            <text:p text:style-name="P6"/>
            <text:p text:style-name="P6"><text:s text:c="3"/>}</text:p>
          </table:table-cell>
        </table:table-row>
      </table:table>
      <text:p text:style-name="Standard"/>
      <text:p text:style-name="Standard"/>
      <text:p text:style-name="Standard">At this point of time Expression hierarchy ( without operators ) looks like as follows</text:p>
      <text:p text:style-name="Standard"/>
      <text:p text:style-name="Standard"/>
      <text:p text:style-name="Standard"><text:soft-page-break/></text:p>
      <text:p text:style-name="Standard"/>
      <text:p text:style-name="Standard"/>
      <text:p text:style-name="Standard"/>
      <text:p text:style-name="Standard"/>
      <text:p text:style-name="Standard">class Exp</text:p>
      <text:p text:style-name="Standard"><text:s text:c="5"/>class BooleanConstant</text:p>
      <text:p text:style-name="Standard"><text:s text:c="5"/>class NumericConstant</text:p>
      <text:p text:style-name="Standard"><text:s text:c="5"/>class StringLiteral</text:p>
      <text:p text:style-name="Standard"><text:s text:c="5"/>class Variable</text:p>
      <text:p text:style-name="Standard"/>
      <text:p text:style-name="Standard"/>
      <text:p text:style-name="Standard"/>
      <text:p text:style-name="Standard">Once we have created nodes to represents constants of the type which we are planning to support , we created a variable node. The next challenge is to add support for the operators. Till now , I had UnaryExp and BinaryExp. For clarity , I will have classes like Plus ( + ) , Minus (-) , Div ( / ) and Mul <text:s/>( *) for BinaryExp and will have classes UnaryPlus ( + ) , UnaryMinus ( -) for Unary operators</text:p>
      <text:p text:style-name="Standard"/>
      <text:p text:style-name="Standard"/>
      <text:p text:style-name="Standard">The first operator to be supported is Binary + </text:p>
      <text:p text:style-name="Standard"/>
      <text:p text:style-name="Standard"/>
      <text:p text:style-name="Standard"/>
      <table:table table:name="Table38" table:style-name="Table38">
        <table:table-column table:style-name="Table38.A"/>
        <table:table-row>
          <table:table-cell table:style-name="Table38.A1" office:value-type="string">
            <text:p text:style-name="P6"><text:span text:style-name="T7">///</text:span><text:span text:style-name="T12"> </text:span><text:span text:style-name="T7">&lt;summary&gt;</text:span></text:p>
            <text:p text:style-name="P8"><text:span text:style-name="T15"><text:s text:c="3"/></text:span><text:span text:style-name="T6">///</text:span><text:span text:style-name="T11"> <text:s text:c="3"/>the node to represent Binary + </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public</text:span><text:span text:style-name="T15"> </text:span><text:span text:style-name="T18">class</text:span><text:span text:style-name="T15"> </text:span><text:span text:style-name="T21">BinaryPlus</text:span><text:span text:style-name="T15"> : </text:span><text:span text:style-name="T21">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lus has got a left expression (exp1 )</text:span></text:p>
            <text:p text:style-name="P8"><text:span text:style-name="T15"><text:s text:c="7"/></text:span><text:span text:style-name="T6">///</text:span><text:span text:style-name="T11"> <text:s/>and a right expression...</text:span></text:p>
            <text:p text:style-name="P8"><text:span text:style-name="T15"><text:s text:c="7"/></text:span><text:span text:style-name="T6">///</text:span><text:span text:style-name="T11"> <text:s/>and a Associated type informat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Exp</text:span><text:span text:style-name="T15"> exp1, exp2;</text:span></text:p>
            <text:p text:style-name="P8"><text:span text:style-name="T15"><text:s text:c="7"/></text:span><text:span text:style-name="T21">TYPE_INFO</text:span><text:span text:style-name="T15"> _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e1"&gt;&lt;/param&gt;</text:span></text:p>
            <text:p text:style-name="P8"><text:span text:style-name="T15"><text:s text:c="7"/></text:span><text:span text:style-name="T6">///</text:span><text:span text:style-name="T11"> </text:span><text:span text:style-name="T6">&lt;param name="e2"&gt;&lt;/param&gt;</text:span></text:p>
            <text:p text:style-name="P8"><text:span text:style-name="T15"><text:s text:c="7"/></text:span><text:span text:style-name="T18">public</text:span><text:span text:style-name="T15"> BinaryPlus(</text:span><text:span text:style-name="T21">Exp</text:span><text:span text:style-name="T15"> e1, </text:span><text:span text:style-name="T21">Exp</text:span><text:span text:style-name="T15"> e2)</text:span></text:p>
            <text:p text:style-name="P6"><text:s text:c="7"/>{</text:p>
            <text:p text:style-name="P6"><text:s text:c="11"/>exp1 = e1; exp2 = e2;</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11"/>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oft-page-break/><text:span text:style-name="T15"><text:s text:c="11"/></text:span><text:span text:style-name="T21">SYMBOL_INFO</text:span><text:span text:style-name="T15"> eval_left = exp1.Evaluate(cont);</text:span></text:p>
            <text:p text:style-name="P8"><text:span text:style-name="T15"><text:s text:c="11"/></text:span><text:span text:style-name="T21">SYMBOL_INFO</text:span><text:span text:style-name="T15"> eval_right = exp2.Evaluate(cont);</text:span></text:p>
            <text:p text:style-name="P6"/>
            <text:p text:style-name="P8"><text:span text:style-name="T15"><text:s text:c="11"/></text:span><text:span text:style-name="T18">if</text:span><text:span text:style-name="T15"> (eval_left.Type == </text:span><text:span text:style-name="T21">TYPE_INFO</text:span><text:span text:style-name="T15">.TYPE_STRING &amp;&amp;</text:span></text:p>
            <text:p text:style-name="P8"><text:span text:style-name="T15"><text:s text:c="15"/>eval_right.Type == </text:span><text:span text:style-name="T21">TYPE_INFO</text:span><text:span text:style-name="T15">.TYPE_STRING)</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str_val = eval_left.str_val + eval_right.str_val;</text:p>
            <text:p text:style-name="P8"><text:span text:style-name="T15"><text:s text:c="15"/>ret_val.Type = </text:span><text:span text:style-name="T21">TYPE_INFO</text:span><text:span text:style-name="T15">.TYPE_STRING;</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text:s text:c="11"/>}</text:p>
            <text:p text:style-name="P8"><text:span text:style-name="T15"><text:s text:c="11"/></text:span><text:span text:style-name="T18">else</text:span><text:span text:style-name="T15"> </text:span><text:span text:style-name="T18">if</text:span><text:span text:style-name="T15"> (eval_left.Type == </text:span><text:span text:style-name="T21">TYPE_INFO</text:span><text:span text:style-name="T15">.TYPE_NUMERIC &amp;&amp;</text:span></text:p>
            <text:p text:style-name="P8"><text:span text:style-name="T15"><text:s text:c="15"/>eval_righ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 + eval_righ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p1.TypeCheck(cont);</text:span></text:p>
            <text:p text:style-name="P8"><text:span text:style-name="T15"><text:s text:c="11"/></text:span><text:span text:style-name="T21">TYPE_INFO</text:span><text:span text:style-name="T15"> eval_right = exp2.TypeCheck(cont);</text:span></text:p>
            <text:p text:style-name="P6"/>
            <text:p text:style-name="P8"><text:span text:style-name="T15"><text:s text:c="11"/></text:span><text:span text:style-name="T18">if</text:span><text:span text:style-name="T15"> (eval_left == eval_right &amp;&amp; eval_left != </text:span><text:span text:style-name="T21">TYPE_INFO</text:span><text:span text:style-name="T15">.TYPE_BOOL)</text:span></text:p>
            <text:p text:style-name="P6"><text:s text:c="11"/>{</text:p>
            <text:p text:style-name="P6"><text:s text:c="15"/>_type = eval_left;</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 failure"</text:span><text:span text:style-name="T15">);</text:span></text:p>
            <text:p text:style-name="P6"/>
            <text:p text:style-name="P6"><text:s text:c="11"/>}</text:p>
            <text:p text:style-name="P6"><text:s text:c="7"/>}</text:p>
            <text:p text:style-name="P6"/>
            <text:p text:style-name="P6"/>
            <text:p text:style-name="P6"><text:s text:c="4"/></text:p>
            <text:p text:style-name="P6"/>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oft-page-break/><text:span text:style-name="T15"><text:s text:c="11"/></text:span><text:span text:style-name="T18">return</text:span><text:span text:style-name="T15"> _type;</text:span></text:p>
            <text:p text:style-name="P6"><text:s text:c="7"/>}</text:p>
            <text:p text:style-name="P6"/>
            <text:p text:style-name="P6"><text:s text:c="3"/>}</text:p>
          </table:table-cell>
        </table:table-row>
      </table:table>
      <text:p text:style-name="Standard"/>
      <text:p text:style-name="Standard"/>
      <text:p text:style-name="Standard">Where as Evaluate routine for StringLiteral , NumericConstant , BooleanConstant and Variable just involves returning the SYMBOL_INO , in the case of Operators things are bit evolved...</text:p>
      <text:p text:style-name="Standard"/>
      <text:p text:style-name="Standard"/>
      <table:table table:name="Table39" table:style-name="Table39">
        <table:table-column table:style-name="Table39.A"/>
        <table:table-row>
          <table:table-cell table:style-name="Table39.A1" office:value-type="string">
            <text:p text:style-name="P8"><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11"/>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p1.Evaluate(cont);</text:span></text:p>
            <text:p text:style-name="P8"><text:span text:style-name="T15"><text:s text:c="11"/></text:span><text:span text:style-name="T21">SYMBOL_INFO</text:span><text:span text:style-name="T15"> eval_right = exp2.Evaluate(cont);</text:span></text:p>
            <text:p text:style-name="P6"/>
            <text:p text:style-name="P8"><text:span text:style-name="T15"><text:s text:c="11"/></text:span><text:span text:style-name="T18">if</text:span><text:span text:style-name="T15"> (eval_left.Type == </text:span><text:span text:style-name="T21">TYPE_INFO</text:span><text:span text:style-name="T15">.TYPE_STRING &amp;&amp;</text:span></text:p>
            <text:p text:style-name="P8"><text:span text:style-name="T15"><text:s text:c="15"/>eval_right.Type == </text:span><text:span text:style-name="T21">TYPE_INFO</text:span><text:span text:style-name="T15">.TYPE_STRING)</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str_val = eval_left.str_val + eval_right.str_val;</text:p>
            <text:p text:style-name="P8"><text:span text:style-name="T15"><text:s text:c="15"/>ret_val.Type = </text:span><text:span text:style-name="T21">TYPE_INFO</text:span><text:span text:style-name="T15">.TYPE_STRING;</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text:s text:c="11"/>}</text:p>
            <text:p text:style-name="P8"><text:span text:style-name="T15"><text:s text:c="11"/></text:span><text:span text:style-name="T18">else</text:span><text:span text:style-name="T15"> </text:span><text:span text:style-name="T18">if</text:span><text:span text:style-name="T15"> (eval_left.Type == </text:span><text:span text:style-name="T21">TYPE_INFO</text:span><text:span text:style-name="T15">.TYPE_NUMERIC &amp;&amp;</text:span></text:p>
            <text:p text:style-name="P8"><text:span text:style-name="T15"><text:s text:c="15"/>eval_righ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 + eval_righ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Table_20_Contents"/>
          </table:table-cell>
        </table:table-row>
      </table:table>
      <text:p text:style-name="Standard"/>
      <text:p text:style-name="Standard">In the above code snippet , Left and Right expressions are evaluated and the types are queried. In our compiler , operations involving numerics and strings are successful only if all the operands are of the same type.</text:p>
      <text:p text:style-name="Standard"/>
      <text:p text:style-name="Standard">The routine TypeCheck is similar to Evaluate. Only difference is that TypeCheck updates the type information of the nodes in a Recursive manner. The routine get_type is only valid once you have <text:soft-page-break/>called TypeCheck routine.</text:p>
      <text:p text:style-name="Standard"/>
      <text:p text:style-name="Standard"/>
      <text:p text:style-name="Standard"/>
      <text:p text:style-name="Standard">BinaryMinus is similar to BinaryPlus. The only difference is only Numerics can be subtracted. </text:p>
      <text:p text:style-name="Standard"/>
      <table:table table:name="Table40" table:style-name="Table40">
        <table:table-column table:style-name="Table40.A"/>
        <table:table-row>
          <table:table-cell table:style-name="Table40.A1" office:value-type="string">
            <text:p text:style-name="P8"><text:span text:style-name="T4"><text:s/></text:span><text:span text:style-name="T6">///</text:span><text:span text:style-name="T11"> </text:span><text:span text:style-name="T6">&lt;summary&gt;</text:span></text:p>
            <text:p text:style-name="P8"><text:span text:style-name="T15"><text:s text:c="3"/></text:span><text:span text:style-name="T6">///</text:span><text:span text:style-name="T11"> </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class</text:span><text:span text:style-name="T15"> </text:span><text:span text:style-name="T21">BinaryMinus</text:span><text:span text:style-name="T15"> : </text:span><text:span text:style-name="T21">Exp</text:span></text:p>
            <text:p text:style-name="P6"><text:s text:c="3"/>{</text:p>
            <text:p text:style-name="P8"><text:span text:style-name="T15"><text:s text:c="7"/></text:span><text:span text:style-name="T18">private</text:span><text:span text:style-name="T15"> </text:span><text:span text:style-name="T21">Exp</text:span><text:span text:style-name="T15"> exp1, exp2;</text:span></text:p>
            <text:p text:style-name="P8"><text:span text:style-name="T15"><text:s text:c="7"/></text:span><text:span text:style-name="T21">TYPE_INFO</text:span><text:span text:style-name="T15"> _type;</text:span></text:p>
            <text:p text:style-name="P6"/>
            <text:p text:style-name="P8"><text:span text:style-name="T15"><text:s text:c="7"/></text:span><text:span text:style-name="T18">public</text:span><text:span text:style-name="T15"> BinaryMinus(</text:span><text:span text:style-name="T21">Exp</text:span><text:span text:style-name="T15"> e1, </text:span><text:span text:style-name="T21">Exp</text:span><text:span text:style-name="T15"> e2)</text:span></text:p>
            <text:p text:style-name="P6"><text:s text:c="7"/>{</text:p>
            <text:p text:style-name="P6"><text:s text:c="11"/>exp1 = e1; exp2 = e2;</text:p>
            <text:p text:style-name="P6"><text:s text:c="7"/>}</text:p>
            <text:p text:style-name="P6"/>
            <text:p text:style-name="P6"/>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p1.Evaluate(cont);</text:span></text:p>
            <text:p text:style-name="P8"><text:span text:style-name="T15"><text:s text:c="11"/></text:span><text:span text:style-name="T21">SYMBOL_INFO</text:span><text:span text:style-name="T15"> eval_right = exp2.Evaluate(cont);</text:span></text:p>
            <text:p text:style-name="P6"/>
            <text:p text:style-name="P8"><text:span text:style-name="T15"><text:s text:c="11"/></text:span><text:span text:style-name="T18">if</text:span><text:span text:style-name="T15"> (eval_left.Type == </text:span><text:span text:style-name="T21">TYPE_INFO</text:span><text:span text:style-name="T15">.TYPE_NUMERIC &amp;&amp;</text:span></text:p>
            <text:p text:style-name="P8"><text:span text:style-name="T15"><text:s text:c="15"/>eval_righ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 - eval_righ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p1.TypeCheck(cont);</text:span></text:p>
            <text:p text:style-name="P8"><text:span text:style-name="T15"><text:s text:c="11"/></text:span><text:span text:style-name="T21">TYPE_INFO</text:span><text:span text:style-name="T15"> eval_right = exp2.TypeCheck(cont);</text:span></text:p>
            <text:p text:style-name="P6"/>
            <text:p text:style-name="P8"><text:span text:style-name="T15"><text:s text:c="11"/></text:span><text:span text:style-name="T18">if</text:span><text:span text:style-name="T15"> (eval_left == eval_right &amp;&amp; eval_left == </text:span><text:span text:style-name="T21">TYPE_INFO</text:span><text:span text:style-name="T15">.TYPE_NUMERIC)</text:span></text:p>
            <text:p text:style-name="P6"><text:s text:c="11"/>{</text:p>
            <text:p text:style-name="P6"><text:soft-page-break/><text:s text:c="15"/>_type = eval_left;</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 failure"</text:span><text:span text:style-name="T15">);</text:span></text:p>
            <text:p text:style-name="P6"/>
            <text:p text:style-name="P6"><text:s text:c="11"/>}</text:p>
            <text:p text:style-name="P6"><text:s text:c="7"/>}</text:p>
            <text:p text:style-name="P6"/>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text:s text:c="7"/></text:p>
            <text:p text:style-name="P6"/>
            <text:p text:style-name="P6"><text:s text:c="3"/>}</text:p>
            <text:p text:style-name="Table_20_Contents"/>
          </table:table-cell>
        </table:table-row>
      </table:table>
      <text:p text:style-name="Standard"/>
      <text:p text:style-name="Standard"/>
      <text:p text:style-name="Standard">Multiplication and Division operators are only valid for Numeric Types. If you have understood the implementation of BinaryPlus , the Mul and Div operators are easy to follow</text:p>
      <text:p text:style-name="Standard"/>
      <table:table table:name="Table41" table:style-name="Table41">
        <table:table-column table:style-name="Table41.A"/>
        <table:table-row>
          <table:table-cell table:style-name="Table41.A1" office:value-type="string">
            <text:p text:style-name="P11">///</text:p>
            <text:p text:style-name="P8"><text:span text:style-name="T15"><text:s text:c="3"/></text:span><text:span text:style-name="T6">///</text:span><text:span text:style-name="T11"> </text:span><text:span text:style-name="T6">&lt;summary&gt;</text:span></text:p>
            <text:p text:style-name="P8"><text:span text:style-name="T15"><text:s text:c="3"/></text:span><text:span text:style-name="T6">///</text:span><text:span text:style-name="T11"> </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class</text:span><text:span text:style-name="T15"> </text:span><text:span text:style-name="T21">Mul</text:span><text:span text:style-name="T15"> : </text:span><text:span text:style-name="T21">Exp</text:span></text:p>
            <text:p text:style-name="P6"><text:s text:c="3"/>{</text:p>
            <text:p text:style-name="P8"><text:span text:style-name="T15"><text:s text:c="7"/></text:span><text:span text:style-name="T18">private</text:span><text:span text:style-name="T15"> </text:span><text:span text:style-name="T21">Exp</text:span><text:span text:style-name="T15"> exp1, exp2;</text:span></text:p>
            <text:p text:style-name="P8"><text:span text:style-name="T15"><text:s text:c="7"/></text:span><text:span text:style-name="T21">TYPE_INFO</text:span><text:span text:style-name="T15"> _type;</text:span></text:p>
            <text:p text:style-name="P6"/>
            <text:p text:style-name="P8"><text:span text:style-name="T15"><text:s text:c="7"/></text:span><text:span text:style-name="T18">public</text:span><text:span text:style-name="T15"> Mul(</text:span><text:span text:style-name="T21">Exp</text:span><text:span text:style-name="T15"> e1, </text:span><text:span text:style-name="T21">Exp</text:span><text:span text:style-name="T15"> e2)</text:span></text:p>
            <text:p text:style-name="P6"><text:s text:c="7"/>{</text:p>
            <text:p text:style-name="P6"><text:s text:c="11"/>exp1 = e1; exp2 = e2;</text:p>
            <text:p text:style-name="P6"><text:s text:c="7"/>}</text:p>
            <text:p text:style-name="P6"/>
            <text:p text:style-name="P6"/>
            <text:p text:style-name="P6"/>
            <text:p text:style-name="P6"/>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p1.Evaluate(cont);</text:span></text:p>
            <text:p text:style-name="P8"><text:span text:style-name="T15"><text:s text:c="11"/></text:span><text:span text:style-name="T21">SYMBOL_INFO</text:span><text:span text:style-name="T15"> eval_right = exp2.Evaluate(cont);</text:span></text:p>
            <text:p text:style-name="P6"/>
            <text:p text:style-name="P8"><text:span text:style-name="T15"><text:s text:c="11"/></text:span><text:span text:style-name="T18">if</text:span><text:span text:style-name="T15"> (eval_left.Type == </text:span><text:span text:style-name="T21">TYPE_INFO</text:span><text:span text:style-name="T15">.TYPE_NUMERIC &amp;&amp;</text:span></text:p>
            <text:p text:style-name="P8"><text:span text:style-name="T15"><text:s text:c="15"/>eval_righ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 * eval_righ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oft-page-break/><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p1.TypeCheck(cont);</text:span></text:p>
            <text:p text:style-name="P8"><text:span text:style-name="T15"><text:s text:c="11"/></text:span><text:span text:style-name="T21">TYPE_INFO</text:span><text:span text:style-name="T15"> eval_right = exp2.TypeCheck(cont);</text:span></text:p>
            <text:p text:style-name="P6"/>
            <text:p text:style-name="P8"><text:span text:style-name="T15"><text:s text:c="11"/></text:span><text:span text:style-name="T18">if</text:span><text:span text:style-name="T15"> (eval_left == eval_right &amp;&amp; eval_left == </text:span><text:span text:style-name="T21">TYPE_INFO</text:span><text:span text:style-name="T15">.TYPE_NUMERIC)</text:span></text:p>
            <text:p text:style-name="P6"><text:s text:c="11"/>{</text:p>
            <text:p text:style-name="P6"><text:s text:c="15"/>_type = eval_left;</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 failure"</text:span><text:span text:style-name="T15">);</text:span></text:p>
            <text:p text:style-name="P6"/>
            <text:p text:style-name="P6"><text:s text:c="11"/>}</text:p>
            <text:p text:style-name="P6"><text:s text:c="7"/>}</text:p>
            <text:p text:style-name="P6"/>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
            <text:p text:style-name="P6"><text:s text:c="4"/></text:p>
            <text:p text:style-name="P6"/>
            <text:p text:style-name="P6"><text:s text:c="3"/>}</text:p>
            <text:p text:style-name="P8"><text:span text:style-name="T15"><text:s text:c="3"/></text:span><text:span text:style-name="T6">///</text:span><text:span text:style-name="T11"> </text:span><text:span text:style-name="T6">&lt;summary&gt;</text:span></text:p>
            <text:p text:style-name="P8"><text:span text:style-name="T15"><text:s text:c="3"/></text:span><text:span text:style-name="T6">///</text:span><text:span text:style-name="T11"> </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class</text:span><text:span text:style-name="T15"> </text:span><text:span text:style-name="T21">Div</text:span><text:span text:style-name="T15"> : </text:span><text:span text:style-name="T21">Exp</text:span></text:p>
            <text:p text:style-name="P6"><text:s text:c="3"/>{</text:p>
            <text:p text:style-name="P8"><text:span text:style-name="T15"><text:s text:c="7"/></text:span><text:span text:style-name="T18">private</text:span><text:span text:style-name="T15"> </text:span><text:span text:style-name="T21">Exp</text:span><text:span text:style-name="T15"> exp1, exp2;</text:span></text:p>
            <text:p text:style-name="P8"><text:span text:style-name="T15"><text:s text:c="7"/></text:span><text:span text:style-name="T21">TYPE_INFO</text:span><text:span text:style-name="T15"> _type;</text:span></text:p>
            <text:p text:style-name="P6"/>
            <text:p text:style-name="P8"><text:span text:style-name="T15"><text:s text:c="7"/></text:span><text:span text:style-name="T18">public</text:span><text:span text:style-name="T15"> Div(</text:span><text:span text:style-name="T21">Exp</text:span><text:span text:style-name="T15"> e1, </text:span><text:span text:style-name="T21">Exp</text:span><text:span text:style-name="T15"> e2)</text:span></text:p>
            <text:p text:style-name="P6"><text:s text:c="7"/>{</text:p>
            <text:p text:style-name="P6"><text:s text:c="11"/>exp1 = e1; exp2 = e2;</text:p>
            <text:p text:style-name="P6"><text:s text:c="7"/>}</text:p>
            <text:p text:style-name="P6"/>
            <text:p text:style-name="P6"/>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oft-page-break/><text:span text:style-name="T15"><text:s text:c="11"/></text:span><text:span text:style-name="T21">SYMBOL_INFO</text:span><text:span text:style-name="T15"> eval_left = exp1.Evaluate(cont);</text:span></text:p>
            <text:p text:style-name="P8"><text:span text:style-name="T15"><text:s text:c="11"/></text:span><text:span text:style-name="T21">SYMBOL_INFO</text:span><text:span text:style-name="T15"> eval_right = exp2.Evaluate(cont);</text:span></text:p>
            <text:p text:style-name="P6"/>
            <text:p text:style-name="P8"><text:span text:style-name="T15"><text:s text:c="11"/></text:span><text:span text:style-name="T18">if</text:span><text:span text:style-name="T15"> (eval_left.Type == </text:span><text:span text:style-name="T21">TYPE_INFO</text:span><text:span text:style-name="T15">.TYPE_NUMERIC &amp;&amp;</text:span></text:p>
            <text:p text:style-name="P8"><text:span text:style-name="T15"><text:s text:c="15"/>eval_righ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 / eval_righ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p1.TypeCheck(cont);</text:span></text:p>
            <text:p text:style-name="P8"><text:span text:style-name="T15"><text:s text:c="11"/></text:span><text:span text:style-name="T21">TYPE_INFO</text:span><text:span text:style-name="T15"> eval_right = exp2.TypeCheck(cont);</text:span></text:p>
            <text:p text:style-name="P6"/>
            <text:p text:style-name="P8"><text:span text:style-name="T15"><text:s text:c="11"/></text:span><text:span text:style-name="T18">if</text:span><text:span text:style-name="T15"> (eval_left == eval_right &amp;&amp; eval_left == </text:span><text:span text:style-name="T21">TYPE_INFO</text:span><text:span text:style-name="T15">.TYPE_NUMERIC)</text:span></text:p>
            <text:p text:style-name="P6"><text:s text:c="11"/>{</text:p>
            <text:p text:style-name="P6"><text:s text:c="15"/>_type = eval_left;</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 failure"</text:span><text:span text:style-name="T15">);</text:span></text:p>
            <text:p text:style-name="P6"/>
            <text:p text:style-name="P6"><text:s text:c="11"/>}</text:p>
            <text:p text:style-name="P6"><text:s text:c="7"/>}</text:p>
            <text:p text:style-name="P6"/>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text:s text:c="6"/></text:p>
            <text:p text:style-name="P6"/>
            <text:p text:style-name="P6"><text:s text:c="3"/>}</text:p>
          </table:table-cell>
        </table:table-row>
      </table:table>
      <text:p text:style-name="Standard"/>
      <text:p text:style-name="Standard"/>
      <text:p text:style-name="Standard"/>
      <text:p text:style-name="Standard">UnaryPlus and UnaryMinus is also similar to the implementation of other operators. Both these operators are only applicable for Numeric data type. </text:p>
      <text:p text:style-name="Standard"><text:soft-page-break/></text:p>
      <text:p text:style-name="Standard"/>
      <text:p text:style-name="Standard"/>
      <text:p text:style-name="Standard"/>
      <text:p text:style-name="Standard"/>
      <table:table table:name="Table42" table:style-name="Table42">
        <table:table-column table:style-name="Table42.A"/>
        <table:table-row>
          <table:table-cell table:style-name="Table42.A1" office:value-type="string">
            <text:p text:style-name="P8"><text:span text:style-name="T4"><text:s/></text:span><text:span text:style-name="T6">///</text:span><text:span text:style-name="T11"> </text:span><text:span text:style-name="T6">&lt;summary&gt;</text:span></text:p>
            <text:p text:style-name="P8"><text:span text:style-name="T15"><text:s text:c="3"/></text:span><text:span text:style-name="T6">///</text:span><text:span text:style-name="T11"> <text:s text:c="3"/>the node to represent Unary + </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class</text:span><text:span text:style-name="T15"> </text:span><text:span text:style-name="T21">UnaryPlus</text:span><text:span text:style-name="T15"> : </text:span><text:span text:style-name="T21">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lus has got a right expression (exp1 )</text:span></text:p>
            <text:p text:style-name="P8"><text:span text:style-name="T15"><text:s text:c="7"/></text:span><text:span text:style-name="T6">///</text:span><text:span text:style-name="T11"> <text:s/>and a Associated type informat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Exp</text:span><text:span text:style-name="T15"> exp1;</text:span></text:p>
            <text:p text:style-name="P8"><text:span text:style-name="T15"><text:s text:c="7"/></text:span><text:span text:style-name="T21">TYPE_INFO</text:span><text:span text:style-name="T15"> _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e1"&gt;&lt;/param&gt;</text:span></text:p>
            <text:p text:style-name="P8"><text:span text:style-name="T15"><text:s text:c="7"/></text:span><text:span text:style-name="T6">///</text:span><text:span text:style-name="T11"> </text:span><text:span text:style-name="T6">&lt;param name="e2"&gt;&lt;/param&gt;</text:span></text:p>
            <text:p text:style-name="P8"><text:span text:style-name="T15"><text:s text:c="7"/></text:span><text:span text:style-name="T18">public</text:span><text:span text:style-name="T15"> UnaryPlus(</text:span><text:span text:style-name="T21">Exp</text:span><text:span text:style-name="T15"> e1)</text:span></text:p>
            <text:p text:style-name="P6"><text:s text:c="7"/>{</text:p>
            <text:p text:style-name="P6"><text:s text:c="11"/>exp1 = e1; </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11"/>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p1.Evaluate(cont);</text:span></text:p>
            <text:p text:style-name="P8"><text:span text:style-name="T15"><text:s text:c="11"/></text:span><text:span text:style-name="T18">if</text:span><text:span text:style-name="T15"> (eval_lef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oft-page-break/><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p1.TypeCheck(cont);</text:span></text:p>
            <text:p text:style-name="P6"><text:s text:c="9"/></text:p>
            <text:p text:style-name="P6"/>
            <text:p text:style-name="P8"><text:span text:style-name="T15"><text:s text:c="11"/></text:span><text:span text:style-name="T18">if</text:span><text:span text:style-name="T15"> (eval_left == </text:span><text:span text:style-name="T21">TYPE_INFO</text:span><text:span text:style-name="T15">.TYPE_NUMERIC)</text:span></text:p>
            <text:p text:style-name="P6"><text:s text:c="11"/>{</text:p>
            <text:p text:style-name="P6"><text:s text:c="15"/>_type = eval_left;</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 failure"</text:span><text:span text:style-name="T15">);</text:span></text:p>
            <text:p text:style-name="P6"/>
            <text:p text:style-name="P6"><text:s text:c="11"/>}</text:p>
            <text:p text:style-name="P6"><text:s text:c="7"/>}</text:p>
            <text:p text:style-name="P6"/>
            <text:p text:style-name="P6"/>
            <text:p text:style-name="P6"/>
            <text:p text:style-name="P6"/>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text:s text:c="3"/>}</text:p>
            <text:p text:style-name="P6"/>
            <text:p text:style-name="P8"><text:span text:style-name="T15"><text:s text:c="3"/></text:span><text:span text:style-name="T6">///</text:span><text:span text:style-name="T11"> </text:span><text:span text:style-name="T6">&lt;summary&gt;</text:span></text:p>
            <text:p text:style-name="P8"><text:span text:style-name="T15"><text:s text:c="3"/></text:span><text:span text:style-name="T6">///</text:span><text:span text:style-name="T11"> <text:s text:c="3"/>the node to represent Unary - </text:span></text:p>
            <text:p text:style-name="P8"><text:span text:style-name="T15"><text:s text:c="3"/></text:span><text:span text:style-name="T6">///</text:span><text:span text:style-name="T11"> </text:span><text:span text:style-name="T6">&lt;/summary&gt;</text:span></text:p>
            <text:p text:style-name="P11"/>
            <text:p text:style-name="P8"><text:span text:style-name="T15"><text:s text:c="3"/></text:span><text:span text:style-name="T18">class</text:span><text:span text:style-name="T15"> </text:span><text:span text:style-name="T21">UnaryMinus</text:span><text:span text:style-name="T15"> : </text:span><text:span text:style-name="T21">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lus has got a right expression (exp1 )</text:span></text:p>
            <text:p text:style-name="P8"><text:span text:style-name="T15"><text:s text:c="7"/></text:span><text:span text:style-name="T6">///</text:span><text:span text:style-name="T11"> <text:s/>and a Associated type informat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Exp</text:span><text:span text:style-name="T15"> exp1;</text:span></text:p>
            <text:p text:style-name="P8"><text:span text:style-name="T15"><text:s text:c="7"/></text:span><text:span text:style-name="T21">TYPE_INFO</text:span><text:span text:style-name="T15"> _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e1"&gt;&lt;/param&gt;</text:span></text:p>
            <text:p text:style-name="P8"><text:span text:style-name="T15"><text:s text:c="7"/></text:span><text:span text:style-name="T6">///</text:span><text:span text:style-name="T11"> </text:span><text:span text:style-name="T6">&lt;param name="e2"&gt;&lt;/param&gt;</text:span></text:p>
            <text:p text:style-name="P8"><text:span text:style-name="T15"><text:s text:c="7"/></text:span><text:span text:style-name="T18">public</text:span><text:span text:style-name="T15"> UnaryMinus(</text:span><text:span text:style-name="T21">Exp</text:span><text:span text:style-name="T15"> e1)</text:span></text:p>
            <text:p text:style-name="P6"><text:s text:c="7"/>{</text:p>
            <text:p text:style-name="P6"><text:s text:c="11"/>exp1 = e1; </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11"/>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p1.Evaluate(cont);</text:span></text:p>
            <text:p text:style-name="P8"><text:soft-page-break/><text:span text:style-name="T15"><text:s text:c="11"/></text:span><text:span text:style-name="T18">if</text:span><text:span text:style-name="T15"> (eval_left.Type == </text:span><text:span text:style-name="T21">TYPE_INFO</text:span><text:span text:style-name="T15">.TYPE_NUMERIC)</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6"><text:s text:c="15"/>ret_val.dbl_val = -eval_left.dbl_val;</text:p>
            <text:p text:style-name="P8"><text:span text:style-name="T15"><text:s text:c="15"/>ret_val.Type = </text:span><text:span text:style-name="T21">TYPE_INFO</text:span><text:span text:style-name="T15">.TYPE_NUMERIC;</text:span></text:p>
            <text:p text:style-name="P8"><text:span text:style-name="T15"><text:s text:c="15"/>ret_val.SymbolName = </text:span><text:span text:style-name="T25">""</text:span><text:span text:style-name="T15">;</text:span></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text:span><text:span text:style-name="T15">);</text:span></text:p>
            <text:p text:style-name="P6"><text:s text:c="11"/>}</text:p>
            <text:p text:style-name="P6"/>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local"&gt;&lt;/param&gt;</text:span></text:p>
            <text:p text:style-name="P8"><text:span text:style-name="T15"><text:s text:c="7"/></text:span><text:span text:style-name="T6">///</text:span><text:span text:style-name="T11"> </text:span><text:span text:style-name="T6">&lt;param name="global"&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p1.TypeCheck(cont);</text:span></text:p>
            <text:p text:style-name="P6"/>
            <text:p text:style-name="P6"/>
            <text:p text:style-name="P8"><text:span text:style-name="T15"><text:s text:c="11"/></text:span><text:span text:style-name="T18">if</text:span><text:span text:style-name="T15"> (eval_left == </text:span><text:span text:style-name="T21">TYPE_INFO</text:span><text:span text:style-name="T15">.TYPE_NUMERIC)</text:span></text:p>
            <text:p text:style-name="P6"><text:s text:c="11"/>{</text:p>
            <text:p text:style-name="P6"><text:s text:c="15"/>_type = eval_left;</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Type mismatch failure"</text:span><text:span text:style-name="T15">);</text:span></text:p>
            <text:p text:style-name="P6"/>
            <text:p text:style-name="P6"><text:s text:c="11"/>}</text:p>
            <text:p text:style-name="P6"><text:s text:c="7"/>}</text:p>
            <text:p text:style-name="P6"/>
            <text:p text:style-name="P6"/>
            <text:p text:style-name="P6"/>
            <text:p text:style-name="P6"/>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text:s text:c="3"/>}</text:p>
          </table:table-cell>
        </table:table-row>
      </table:table>
      <text:p text:style-name="Standard"/>
      <text:p text:style-name="Standard"/>
      <text:p text:style-name="Standard">The statement related nodes are moved to a seperate module by the name AstForStatements. </text:p>
      <text:p text:style-name="Standard"/>
      <text:p text:style-name="Standard">In this step , we have added support for Variable Declaration and Assignment statement. </text:p>
      <text:p text:style-name="Standard"/>
      <text:p text:style-name="Standard">The AST for Variable declaration is given below</text:p>
      <text:p text:style-name="Standard"><text:soft-page-break/></text:p>
      <text:p text:style-name="Standard"/>
      <text:p text:style-name="Standard"/>
      <table:table table:name="Table43" table:style-name="Table43">
        <table:table-column table:style-name="Table43.A"/>
        <table:table-row>
          <table:table-cell table:style-name="Table43.A1" office:value-type="string">
            <text:p text:style-name="P8"><text:span text:style-name="T6">///</text:span><text:span text:style-name="T11"> </text:span><text:span text:style-name="T6">&lt;summary&gt;</text:span></text:p>
            <text:p text:style-name="P8"><text:span text:style-name="T15"><text:s text:c="4"/></text:span><text:span text:style-name="T6">///</text:span><text:span text:style-name="T11"> <text:s text:c="3"/>Compile the Variable Declaration statements</text:span></text:p>
            <text:p text:style-name="P8"><text:span text:style-name="T15"><text:s text:c="4"/></text:span><text:span text:style-name="T6">///</text:span><text:span text:style-name="T11"> </text:span><text:span text:style-name="T6">&lt;/summary&gt;</text:span></text:p>
            <text:p text:style-name="P8"><text:span text:style-name="T15"><text:s text:c="4"/>public </text:span><text:span text:style-name="T18">class</text:span><text:span text:style-name="T15"> </text:span><text:span text:style-name="T21">VariableDeclStatement</text:span><text:span text:style-name="T15"> : </text:span><text:span text:style-name="T21">Stm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SYMBOL_INFO</text:span><text:span text:style-name="T15"> m_inf = </text:span><text:span text:style-name="T18">null</text:span><text:span text:style-name="T15">;</text:span></text:p>
            <text:p text:style-name="P8"><text:span text:style-name="T15"><text:s text:c="8"/></text:span><text:span text:style-name="T21">Variable</text:span><text:span text:style-name="T15"> var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inf"&gt;&lt;/param&gt;</text:span></text:p>
            <text:p text:style-name="P8"><text:span text:style-name="T15"><text:s text:c="8"/></text:span><text:span text:style-name="T18">public</text:span><text:span text:style-name="T15"> VariableDeclStatement(</text:span><text:span text:style-name="T21">SYMBOL_INFO</text:span><text:span text:style-name="T15"> inf)</text:span></text:p>
            <text:p text:style-name="P6"><text:s text:c="8"/>{</text:p>
            <text:p text:style-name="P6"><text:s text:c="12"/>m_inf = inf;</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21">SYMBOL_INFO</text:span><text:span text:style-name="T15"> Execute(</text:span><text:span text:style-name="T21">RUNTIME_CONTEXT</text:span><text:span text:style-name="T15"> cont)</text:span></text:p>
            <text:p text:style-name="P6"><text:s text:c="8"/>{</text:p>
            <text:p text:style-name="P6"><text:s text:c="12"/>cont.TABLE.Add(m_inf);</text:p>
            <text:p text:style-name="P8"><text:span text:style-name="T15"><text:s text:c="12"/>var = </text:span><text:span text:style-name="T18">new</text:span><text:span text:style-name="T15"> </text:span><text:span text:style-name="T21">Variable</text:span><text:span text:style-name="T15">(m_inf);</text:span></text:p>
            <text:p text:style-name="P8"><text:span text:style-name="T15"><text:s text:c="12"/></text:span><text:span text:style-name="T18">return</text:span><text:span text:style-name="T15"> </text:span><text:span text:style-name="T18">null</text:span><text:span text:style-name="T15">;</text:span></text:p>
            <text:p text:style-name="P6"/>
            <text:p text:style-name="P6"><text:s text:c="8"/>}</text:p>
            <text:p text:style-name="P6"/>
            <text:p text:style-name="P6"><text:s text:c="7"/></text:p>
            <text:p text:style-name="P6"/>
            <text:p text:style-name="P6"><text:s text:c="4"/>}</text:p>
            <text:p text:style-name="Table_20_Contents"/>
          </table:table-cell>
        </table:table-row>
      </table:table>
      <text:p text:style-name="Standard"/>
      <text:p text:style-name="Standard"/>
      <text:p text:style-name="Standard">In the parser , before we create VariableDeclStatement node , we need to insert the variable's SYMBOL_INFO into the SymbolTable of the COMPILATION_CONTEXT. <text:s/>The VariableDeclStatement node just stores the variable name in the Variable AST.</text:p>
      <text:p text:style-name="Standard"/>
      <text:p text:style-name="Standard"/>
      <text:p text:style-name="Standard"/>
      <text:p text:style-name="Standard">While Executing the VariableDeclStatement , a Variable is created in the Symbol table of RUNTIME_CONTEXT. </text:p>
      <text:p text:style-name="Standard"/>
      <text:p text:style-name="Standard">Both Compilation Context ( COMPILATION_CONTEXT ) and Run time Context ( RUNTIME_CONTEXT ) just contains references to respective symbol tables. </text:p>
      <text:p text:style-name="Standard"/>
      <text:p text:style-name="Standard"/>
      <text:p text:style-name="Standard"><text:soft-page-break/></text:p>
      <text:p text:style-name="Standard"/>
      <text:p text:style-name="Standard"/>
      <text:p text:style-name="Standard">The AST for Assignment <text:s/>statement is given below</text:p>
      <text:p text:style-name="Standard"/>
      <table:table table:name="Table44" table:style-name="Table44">
        <table:table-column table:style-name="Table44.A"/>
        <table:table-row>
          <table:table-cell table:style-name="Table44.A1" office:value-type="string">
            <text:p text:style-name="P8"><text:span text:style-name="T4"><text:s/></text:span><text:span text:style-name="T6">///</text:span><text:span text:style-name="T11"> </text:span><text:span text:style-name="T6">&lt;summary&gt;</text:span></text:p>
            <text:p text:style-name="P8"><text:span text:style-name="T15"><text:s text:c="4"/></text:span><text:span text:style-name="T6">///</text:span><text:span text:style-name="T11"> <text:s text:c="2"/>Assignment Statement</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AssignmentStatement</text:span><text:span text:style-name="T15"> : </text:span><text:span text:style-name="T21">Stmt</text:span></text:p>
            <text:p text:style-name="P6"><text:s text:c="4"/>{</text:p>
            <text:p text:style-name="P8"><text:span text:style-name="T15"><text:s text:c="8"/></text:span><text:span text:style-name="T18">private</text:span><text:span text:style-name="T15"> </text:span><text:span text:style-name="T21">Variable</text:span><text:span text:style-name="T15"> variable;</text:span></text:p>
            <text:p text:style-name="P8"><text:span text:style-name="T15"><text:s text:c="8"/></text:span><text:span text:style-name="T18">private</text:span><text:span text:style-name="T15"> </text:span><text:span text:style-name="T21">Exp</text:span><text:span text:style-name="T15"> exp1;</text:span></text:p>
            <text:p text:style-name="P6"/>
            <text:p text:style-name="P8"><text:span text:style-name="T15"><text:s text:c="8"/></text:span><text:span text:style-name="T18">public</text:span><text:span text:style-name="T15"> AssignmentStatement(</text:span><text:span text:style-name="T21">Variable</text:span><text:span text:style-name="T15"> var, </text:span><text:span text:style-name="T21">Exp</text:span><text:span text:style-name="T15"> e)</text:span></text:p>
            <text:p text:style-name="P6"><text:s text:c="8"/>{</text:p>
            <text:p text:style-name="P6"><text:s text:c="12"/>variable = var;</text:p>
            <text:p text:style-name="P6"><text:s text:c="12"/>exp1 = e;</text:p>
            <text:p text:style-name="P6"/>
            <text:p text:style-name="P6"><text:s text:c="8"/>}</text:p>
            <text:p text:style-name="P6"/>
            <text:p text:style-name="P8"><text:span text:style-name="T15"><text:s text:c="8"/></text:span><text:span text:style-name="T18">public</text:span><text:span text:style-name="T15"> AssignmentStatement(</text:span><text:span text:style-name="T21">SYMBOL_INFO</text:span><text:span text:style-name="T15"> var, </text:span><text:span text:style-name="T21">Exp</text:span><text:span text:style-name="T15"> e)</text:span></text:p>
            <text:p text:style-name="P6"><text:s text:c="8"/>{</text:p>
            <text:p text:style-name="P8"><text:span text:style-name="T15"><text:s text:c="12"/>variable = </text:span><text:span text:style-name="T18">new</text:span><text:span text:style-name="T15"> </text:span><text:span text:style-name="T21">Variable</text:span><text:span text:style-name="T15">(var);</text:span></text:p>
            <text:p text:style-name="P6"><text:s text:c="12"/>exp1 = e;</text:p>
            <text:p text:style-name="P6"/>
            <text:p text:style-name="P6"><text:s text:c="8"/>}</text:p>
            <text:p text:style-name="P8"><text:span text:style-name="T15"><text:s text:c="8"/></text:span><text:span text:style-name="T18">public</text:span><text:span text:style-name="T15"> </text:span><text:span text:style-name="T18">override</text:span><text:span text:style-name="T15"> </text:span><text:span text:style-name="T21">SYMBOL_INFO</text:span><text:span text:style-name="T15"> Execute(</text:span><text:span text:style-name="T21">RUNTIME_CONTEXT</text:span><text:span text:style-name="T15"> cont)</text:span></text:p>
            <text:p text:style-name="P6"><text:s text:c="8"/>{</text:p>
            <text:p text:style-name="P8"><text:span text:style-name="T15"><text:s text:c="12"/></text:span><text:span text:style-name="T21">SYMBOL_INFO</text:span><text:span text:style-name="T15"> val = exp1.Evaluate(cont);</text:span></text:p>
            <text:p text:style-name="P6"><text:s text:c="12"/>cont.TABLE.Assign(variable, val);</text:p>
            <text:p text:style-name="P8"><text:span text:style-name="T15"><text:s text:c="12"/></text:span><text:span text:style-name="T18">return</text:span><text:span text:style-name="T15"> </text:span><text:span text:style-name="T18">null</text:span><text:span text:style-name="T15">;</text:span></text:p>
            <text:p text:style-name="P6"><text:s text:c="8"/>}</text:p>
            <text:p text:style-name="P6"/>
            <text:p text:style-name="P6"/>
            <text:p text:style-name="P6"><text:s text:c="7"/></text:p>
            <text:p text:style-name="P6"><text:s text:c="4"/>}</text:p>
          </table:table-cell>
        </table:table-row>
      </table:table>
      <text:p text:style-name="Standard"/>
      <text:p text:style-name="Standard"/>
      <text:p text:style-name="Standard">At this point of time , AST for Statements is as shown below</text:p>
      <text:p text:style-name="Standard"/>
      <text:p text:style-name="Standard"/>
      <text:p text:style-name="Standard">class Stmt</text:p>
      <text:p text:style-name="Standard"><text:s text:c="3"/>class VariableDeclStatement</text:p>
      <text:p text:style-name="Standard"><text:s text:c="3"/>class AssignmentStatement</text:p>
      <text:p text:style-name="Standard"><text:s text:c="3"/>class PrintStatement</text:p>
      <text:p text:style-name="Standard"><text:s text:c="3"/>class PrintLineStatement</text:p>
      <text:p text:style-name="Standard"/>
      <text:p text:style-name="Standard"/>
      <text:p text:style-name="Standard">The class SymbolTable is just a vector of name/value pair . The source code of the SymbolTable is given below.</text:p>
      <text:p text:style-name="Standard"/>
      <table:table table:name="Table45" table:style-name="Table45">
        <table:table-column table:style-name="Table45.A"/>
        <table:table-row>
          <table:table-cell table:style-name="Table45.A1" office:value-type="string">
            <text:p text:style-name="P8"><text:span text:style-name="T4"><text:s/></text:span><text:span text:style-name="T6">///</text:span><text:span text:style-name="T11"> </text:span><text:span text:style-name="T6">&lt;summary&gt;</text:span></text:p>
            <text:p text:style-name="P8"><text:span text:style-name="T15"><text:s text:c="4"/></text:span><text:span text:style-name="T6">///</text:span><text:span text:style-name="T11"> <text:s text:c="2"/>Symbol Table for Parsing and Type Analysis</text:span></text:p>
            <text:p text:style-name="P8"><text:soft-page-break/><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SymbolTable</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rivate data structur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System.Collections.</text:span><text:span text:style-name="T21">Hashtable</text:span><text:span text:style-name="T15"> dt = </text:span><text:span text:style-name="T18">new</text:span><text:span text:style-name="T15"> </text:span><text:span text:style-name="T21">Hashtable</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Add a symbol to Symbol 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s"&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bool</text:span><text:span text:style-name="T15"> Add(</text:span><text:span text:style-name="T21">SYMBOL_INFO</text:span><text:span text:style-name="T15"> s)</text:span></text:p>
            <text:p text:style-name="P6"><text:s text:c="8"/>{</text:p>
            <text:p text:style-name="P6"><text:s text:c="12"/>dt[s.SymbolName] = s;</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Retrieve the Symbol</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name"&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SYMBOL_INFO</text:span><text:span text:style-name="T15"> Get(</text:span><text:span text:style-name="T18">string</text:span><text:span text:style-name="T15"> name)</text:span></text:p>
            <text:p text:style-name="P6"><text:s text:c="8"/>{</text:p>
            <text:p text:style-name="P8"><text:span text:style-name="T15"><text:s text:c="12"/></text:span><text:span text:style-name="T18">return</text:span><text:span text:style-name="T15"> dt[name] </text:span><text:span text:style-name="T18">as</text:span><text:span text:style-name="T15"> </text:span><text:span text:style-name="T21">SYMBOL_INFO</text:span><text:span text:style-name="T15">;</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Assign to the Symbol 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var"&gt;&lt;/param&gt;</text:span></text:p>
            <text:p text:style-name="P8"><text:span text:style-name="T15"><text:s text:c="8"/></text:span><text:span text:style-name="T6">///</text:span><text:span text:style-name="T11"> </text:span><text:span text:style-name="T6">&lt;param name="value"&gt;&lt;/param&gt;</text:span></text:p>
            <text:p text:style-name="P8"><text:span text:style-name="T15"><text:s text:c="8"/></text:span><text:span text:style-name="T18">public</text:span><text:span text:style-name="T15"> </text:span><text:span text:style-name="T18">void</text:span><text:span text:style-name="T15"> Assign(</text:span><text:span text:style-name="T21">Variable</text:span><text:span text:style-name="T15"> var, </text:span><text:span text:style-name="T21">SYMBOL_INFO</text:span><text:span text:style-name="T15"> value)</text:span></text:p>
            <text:p text:style-name="P6"><text:s text:c="8"/>{</text:p>
            <text:p text:style-name="P6"><text:s text:c="12"/>value.SymbolName = var.GetName();</text:p>
            <text:p text:style-name="P6"><text:s text:c="12"/>dt[var.GetName()] = value;</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2"/>Assign to a vari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var"&gt;&lt;/param&gt;</text:span></text:p>
            <text:p text:style-name="P8"><text:span text:style-name="T15"><text:s text:c="8"/></text:span><text:span text:style-name="T6">///</text:span><text:span text:style-name="T11"> </text:span><text:span text:style-name="T6">&lt;param name="value"&gt;&lt;/param&gt;</text:span></text:p>
            <text:p text:style-name="P8"><text:span text:style-name="T15"><text:s text:c="8"/></text:span><text:span text:style-name="T18">public</text:span><text:span text:style-name="T15"> </text:span><text:span text:style-name="T18">void</text:span><text:span text:style-name="T15"> Assign(</text:span><text:span text:style-name="T18">string</text:span><text:span text:style-name="T15"> var, </text:span><text:span text:style-name="T21">SYMBOL_INFO</text:span><text:span text:style-name="T15"> value)</text:span></text:p>
            <text:p text:style-name="P6"><text:s text:c="8"/>{</text:p>
            <text:p text:style-name="P6"><text:s text:c="12"/>dt[var] = value;</text:p>
            <text:p text:style-name="P6"><text:s text:c="8"/>}</text:p>
            <text:p text:style-name="P6"/>
            <text:p text:style-name="P6"><text:s text:c="4"/>}</text:p>
          </table:table-cell>
        </table:table-row>
      </table:table>
      <text:p text:style-name="Standard"/>
      <text:p text:style-name="Standard"/>
      <text:p text:style-name="Standard">The class CsyntaxErrorLog and CsemanticErrorLog ( in SupportClasses.cs ) is meant for error logging while the compilation process is going on.....</text:p>
      <text:p text:style-name="Standard"/>
      <text:p text:style-name="Standard"/>
      <text:p text:style-name="Standard"><text:soft-page-break/></text:p>
      <text:p text:style-name="Standard"/>
      <text:p text:style-name="Standard"/>
      <text:p text:style-name="Standard"/>
      <text:p text:style-name="Standard">Let us go back to Lexical Analysis stage once again. This time we have added lot of new keywords to the language and Token set has become bit larger than the previous step.</text:p>
      <text:p text:style-name="Standard"/>
      <table:table table:name="Table46" table:style-name="Table46">
        <table:table-column table:style-name="Table46.A"/>
        <table:table-row>
          <table:table-cell table:style-name="Table46.A1" office:value-type="string">
            <text:p text:style-name="P8"><text:span text:style-name="T18">public</text:span><text:span text:style-name="T15"> </text:span><text:span text:style-name="T18">enum</text:span><text:span text:style-name="T15"> </text:span><text:span text:style-name="T21">TOKEN</text:span></text:p>
            <text:p text:style-name="P6"><text:s text:c="4"/>{</text:p>
            <text:p text:style-name="P8"><text:span text:style-name="T15"><text:s text:c="8"/>ILLEGAL_TOKEN = -1, </text:span><text:span text:style-name="T11">// Not a Token</text:span></text:p>
            <text:p text:style-name="P8"><text:span text:style-name="T15"><text:s text:c="8"/>TOK_PLUS = 1, </text:span><text:span text:style-name="T11">// '+'</text:span></text:p>
            <text:p text:style-name="P8"><text:span text:style-name="T15"><text:s text:c="8"/>TOK_MUL, </text:span><text:span text:style-name="T11">// '*'</text:span></text:p>
            <text:p text:style-name="P8"><text:span text:style-name="T15"><text:s text:c="8"/>TOK_DIV, </text:span><text:span text:style-name="T11">// '/'</text:span></text:p>
            <text:p text:style-name="P8"><text:span text:style-name="T15"><text:s text:c="8"/>TOK_SUB, </text:span><text:span text:style-name="T11">// '-'</text:span></text:p>
            <text:p text:style-name="P8"><text:span text:style-name="T15"><text:s text:c="8"/>TOK_OPAREN, </text:span><text:span text:style-name="T11">// '('</text:span></text:p>
            <text:p text:style-name="P8"><text:span text:style-name="T15"><text:s text:c="8"/>TOK_CPAREN, </text:span><text:span text:style-name="T11">// ')'</text:span></text:p>
            <text:p text:style-name="P6"><text:s text:c="15"/></text:p>
            <text:p text:style-name="P8"><text:span text:style-name="T15"><text:s text:c="8"/>TOK_NULL, </text:span><text:span text:style-name="T11">// End of string</text:span></text:p>
            <text:p text:style-name="P8"><text:span text:style-name="T15"><text:s text:c="8"/>TOK_PRINT, </text:span><text:span text:style-name="T11">// Print Statement</text:span></text:p>
            <text:p text:style-name="P8"><text:span text:style-name="T15"><text:s text:c="8"/>TOK_PRINTLN, </text:span><text:span text:style-name="T11">// PrintLine</text:span></text:p>
            <text:p text:style-name="P8"><text:span text:style-name="T15"><text:s text:c="8"/>TOK_UNQUOTED_STRING, </text:span><text:span text:style-name="T11">// Variable name , Function name etc</text:span></text:p>
            <text:p text:style-name="P8"><text:span text:style-name="T15"><text:s text:c="8"/>TOK_SEMI , </text:span><text:span text:style-name="T11">// ; </text:span></text:p>
            <text:p text:style-name="P9"/>
            <text:p text:style-name="P8"><text:span text:style-name="T15"><text:s text:c="8"/></text:span><text:span text:style-name="T11">//---------- Addition in Step 4</text:span></text:p>
            <text:p text:style-name="P9"/>
            <text:p text:style-name="P8"><text:span text:style-name="T15"><text:s text:c="8"/>TOK_VAR_NUMBER, <text:s text:c="7"/></text:span><text:span text:style-name="T11">// NUMBER data type</text:span></text:p>
            <text:p text:style-name="P8"><text:span text:style-name="T15"><text:s text:c="8"/>TOK_VAR_STRING, <text:s text:c="7"/></text:span><text:span text:style-name="T11">// STRING data type </text:span></text:p>
            <text:p text:style-name="P8"><text:span text:style-name="T15"><text:s text:c="8"/>TOK_VAR_BOOL, <text:s text:c="9"/></text:span><text:span text:style-name="T11">// Bool data type</text:span></text:p>
            <text:p text:style-name="P8"><text:span text:style-name="T15"><text:s text:c="8"/>TOK_NUMERIC, <text:s text:c="11"/></text:span><text:span text:style-name="T11">// [0-9]+ </text:span></text:p>
            <text:p text:style-name="P8"><text:span text:style-name="T15"><text:s text:c="8"/>TOK_COMMENT , <text:s text:c="5"/></text:span><text:span text:style-name="T11">// Comment Token ( presently not used ) <text:s text:c="2"/></text:span></text:p>
            <text:p text:style-name="P8"><text:span text:style-name="T15"><text:s text:c="8"/>TOK_BOOL_TRUE, <text:s text:c="8"/></text:span><text:span text:style-name="T11">// Boolean TRUE</text:span></text:p>
            <text:p text:style-name="P8"><text:span text:style-name="T15"><text:s text:c="8"/>TOK_BOOL_FALSE <text:s/>, <text:s text:c="2"/></text:span><text:span text:style-name="T11">// Boolean FALSE</text:span></text:p>
            <text:p text:style-name="P8"><text:span text:style-name="T15"><text:s text:c="8"/>TOK_STRING, <text:s text:c="8"/></text:span><text:span text:style-name="T11">// String Literal</text:span></text:p>
            <text:p text:style-name="P8"><text:span text:style-name="T15"><text:s text:c="8"/>TOK_ASSIGN <text:s text:c="9"/></text:span><text:span text:style-name="T11">// Assignment Symbol = <text:s/></text:span></text:p>
            <text:p text:style-name="P9"/>
            <text:p text:style-name="P9"/>
            <text:p text:style-name="P6"><text:s text:c="4"/>}</text:p>
            <text:p text:style-name="Table_20_Contents"/>
          </table:table-cell>
        </table:table-row>
      </table:table>
      <text:p text:style-name="Standard"/>
      <text:p text:style-name="Standard"/>
      <text:p text:style-name="Standard">We have also moved couple of routines and state variables to Lexer class . </text:p>
      <text:p text:style-name="Standard"/>
      <text:p text:style-name="Standard">The two notable addition are </text:p>
      <text:p text:style-name="Standard"/>
      <table:table table:name="Table47" table:style-name="Table47">
        <table:table-column table:style-name="Table47.A"/>
        <table:table-row>
          <table:table-cell table:style-name="Table47.A1" office:value-type="string">
            <text:p text:style-name="P8"><text:span text:style-name="T4"><text:s text:c="8"/></text:span><text:span text:style-name="T6">///</text:span><text:span text:style-name="T11"> </text:span><text:span text:style-name="T6">&lt;summary&gt;</text:span></text:p>
            <text:p text:style-name="P8"><text:span text:style-name="T15"><text:s text:c="8"/></text:span><text:span text:style-name="T6">///</text:span><text:span text:style-name="T11"> <text:s text:c="3"/>Current Token and Last Grabbed Toke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otected</text:span><text:span text:style-name="T15"> </text:span><text:span text:style-name="T21">TOKEN</text:span><text:span text:style-name="T15"> Current_Token; <text:s/></text:span><text:span text:style-name="T11">// Current Token</text:span></text:p>
            <text:p text:style-name="P8"><text:span text:style-name="T15"><text:s text:c="8"/></text:span><text:span text:style-name="T18">protected</text:span><text:span text:style-name="T15"> </text:span><text:span text:style-name="T21">TOKEN</text:span><text:span text:style-name="T15"> Last_Token; <text:s text:c="4"/></text:span><text:span text:style-name="T11">// Penultimate token</text:span></text:p>
          </table:table-cell>
        </table:table-row>
      </table:table>
      <text:p text:style-name="Standard"/>
      <text:p text:style-name="Standard"/>
      <text:p text:style-name="Standard">Since we have <text:s/>added support for string type... , we need to support string literals ( or the last grabbed string ) in the lexical analyzer...</text:p>
      <text:p text:style-name="Standard"/>
      <text:p text:style-name="Standard"><text:soft-page-break/></text:p>
      <text:p text:style-name="Standard"/>
      <text:p text:style-name="Standard"/>
      <text:p text:style-name="Standard"/>
      <table:table table:name="Table48" table:style-name="Table48">
        <table:table-column table:style-name="Table48.A"/>
        <table:table-row>
          <table:table-cell table:style-name="Table48.A1" office:value-type="string">
            <text:p text:style-name="P8"><text:span text:style-name="T4"><text:s/></text:span><text:span text:style-name="T6">///</text:span><text:span text:style-name="T11"> </text:span><text:span text:style-name="T6">&lt;summary&gt;</text:span></text:p>
            <text:p text:style-name="P8"><text:span text:style-name="T15"><text:s text:c="8"/></text:span><text:span text:style-name="T6">///</text:span><text:span text:style-name="T11"> <text:s text:c="7"/>last_str := Token assoicated with </text:span></text:p>
            <text:p text:style-name="P8"><text:span text:style-name="T15"><text:s text:c="8"/></text:span><text:span text:style-name="T6">///</text:span><text:span text:style-name="T11"> </text:span><text:span text:style-name="T6">&lt;/summary&gt;</text:span></text:p>
            <text:p text:style-name="P11"/>
            <text:p text:style-name="P8"><text:span text:style-name="T15"><text:s text:c="8"/></text:span><text:span text:style-name="T18">public</text:span><text:span text:style-name="T15"> </text:span><text:span text:style-name="T21">String</text:span><text:span text:style-name="T15"> last_str; </text:span><text:span text:style-name="T11">// Last grabbed String</text:span></text:p>
          </table:table-cell>
        </table:table-row>
      </table:table>
      <text:p text:style-name="Standard"/>
      <text:p text:style-name="Standard"/>
      <text:p text:style-name="Standard">We need to update the keyword table with additional key words supported by the compiler</text:p>
      <text:p text:style-name="Standard"/>
      <table:table table:name="Table49" table:style-name="Table49">
        <table:table-column table:style-name="Table49.A"/>
        <table:table-row>
          <table:table-cell table:style-name="Table49.A1" office:value-type="string">
            <text:p text:style-name="P8"><text:span text:style-name="T4"><text:s text:c="13"/></text:span><text:span text:style-name="T11">////////////////////////////////////////////////////</text:span></text:p>
            <text:p text:style-name="P8"><text:span text:style-name="T15"><text:s text:c="12"/></text:span><text:span text:style-name="T11">// Fill the Keywords</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keyword = </text:span><text:span text:style-name="T18">new</text:span><text:span text:style-name="T15"> </text:span><text:span text:style-name="T21">ValueTable</text:span><text:span text:style-name="T15">[7];</text:span></text:p>
            <text:p text:style-name="P6"/>
            <text:p text:style-name="P8"><text:span text:style-name="T15"><text:s text:c="12"/>keyword[0] = </text:span><text:span text:style-name="T18">new</text:span><text:span text:style-name="T15"> </text:span><text:span text:style-name="T21">ValueTable</text:span><text:span text:style-name="T15">(</text:span><text:span text:style-name="T21">TOKEN</text:span><text:span text:style-name="T15">.TOK_BOOL_FALSE, </text:span><text:span text:style-name="T25">"FALSE"</text:span><text:span text:style-name="T15">);</text:span></text:p>
            <text:p text:style-name="P8"><text:span text:style-name="T15"><text:s text:c="12"/>keyword[1] = </text:span><text:span text:style-name="T18">new</text:span><text:span text:style-name="T15"> </text:span><text:span text:style-name="T21">ValueTable</text:span><text:span text:style-name="T15">(</text:span><text:span text:style-name="T21">TOKEN</text:span><text:span text:style-name="T15">.TOK_BOOL_TRUE, </text:span><text:span text:style-name="T25">"TRUE"</text:span><text:span text:style-name="T15">);</text:span></text:p>
            <text:p text:style-name="P8"><text:span text:style-name="T15"><text:s text:c="12"/>keyword[2] = </text:span><text:span text:style-name="T18">new</text:span><text:span text:style-name="T15"> </text:span><text:span text:style-name="T21">ValueTable</text:span><text:span text:style-name="T15">(</text:span><text:span text:style-name="T21">TOKEN</text:span><text:span text:style-name="T15">.TOK_VAR_STRING, </text:span><text:span text:style-name="T25">"STRING"</text:span><text:span text:style-name="T15">);</text:span></text:p>
            <text:p text:style-name="P8"><text:span text:style-name="T15"><text:s text:c="12"/>keyword[3] = </text:span><text:span text:style-name="T18">new</text:span><text:span text:style-name="T15"> </text:span><text:span text:style-name="T21">ValueTable</text:span><text:span text:style-name="T15">(</text:span><text:span text:style-name="T21">TOKEN</text:span><text:span text:style-name="T15">.TOK_VAR_BOOL, </text:span><text:span text:style-name="T25">"BOOLEAN"</text:span><text:span text:style-name="T15">);</text:span></text:p>
            <text:p text:style-name="P8"><text:span text:style-name="T15"><text:s text:c="12"/>keyword[4] = </text:span><text:span text:style-name="T18">new</text:span><text:span text:style-name="T15"> </text:span><text:span text:style-name="T21">ValueTable</text:span><text:span text:style-name="T15">(</text:span><text:span text:style-name="T21">TOKEN</text:span><text:span text:style-name="T15">.TOK_VAR_NUMBER, </text:span><text:span text:style-name="T25">"NUMERIC"</text:span><text:span text:style-name="T15">);</text:span></text:p>
            <text:p text:style-name="P8"><text:span text:style-name="T15"><text:s text:c="12"/>keyword[5] = </text:span><text:span text:style-name="T18">new</text:span><text:span text:style-name="T15"> </text:span><text:span text:style-name="T21">ValueTable</text:span><text:span text:style-name="T15">(</text:span><text:span text:style-name="T21">TOKEN</text:span><text:span text:style-name="T15">.TOK_PRINT, </text:span><text:span text:style-name="T25">"PRINT"</text:span><text:span text:style-name="T15">);</text:span></text:p>
            <text:p text:style-name="P8"><text:span text:style-name="T15"><text:s text:c="12"/>keyword[6] = </text:span><text:span text:style-name="T18">new</text:span><text:span text:style-name="T15"> </text:span><text:span text:style-name="T21">ValueTable</text:span><text:span text:style-name="T15">(</text:span><text:span text:style-name="T21">TOKEN</text:span><text:span text:style-name="T15">.TOK_PRINTLN, </text:span><text:span text:style-name="T25">"PRINTLINE"</text:span><text:span text:style-name="T15">);</text:span></text:p>
          </table:table-cell>
        </table:table-row>
      </table:table>
      <text:p text:style-name="Standard"/>
      <text:p text:style-name="Standard"/>
      <text:p text:style-name="Standard">The Parsing of the statements starts from Parse Routine of RDParser.cs</text:p>
      <text:p text:style-name="Standard"/>
      <table:table table:name="Table50" table:style-name="Table50">
        <table:table-column table:style-name="Table50.A"/>
        <table:table-row>
          <table:table-cell table:style-name="Table50.A1" office:value-type="string">
            <text:p text:style-name="P8"><text:span text:style-name="T4"><text:s text:c="8"/></text:span><text:span text:style-name="T6">/ //</text:span><text:span text:style-name="T11"> </text:span><text:span text:style-name="T6">&lt;summary&gt;</text:span></text:p>
            <text:p text:style-name="P8"><text:span text:style-name="T15"><text:s text:c="8"/></text:span><text:span text:style-name="T6">///</text:span><text:span text:style-name="T11"> <text:s text:c="2"/>The new Parser entry poi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ArrayList</text:span><text:span text:style-name="T15"> Parse(</text:span><text:span text:style-name="T21">COMPILATION_CONTEXT</text:span><text:span text:style-name="T15"> ctx)</text:span></text:p>
            <text:p text:style-name="P6"><text:s text:c="8"/>{</text:p>
            <text:p text:style-name="P8"><text:span text:style-name="T15"><text:s text:c="12"/>GetNext(); <text:s/></text:span><text:span text:style-name="T11">// Get the Next Token</text:span></text:p>
            <text:p text:style-name="P8"><text:span text:style-name="T15"><text:s text:c="12"/></text:span><text:span text:style-name="T11">//</text:span></text:p>
            <text:p text:style-name="P8"><text:span text:style-name="T15"><text:s text:c="12"/></text:span><text:span text:style-name="T11">// Parse all the statements</text:span></text:p>
            <text:p text:style-name="P8"><text:span text:style-name="T15"><text:s text:c="12"/></text:span><text:span text:style-name="T11">//</text:span></text:p>
            <text:p text:style-name="P8"><text:span text:style-name="T15"><text:s text:c="12"/></text:span><text:span text:style-name="T18">return</text:span><text:span text:style-name="T15"> StatementList(ctx);</text:span></text:p>
            <text:p text:style-name="P6"><text:s text:c="8"/>}</text:p>
          </table:table-cell>
        </table:table-row>
      </table:table>
      <text:p text:style-name="Standard"/>
      <text:p text:style-name="Standard"/>
      <text:p text:style-name="Standard">Any variable encountered during the Parse Process will be put into the symbol table associated with Compilation Context.</text:p>
      <text:p text:style-name="Standard"/>
      <text:p text:style-name="Standard"/>
      <text:p text:style-name="Standard"/>
      <text:p text:style-name="Standard">The Logic of the StatementList is as follows,</text:p>
      <text:p text:style-name="Standard"/>
      <text:p text:style-name="Standard">while there is more statements</text:p>
      <text:p text:style-name="Standard"><text:soft-page-break/><text:s text:c="4"/>Parse and Add Statements to the ArrayList</text:p>
      <text:p text:style-name="Standard"/>
      <text:p text:style-name="Standard"/>
      <text:p text:style-name="Standard"/>
      <text:p text:style-name="Standard"/>
      <text:p text:style-name="Standard"/>
      <text:p text:style-name="Standard">The Grammar supported is given as <text:s/>comments</text:p>
      <text:p text:style-name="Standard"/>
      <text:p text:style-name="Standard"/>
      <text:p text:style-name="Standard"/>
      <table:table table:name="Table51" table:style-name="Table51">
        <table:table-column table:style-name="Table51.A"/>
        <table:table-row>
          <table:table-cell table:style-name="Table51.A1" office:value-type="string">
            <text:p text:style-name="P8"><text:span text:style-name="T4"><text:s/></text:span><text:span text:style-name="T6">///</text:span><text:span text:style-name="T11"> </text:span><text:span text:style-name="T6">&lt;summary&gt;</text:span></text:p>
            <text:p text:style-name="P8"><text:span text:style-name="T15"><text:s text:c="8"/></text:span><text:span text:style-name="T6">///</text:span><text:span text:style-name="T11"> <text:s/>The Grammar is </text:span></text:p>
            <text:p text:style-name="P8"><text:span text:style-name="T15"><text:s text:c="8"/></text:span><text:span text:style-name="T6">///</text:span><text:span text:style-name="T11"> <text:s/></text:span></text:p>
            <text:p text:style-name="P8"><text:span text:style-name="T15"><text:s text:c="8"/></text:span><text:span text:style-name="T6">///</text:span><text:span text:style-name="T11"> <text:s/></text:span><text:span text:style-name="T6">&lt;stmtlist&gt;</text:span><text:span text:style-name="T11"> := <text:s/>{ </text:span><text:span text:style-name="T6">&lt;statement&gt;</text:span><text:span text:style-name="T11"> }+</text:span></text:p>
            <text:p text:style-name="P8"><text:span text:style-name="T15"><text:s text:c="8"/></text:span><text:span text:style-name="T6">///</text:span></text:p>
            <text:p text:style-name="P8"><text:span text:style-name="T15"><text:s text:c="8"/></text:span><text:span text:style-name="T6">///</text:span><text:span text:style-name="T11"> <text:s/>{</text:span><text:span text:style-name="T6">&lt;statement&gt;</text:span><text:span text:style-name="T11"> := <text:s/></text:span><text:span text:style-name="T6">&lt;printstmt&gt;</text:span><text:span text:style-name="T11"> | </text:span><text:span text:style-name="T6">&lt;printlinestmt&gt;</text:span></text:p>
            <text:p text:style-name="P8"><text:span text:style-name="T15"><text:s text:c="8"/></text:span><text:span text:style-name="T6">///</text:span><text:span text:style-name="T11"> <text:s/></text:span><text:span text:style-name="T6">&lt;printstmt&gt;</text:span><text:span text:style-name="T11"> := <text:s text:c="2"/>print <text:s text:c="2"/></text:span><text:span text:style-name="T6">&lt;expr &gt;</text:span><text:span text:style-name="T11">;</text:span></text:p>
            <text:p text:style-name="P8"><text:span text:style-name="T15"><text:s text:c="8"/></text:span><text:span text:style-name="T6">///</text:span><text:span text:style-name="T11"> <text:s/></text:span><text:span text:style-name="T6">&lt;vardeclstmt&gt;</text:span><text:span text:style-name="T11"> := STRING </text:span><text:span text:style-name="T6">&lt;varname&gt;</text:span><text:span text:style-name="T11">; <text:s/>|</text:span></text:p>
            <text:p text:style-name="P8"><text:span text:style-name="T15"><text:s text:c="8"/></text:span><text:span text:style-name="T6">///</text:span><text:span text:style-name="T11"> <text:s text:c="18"/>NUMERIC </text:span><text:span text:style-name="T6">&lt;varname&gt;</text:span><text:span text:style-name="T11">; |</text:span></text:p>
            <text:p text:style-name="P8"><text:span text:style-name="T15"><text:s text:c="8"/></text:span><text:span text:style-name="T6">///</text:span><text:span text:style-name="T11"> <text:s text:c="18"/>BOOLEAN </text:span><text:span text:style-name="T6">&lt;varname&gt;</text:span><text:span text:style-name="T11">; </text:span></text:p>
            <text:p text:style-name="P8"><text:span text:style-name="T15"><text:s text:c="8"/></text:span><text:span text:style-name="T6">///</text:span></text:p>
            <text:p text:style-name="P8"><text:span text:style-name="T15"><text:s text:c="8"/></text:span><text:span text:style-name="T6">///</text:span><text:span text:style-name="T11"> </text:span><text:span text:style-name="T6">&lt;printlinestmt&gt;</text:span><text:span text:style-name="T11">:= printline </text:span><text:span text:style-name="T6">&lt;expr&gt;</text:span><text:span text:style-name="T11">;</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pan><text:span text:style-name="T6">&lt;Expr&gt;</text:span><text:span text:style-name="T11"> <text:s/>::= <text:s/></text:span><text:span text:style-name="T6">&lt;Term&gt;</text:span><text:span text:style-name="T11"> | </text:span><text:span text:style-name="T6">&lt;Term&gt;</text:span><text:span text:style-name="T11"> { + | - } </text:span><text:span text:style-name="T6">&lt;Expr&gt;</text:span></text:p>
            <text:p text:style-name="P8"><text:span text:style-name="T15"><text:s text:c="8"/></text:span><text:span text:style-name="T6">///</text:span><text:span text:style-name="T11"> </text:span><text:span text:style-name="T6">&lt;Term&gt;</text:span><text:span text:style-name="T11"> ::= <text:s/></text:span><text:span text:style-name="T6">&lt;Factor&gt;</text:span><text:span text:style-name="T11"> | </text:span><text:span text:style-name="T6">&lt;Factor&gt;</text:span><text:span text:style-name="T11"> <text:s/>{*|/} </text:span><text:span text:style-name="T6">&lt;Term&gt;</text:span></text:p>
            <text:p text:style-name="P8"><text:span text:style-name="T15"><text:s text:c="8"/></text:span><text:span text:style-name="T6">///</text:span><text:span text:style-name="T11"> </text:span><text:span text:style-name="T6">&lt;Factor&gt;</text:span><text:span text:style-name="T11">::= <text:s/></text:span><text:span text:style-name="T6">&lt;number&gt;</text:span><text:span text:style-name="T11"> | ( </text:span><text:span text:style-name="T6">&lt;expr&gt;</text:span><text:span text:style-name="T11"> ) | {+|-} </text:span><text:span text:style-name="T6">&lt;factor&gt;</text:span></text:p>
            <text:p text:style-name="P8"><text:span text:style-name="T15"><text:s text:c="8"/></text:span><text:span text:style-name="T6">///</text:span><text:span text:style-name="T11"> <text:s text:c="13"/></text:span><text:span text:style-name="T6">&lt;variable&gt;</text:span><text:span text:style-name="T11"> | TRUE | FALSE</text:span></text:p>
            <text:p text:style-name="P8"><text:span text:style-name="T15"><text:s text:c="8"/></text:span><text:span text:style-name="T6">///</text:span><text:span text:style-name="T11"> <text:s text:c="13"/></text:span></text:p>
            <text:p text:style-name="P8"><text:span text:style-name="T15"><text:s text:c="8"/></text:span><text:span text:style-name="T6">///</text:span><text:span text:style-name="T11"> <text:s text:c="6"/></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ArrayList</text:span><text:span text:style-name="T15"> StatementList(</text:span><text:span text:style-name="T21">COMPILATION_CONTEXT</text:span><text:span text:style-name="T15"> ctx)</text:span></text:p>
            <text:p text:style-name="P6"><text:s text:c="8"/>{</text:p>
            <text:p text:style-name="P8"><text:span text:style-name="T15"><text:s text:c="12"/></text:span><text:span text:style-name="T21">ArrayList</text:span><text:span text:style-name="T15"> arr = </text:span><text:span text:style-name="T18">new</text:span><text:span text:style-name="T15"> </text:span><text:span text:style-name="T21">ArrayList</text:span><text:span text:style-name="T15">();</text:span></text:p>
            <text:p text:style-name="P8"><text:span text:style-name="T15"><text:s text:c="12"/></text:span><text:span text:style-name="T18">while</text:span><text:span text:style-name="T15"> (Current_Token != </text:span><text:span text:style-name="T21">TOKEN</text:span><text:span text:style-name="T15">.TOK_NULL)</text:span></text:p>
            <text:p text:style-name="P6"><text:s text:c="12"/>{</text:p>
            <text:p text:style-name="P8"><text:span text:style-name="T15"><text:s text:c="16"/></text:span><text:span text:style-name="T21">Stmt</text:span><text:span text:style-name="T15"> temp = Statement(ctx);</text:span></text:p>
            <text:p text:style-name="P8"><text:span text:style-name="T15"><text:s text:c="16"/></text:span><text:span text:style-name="T18">if</text:span><text:span text:style-name="T15"> (temp != </text:span><text:span text:style-name="T18">null</text:span><text:span text:style-name="T15">)</text:span></text:p>
            <text:p text:style-name="P6"><text:s text:c="16"/>{</text:p>
            <text:p text:style-name="P6"><text:s text:c="20"/>arr.Add(temp);</text:p>
            <text:p text:style-name="P6"><text:s text:c="16"/>}</text:p>
            <text:p text:style-name="P6"><text:s text:c="12"/>}</text:p>
            <text:p text:style-name="P8"><text:span text:style-name="T15"><text:s text:c="12"/></text:span><text:span text:style-name="T18">return</text:span><text:span text:style-name="T15"> arr;</text:span></text:p>
            <text:p text:style-name="P6"><text:s text:c="8"/>}</text:p>
            <text:p text:style-name="Table_20_Contents"/>
          </table:table-cell>
        </table:table-row>
      </table:table>
      <text:p text:style-name="Standard"/>
      <text:p text:style-name="Standard">The Statement method just queries the statement type and calls the appropriate Parse Routines</text:p>
      <text:p text:style-name="Standard"/>
      <table:table table:name="Table52" table:style-name="Table52">
        <table:table-column table:style-name="Table52.A"/>
        <table:table-row>
          <table:table-cell table:style-name="Table52.A1" office:value-type="string">
            <text:p text:style-name="P8"><text:span text:style-name="T6">///</text:span><text:span text:style-name="T11"> </text:span><text:span text:style-name="T6">&lt;summary&gt;</text:span></text:p>
            <text:p text:style-name="P8"><text:span text:style-name="T15"><text:s text:c="8"/></text:span><text:span text:style-name="T6">///</text:span><text:span text:style-name="T11"> <text:s text:c="3"/>This Routine Queries Statement Type </text:span></text:p>
            <text:p text:style-name="P8"><text:span text:style-name="T15"><text:s text:c="8"/></text:span><text:span text:style-name="T6">///</text:span><text:span text:style-name="T11"> <text:s text:c="3"/>to take the appropriate Branch...</text:span></text:p>
            <text:p text:style-name="P8"><text:span text:style-name="T15"><text:s text:c="8"/></text:span><text:span text:style-name="T6">///</text:span><text:span text:style-name="T11"> <text:s text:c="3"/>Currently , only Print and PrintLine statement</text:span></text:p>
            <text:p text:style-name="P8"><text:span text:style-name="T15"><text:s text:c="8"/></text:span><text:span text:style-name="T6">///</text:span><text:span text:style-name="T11"> <text:s text:c="3"/>are supported..</text:span></text:p>
            <text:p text:style-name="P8"><text:span text:style-name="T15"><text:s text:c="8"/></text:span><text:span text:style-name="T6">///</text:span><text:span text:style-name="T11"> <text:s text:c="3"/>if a line does not start with Print or PrintLine ..</text:span></text:p>
            <text:p text:style-name="P8"><text:soft-page-break/><text:span text:style-name="T15"><text:s text:c="8"/></text:span><text:span text:style-name="T6">///</text:span><text:span text:style-name="T11"> <text:s text:c="3"/>an exception is throw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Stmt</text:span><text:span text:style-name="T15"> Statement(</text:span><text:span text:style-name="T21">COMPILATION_CONTEXT</text:span><text:span text:style-name="T15"> ctx)</text:span></text:p>
            <text:p text:style-name="P6"><text:s text:c="8"/>{</text:p>
            <text:p text:style-name="P8"><text:span text:style-name="T15"><text:s text:c="12"/></text:span><text:span text:style-name="T21">Stmt</text:span><text:span text:style-name="T15"> retval = </text:span><text:span text:style-name="T18">null</text:span><text:span text:style-name="T15">;</text:span></text:p>
            <text:p text:style-name="P8"><text:span text:style-name="T15"><text:s text:c="12"/></text:span><text:span text:style-name="T18">switch</text:span><text:span text:style-name="T15"> (Current_Token)</text:span></text:p>
            <text:p text:style-name="P6"><text:s text:c="12"/>{</text:p>
            <text:p text:style-name="P8"><text:span text:style-name="T15"><text:s text:c="16"/></text:span><text:span text:style-name="T18">case</text:span><text:span text:style-name="T15"> </text:span><text:span text:style-name="T21">TOKEN</text:span><text:span text:style-name="T15">.TOK_VAR_STRING:</text:span></text:p>
            <text:p text:style-name="P8"><text:span text:style-name="T15"><text:s text:c="16"/></text:span><text:span text:style-name="T18">case</text:span><text:span text:style-name="T15"> </text:span><text:span text:style-name="T21">TOKEN</text:span><text:span text:style-name="T15">.TOK_VAR_NUMBER:</text:span></text:p>
            <text:p text:style-name="P8"><text:span text:style-name="T15"><text:s text:c="16"/></text:span><text:span text:style-name="T18">case</text:span><text:span text:style-name="T15"> </text:span><text:span text:style-name="T21">TOKEN</text:span><text:span text:style-name="T15">.TOK_VAR_BOOL:</text:span></text:p>
            <text:p text:style-name="P6"><text:s text:c="20"/>retval = ParseVariableStatement(ctx);</text:p>
            <text:p text:style-name="P6"><text:s text:c="20"/>GetNext();</text:p>
            <text:p text:style-name="P8"><text:span text:style-name="T15"><text:s text:c="20"/></text:span><text:span text:style-name="T18">return</text:span><text:span text:style-name="T15"> retval;</text:span></text:p>
            <text:p text:style-name="P8"><text:span text:style-name="T15"><text:s text:c="16"/></text:span><text:span text:style-name="T18">case</text:span><text:span text:style-name="T15"> </text:span><text:span text:style-name="T21">TOKEN</text:span><text:span text:style-name="T15">.TOK_PRINT:</text:span></text:p>
            <text:p text:style-name="P6"><text:s text:c="20"/>retval = ParsePrintStatement(ctx);</text:p>
            <text:p text:style-name="P6"><text:s text:c="20"/>GetNext();</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1">TOKEN</text:span><text:span text:style-name="T15">.TOK_PRINTLN:</text:span></text:p>
            <text:p text:style-name="P6"><text:s text:c="20"/>retval = ParsePrintLNStatement(ctx);</text:p>
            <text:p text:style-name="P6"><text:s text:c="20"/>GetNext();</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1">TOKEN</text:span><text:span text:style-name="T15">.TOK_UNQUOTED_STRING:</text:span></text:p>
            <text:p text:style-name="P6"><text:s text:c="20"/>retval = ParseAssignmentStatement(ctx);</text:p>
            <text:p text:style-name="P6"><text:s text:c="20"/>GetNext();</text:p>
            <text:p text:style-name="P8"><text:span text:style-name="T15"><text:s text:c="20"/></text:span><text:span text:style-name="T18">return</text:span><text:span text:style-name="T15"> retval;</text:span></text:p>
            <text:p text:style-name="P6"><text:s text:c="2"/></text:p>
            <text:p text:style-name="P8"><text:span text:style-name="T15"><text:s text:c="16"/></text:span><text:span text:style-name="T18">default</text:span><text:span text:style-name="T15">:</text:span></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span text:style-name="T25">"Invalid statement"</text:span><text:span text:style-name="T15">);</text:span></text:p>
            <text:p text:style-name="P6"/>
            <text:p text:style-name="P6"><text:s text:c="12"/>}</text:p>
            <text:p text:style-name="P8"><text:span text:style-name="T15"><text:s text:c="12"/></text:span><text:span text:style-name="T18">return</text:span><text:span text:style-name="T15"> retval;</text:span></text:p>
            <text:p text:style-name="P6"><text:s text:c="8"/>}</text:p>
          </table:table-cell>
        </table:table-row>
      </table:table>
      <text:p text:style-name="Standard"/>
      <text:p text:style-name="Standard"/>
      <text:p text:style-name="Standard">The Source code of the ParseVariableDeclStatement is as given below</text:p>
      <text:p text:style-name="Standard"/>
      <table:table table:name="Table53" table:style-name="Table53">
        <table:table-column table:style-name="Table53.A"/>
        <table:table-row>
          <table:table-cell table:style-name="Table53.A1" office:value-type="string">
            <text:p text:style-name="P8"><text:span text:style-name="T4"><text:s/></text:span><text:span text:style-name="T15"><text:s/></text:span><text:span text:style-name="T6">///</text:span><text:span text:style-name="T11"> </text:span><text:span text:style-name="T6">&lt;summary&gt;</text:span></text:p>
            <text:p text:style-name="P8"><text:span text:style-name="T15"><text:s text:c="8"/></text:span><text:span text:style-name="T6">///</text:span><text:span text:style-name="T11"> <text:s text:c="3"/>Parse Variable declaration stateme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type"&gt;&lt;/param&gt;</text:span></text:p>
            <text:p text:style-name="P11"/>
            <text:p text:style-name="P8"><text:span text:style-name="T15"><text:s text:c="8"/></text:span><text:span text:style-name="T18">public</text:span><text:span text:style-name="T15"> </text:span><text:span text:style-name="T21">Stmt</text:span><text:span text:style-name="T15"> ParseVariableDeclStatement(</text:span><text:span text:style-name="T21">COMPILATION_CONTEXT</text:span><text:span text:style-name="T15"> ctx)</text:span></text:p>
            <text:p text:style-name="P6"><text:s text:c="8"/>{</text:p>
            <text:p text:style-name="P6"><text:s text:c="12"/></text:p>
            <text:p text:style-name="P8"><text:span text:style-name="T15"><text:s text:c="12"/></text:span><text:span text:style-name="T11">//--- Save the Data type </text:span></text:p>
            <text:p text:style-name="P8"><text:span text:style-name="T15"><text:s text:c="12"/></text:span><text:span text:style-name="T21">TOKEN</text:span><text:span text:style-name="T15"> tok = Current_Token;</text:span></text:p>
            <text:p text:style-name="P6"/>
            <text:p text:style-name="P8"><text:span text:style-name="T15"><text:s text:c="12"/></text:span><text:span text:style-name="T11">// --- Skip to the next token , the token ought </text:span></text:p>
            <text:p text:style-name="P8"><text:span text:style-name="T15"><text:s text:c="12"/></text:span><text:span text:style-name="T11">// to be a Variable name ( UnQouted String )</text:span></text:p>
            <text:p text:style-name="P6"><text:s text:c="12"/>GetNext();</text:p>
            <text:p text:style-name="P6"/>
            <text:p text:style-name="P8"><text:span text:style-name="T15"><text:s text:c="12"/></text:span><text:span text:style-name="T18">if</text:span><text:span text:style-name="T15"> (Current_Token == </text:span><text:span text:style-name="T21">TOKEN</text:span><text:span text:style-name="T15">.TOK_UNQUOTED_STRING)</text:span></text:p>
            <text:p text:style-name="P6"><text:s text:c="12"/>{</text:p>
            <text:p text:style-name="P8"><text:span text:style-name="T15"><text:s text:c="16"/></text:span><text:span text:style-name="T21">SYMBOL_INFO</text:span><text:span text:style-name="T15"> symb = </text:span><text:span text:style-name="T18">new</text:span><text:span text:style-name="T15"> </text:span><text:span text:style-name="T21">SYMBOL_INFO</text:span><text:span text:style-name="T15">();</text:span></text:p>
            <text:p text:style-name="P8"><text:span text:style-name="T15"><text:s text:c="16"/>symb.SymbolName = </text:span><text:span text:style-name="T18">base</text:span><text:span text:style-name="T15">.last_str;</text:span></text:p>
            <text:p text:style-name="P8"><text:span text:style-name="T15"><text:s text:c="16"/>symb.Type = (tok == </text:span><text:span text:style-name="T21">TOKEN</text:span><text:span text:style-name="T15">.TOK_VAR_BOOL) ?</text:span></text:p>
            <text:p text:style-name="P8"><text:soft-page-break/><text:span text:style-name="T15"><text:s text:c="16"/></text:span><text:span text:style-name="T21">TYPE_INFO</text:span><text:span text:style-name="T15">.TYPE_BOOL : (tok == </text:span><text:span text:style-name="T21">TOKEN</text:span><text:span text:style-name="T15">.TOK_VAR_NUMBER) ?</text:span></text:p>
            <text:p text:style-name="P8"><text:span text:style-name="T15"><text:s text:c="16"/></text:span><text:span text:style-name="T21">TYPE_INFO</text:span><text:span text:style-name="T15">.TYPE_NUMERIC : </text:span><text:span text:style-name="T21">TYPE_INFO</text:span><text:span text:style-name="T15">.TYPE_STRING;</text:span></text:p>
            <text:p text:style-name="P6"/>
            <text:p text:style-name="P8"><text:span text:style-name="T15"><text:s text:c="16"/></text:span><text:span text:style-name="T11">//---------- Skip to Expect the SemiColon</text:span></text:p>
            <text:p text:style-name="P6"><text:s text:c="16"/></text:p>
            <text:p text:style-name="P6"><text:s text:c="16"/>GetNext();</text:p>
            <text:p text:style-name="P6"/>
            <text:p text:style-name="P6"/>
            <text:p text:style-name="P6"/>
            <text:p text:style-name="P8"><text:span text:style-name="T15"><text:s text:c="16"/></text:span><text:span text:style-name="T18">if</text:span><text:span text:style-name="T15"> (Current_Token == </text:span><text:span text:style-name="T21">TOKEN</text:span><text:span text:style-name="T15">.TOK_SEMI)</text:span></text:p>
            <text:p text:style-name="P6"><text:s text:c="16"/>{</text:p>
            <text:p text:style-name="P8"><text:span text:style-name="T15"><text:s text:c="20"/></text:span><text:span text:style-name="T11">// ----------- Add to the Symbol Table</text:span></text:p>
            <text:p text:style-name="P8"><text:span text:style-name="T15"><text:s text:c="20"/></text:span><text:span text:style-name="T11">// for type analysis </text:span></text:p>
            <text:p text:style-name="P6"><text:s text:c="20"/>ctx.TABLE.Add(symb); </text:p>
            <text:p text:style-name="P6"/>
            <text:p text:style-name="P8"><text:span text:style-name="T15"><text:s text:c="20"/></text:span><text:span text:style-name="T11">// --------- return the Object of type</text:span></text:p>
            <text:p text:style-name="P8"><text:span text:style-name="T15"><text:s text:c="20"/></text:span><text:span text:style-name="T11">// --------- VariableDeclStatement</text:span></text:p>
            <text:p text:style-name="P8"><text:span text:style-name="T15"><text:s text:c="20"/></text:span><text:span text:style-name="T11">// This will just store the Variable name</text:span></text:p>
            <text:p text:style-name="P8"><text:span text:style-name="T15"><text:s text:c="20"/></text:span><text:span text:style-name="T11">// to be looked up in the above table</text:span></text:p>
            <text:p text:style-name="P8"><text:span text:style-name="T15"><text:s text:c="20"/></text:span><text:span text:style-name="T18">return</text:span><text:span text:style-name="T15"> </text:span><text:span text:style-name="T18">new</text:span><text:span text:style-name="T15"> </text:span><text:span text:style-name="T21">VariableDeclStatement</text:span><text:span text:style-name="T15">(symb);</text:span></text:p>
            <text:p text:style-name="P6"><text:s text:c="16"/>}</text:p>
            <text:p text:style-name="P8"><text:span text:style-name="T15"><text:s text:c="16"/></text:span><text:span text:style-name="T18">else</text:span></text:p>
            <text:p text:style-name="P6"><text:s text:c="16"/>{</text:p>
            <text:p text:style-name="P8"><text:span text:style-name="T15"><text:s text:c="20"/></text:span><text:span text:style-name="T21">CSyntaxErrorLog</text:span><text:span text:style-name="T15">.AddLine(</text:span><text:span text:style-name="T25">"; expected"</text:span><text:span text:style-name="T15">);</text:span></text:p>
            <text:p text:style-name="P8"><text:span text:style-name="T15"><text:s text:c="20"/></text:span><text:span text:style-name="T21">CSyntaxErrorLog</text:span><text:span text:style-name="T15">.AddLine(GetCurrentLine(SaveIndex()));</text:span></text:p>
            <text:p text:style-name="P8"><text:span text:style-name="T15"><text:s text:c="20"/></text:span><text:span text:style-name="T18">throw</text:span><text:span text:style-name="T15"> </text:span><text:span text:style-name="T18">new</text:span><text:span text:style-name="T15"> </text:span><text:span text:style-name="T21">CParserException</text:span><text:span text:style-name="T15">(-100, </text:span><text:span text:style-name="T25">", or ; expected"</text:span><text:span text:style-name="T15">, SaveIndex());</text:span></text:p>
            <text:p text:style-name="P6"><text:s text:c="16"/>}</text:p>
            <text:p text:style-name="P6"><text:s text:c="12"/>}</text:p>
            <text:p text:style-name="P8"><text:span text:style-name="T15"><text:s text:c="12"/></text:span><text:span text:style-name="T18">else</text:span></text:p>
            <text:p text:style-name="P6"><text:s text:c="12"/>{</text:p>
            <text:p text:style-name="P6"/>
            <text:p text:style-name="P8"><text:span text:style-name="T15"><text:s text:c="16"/></text:span><text:span text:style-name="T21">CSyntaxErrorLog</text:span><text:span text:style-name="T15">.AddLine(</text:span><text:span text:style-name="T25">"invalid variable declaration"</text:span><text:span text:style-name="T15">);</text:span></text:p>
            <text:p text:style-name="P8"><text:span text:style-name="T15"><text:s text:c="16"/></text:span><text:span text:style-name="T21">CSyntaxErrorLog</text:span><text:span text:style-name="T15">.AddLine(GetCurrentLine(SaveIndex()));</text:span></text:p>
            <text:p text:style-name="P8"><text:span text:style-name="T15"><text:s text:c="16"/></text:span><text:span text:style-name="T18">throw</text:span><text:span text:style-name="T15"> </text:span><text:span text:style-name="T18">new</text:span><text:span text:style-name="T15"> </text:span><text:span text:style-name="T21">CParserException</text:span><text:span text:style-name="T15">(-100, </text:span><text:span text:style-name="T25">", or ; expected"</text:span><text:span text:style-name="T15">, SaveIndex());</text:span></text:p>
            <text:p text:style-name="P6"><text:s text:c="12"/>}</text:p>
            <text:p text:style-name="P6"><text:s text:c="8"/>}</text:p>
          </table:table-cell>
        </table:table-row>
      </table:table>
      <text:p text:style-name="Standard"/>
      <text:p text:style-name="Standard">Assignment statement is easy to parse as the required ground work has already been done... !</text:p>
      <text:p text:style-name="Standard"/>
      <table:table table:name="Table54" table:style-name="Table54">
        <table:table-column table:style-name="Table54.A"/>
        <table:table-row>
          <table:table-cell table:style-name="Table54.A1" office:value-type="string">
            <text:p text:style-name="P8"><text:span text:style-name="T4"><text:s/></text:span><text:span text:style-name="T6">///</text:span><text:span text:style-name="T11"> </text:span><text:span text:style-name="T6">&lt;summary&gt;</text:span></text:p>
            <text:p text:style-name="P8"><text:span text:style-name="T15"><text:s text:c="8"/></text:span><text:span text:style-name="T6">///</text:span><text:span text:style-name="T11"> <text:s text:c="3"/>Parse the Assignment Statement </text:span></text:p>
            <text:p text:style-name="P8"><text:span text:style-name="T15"><text:s text:c="8"/></text:span><text:span text:style-name="T6">///</text:span><text:span text:style-name="T11"> <text:s text:c="3"/></text:span><text:span text:style-name="T6">&lt;variable&gt;</text:span><text:span text:style-name="T11"> = </text:span><text:span text:style-name="T6">&lt;expr&g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pb"&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Stmt</text:span><text:span text:style-name="T15"> ParseAssignmentStatement(</text:span><text:span text:style-name="T21">COMPILATION_CONTEXT</text:span><text:span text:style-name="T15"> ctx)</text:span></text:p>
            <text:p text:style-name="P6"><text:s text:c="8"/>{</text:p>
            <text:p text:style-name="P6"/>
            <text:p text:style-name="P8"><text:span text:style-name="T15"><text:s text:c="12"/></text:span><text:span text:style-name="T11">//</text:span></text:p>
            <text:p text:style-name="P8"><text:span text:style-name="T15"><text:s text:c="12"/></text:span><text:span text:style-name="T11">// Retrieve the variable and look it up in </text:span></text:p>
            <text:p text:style-name="P8"><text:span text:style-name="T15"><text:s text:c="12"/></text:span><text:span text:style-name="T11">// the symbol table ..if not found throw exception</text:span></text:p>
            <text:p text:style-name="P8"><text:span text:style-name="T15"><text:s text:c="12"/></text:span><text:span text:style-name="T11">//</text:span></text:p>
            <text:p text:style-name="P8"><text:span text:style-name="T15"><text:s text:c="12"/></text:span><text:span text:style-name="T18">string</text:span><text:span text:style-name="T15"> variable = </text:span><text:span text:style-name="T18">base</text:span><text:span text:style-name="T15">.last_str;</text:span></text:p>
            <text:p text:style-name="P8"><text:span text:style-name="T15"><text:s text:c="12"/></text:span><text:span text:style-name="T21">SYMBOL_INFO</text:span><text:span text:style-name="T15"> s = ctx.TABLE.Get(variable);</text:span></text:p>
            <text:p text:style-name="P8"><text:span text:style-name="T15"><text:s text:c="12"/></text:span><text:span text:style-name="T18">if</text:span><text:span text:style-name="T15"> (s == </text:span><text:span text:style-name="T18">null</text:span><text:span text:style-name="T15">)</text:span></text:p>
            <text:p text:style-name="P6"><text:s text:c="12"/>{</text:p>
            <text:p text:style-name="P8"><text:span text:style-name="T15"><text:s text:c="16"/></text:span><text:span text:style-name="T21">CSyntaxErrorLog</text:span><text:span text:style-name="T15">.AddLine(</text:span><text:span text:style-name="T25">"Variable not found <text:s/>"</text:span><text:span text:style-name="T15"> + last_str);</text:span></text:p>
            <text:p text:style-name="P8"><text:soft-page-break/><text:span text:style-name="T15"><text:s text:c="16"/></text:span><text:span text:style-name="T21">CSyntaxErrorLog</text:span><text:span text:style-name="T15">.AddLine(GetCurrentLine(SaveIndex()));</text:span></text:p>
            <text:p text:style-name="P8"><text:span text:style-name="T15"><text:s text:c="16"/></text:span><text:span text:style-name="T18">throw</text:span><text:span text:style-name="T15"> </text:span><text:span text:style-name="T18">new</text:span><text:span text:style-name="T15"> </text:span><text:span text:style-name="T21">CParserException</text:span><text:span text:style-name="T15">(-100, </text:span><text:span text:style-name="T25">"Variable not found"</text:span><text:span text:style-name="T15">, SaveIndex());</text:span></text:p>
            <text:p text:style-name="P6"/>
            <text:p text:style-name="P6"><text:s text:c="12"/>}</text:p>
            <text:p text:style-name="P6"/>
            <text:p text:style-name="P8"><text:span text:style-name="T15"><text:s text:c="12"/></text:span><text:span text:style-name="T11">//------------ The next token ought to be an assignment</text:span></text:p>
            <text:p text:style-name="P8"><text:span text:style-name="T15"><text:s text:c="12"/></text:span><text:span text:style-name="T11">// expression....</text:span></text:p>
            <text:p text:style-name="P9"/>
            <text:p text:style-name="P6"><text:s text:c="12"/>GetNext();</text:p>
            <text:p text:style-name="P6"/>
            <text:p text:style-name="P8"><text:span text:style-name="T15"><text:s text:c="12"/></text:span><text:span text:style-name="T18">if</text:span><text:span text:style-name="T15"> (Current_Token != </text:span><text:span text:style-name="T21">TOKEN</text:span><text:span text:style-name="T15">.TOK_ASSIGN)</text:span></text:p>
            <text:p text:style-name="P6"><text:s text:c="12"/>{</text:p>
            <text:p text:style-name="P6"/>
            <text:p text:style-name="P8"><text:span text:style-name="T15"><text:s text:c="16"/></text:span><text:span text:style-name="T21">CSyntaxErrorLog</text:span><text:span text:style-name="T15">.AddLine(</text:span><text:span text:style-name="T25">"= expected"</text:span><text:span text:style-name="T15">);</text:span></text:p>
            <text:p text:style-name="P8"><text:span text:style-name="T15"><text:s text:c="16"/></text:span><text:span text:style-name="T21">CSyntaxErrorLog</text:span><text:span text:style-name="T15">.AddLine(GetCurrentLine(SaveIndex()));</text:span></text:p>
            <text:p text:style-name="P8"><text:span text:style-name="T15"><text:s text:c="16"/></text:span><text:span text:style-name="T18">throw</text:span><text:span text:style-name="T15"> </text:span><text:span text:style-name="T18">new</text:span><text:span text:style-name="T15"> </text:span><text:span text:style-name="T21">CParserException</text:span><text:span text:style-name="T15">(-100, </text:span><text:span text:style-name="T25">"= expected"</text:span><text:span text:style-name="T15">, SaveIndex());</text:span></text:p>
            <text:p text:style-name="P6"/>
            <text:p text:style-name="P6"><text:s text:c="12"/>}</text:p>
            <text:p text:style-name="P6"/>
            <text:p text:style-name="P8"><text:span text:style-name="T15"><text:s text:c="12"/></text:span><text:span text:style-name="T11">//-------- Skip the token to start the expression</text:span></text:p>
            <text:p text:style-name="P8"><text:span text:style-name="T15"><text:s text:c="12"/></text:span><text:span text:style-name="T11">// parsing on the RHS</text:span></text:p>
            <text:p text:style-name="P6"><text:s text:c="12"/>GetNext();</text:p>
            <text:p text:style-name="P8"><text:span text:style-name="T15"><text:s text:c="12"/></text:span><text:span text:style-name="T21">Exp</text:span><text:span text:style-name="T15"> exp = Expr(ctx);</text:span></text:p>
            <text:p text:style-name="P6"/>
            <text:p text:style-name="P8"><text:span text:style-name="T15"><text:s text:c="12"/></text:span><text:span text:style-name="T11">//------------ Do the type analysis ...</text:span></text:p>
            <text:p text:style-name="P9"/>
            <text:p text:style-name="P8"><text:span text:style-name="T15"><text:s text:c="12"/></text:span><text:span text:style-name="T18">if</text:span><text:span text:style-name="T15"> (exp.TypeCheck(ctx) != s.Type)</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Type mismatch in assignment"</text:span><text:span text:style-name="T15">);</text:span></text:p>
            <text:p text:style-name="P6"/>
            <text:p text:style-name="P6"><text:s text:c="12"/>}</text:p>
            <text:p text:style-name="P6"/>
            <text:p text:style-name="P8"><text:span text:style-name="T15"><text:s text:c="12"/></text:span><text:span text:style-name="T11">// -------------- End of statement ( ; ) is expected</text:span></text:p>
            <text:p text:style-name="P8"><text:span text:style-name="T15"><text:s text:c="12"/></text:span><text:span text:style-name="T18">if</text:span><text:span text:style-name="T15"> (Current_Token != </text:span><text:span text:style-name="T21">TOKEN</text:span><text:span text:style-name="T15">.TOK_SEMI)</text:span></text:p>
            <text:p text:style-name="P6"><text:s text:c="12"/>{</text:p>
            <text:p text:style-name="P8"><text:span text:style-name="T15"><text:s text:c="16"/></text:span><text:span text:style-name="T21">CSyntaxErrorLog</text:span><text:span text:style-name="T15">.AddLine(</text:span><text:span text:style-name="T25">"; expected"</text:span><text:span text:style-name="T15">);</text:span></text:p>
            <text:p text:style-name="P8"><text:span text:style-name="T15"><text:s text:c="16"/></text:span><text:span text:style-name="T21">CSyntaxErrorLog</text:span><text:span text:style-name="T15">.AddLine(GetCurrentLine(SaveIndex()));</text:span></text:p>
            <text:p text:style-name="P8"><text:span text:style-name="T15"><text:s text:c="16"/></text:span><text:span text:style-name="T18">throw</text:span><text:span text:style-name="T15"> </text:span><text:span text:style-name="T18">new</text:span><text:span text:style-name="T15"> </text:span><text:span text:style-name="T21">CParserException</text:span><text:span text:style-name="T15">(-100, </text:span><text:span text:style-name="T25">" ; expected"</text:span><text:span text:style-name="T15">, -1);</text:span></text:p>
            <text:p text:style-name="P6"/>
            <text:p text:style-name="P6"><text:s text:c="12"/>}</text:p>
            <text:p text:style-name="P8"><text:span text:style-name="T15"><text:s text:c="12"/></text:span><text:span text:style-name="T11">// return an instance of AssignmentStatement node..</text:span></text:p>
            <text:p text:style-name="P8"><text:span text:style-name="T15"><text:s text:c="12"/></text:span><text:span text:style-name="T11">// <text:s text:c="2"/>s =&gt; Symbol info associated with variable</text:span></text:p>
            <text:p text:style-name="P8"><text:span text:style-name="T15"><text:s text:c="12"/></text:span><text:span text:style-name="T11">// <text:s text:c="2"/>exp =&gt; to evaluated and assigned to symbol_info</text:span></text:p>
            <text:p text:style-name="P8"><text:span text:style-name="T15"><text:s text:c="12"/></text:span><text:span text:style-name="T18">return</text:span><text:span text:style-name="T15"> </text:span><text:span text:style-name="T18">new</text:span><text:span text:style-name="T15"> </text:span><text:span text:style-name="T21">AssignmentStatement</text:span><text:span text:style-name="T15">(s, exp);</text:span></text:p>
            <text:p text:style-name="P6"/>
            <text:p text:style-name="P6"><text:s text:c="8"/>}</text:p>
            <text:p text:style-name="Table_20_Contents"/>
          </table:table-cell>
        </table:table-row>
      </table:table>
      <text:p text:style-name="Standard"/>
      <text:p text:style-name="Standard"/>
      <text:p text:style-name="P45">Parsing Expressions </text:p>
      <text:p text:style-name="Standard"/>
      <text:p text:style-name="Standard">The grammar for expression is given below</text:p>
      <table:table table:name="Table55" table:style-name="Table55">
        <table:table-column table:style-name="Table55.A"/>
        <table:table-row>
          <table:table-cell table:style-name="Table55.A1" office:value-type="string">
            <text:p text:style-name="P8"><text:span text:style-name="T15"><text:s text:c="4"/></text:span><text:span text:style-name="T11"><text:s/></text:span><text:span text:style-name="T6">&lt;Expr&gt;</text:span><text:span text:style-name="T11"> <text:s/>::= <text:s/></text:span><text:span text:style-name="T6">&lt;Term&gt;</text:span><text:span text:style-name="T11"> | </text:span><text:span text:style-name="T6">&lt;Term&gt;</text:span><text:span text:style-name="T11"> { + | - } </text:span><text:span text:style-name="T6">&lt;Expr&gt;</text:span></text:p>
            <text:p text:style-name="P8"><text:span text:style-name="T15"><text:s text:c="4"/></text:span><text:span text:style-name="T11"><text:s/></text:span><text:span text:style-name="T6">&lt;Term&gt;</text:span><text:span text:style-name="T11"> ::= <text:s/></text:span><text:span text:style-name="T6">&lt;Factor&gt;</text:span><text:span text:style-name="T11"> | </text:span><text:span text:style-name="T6">&lt;Factor&gt;</text:span><text:span text:style-name="T11"> <text:s/>{*|/} </text:span><text:span text:style-name="T6">&lt;Term&gt;</text:span></text:p>
            <text:p text:style-name="P8"><text:span text:style-name="T15"><text:s text:c="4"/></text:span><text:span text:style-name="T11"><text:s/></text:span><text:span text:style-name="T6">&lt;Factor&gt;</text:span><text:span text:style-name="T11">::= <text:s/></text:span><text:span text:style-name="T6">&lt;number&gt;</text:span><text:span text:style-name="T11"> | ( </text:span><text:span text:style-name="T6">&lt;expr&gt;</text:span><text:span text:style-name="T11"> ) | {+|-} </text:span><text:span text:style-name="T6">&lt;factor&gt;</text:span></text:p>
            <text:p text:style-name="P8"><text:span text:style-name="T15"><text:s text:c="16"/></text:span><text:span text:style-name="T11"><text:s text:c="11"/></text:span><text:span text:style-name="T6">&lt;variable&gt;</text:span><text:span text:style-name="T11"> | TRUE | FALSE</text:span></text:p>
          </table:table-cell>
        </table:table-row>
      </table:table>
      <text:p text:style-name="Standard"><text:soft-page-break/></text:p>
      <text:p text:style-name="Standard">Let us take a look at the Expression routine , ie the top most expression parsing routine at this point of time... ( In future , when logical expressions and relational expressions are added , we modify the grammar)</text:p>
      <text:p text:style-name="Standard"/>
      <table:table table:name="Table56" table:style-name="Table56">
        <table:table-column table:style-name="Table56.A"/>
        <table:table-row>
          <table:table-cell table:style-name="Table56.A1" office:value-type="string">
            <text:p text:style-name="P8"><text:span text:style-name="T4"><text:s text:c="8"/></text:span><text:span text:style-name="T6">///</text:span><text:span text:style-name="T11"> </text:span><text:span text:style-name="T6">&lt;summary&gt;</text:span></text:p>
            <text:p text:style-name="P8"><text:span text:style-name="T15"><text:s text:c="8"/></text:span><text:span text:style-name="T6">///</text:span><text:span text:style-name="T11"> <text:s text:c="3"/></text:span><text:span text:style-name="T6">&lt;Expr&gt;</text:span><text:span text:style-name="T11"> <text:s/>::= <text:s/></text:span><text:span text:style-name="T6">&lt;Term&gt;</text:span><text:span text:style-name="T11"> | </text:span><text:span text:style-name="T6">&lt;Term&gt;</text:span><text:span text:style-name="T11"> { + | - } </text:span><text:span text:style-name="T6">&lt;Expr&gt;</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Exp</text:span><text:span text:style-name="T15"> Expr(</text:span><text:span text:style-name="T21">COMPILATION_CONTEXT</text:span><text:span text:style-name="T15"> ctx)</text:span></text:p>
            <text:p text:style-name="P6"><text:s text:c="8"/>{</text:p>
            <text:p text:style-name="P8"><text:span text:style-name="T15"><text:s text:c="12"/></text:span><text:span text:style-name="T21">TOKEN</text:span><text:span text:style-name="T15"> l_token;</text:span></text:p>
            <text:p text:style-name="P8"><text:span text:style-name="T15"><text:s text:c="12"/></text:span><text:span text:style-name="T21">Exp</text:span><text:span text:style-name="T15"> RetValue = Term(ctx);</text:span></text:p>
            <text:p text:style-name="P8"><text:span text:style-name="T15"><text:s text:c="12"/></text:span><text:span text:style-name="T18">while</text:span><text:span text:style-name="T15"> (Current_Token == </text:span><text:span text:style-name="T21">TOKEN</text:span><text:span text:style-name="T15">.TOK_PLUS || Current_Token == </text:span><text:span text:style-name="T21">TOKEN</text:span><text:span text:style-name="T15">.TOK_SUB)</text:span></text:p>
            <text:p text:style-name="P6"><text:s text:c="12"/>{</text:p>
            <text:p text:style-name="P6"><text:s text:c="16"/>l_token = Current_Token;</text:p>
            <text:p text:style-name="P6"><text:s text:c="16"/>Current_Token = GetToken();</text:p>
            <text:p text:style-name="P8"><text:span text:style-name="T15"><text:s text:c="16"/></text:span><text:span text:style-name="T21">Exp</text:span><text:span text:style-name="T15"> e1 = Expr(ctx);</text:span></text:p>
            <text:p text:style-name="P6"/>
            <text:p text:style-name="P8"><text:span text:style-name="T15"><text:s text:c="16"/></text:span><text:span text:style-name="T18">if</text:span><text:span text:style-name="T15"> (l_token == </text:span><text:span text:style-name="T21">TOKEN</text:span><text:span text:style-name="T15">.TOK_PLUS)</text:span></text:p>
            <text:p text:style-name="P8"><text:span text:style-name="T15"><text:s text:c="20"/>RetValue = </text:span><text:span text:style-name="T18">new</text:span><text:span text:style-name="T15"> </text:span><text:span text:style-name="T21">BinaryPlus</text:span><text:span text:style-name="T15">(RetValue, e1);</text:span></text:p>
            <text:p text:style-name="P8"><text:span text:style-name="T15"><text:s text:c="16"/></text:span><text:span text:style-name="T18">else</text:span></text:p>
            <text:p text:style-name="P8"><text:span text:style-name="T15"><text:s text:c="20"/>RetValue = </text:span><text:span text:style-name="T18">new</text:span><text:span text:style-name="T15"> </text:span><text:span text:style-name="T21">BinaryMinus</text:span><text:span text:style-name="T15">(RetValue, e1);</text:span></text:p>
            <text:p text:style-name="P6"><text:s text:c="12"/>}</text:p>
            <text:p text:style-name="P6"/>
            <text:p text:style-name="P8"><text:span text:style-name="T15"><text:s text:c="12"/></text:span><text:span text:style-name="T18">return</text:span><text:span text:style-name="T15"> RetValue;</text:span></text:p>
            <text:p text:style-name="P6"/>
            <text:p text:style-name="P6"><text:s text:c="8"/>}</text:p>
          </table:table-cell>
        </table:table-row>
      </table:table>
      <text:p text:style-name="Standard"/>
      <text:p text:style-name="Standard">The Term routine handles the mul and the div operators</text:p>
      <text:p text:style-name="Standard"/>
      <table:table table:name="Table57" table:style-name="Table57">
        <table:table-column table:style-name="Table57.A"/>
        <table:table-row>
          <table:table-cell table:style-name="Table57.A1" office:value-type="string">
            <text:p text:style-name="P8"><text:span text:style-name="T4"><text:s text:c="5"/></text:span><text:span text:style-name="T15"><text:s/></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Term&gt;</text:span><text:span text:style-name="T11"> ::= <text:s/></text:span><text:span text:style-name="T6">&lt;Factor&gt;</text:span><text:span text:style-name="T11"> | </text:span><text:span text:style-name="T6">&lt;Factor&gt;</text:span><text:span text:style-name="T11"> <text:s/>{*|/} </text:span><text:span text:style-name="T6">&lt;Term&g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Exp</text:span><text:span text:style-name="T15"> Term(</text:span><text:span text:style-name="T21">COMPILATION_CONTEXT</text:span><text:span text:style-name="T15"> ctx)</text:span></text:p>
            <text:p text:style-name="P6"><text:s text:c="8"/>{</text:p>
            <text:p text:style-name="P8"><text:span text:style-name="T15"><text:s text:c="12"/></text:span><text:span text:style-name="T21">TOKEN</text:span><text:span text:style-name="T15"> l_token;</text:span></text:p>
            <text:p text:style-name="P8"><text:span text:style-name="T15"><text:s text:c="12"/></text:span><text:span text:style-name="T21">Exp</text:span><text:span text:style-name="T15"> RetValue = Factor(ctx);</text:span></text:p>
            <text:p text:style-name="P6"/>
            <text:p text:style-name="P8"><text:span text:style-name="T15"><text:s text:c="12"/></text:span><text:span text:style-name="T18">while</text:span><text:span text:style-name="T15"> (Current_Token == </text:span><text:span text:style-name="T21">TOKEN</text:span><text:span text:style-name="T15">.TOK_MUL || Current_Token == </text:span><text:span text:style-name="T21">TOKEN</text:span><text:span text:style-name="T15">.TOK_DIV)</text:span></text:p>
            <text:p text:style-name="P6"><text:s text:c="12"/>{</text:p>
            <text:p text:style-name="P6"><text:s text:c="16"/>l_token = Current_Token;</text:p>
            <text:p text:style-name="P6"><text:s text:c="16"/>Current_Token = GetToken();</text:p>
            <text:p text:style-name="P6"/>
            <text:p text:style-name="P6"/>
            <text:p text:style-name="P8"><text:span text:style-name="T15"><text:s text:c="16"/></text:span><text:span text:style-name="T21">Exp</text:span><text:span text:style-name="T15"> e1 = Term(ctx);</text:span></text:p>
            <text:p text:style-name="P8"><text:span text:style-name="T15"><text:s text:c="16"/></text:span><text:span text:style-name="T18">if</text:span><text:span text:style-name="T15"> (l_token == </text:span><text:span text:style-name="T21">TOKEN</text:span><text:span text:style-name="T15">.TOK_MUL)</text:span></text:p>
            <text:p text:style-name="P8"><text:span text:style-name="T15"><text:s text:c="20"/>RetValue = </text:span><text:span text:style-name="T18">new</text:span><text:span text:style-name="T15"> </text:span><text:span text:style-name="T21">Mul</text:span><text:span text:style-name="T15">(RetValue, e1);</text:span></text:p>
            <text:p text:style-name="P8"><text:span text:style-name="T15"><text:s text:c="16"/></text:span><text:span text:style-name="T18">else</text:span></text:p>
            <text:p text:style-name="P8"><text:span text:style-name="T15"><text:s text:c="20"/>RetValue = </text:span><text:span text:style-name="T18">new</text:span><text:span text:style-name="T15"> </text:span><text:span text:style-name="T21">Div</text:span><text:span text:style-name="T15">(RetValue, e1);</text:span></text:p>
            <text:p text:style-name="P6"/>
            <text:p text:style-name="P6"><text:s text:c="12"/>}</text:p>
            <text:p text:style-name="P6"/>
            <text:p text:style-name="P8"><text:span text:style-name="T15"><text:s text:c="12"/></text:span><text:span text:style-name="T18">return</text:span><text:span text:style-name="T15"> RetValue;</text:span></text:p>
            <text:p text:style-name="P6"><text:s text:c="8"/>}</text:p>
          </table:table-cell>
        </table:table-row>
      </table:table>
      <text:p text:style-name="Standard"><text:soft-page-break/></text:p>
      <text:p text:style-name="Standard"/>
      <text:p text:style-name="Standard"/>
      <text:p text:style-name="Standard">The factor routine is where we handle Variables , unary Operations , Constants etc....</text:p>
      <text:p text:style-name="Standard"/>
      <table:table table:name="Table58" table:style-name="Table58">
        <table:table-column table:style-name="Table58.A"/>
        <table:table-row>
          <table:table-cell table:style-name="Table58.A1" office:value-type="string">
            <text:p text:style-name="P8"><text:span text:style-name="T4"><text:s text:c="2"/></text:span><text:span text:style-name="T6">///</text:span><text:span text:style-name="T11"> </text:span><text:span text:style-name="T6">&lt;summary&gt;</text:span></text:p>
            <text:p text:style-name="P8"><text:span text:style-name="T15"><text:s text:c="8"/></text:span><text:span text:style-name="T6">///</text:span><text:span text:style-name="T11"> <text:s text:c="4"/></text:span><text:span text:style-name="T6">&lt;Factor&gt;</text:span><text:span text:style-name="T11">::= <text:s/></text:span><text:span text:style-name="T6">&lt;number&gt;</text:span><text:span text:style-name="T11"> | ( </text:span><text:span text:style-name="T6">&lt;expr&gt;</text:span><text:span text:style-name="T11"> ) | {+|-} </text:span><text:span text:style-name="T6">&lt;factor&gt;</text:span></text:p>
            <text:p text:style-name="P8"><text:span text:style-name="T15"><text:s text:c="8"/></text:span><text:span text:style-name="T6">///</text:span><text:span text:style-name="T11"> <text:s text:c="10"/></text:span><text:span text:style-name="T6">&lt;variable&gt;</text:span><text:span text:style-name="T11"> | TRUE | FALS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Exp</text:span><text:span text:style-name="T15"> Factor(</text:span><text:span text:style-name="T21">COMPILATION_CONTEXT</text:span><text:span text:style-name="T15"> ctx)</text:span></text:p>
            <text:p text:style-name="P6"><text:s text:c="8"/>{</text:p>
            <text:p text:style-name="P8"><text:span text:style-name="T15"><text:s text:c="12"/></text:span><text:span text:style-name="T21">TOKEN</text:span><text:span text:style-name="T15"> l_token;</text:span></text:p>
            <text:p text:style-name="P8"><text:span text:style-name="T15"><text:s text:c="12"/></text:span><text:span text:style-name="T21">Exp</text:span><text:span text:style-name="T15"> RetValue = </text:span><text:span text:style-name="T18">null</text:span><text:span text:style-name="T15">;</text:span></text:p>
            <text:p text:style-name="P6"/>
            <text:p text:style-name="P6"/>
            <text:p text:style-name="P6"/>
            <text:p text:style-name="P8"><text:span text:style-name="T15"><text:s text:c="12"/></text:span><text:span text:style-name="T18">if</text:span><text:span text:style-name="T15"> (Current_Token == </text:span><text:span text:style-name="T21">TOKEN</text:span><text:span text:style-name="T15">.TOK_NUMERIC)</text:span></text:p>
            <text:p text:style-name="P6"><text:s text:c="12"/>{</text:p>
            <text:p text:style-name="P6"/>
            <text:p text:style-name="P8"><text:span text:style-name="T15"><text:s text:c="16"/>RetValue = </text:span><text:span text:style-name="T18">new</text:span><text:span text:style-name="T15"> </text:span><text:span text:style-name="T21">NumericConstant</text:span><text:span text:style-name="T15">(GetNumber());</text:span></text:p>
            <text:p text:style-name="P6"><text:s text:c="16"/>Current_Token = GetToken();</text:p>
            <text:p text:style-name="P6"/>
            <text:p text:style-name="P6"><text:s text:c="12"/>}</text:p>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STRING)</text:span></text:p>
            <text:p text:style-name="P6"><text:s text:c="12"/>{</text:p>
            <text:p text:style-name="P8"><text:span text:style-name="T15"><text:s text:c="16"/>RetValue = </text:span><text:span text:style-name="T18">new</text:span><text:span text:style-name="T15"> </text:span><text:span text:style-name="T21">StringLiteral</text:span><text:span text:style-name="T15">(last_str);</text:span></text:p>
            <text:p text:style-name="P6"><text:s text:c="16"/>Current_Token = GetToken();</text:p>
            <text:p text:style-name="P6"><text:s text:c="12"/>}</text:p>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BOOL_FALSE ||</text:span></text:p>
            <text:p text:style-name="P8"><text:span text:style-name="T15"><text:s text:c="22"/>Current_Token == </text:span><text:span text:style-name="T21">TOKEN</text:span><text:span text:style-name="T15">.TOK_BOOL_TRUE)</text:span></text:p>
            <text:p text:style-name="P6"><text:s text:c="12"/>{</text:p>
            <text:p text:style-name="P8"><text:span text:style-name="T15"><text:s text:c="16"/>RetValue = </text:span><text:span text:style-name="T18">new</text:span><text:span text:style-name="T15"> </text:span><text:span text:style-name="T21">BooleanConstant</text:span><text:span text:style-name="T15">(</text:span></text:p>
            <text:p text:style-name="P8"><text:span text:style-name="T15"><text:s text:c="20"/>Current_Token == </text:span><text:span text:style-name="T21">TOKEN</text:span><text:span text:style-name="T15">.TOK_BOOL_TRUE ? </text:span><text:span text:style-name="T18">true</text:span><text:span text:style-name="T15"> : </text:span><text:span text:style-name="T18">false</text:span><text:span text:style-name="T15">);</text:span></text:p>
            <text:p text:style-name="P6"><text:s text:c="16"/>Current_Token = GetToken();</text:p>
            <text:p text:style-name="P6"><text:s text:c="12"/>}</text:p>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OPAREN)</text:span></text:p>
            <text:p text:style-name="P6"><text:s text:c="12"/>{</text:p>
            <text:p text:style-name="P6"/>
            <text:p text:style-name="P6"><text:s text:c="16"/>Current_Token = GetToken();</text:p>
            <text:p text:style-name="P6"/>
            <text:p text:style-name="P8"><text:span text:style-name="T15"><text:s text:c="16"/>RetValue = Expr(ctx); <text:s/></text:span><text:span text:style-name="T11">// Recurse</text:span></text:p>
            <text:p text:style-name="P9"/>
            <text:p text:style-name="P8"><text:span text:style-name="T15"><text:s text:c="16"/></text:span><text:span text:style-name="T18">if</text:span><text:span text:style-name="T15"> (Current_Token != </text:span><text:span text:style-name="T21">TOKEN</text:span><text:span text:style-name="T15">.TOK_CPAREN)</text:span></text:p>
            <text:p text:style-name="P6"><text:s text:c="16"/>{</text:p>
            <text:p text:style-name="P8"><text:span text:style-name="T15"><text:s text:c="20"/></text:span><text:span text:style-name="T21">Console</text:span><text:span text:style-name="T15">.WriteLine(</text:span><text:span text:style-name="T25">"Missing Closing Parenthesis\n"</text:span><text:span text:style-name="T15">);</text:span></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p>
            <text:p text:style-name="P6"/>
            <text:p text:style-name="P6"><text:s text:c="16"/>}</text:p>
            <text:p text:style-name="P6"><text:s text:c="16"/>Current_Token = GetToken();</text:p>
            <text:p text:style-name="P6"><text:s text:c="12"/>}</text:p>
            <text:p text:style-name="P6"/>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PLUS || Current_Token == </text:span><text:span text:style-name="T21">TOKEN</text:span><text:span text:style-name="T15">.TOK_SUB)</text:span></text:p>
            <text:p text:style-name="P6"><text:s text:c="12"/>{</text:p>
            <text:p text:style-name="P6"><text:s text:c="16"/>l_token = Current_Token;</text:p>
            <text:p text:style-name="P6"><text:s text:c="16"/>Current_Token = GetToken();</text:p>
            <text:p text:style-name="P6"><text:s text:c="16"/>RetValue = Factor(ctx);</text:p>
            <text:p text:style-name="P8"><text:span text:style-name="T15"><text:s text:c="16"/></text:span><text:span text:style-name="T18">if</text:span><text:span text:style-name="T15"> (l_token == </text:span><text:span text:style-name="T21">TOKEN</text:span><text:span text:style-name="T15">.TOK_PLUS)</text:span></text:p>
            <text:p text:style-name="P8"><text:soft-page-break/><text:span text:style-name="T15"><text:s text:c="20"/>RetValue = </text:span><text:span text:style-name="T18">new</text:span><text:span text:style-name="T15"> </text:span><text:span text:style-name="T21">UnaryPlus</text:span><text:span text:style-name="T15">(RetValue);</text:span></text:p>
            <text:p text:style-name="P8"><text:span text:style-name="T15"><text:s text:c="16"/></text:span><text:span text:style-name="T18">else</text:span></text:p>
            <text:p text:style-name="P8"><text:span text:style-name="T15"><text:s text:c="20"/>RetValue = </text:span><text:span text:style-name="T18">new</text:span><text:span text:style-name="T15"> </text:span><text:span text:style-name="T21">UnaryMinus</text:span><text:span text:style-name="T15">(RetValue);</text:span></text:p>
            <text:p text:style-name="P6"><text:s text:c="12"/></text:p>
            <text:p text:style-name="P6"><text:s text:c="12"/>}</text:p>
            <text:p text:style-name="P8"><text:span text:style-name="T15"><text:s text:c="12"/></text:span><text:span text:style-name="T18">else</text:span><text:span text:style-name="T15"> </text:span><text:span text:style-name="T18">if</text:span><text:span text:style-name="T15"> (Current_Token == </text:span><text:span text:style-name="T21">TOKEN</text:span><text:span text:style-name="T15">.TOK_UNQUOTED_STRING)</text:span></text:p>
            <text:p text:style-name="P6"><text:s text:c="12"/>{</text:p>
            <text:p text:style-name="P8"><text:span text:style-name="T15"><text:s text:c="16"/></text:span><text:span text:style-name="T6">///</text:span></text:p>
            <text:p text:style-name="P8"><text:span text:style-name="T15"><text:s text:c="16"/></text:span><text:span text:style-name="T6">///</text:span><text:span text:style-name="T11"> <text:s/>Variables </text:span></text:p>
            <text:p text:style-name="P8"><text:span text:style-name="T15"><text:s text:c="16"/></text:span><text:span text:style-name="T6">///</text:span></text:p>
            <text:p text:style-name="P8"><text:span text:style-name="T15"><text:s text:c="16"/></text:span><text:span text:style-name="T21">String</text:span><text:span text:style-name="T15"> str = </text:span><text:span text:style-name="T18">base</text:span><text:span text:style-name="T15">.last_str;</text:span></text:p>
            <text:p text:style-name="P8"><text:span text:style-name="T15"><text:s text:c="16"/></text:span><text:span text:style-name="T21">SYMBOL_INFO</text:span><text:span text:style-name="T15"> inf = ctx.TABLE.Get(str);</text:span></text:p>
            <text:p text:style-name="P6"/>
            <text:p text:style-name="P8"><text:span text:style-name="T15"><text:s text:c="16"/></text:span><text:span text:style-name="T18">if</text:span><text:span text:style-name="T15"> (inf == </text:span><text:span text:style-name="T18">null</text:span><text:span text:style-name="T15">)</text:span></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span text:style-name="T25">"Undefined symbol"</text:span><text:span text:style-name="T15">);</text:span></text:p>
            <text:p text:style-name="P6"/>
            <text:p text:style-name="P6"><text:s text:c="16"/>GetNext();</text:p>
            <text:p text:style-name="P8"><text:span text:style-name="T15"><text:s text:c="16"/>RetValue = </text:span><text:span text:style-name="T18">new</text:span><text:span text:style-name="T15"> </text:span><text:span text:style-name="T21">Variable</text:span><text:span text:style-name="T15">(inf);</text:span></text:p>
            <text:p text:style-name="P6"><text:s text:c="12"/>}</text:p>
            <text:p text:style-name="P6"/>
            <text:p text:style-name="P8"><text:span text:style-name="T15"><text:s text:c="11"/></text:span><text:span text:style-name="T18">else</text:span></text:p>
            <text:p text:style-name="P6"><text:s text:c="12"/>{</text:p>
            <text:p text:style-name="P6"/>
            <text:p text:style-name="P8"><text:span text:style-name="T15"><text:s text:c="16"/></text:span><text:span text:style-name="T21">Console</text:span><text:span text:style-name="T15">.WriteLine(</text:span><text:span text:style-name="T25">"Illegal Token"</text:span><text:span text:style-name="T15">);</text:span></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p>
            <text:p text:style-name="P6"><text:s text:c="12"/>}</text:p>
            <text:p text:style-name="P6"/>
            <text:p text:style-name="P6"/>
            <text:p text:style-name="P8"><text:span text:style-name="T15"><text:s text:c="12"/></text:span><text:span text:style-name="T18">return</text:span><text:span text:style-name="T15"> RetValue;</text:span></text:p>
            <text:p text:style-name="P6"/>
            <text:p text:style-name="P6"><text:s text:c="8"/>}</text:p>
          </table:table-cell>
        </table:table-row>
      </table:table>
      <text:p text:style-name="Standard"/>
      <text:p text:style-name="Standard">In the CallSlang Project , this is how we need to invoke the Script....</text:p>
      <text:p text:style-name="Standard"/>
      <text:p text:style-name="Standard"/>
      <table:table table:name="Table59" table:style-name="Table59">
        <table:table-column table:style-name="Table59.A"/>
        <table:table-row>
          <table:table-cell table:style-name="Table59.A1" office:value-type="string">
            <text:p text:style-name="P8"><text:span text:style-name="T18">using</text:span><text:span text:style-name="T15">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8"><text:span text:style-name="T18">using</text:span><text:span text:style-name="T15"> System.Collections;</text:span></text:p>
            <text:p text:style-name="P8"><text:span text:style-name="T18">using</text:span><text:span text:style-name="T15"> System.IO;</text:span></text:p>
            <text:p text:style-name="P8"><text:span text:style-name="T18">using</text:span><text:span text:style-name="T15"> SLANG_DOT_NET;</text:span></text:p>
            <text:p text:style-name="P6"/>
            <text:p text:style-name="P8"><text:span text:style-name="T18">namespace</text:span><text:span text:style-name="T15"> CallSLANG</text:span></text:p>
            <text:p text:style-name="P6">{</text:p>
            <text:p text:style-name="P8"><text:span text:style-name="T15"><text:s text:c="4"/></text:span><text:span text:style-name="T18">class</text:span><text:span text:style-name="T15"> </text:span><text:span text:style-name="T21">Program</text:span></text:p>
            <text:p text:style-name="P6"><text:s text:c="4"/>{</text:p>
            <text:p text:style-name="P6"><text:s text:c="6"/></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Driver routine to call the program scrip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static</text:span><text:span text:style-name="T15"> </text:span><text:span text:style-name="T18">void</text:span><text:span text:style-name="T15"> TestFileScript(</text:span><text:span text:style-name="T18">string</text:span><text:span text:style-name="T15"> filename)</text:span></text:p>
            <text:p text:style-name="P6"><text:s text:c="8"/>{</text:p>
            <text:p text:style-name="P6"><text:s text:c="12"/></text:p>
            <text:p text:style-name="P8"><text:span text:style-name="T15"><text:s text:c="12"/></text:span><text:span text:style-name="T18">if</text:span><text:span text:style-name="T15"> (filename == </text:span><text:span text:style-name="T18">null</text:span><text:span text:style-name="T15">)</text:span></text:p>
            <text:p text:style-name="P8"><text:span text:style-name="T15"><text:s text:c="20"/></text:span><text:span text:style-name="T18">return</text:span><text:span text:style-name="T15">;</text:span></text:p>
            <text:p text:style-name="P6"/>
            <text:p text:style-name="P6"><text:soft-page-break/></text:p>
            <text:p text:style-name="P8"><text:span text:style-name="T15"><text:s text:c="12"/></text:span><text:span text:style-name="T11">// -------------- Read the contents from the file</text:span></text:p>
            <text:p text:style-name="P9"/>
            <text:p text:style-name="P8"><text:span text:style-name="T15"><text:s text:c="12"/></text:span><text:span text:style-name="T21">StreamReader</text:span><text:span text:style-name="T15"> sr = </text:span><text:span text:style-name="T18">new</text:span><text:span text:style-name="T15"> </text:span><text:span text:style-name="T21">StreamReader</text:span><text:span text:style-name="T15">(filename);</text:span></text:p>
            <text:p text:style-name="P8"><text:span text:style-name="T15"><text:s text:c="12"/></text:span><text:span text:style-name="T18">string</text:span><text:span text:style-name="T15"> programs2 = sr.ReadToEnd();</text:span></text:p>
            <text:p text:style-name="P6"><text:s text:c="12"/></text:p>
            <text:p text:style-name="P6"/>
            <text:p text:style-name="P8"><text:span text:style-name="T15"><text:s text:c="12"/></text:span><text:span text:style-name="T11">//---------------- Creates the Parser Object</text:span></text:p>
            <text:p text:style-name="P8"><text:span text:style-name="T15"><text:s text:c="12"/></text:span><text:span text:style-name="T11">// With Program text as argument </text:span></text:p>
            <text:p text:style-name="P8"><text:span text:style-name="T15"><text:s text:c="12"/></text:span><text:span text:style-name="T21">RDParser</text:span><text:span text:style-name="T15"> pars = </text:span><text:span text:style-name="T18">null</text:span><text:span text:style-name="T15">;</text:span></text:p>
            <text:p text:style-name="P8"><text:span text:style-name="T15"><text:s text:c="12"/>pars = </text:span><text:span text:style-name="T18">new</text:span><text:span text:style-name="T15"> </text:span><text:span text:style-name="T21">RDParser</text:span><text:span text:style-name="T15">(programs2);</text:span></text:p>
            <text:p text:style-name="P6"/>
            <text:p text:style-name="P8"><text:span text:style-name="T15"><text:s text:c="12"/></text:span><text:span text:style-name="T11">// Create a Compilation Context </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21">COMPILATION_CONTEXT</text:span><text:span text:style-name="T15"> ctx = </text:span><text:span text:style-name="T18">new</text:span><text:span text:style-name="T15"> </text:span><text:span text:style-name="T21">COMPILATION_CONTEXT</text:span><text:span text:style-name="T15">();</text:span></text:p>
            <text:p text:style-name="P6"/>
            <text:p text:style-name="P8"><text:span text:style-name="T15"><text:s text:c="12"/></text:span><text:span text:style-name="T11">//</text:span></text:p>
            <text:p text:style-name="P8"><text:span text:style-name="T15"><text:s text:c="12"/></text:span><text:span text:style-name="T11">// Call the top level Parsing Routine with </text:span></text:p>
            <text:p text:style-name="P8"><text:span text:style-name="T15"><text:s text:c="12"/></text:span><text:span text:style-name="T11">// Compilation Context as the Argument</text:span></text:p>
            <text:p text:style-name="P8"><text:span text:style-name="T15"><text:s text:c="12"/></text:span><text:span text:style-name="T11">//</text:span></text:p>
            <text:p text:style-name="P8"><text:span text:style-name="T15"><text:s text:c="12"/></text:span><text:span text:style-name="T21">ArrayList</text:span><text:span text:style-name="T15"> stmts = pars.Parse(ctx);</text:span></text:p>
            <text:p text:style-name="P6"/>
            <text:p text:style-name="P8"><text:span text:style-name="T15"><text:s text:c="12"/></text:span><text:span text:style-name="T11">//</text:span></text:p>
            <text:p text:style-name="P8"><text:span text:style-name="T15"><text:s text:c="12"/></text:span><text:span text:style-name="T11">// if we have reached here , the parse process </text:span></text:p>
            <text:p text:style-name="P8"><text:span text:style-name="T15"><text:s text:c="12"/></text:span><text:span text:style-name="T11">// is successful... Create a Run time context and </text:span></text:p>
            <text:p text:style-name="P8"><text:span text:style-name="T15"><text:s text:c="12"/></text:span><text:span text:style-name="T11">// Call Execute statements of each statement...</text:span></text:p>
            <text:p text:style-name="P8"><text:span text:style-name="T15"><text:s text:c="12"/></text:span><text:span text:style-name="T11">//</text:span></text:p>
            <text:p text:style-name="P9"/>
            <text:p text:style-name="P8"><text:span text:style-name="T15"><text:s text:c="12"/></text:span><text:span text:style-name="T21">RUNTIME_CONTEXT</text:span><text:span text:style-name="T15"> f = </text:span><text:span text:style-name="T18">new</text:span><text:span text:style-name="T15"> </text:span><text:span text:style-name="T21">RUNTIME_CONTEXT</text:span><text:span text:style-name="T15">();</text:span></text:p>
            <text:p text:style-name="P8"><text:span text:style-name="T15"><text:s text:c="12"/></text:span><text:span text:style-name="T18">foreach</text:span><text:span text:style-name="T15">(</text:span><text:span text:style-name="T21">Object</text:span><text:span text:style-name="T15"> obj </text:span><text:span text:style-name="T18">in</text:span><text:span text:style-name="T15"> stmts )</text:span></text:p>
            <text:p text:style-name="P6"><text:s text:c="12"/>{</text:p>
            <text:p text:style-name="P8"><text:span text:style-name="T15"><text:s text:c="16"/></text:span><text:span text:style-name="T21">Stmt</text:span><text:span text:style-name="T15"> s = obj </text:span><text:span text:style-name="T18">as</text:span><text:span text:style-name="T15"> </text:span><text:span text:style-name="T21">Stmt</text:span><text:span text:style-name="T15">;</text:span></text:p>
            <text:p text:style-name="P6"><text:s text:c="16"/>s.Execute(f);</text:p>
            <text:p text:style-name="P6"><text:s text:c="12"/>}</text:p>
            <text:p text:style-name="P6"><text:s text:c="24"/></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args"&gt;&lt;/param&gt;</text:span></text:p>
            <text:p text:style-name="P8"><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6"><text:s text:c="8"/>{</text:p>
            <text:p text:style-name="P6"><text:s text:c="9"/></text:p>
            <text:p text:style-name="P6"/>
            <text:p text:style-name="P8"><text:span text:style-name="T15"><text:s text:c="12"/></text:span><text:span text:style-name="T18">if</text:span><text:span text:style-name="T15"> (args == </text:span><text:span text:style-name="T18">null</text:span><text:span text:style-name="T15"> ||</text:span></text:p>
            <text:p text:style-name="P6"><text:s text:c="17"/>args.Length != 1)</text:p>
            <text:p text:style-name="P6"><text:s text:c="12"/>{</text:p>
            <text:p text:style-name="P8"><text:span text:style-name="T15"><text:s text:c="16"/></text:span><text:span text:style-name="T21">Console</text:span><text:span text:style-name="T15">.WriteLine(</text:span><text:span text:style-name="T25">"CallSlang &lt;scriptname&gt;\n"</text:span><text:span text:style-name="T15">);</text:span></text:p>
            <text:p text:style-name="P8"><text:span text:style-name="T15"><text:s text:c="16"/></text:span><text:span text:style-name="T18">return</text:span><text:span text:style-name="T15">;</text:span></text:p>
            <text:p text:style-name="P6"/>
            <text:p text:style-name="P6"><text:s text:c="12"/>}</text:p>
            <text:p text:style-name="P6"><text:s text:c="12"/>TestFileScript(args[0]);</text:p>
            <text:p text:style-name="P8"><text:span text:style-name="T15"><text:s text:c="12"/></text:span><text:span text:style-name="T11">//------------- Wait for the Key Press</text:span></text:p>
            <text:p text:style-name="P8"><text:span text:style-name="T15"><text:s text:c="12"/></text:span><text:span text:style-name="T21">Console</text:span><text:span text:style-name="T15">.Read();</text:span></text:p>
            <text:p text:style-name="P6"><text:s text:c="12"/></text:p>
            <text:p text:style-name="P6"><text:s text:c="8"/>}</text:p>
            <text:p text:style-name="P6"><text:soft-page-break/><text:s text:c="4"/>}</text:p>
            <text:p text:style-name="P6">}</text:p>
            <text:p text:style-name="Table_20_Contents"/>
            <text:p text:style-name="Table_20_Contents">First.sl ( Slang script )</text:p>
          </table:table-cell>
        </table:table-row>
      </table:table>
      <table:table table:name="Table60" table:style-name="Table60">
        <table:table-column table:style-name="Table60.A"/>
        <table:table-row>
          <table:table-cell table:style-name="Table60.A1" office:value-type="string">
            <text:p text:style-name="Table_20_Contents">///////////////////////////////////</text:p>
            <text:p text:style-name="Table_20_Contents">//</text:p>
            <text:p text:style-name="Table_20_Contents">// A simple SLANG script</text:p>
            <text:p text:style-name="Table_20_Contents">//</text:p>
            <text:p text:style-name="Table_20_Contents">// <text:s text:c="3"/>Sample #1</text:p>
            <text:p text:style-name="Table_20_Contents">//</text:p>
            <text:p text:style-name="Table_20_Contents">NUMERIC a; <text:s text:c="2"/>// Declare a Numeric variable</text:p>
            <text:p text:style-name="Table_20_Contents"/>
            <text:p text:style-name="Table_20_Contents">a = 2*3+5* 30 + -(4*5+3); <text:s/>// Assign </text:p>
            <text:p text:style-name="Table_20_Contents"/>
            <text:p text:style-name="Table_20_Contents">PRINTLINE a; <text:s/>// Dump a </text:p>
            <text:p text:style-name="Table_20_Contents"/>
            <text:p text:style-name="Table_20_Contents">//----- String concatenation</text:p>
            <text:p text:style-name="Table_20_Contents"/>
            <text:p text:style-name="Table_20_Contents">PRINT "Hello " + "World";</text:p>
            <text:p text:style-name="Table_20_Contents">//-------------- Write a new line</text:p>
            <text:p text:style-name="Table_20_Contents"/>
            <text:p text:style-name="Table_20_Contents">PRINTLINE "";</text:p>
            <text:p text:style-name="Table_20_Contents">//-------------- string data type</text:p>
            <text:p text:style-name="Table_20_Contents">STRING c;</text:p>
            <text:p text:style-name="Table_20_Contents"/>
            <text:p text:style-name="Table_20_Contents">c = "Hello "; <text:s/>// assignment to string </text:p>
            <text:p text:style-name="Table_20_Contents"/>
            <text:p text:style-name="Table_20_Contents">//---------------- assignment and concatenation</text:p>
            <text:p text:style-name="Table_20_Contents"/>
            <text:p text:style-name="Table_20_Contents">C = C + "World";</text:p>
            <text:p text:style-name="Table_20_Contents"/>
            <text:p text:style-name="Table_20_Contents">PRINTLINE c;</text:p>
            <text:p text:style-name="Table_20_Contents"/>
            <text:p text:style-name="Table_20_Contents">//-------------- boolean variable </text:p>
            <text:p text:style-name="Table_20_Contents"/>
            <text:p text:style-name="Table_20_Contents">BOOLEAN d;</text:p>
            <text:p text:style-name="Table_20_Contents"/>
            <text:p text:style-name="Table_20_Contents">d= TRUE;</text:p>
            <text:p text:style-name="Table_20_Contents"/>
            <text:p text:style-name="Table_20_Contents">PRINTLINE d;</text:p>
            <text:p text:style-name="Table_20_Contents"/>
            <text:p text:style-name="Table_20_Contents">d= FALSE;</text:p>
            <text:p text:style-name="Table_20_Contents"/>
            <text:p text:style-name="Table_20_Contents">PRINTLINE d;</text:p>
            <text:p text:style-name="Table_20_Contents"/>
            <text:p text:style-name="Table_20_Contents"/>
          </table:table-cell>
        </table:table-row>
      </table:table>
      <text:p text:style-name="Standard"/>
      <text:p text:style-name="Standard"/>
      <text:p text:style-name="Standard"><text:soft-page-break/></text:p>
      <text:p text:style-name="Standard"/>
      <text:p text:style-name="Standard"/>
      <text:p text:style-name="Standard"/>
      <text:p text:style-name="Standard">Second.sl </text:p>
      <table:table table:name="Table61" table:style-name="Table61">
        <table:table-column table:style-name="Table61.A"/>
        <table:table-row>
          <table:table-cell table:style-name="Table61.A1" office:value-type="string">
            <text:p text:style-name="Table_20_Contents">//////////////////////////////////////</text:p>
            <text:p text:style-name="Table_20_Contents">//</text:p>
            <text:p text:style-name="Table_20_Contents">// A slang script to test unary expression</text:p>
            <text:p text:style-name="Table_20_Contents">//</text:p>
            <text:p text:style-name="Table_20_Contents">//</text:p>
            <text:p text:style-name="Table_20_Contents">//</text:p>
            <text:p text:style-name="Table_20_Contents"/>
            <text:p text:style-name="Table_20_Contents"/>
            <text:p text:style-name="Table_20_Contents">Numeric a ;</text:p>
            <text:p text:style-name="Table_20_Contents"/>
            <text:p text:style-name="Table_20_Contents">a = -1 ;</text:p>
            <text:p text:style-name="Table_20_Contents"/>
            <text:p text:style-name="Table_20_Contents">a = -a;</text:p>
            <text:p text:style-name="Table_20_Contents"/>
            <text:p text:style-name="Table_20_Contents">Print a;</text:p>
          </table:table-cell>
        </table:table-row>
      </table:table>
      <text:p text:style-name="Standard"/>
      <text:p text:style-name="Standard">Third.sl</text:p>
      <text:p text:style-name="Standard"/>
      <table:table table:name="Table62" table:style-name="Table62">
        <table:table-column table:style-name="Table62.A"/>
        <table:table-row>
          <table:table-cell table:style-name="Table62.A1" office:value-type="string">
            <text:p text:style-name="Table_20_Contents">///////////////////////</text:p>
            <text:p text:style-name="Table_20_Contents">//</text:p>
            <text:p text:style-name="Table_20_Contents">//</text:p>
            <text:p text:style-name="Table_20_Contents">//</text:p>
            <text:p text:style-name="Table_20_Contents">//</text:p>
            <text:p text:style-name="Table_20_Contents">//</text:p>
            <text:p text:style-name="Table_20_Contents"/>
            <text:p text:style-name="Table_20_Contents"/>
            <text:p text:style-name="Table_20_Contents">Numeric a;</text:p>
            <text:p text:style-name="Table_20_Contents"/>
            <text:p text:style-name="Table_20_Contents">String b;</text:p>
            <text:p text:style-name="Table_20_Contents"/>
            <text:p text:style-name="Table_20_Contents"/>
            <text:p text:style-name="Table_20_Contents">a = ---1;</text:p>
            <text:p text:style-name="Table_20_Contents"/>
            <text:p text:style-name="Table_20_Contents">PrintLine a*4 + 10;</text:p>
          </table:table-cell>
        </table:table-row>
      </table:table>
      <text:p text:style-name="Standard"/>
      <text:p text:style-name="Standard"/>
      <text:p text:style-name="Standard"/>
      <text:p text:style-name="Standard"/>
      <text:p text:style-name="Standard"/>
      <text:p text:style-name="Standard">You can go to the command line and invoke the CallSlang executable as follows....a screen snapshot is given in the next page</text:p>
      <text:p text:style-name="Standard"/>
      <text:p text:style-name="Standard">CallSlang first.sl </text:p>
      <text:p text:style-name="Standard"><text:soft-page-break/>CallSlang second.sl</text:p>
      <text:p text:style-name="Standard">CallSlang third.sl</text:p>
      <text:p text:style-name="Standard"/>
      <text:p text:style-name="Standard"/>
      <text:p text:style-name="Standard"><draw:frame draw:style-name="fr1" draw:name="graphics1" text:anchor-type="paragraph" svg:width="6.9252in" svg:height="7.3602in" draw:z-index="0"><draw:image xlink:href="Pictures/2000000700005BC5000045FFE7483FD7.svm"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
      <text:p text:style-name="P3"><text:s text:c="66"/><text:span text:style-name="T2"><text:s/>SLANG4.NET</text:span></text:p>
      <text:p text:style-name="P3"/>
      <text:p text:style-name="P3"><text:s text:c="60"/><text:a xlink:type="simple" xlink:href="http://slangfordotnet.codeplex.com/">http://slangfordotnet.codeplex.com</text:a></text:p>
      <text:p text:style-name="P3"><text:span text:style-name="T2"/></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5</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text:s text:c="56"/>Compilation To a .NET executable !</text:p>
      <text:p text:style-name="Standard"/>
      <text:p text:style-name="Standard">Till now , the Slang Compiler was interpreting the statements and expressions. In this step we will try to compile the source into .net IL ( .net intermediate Language ) </text:p>
      <text:p text:style-name="Standard"/>
      <text:p text:style-name="Standard">In this step , we are not going to make any change into the SLANG grammar. With Future ( support for Logical Expression, Relational Expression, Control structures and Procedures ) in mind , we will re factor the code.</text:p>
      <text:p text:style-name="Standard"/>
      <text:p text:style-name="Standard"/>
      <text:p text:style-name="Standard">.NET IL <text:s/>uses a Stack based machine model. Your Intel x86 machines are register based. Stack based machine was touted as the future of machines in the early 1980s. What this basically means , the .NET CLR has got a evaluation stack for processing expressions and functions....</text:p>
      <text:p text:style-name="Standard"/>
      <text:p text:style-name="Standard"/>
      <text:p text:style-name="Standard">Read more about Reflection.Emit , CLR and IL to understand this.</text:p>
      <text:p text:style-name="Standard"/>
      <text:p text:style-name="Standard"/>
      <text:p text:style-name="Standard">To give a quick feel of what is involed , let us think about the expression <text:s/>2*(3+4) </text:p>
      <text:p text:style-name="Standard"/>
      <text:p text:style-name="Standard">This expression can be decomposed into </text:p>
      <text:p text:style-name="Standard"/>
      <text:p text:style-name="Standard"><text:s text:c="19"/>Acc = ADD 3 and 4 <text:s/>( Acc stands for accumulator )</text:p>
      <text:p text:style-name="Standard"><text:s text:c="19"/>Acc = <text:s/>Acc MUL 2 ;</text:p>
      <text:p text:style-name="Standard"/>
      <text:p text:style-name="Standard">if we are using a stack as an accumulator ( which .net does ) this can be written as </text:p>
      <text:p text:style-name="Standard"/>
      <text:p text:style-name="Standard"><text:s text:c="18"/>PUSH 3 <text:s text:c="6"/>// now stack contains <text:s text:c="3"/>[ 3 ]</text:p>
      <text:p text:style-name="Standard"><text:s text:c="18"/>PUSH 4 <text:s text:c="6"/>// now stack constains <text:s text:c="2"/>[ 3 4 ]</text:p>
      <text:p text:style-name="Standard"><text:s text:c="18"/>ADD <text:s text:c="11"/>// <text:s/>pop 4 , pop 3 , add <text:s/>, push result </text:p>
      <text:p text:style-name="Standard"><text:s text:c="39"/>// <text:s text:c="2"/>Now stack contains <text:s/>[ 7 ] <text:s/></text:p>
      <text:p text:style-name="Standard"><text:s text:c="18"/>PUSH 2 <text:s text:c="6"/>// <text:s text:c="2"/>Now stack conains <text:s text:c="2"/>[ <text:s/>7 2 ]</text:p>
      <text:p text:style-name="Standard"><text:s text:c="18"/>MUL <text:s text:c="11"/>// <text:s text:c="3"/>pop 2 , pop 7 , multiply , push the result</text:p>
      <text:p text:style-name="Standard"><text:s text:c="39"/>// <text:s text:c="3"/>now stack contains the result [ 14 ]</text:p>
      <text:p text:style-name="Standard"/>
      <text:p text:style-name="Standard"/>
      <text:p text:style-name="Standard">when the same stuff was compiled into .net ...this is what we got .....</text:p>
      <table:table table:name="Table63" table:style-name="Table63">
        <table:table-column table:style-name="Table63.A"/>
        <table:table-row>
          <table:table-cell table:style-name="Table63.A1" office:value-type="string">
            <text:p text:style-name="P18">// ---------------- IL output of 2*(3+4)</text:p>
            <text:p text:style-name="Table_20_Contents"><text:s text:c="2"/>IL_0000: <text:s/>ldc.r8 <text:s text:c="4"/>2. <text:s text:c="4"/>// <text:s text:c="2"/>push 2 <text:s text:c="22"/>[ 2 ]</text:p>
            <text:p text:style-name="Table_20_Contents"><text:s text:c="2"/>IL_0009: <text:s/>ldc.r8 <text:s text:c="4"/>3. <text:s text:c="3"/>// <text:s text:c="3"/>push <text:s/>3 <text:s text:c="21"/>[ 2 , 3 ]</text:p>
            <text:p text:style-name="Table_20_Contents"><text:s text:c="2"/>IL_0012: <text:s/>ldc.r8 <text:s text:c="4"/>4. <text:s text:c="3"/>// <text:s text:c="3"/>push <text:s/>4 <text:s text:c="21"/>[ 2,3,4] </text:p>
            <text:p text:style-name="Table_20_Contents"><text:s text:c="2"/>IL_001b: <text:s/>add <text:s text:c="14"/>// <text:s text:c="3"/>pop 4 , pop 3 , add , push result <text:s text:c="2"/>[ 2,7 ]</text:p>
            <text:p text:style-name="Table_20_Contents"><text:soft-page-break/><text:s text:c="2"/>IL_001c: <text:s/>mul <text:s text:c="13"/>// <text:s text:c="4"/>pop 7 , pop 2 , mul , push result <text:s/>[ 14 ]</text:p>
          </table:table-cell>
        </table:table-row>
      </table:table>
      <text:p text:style-name="Standard"><text:s/></text:p>
      <text:p text:style-name="Standard"/>
      <text:p text:style-name="Standard">This out put was generated using ILDASM.exe utility. This will help to disassemble .net executables.</text:p>
      <text:p text:style-name="Standard"/>
      <text:p text:style-name="Standard"/>
      <text:p text:style-name="Standard"/>
      <text:p text:style-name="Standard">To generate .NET executable , in the System.Reflection namespace there are some classes which we need to be familiar. </text:p>
      <text:p text:style-name="Standard"/>
      <table:table table:name="Table64" table:style-name="Table64">
        <table:table-column table:style-name="Table64.A"/>
        <table:table-row>
          <table:table-cell table:style-name="Table64.A1" office:value-type="string">
            <text:p text:style-name="P8"><text:span text:style-name="T4"><text:s/></text:span><text:span text:style-name="T21">AssemblyBuilder</text:span><text:span text:style-name="T15"> </text:span></text:p>
            <text:p text:style-name="P8"><text:span text:style-name="T15"><text:s text:c="2"/></text:span><text:span text:style-name="T21">ModuleBuilder</text:span><text:span text:style-name="T15"> </text:span></text:p>
            <text:p text:style-name="P8"><text:span text:style-name="T21"><text:s text:c="2"/>TypeBuilder</text:span><text:span text:style-name="T15"> </text:span></text:p>
            <text:p text:style-name="P8"><text:span text:style-name="T15"><text:s text:c="2"/></text:span><text:span text:style-name="T21">MethodBuilder</text:span><text:span text:style-name="T15"> </text:span></text:p>
            <text:p text:style-name="P6"/>
          </table:table-cell>
        </table:table-row>
      </table:table>
      <text:p text:style-name="Standard"/>
      <text:p text:style-name="P14"><text:s/></text:p>
      <text:p text:style-name="P6">From the name we can infer that these classes are based on GOF Builder pattern. <text:s/>The .NET StringBuilder class is another notable class which is based on Builder pattern. Consult Wikipedia or a decent book on design patterns to learn more about Builder Pattern. Later , we will be using Builder Pattern to Build (!) Procedure and Module from Program text. </text:p>
      <text:p text:style-name="P6"/>
      <text:p text:style-name="P6">An Assembly ( .NET exe or .net DLL ) is composed of Collection of Modules. In most cases , we will have one module per assembly. Module will have collection of Types ( classes and structs ). Each Type will have collection of method. The hierarchical relationonship between these entities are given below.</text:p>
      <text:p text:style-name="P6"/>
      <table:table table:name="Table65" table:style-name="Table65">
        <table:table-column table:style-name="Table65.A"/>
        <table:table-row>
          <table:table-cell table:style-name="Table65.A1" office:value-type="string">
            <text:p text:style-name="P9">Hierarchy is as follows..</text:p>
            <text:p text:style-name="P8"><text:span text:style-name="T15"><text:s text:c="5"/></text:span><text:span text:style-name="T11"><text:s/>Assembly <text:s text:c="3"/></text:span></text:p>
            <text:p text:style-name="P8"><text:span text:style-name="T15"><text:s text:c="6"/></text:span><text:span text:style-name="T11"><text:s text:c="6"/>Module</text:span></text:p>
            <text:p text:style-name="P8"><text:span text:style-name="T15"><text:s text:c="6"/></text:span><text:span text:style-name="T11"><text:s text:c="10"/>Type </text:span></text:p>
            <text:p text:style-name="P8"><text:span text:style-name="T15"><text:s text:c="6"/></text:span><text:span text:style-name="T11"><text:s text:c="14"/>Method </text:span></text:p>
          </table:table-cell>
        </table:table-row>
      </table:table>
      <text:p text:style-name="P6"/>
      <text:p text:style-name="P6"/>
      <text:p text:style-name="P21">For each entity there is a corresponding builder available. <text:s/>Please include System.Reflection and System.Reflection.Emit to get access to these classes. How this has been used is given below</text:p>
      <text:p text:style-name="P9"/>
      <text:p text:style-name="P9"/>
      <table:table table:name="Table66" table:style-name="Table66">
        <table:table-column table:style-name="Table66.A"/>
        <table:table-row>
          <table:table-cell table:style-name="Table66.A1" office:value-type="string">
            <text:p text:style-name="P8"><text:span text:style-name="T4"><text:s text:c="13"/></text:span><text:span text:style-name="T11">//</text:span></text:p>
            <text:p text:style-name="P8"><text:span text:style-name="T15"><text:s text:c="12"/></text:span><text:span text:style-name="T11">// Get The App Domain</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21">AppDomain</text:span><text:span text:style-name="T15"> _app_domain = </text:span><text:span text:style-name="T21">Thread</text:span><text:span text:style-name="T15">.GetDomain();</text:span></text:p>
            <text:p text:style-name="P8"><text:span text:style-name="T15"><text:s text:c="12"/></text:span><text:span text:style-name="T21">AssemblyName</text:span><text:span text:style-name="T15"> _asm_name = </text:span><text:span text:style-name="T18">new</text:span><text:span text:style-name="T15"> </text:span><text:span text:style-name="T21">AssemblyName</text:span><text:span text:style-name="T15">();</text:span></text:p>
            <text:p text:style-name="P8"><text:span text:style-name="T15"><text:s text:c="12"/></text:span><text:span text:style-name="T11">//</text:span></text:p>
            <text:p text:style-name="P8"><text:span text:style-name="T15"><text:s text:c="12"/></text:span><text:span text:style-name="T11">// <text:s/>One can give a strong name , if we want</text:span></text:p>
            <text:p text:style-name="P8"><text:span text:style-name="T15"><text:s text:c="12"/></text:span><text:span text:style-name="T11">//</text:span></text:p>
            <text:p text:style-name="P8"><text:span text:style-name="T15"><text:s text:c="12"/>_asm_name.Name = </text:span><text:span text:style-name="T25">"MyAssembly"</text:span><text:span text:style-name="T15">;</text:span></text:p>
            <text:p text:style-name="P8"><text:span text:style-name="T15"><text:s text:c="12"/></text:span><text:span text:style-name="T11">//</text:span></text:p>
            <text:p text:style-name="P8"><text:span text:style-name="T15"><text:s text:c="12"/></text:span><text:span text:style-name="T11">// Save the Exe Name</text:span></text:p>
            <text:p text:style-name="P8"><text:span text:style-name="T15"><text:s text:c="12"/></text:span><text:span text:style-name="T11">//</text:span></text:p>
            <text:p text:style-name="P6"><text:s text:c="12"/>_name = name;</text:p>
            <text:p text:style-name="P8"><text:span text:style-name="T15"><text:s text:c="12"/></text:span><text:span text:style-name="T11">//</text:span></text:p>
            <text:p text:style-name="P8"><text:span text:style-name="T15"><text:s text:c="12"/></text:span><text:span text:style-name="T11">// Create an instance of Assembly Builder</text:span></text:p>
            <text:p text:style-name="P8"><text:span text:style-name="T15"><text:s text:c="12"/></text:span><text:span text:style-name="T11">//</text:span></text:p>
            <text:p text:style-name="P8"><text:span text:style-name="T15"><text:s text:c="12"/></text:span><text:span text:style-name="T11">//</text:span></text:p>
            <text:p text:style-name="P8"><text:soft-page-break/><text:span text:style-name="T15"><text:s text:c="12"/>_asm_builder = </text:span><text:span text:style-name="T21">AppDomain</text:span><text:span text:style-name="T15">.CurrentDomain.DefineDynamicAssembly(</text:span></text:p>
            <text:p text:style-name="P6"><text:s text:c="16"/>_asm_name,</text:p>
            <text:p text:style-name="P8"><text:span text:style-name="T15"><text:s text:c="16"/></text:span><text:span text:style-name="T21">AssemblyBuilderAccess</text:span><text:span text:style-name="T15">.RunAndSave);</text:span></text:p>
            <text:p text:style-name="P8"><text:span text:style-name="T15"><text:s text:c="12"/></text:span><text:span text:style-name="T11">//</text:span></text:p>
            <text:p text:style-name="P8"><text:span text:style-name="T15"><text:s text:c="12"/></text:span><text:span text:style-name="T11">// Create a module builder , from AssemblyBuilder</text:span></text:p>
            <text:p text:style-name="P8"><text:span text:style-name="T15"><text:s text:c="12"/></text:span><text:span text:style-name="T11">//</text:span></text:p>
            <text:p text:style-name="P8"><text:span text:style-name="T15"><text:s text:c="12"/>_module_builder = _asm_builder.DefineDynamicModule(</text:span><text:span text:style-name="T25">"DynamicModule1"</text:span><text:span text:style-name="T15">, _name, </text:span><text:span text:style-name="T18">false</text:span><text:span text:style-name="T15">);</text:span></text:p>
            <text:p text:style-name="P8"><text:span text:style-name="T15"><text:s text:c="12"/></text:span><text:span text:style-name="T11">//</text:span></text:p>
            <text:p text:style-name="P8"><text:span text:style-name="T15"><text:s text:c="12"/></text:span><text:span text:style-name="T11">// Create a class by the name MainClass..</text:span></text:p>
            <text:p text:style-name="P8"><text:span text:style-name="T15"><text:s text:c="12"/></text:span><text:span text:style-name="T11">// We compile the statements into a static method</text:span></text:p>
            <text:p text:style-name="P8"><text:span text:style-name="T15"><text:s text:c="12"/></text:span><text:span text:style-name="T11">// of the type MainClass .. the entry point will</text:span></text:p>
            <text:p text:style-name="P8"><text:span text:style-name="T15"><text:s text:c="12"/></text:span><text:span text:style-name="T11">// be called Main</text:span></text:p>
            <text:p text:style-name="P8"><text:span text:style-name="T15"><text:s text:c="12"/></text:span><text:span text:style-name="T11">//</text:span></text:p>
            <text:p text:style-name="P8"><text:span text:style-name="T15"><text:s text:c="12"/>_type_builder = _module_builder.DefineType(</text:span><text:span text:style-name="T25">"MainClass"</text:span><text:span text:style-name="T15">);</text:span></text:p>
          </table:table-cell>
        </table:table-row>
      </table:table>
      <text:p text:style-name="Standard"/>
      <text:p text:style-name="Standard"/>
      <text:p text:style-name="Standard">Now one can use <text:s/>Typebuilder instance to add methods to the type. </text:p>
      <text:p text:style-name="Standard"/>
      <text:p text:style-name="Standard"/>
      <text:p text:style-name="Standard">All the Executable creation logic has been included in a class by the name ExeGenerator.....</text:p>
      <text:p text:style-name="Standard"/>
      <table:table table:name="Table67" table:style-name="Table67">
        <table:table-column table:style-name="Table67.A"/>
        <table:table-row>
          <table:table-cell table:style-name="Table67.A1" office:value-type="string">
            <text:p text:style-name="P8"><text:span text:style-name="T6">///</text:span><text:span text:style-name="T11"> </text:span><text:span text:style-name="T6">&lt;summary&gt;</text:span></text:p>
            <text:p text:style-name="P8"><text:span text:style-name="T15"><text:s text:c="4"/></text:span><text:span text:style-name="T6">///</text:span><text:span text:style-name="T11"> <text:s text:c="3"/>ExeGenerator - Takes care of the creation of </text:span></text:p>
            <text:p text:style-name="P8"><text:span text:style-name="T15"><text:s text:c="4"/></text:span><text:span text:style-name="T6">///</text:span><text:span text:style-name="T11"> <text:s text:c="3"/>.NET executable...</text:span></text:p>
            <text:p text:style-name="P8"><text:span text:style-name="T15"><text:s text:c="4"/></text:span><text:span text:style-name="T6">///</text:span><text:span text:style-name="T11"> <text:s text:c="3"/></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ExeGenerator</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Hierarchy is as follows..</text:span></text:p>
            <text:p text:style-name="P8"><text:span text:style-name="T15"><text:s text:c="8"/></text:span><text:span text:style-name="T6">///</text:span><text:span text:style-name="T11"> <text:s text:c="3"/>Assembly </text:span></text:p>
            <text:p text:style-name="P8"><text:span text:style-name="T15"><text:s text:c="8"/></text:span><text:span text:style-name="T6">///</text:span><text:span text:style-name="T11"> <text:s text:c="7"/>Module</text:span></text:p>
            <text:p text:style-name="P8"><text:span text:style-name="T15"><text:s text:c="8"/></text:span><text:span text:style-name="T6">///</text:span><text:span text:style-name="T11"> <text:s text:c="10"/>Type </text:span></text:p>
            <text:p text:style-name="P8"><text:span text:style-name="T15"><text:s text:c="8"/></text:span><text:span text:style-name="T6">///</text:span><text:span text:style-name="T11"> <text:s text:c="13"/>Method </text:span></text:p>
            <text:p text:style-name="P8"><text:span text:style-name="T15"><text:s text:c="8"/></text:span><text:span text:style-name="T6">///</text:span><text:span text:style-name="T11"> <text:s text:c="2"/>Refer to Reflection.Emit documentation for </text:span></text:p>
            <text:p text:style-name="P8"><text:span text:style-name="T15"><text:s text:c="8"/></text:span><text:span text:style-name="T6">///</text:span><text:span text:style-name="T11"> <text:s text:c="2"/>more details on creation of .NET executabl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AssemblyBuilder</text:span><text:span text:style-name="T15"> _asm_builder = </text:span><text:span text:style-name="T18">null</text:span><text:span text:style-name="T15">;</text:span></text:p>
            <text:p text:style-name="P8"><text:span text:style-name="T15"><text:s text:c="8"/></text:span><text:span text:style-name="T21">ModuleBuilder</text:span><text:span text:style-name="T15"> _module_builder = </text:span><text:span text:style-name="T18">null</text:span><text:span text:style-name="T15">;</text:span></text:p>
            <text:p text:style-name="P8"><text:span text:style-name="T15"><text:s text:c="8"/></text:span><text:span text:style-name="T21">TypeBuilder</text:span><text:span text:style-name="T15"> _type_builder = </text:span><text:span text:style-name="T18">null</text:span><text:span text:style-name="T15">;</text:span></text:p>
            <text:p text:style-name="P6"><text:s text:c="7"/></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Name of the Executable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string</text:span><text:span text:style-name="T15"> _name = </text:span><text:span text:style-name="T25">""</text:span><text:span text:style-name="T15">;</text:span></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Program to be Compiled...</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TModule</text:span><text:span text:style-name="T15"> _p = </text:span><text:span text:style-name="T18">null</text:span><text:span text:style-name="T15">;</text:span></text:p>
            <text:p text:style-name="P6"><text:s text:c="8"/></text:p>
            <text:p text:style-name="P6"/>
            <text:p text:style-name="P6"><text:s text:c="7"/></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Ctor which takes Executable name </text:span></text:p>
            <text:p text:style-name="P8"><text:span text:style-name="T15"><text:s text:c="8"/></text:span><text:span text:style-name="T6">///</text:span><text:span text:style-name="T11"> <text:s text:c="4"/>as parameter</text:span></text:p>
            <text:p text:style-name="P8"><text:soft-page-break/><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name"&gt;&lt;/param&gt;</text:span></text:p>
            <text:p text:style-name="P8"><text:span text:style-name="T15"><text:s text:c="8"/></text:span><text:span text:style-name="T18">public</text:span><text:span text:style-name="T15"> ExeGenerator(</text:span><text:span text:style-name="T21">TModule</text:span><text:span text:style-name="T15"> <text:s/>p, </text:span><text:span text:style-name="T18">string</text:span><text:span text:style-name="T15"> name)</text:span></text:p>
            <text:p text:style-name="P6"><text:s text:c="8"/>{</text:p>
            <text:p text:style-name="P8"><text:span text:style-name="T15"><text:s text:c="12"/></text:span><text:span text:style-name="T11">//</text:span></text:p>
            <text:p text:style-name="P8"><text:span text:style-name="T15"><text:s text:c="12"/></text:span><text:span text:style-name="T11">// The Program to be compiled...</text:span></text:p>
            <text:p text:style-name="P8"><text:span text:style-name="T15"><text:s text:c="12"/></text:span><text:span text:style-name="T11">//</text:span></text:p>
            <text:p text:style-name="P6"><text:s text:c="12"/>_p = p;</text:p>
            <text:p text:style-name="P8"><text:span text:style-name="T15"><text:s text:c="12"/></text:span><text:span text:style-name="T11">//</text:span></text:p>
            <text:p text:style-name="P8"><text:span text:style-name="T15"><text:s text:c="12"/></text:span><text:span text:style-name="T11">// Get The App Domain</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21">AppDomain</text:span><text:span text:style-name="T15"> _app_domain = </text:span><text:span text:style-name="T21">Thread</text:span><text:span text:style-name="T15">.GetDomain();</text:span></text:p>
            <text:p text:style-name="P8"><text:span text:style-name="T15"><text:s text:c="12"/></text:span><text:span text:style-name="T21">AssemblyName</text:span><text:span text:style-name="T15"> _asm_name = </text:span><text:span text:style-name="T18">new</text:span><text:span text:style-name="T15"> </text:span><text:span text:style-name="T21">AssemblyName</text:span><text:span text:style-name="T15">();</text:span></text:p>
            <text:p text:style-name="P8"><text:span text:style-name="T15"><text:s text:c="12"/></text:span><text:span text:style-name="T11">//</text:span></text:p>
            <text:p text:style-name="P8"><text:span text:style-name="T15"><text:s text:c="12"/></text:span><text:span text:style-name="T11">// <text:s/>One can give a strong name , if we want</text:span></text:p>
            <text:p text:style-name="P8"><text:span text:style-name="T15"><text:s text:c="12"/></text:span><text:span text:style-name="T11">//</text:span></text:p>
            <text:p text:style-name="P8"><text:span text:style-name="T15"><text:s text:c="12"/>_asm_name.Name = </text:span><text:span text:style-name="T25">"MyAssembly"</text:span><text:span text:style-name="T15">;</text:span></text:p>
            <text:p text:style-name="P8"><text:span text:style-name="T15"><text:s text:c="12"/></text:span><text:span text:style-name="T11">//</text:span></text:p>
            <text:p text:style-name="P8"><text:span text:style-name="T15"><text:s text:c="12"/></text:span><text:span text:style-name="T11">// Save the Exe Name</text:span></text:p>
            <text:p text:style-name="P8"><text:span text:style-name="T15"><text:s text:c="12"/></text:span><text:span text:style-name="T11">//</text:span></text:p>
            <text:p text:style-name="P6"><text:s text:c="12"/>_name = name;</text:p>
            <text:p text:style-name="P8"><text:span text:style-name="T15"><text:s text:c="12"/></text:span><text:span text:style-name="T11">//</text:span></text:p>
            <text:p text:style-name="P8"><text:span text:style-name="T15"><text:s text:c="12"/></text:span><text:span text:style-name="T11">// Create an instance of Assembly Builder</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_asm_builder = </text:span><text:span text:style-name="T21">AppDomain</text:span><text:span text:style-name="T15">.CurrentDomain.DefineDynamicAssembly(</text:span></text:p>
            <text:p text:style-name="P6"><text:s text:c="16"/>_asm_name,</text:p>
            <text:p text:style-name="P8"><text:span text:style-name="T15"><text:s text:c="16"/></text:span><text:span text:style-name="T21">AssemblyBuilderAccess</text:span><text:span text:style-name="T15">.RunAndSave);</text:span></text:p>
            <text:p text:style-name="P8"><text:span text:style-name="T15"><text:s text:c="12"/></text:span><text:span text:style-name="T11">//</text:span></text:p>
            <text:p text:style-name="P8"><text:span text:style-name="T15"><text:s text:c="12"/></text:span><text:span text:style-name="T11">// Create a module builder , from AssemblyBuilder</text:span></text:p>
            <text:p text:style-name="P8"><text:span text:style-name="T15"><text:s text:c="12"/></text:span><text:span text:style-name="T11">//</text:span></text:p>
            <text:p text:style-name="P8"><text:span text:style-name="T15"><text:s text:c="12"/>_module_builder = _asm_builder.DefineDynamicModule(</text:span><text:span text:style-name="T25">"DynamicModule1"</text:span><text:span text:style-name="T15">, _name, </text:span><text:span text:style-name="T18">false</text:span><text:span text:style-name="T15">);</text:span></text:p>
            <text:p text:style-name="P8"><text:span text:style-name="T15"><text:s text:c="12"/></text:span><text:span text:style-name="T11">//</text:span></text:p>
            <text:p text:style-name="P8"><text:span text:style-name="T15"><text:s text:c="12"/></text:span><text:span text:style-name="T11">// Create a class by the name MainClass..</text:span></text:p>
            <text:p text:style-name="P8"><text:span text:style-name="T15"><text:s text:c="12"/></text:span><text:span text:style-name="T11">// We compile the statements into a static method</text:span></text:p>
            <text:p text:style-name="P8"><text:span text:style-name="T15"><text:s text:c="12"/></text:span><text:span text:style-name="T11">// of the type MainClass .. the entry point will</text:span></text:p>
            <text:p text:style-name="P8"><text:span text:style-name="T15"><text:s text:c="12"/></text:span><text:span text:style-name="T11">// be called Main</text:span></text:p>
            <text:p text:style-name="P8"><text:span text:style-name="T15"><text:s text:c="12"/></text:span><text:span text:style-name="T11">// ExeGenerator will be called from TModule.Compile method</text:span></text:p>
            <text:p text:style-name="P8"><text:span text:style-name="T15"><text:s text:c="12"/></text:span><text:span text:style-name="T11">// We will add methods to the type MainClass as static method</text:span></text:p>
            <text:p text:style-name="P8"><text:span text:style-name="T15"><text:s text:c="12"/></text:span><text:span text:style-name="T11">// </text:span></text:p>
            <text:p text:style-name="P8"><text:span text:style-name="T15"><text:s text:c="12"/>_type_builder = _module_builder.DefineType(</text:span><text:span text:style-name="T25">"MainClass"</text:span><text:span text:style-name="T15">);</text:span></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2"/>return the type builder....</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TypeBuilder</text:span><text:span text:style-name="T15"> type_bulder</text:span></text:p>
            <text:p text:style-name="P6"><text:s text:c="8"/>{</text:p>
            <text:p text:style-name="P6"/>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_type_builder;</text:span></text:p>
            <text:p text:style-name="P6"><text:s text:c="12"/>}</text:p>
            <text:p text:style-name="P6"><text:s text:c="8"/>}</text:p>
            <text:p text:style-name="P6"/>
            <text:p text:style-name="P6"><text:s text:c="7"/></text:p>
            <text:p text:style-name="P6"/>
            <text:p text:style-name="P6"><text:soft-page-break/></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11"/>
            <text:p text:style-name="P8"><text:span text:style-name="T15"><text:s text:c="8"/></text:span><text:span text:style-name="T18">public</text:span><text:span text:style-name="T15"> </text:span><text:span text:style-name="T18">void</text:span><text:span text:style-name="T15"> Save()</text:span></text:p>
            <text:p text:style-name="P6"><text:s text:c="8"/>{</text:p>
            <text:p text:style-name="P8"><text:span text:style-name="T15"><text:s text:c="12"/></text:span><text:span text:style-name="T11">//</text:span></text:p>
            <text:p text:style-name="P8"><text:span text:style-name="T15"><text:s text:c="12"/></text:span><text:span text:style-name="T11">// <text:s/>Note :- Call this (Save ) method only after </text:span></text:p>
            <text:p text:style-name="P8"><text:span text:style-name="T15"><text:s text:c="12"/></text:span><text:span text:style-name="T11">// <text:s/>Compilation of All statements....</text:span></text:p>
            <text:p text:style-name="P6"><text:s text:c="12"/>_type_builder.CreateType();</text:p>
            <text:p text:style-name="P6"/>
            <text:p text:style-name="P8"><text:span text:style-name="T15"><text:s text:c="12"/></text:span><text:span text:style-name="T11">//</text:span></text:p>
            <text:p text:style-name="P8"><text:span text:style-name="T15"><text:s text:c="12"/></text:span><text:span text:style-name="T11">// Retrieve the Entry Point from TModule....</text:span></text:p>
            <text:p text:style-name="P8"><text:span text:style-name="T15"><text:s text:c="12"/></text:span><text:span text:style-name="T11">//</text:span></text:p>
            <text:p text:style-name="P8"><text:span text:style-name="T15"><text:s text:c="12"/></text:span><text:span text:style-name="T21">MethodBuilder</text:span><text:span text:style-name="T15"> mb = _p._get_entry_point(</text:span><text:span text:style-name="T25">"MAIN"</text:span><text:span text:style-name="T15">);</text:span></text:p>
            <text:p text:style-name="P6"/>
            <text:p text:style-name="P8"><text:span text:style-name="T15"><text:s text:c="11"/></text:span><text:span text:style-name="T18">if</text:span><text:span text:style-name="T15"> (mb != </text:span><text:span text:style-name="T18">null</text:span><text:span text:style-name="T15">)</text:span></text:p>
            <text:p text:style-name="P6"><text:s text:c="12"/>{</text:p>
            <text:p text:style-name="P8"><text:span text:style-name="T15"><text:s text:c="15"/></text:span><text:span text:style-name="T11">//</text:span></text:p>
            <text:p text:style-name="P8"><text:span text:style-name="T15"><text:s text:c="15"/></text:span><text:span text:style-name="T11">// Here we will set the Assembly as a Console Application...</text:span></text:p>
            <text:p text:style-name="P8"><text:span text:style-name="T15"><text:s text:c="15"/></text:span><text:span text:style-name="T11">// We will also set the Entry Point....</text:span></text:p>
            <text:p text:style-name="P8"><text:span text:style-name="T15"><text:s text:c="15"/></text:span><text:span text:style-name="T11">//</text:span></text:p>
            <text:p text:style-name="P8"><text:span text:style-name="T15"><text:s text:c="16"/>_asm_builder.SetEntryPoint(mb, </text:span><text:span text:style-name="T21">PEFileKinds</text:span><text:span text:style-name="T15">.ConsoleApplication);</text:span></text:p>
            <text:p text:style-name="P6"><text:s text:c="12"/>}</text:p>
            <text:p text:style-name="P8"><text:span text:style-name="T15"><text:s text:c="12"/></text:span><text:span text:style-name="T11">//</text:span></text:p>
            <text:p text:style-name="P8"><text:span text:style-name="T15"><text:s text:c="12"/></text:span><text:span text:style-name="T11">// Write the Resulting Executable...</text:span></text:p>
            <text:p text:style-name="P8"><text:span text:style-name="T15"><text:s text:c="12"/></text:span><text:span text:style-name="T11">//</text:span></text:p>
            <text:p text:style-name="P6"><text:s text:c="12"/>_asm_builder.Save(_name);</text:p>
            <text:p text:style-name="P6"><text:s text:c="8"/>}</text:p>
            <text:p text:style-name="P6"><text:s text:c="3"/>}</text:p>
          </table:table-cell>
        </table:table-row>
      </table:table>
      <text:p text:style-name="Standard"/>
      <text:p text:style-name="Standard"/>
      <text:p text:style-name="Standard">The Above class will be called from Tmodule.CreateExecutable ( more about Tmodule later )</text:p>
      <text:p text:style-name="Standard"/>
      <table:table table:name="Table68" table:style-name="Table68">
        <table:table-column table:style-name="Table68.A"/>
        <table:table-row>
          <table:table-cell table:style-name="Table68.A1" office:value-type="string">
            <text:p text:style-name="P8"><text:span text:style-name="T4"><text:s text:c="2"/></text:span><text:span text:style-name="T18">public</text:span><text:span text:style-name="T15"> </text:span><text:span text:style-name="T18">bool</text:span><text:span text:style-name="T15"> CreateExecutable(</text:span><text:span text:style-name="T18">string</text:span><text:span text:style-name="T15"> name)</text:span></text:p>
            <text:p text:style-name="P6"><text:s text:c="8"/>{</text:p>
            <text:p text:style-name="P8"><text:span text:style-name="T15"><text:s text:c="12"/></text:span><text:span text:style-name="T11">//</text:span></text:p>
            <text:p text:style-name="P8"><text:span text:style-name="T15"><text:s text:c="12"/></text:span><text:span text:style-name="T11">// Create an instance of Exe Generator</text:span></text:p>
            <text:p text:style-name="P8"><text:span text:style-name="T15"><text:s text:c="12"/></text:span><text:span text:style-name="T11">// ExeGenerator takes a TModule and </text:span></text:p>
            <text:p text:style-name="P8"><text:span text:style-name="T15"><text:s text:c="12"/></text:span><text:span text:style-name="T11">// exe name as the Parameter...</text:span></text:p>
            <text:p text:style-name="P8"><text:span text:style-name="T15"><text:s text:c="12"/>_exe = </text:span><text:span text:style-name="T18">new</text:span><text:span text:style-name="T15"> </text:span><text:span text:style-name="T21">ExeGenerator</text:span><text:span text:style-name="T15">(</text:span><text:span text:style-name="T18">this</text:span><text:span text:style-name="T15">,name);</text:span></text:p>
            <text:p text:style-name="P8"><text:span text:style-name="T15"><text:s text:c="12"/></text:span><text:span text:style-name="T11">// Compile The module...</text:span></text:p>
            <text:p text:style-name="P8"><text:span text:style-name="T15"><text:s text:c="12"/>Compile(</text:span><text:span text:style-name="T18">null</text:span><text:span text:style-name="T15">);</text:span></text:p>
            <text:p text:style-name="P8"><text:span text:style-name="T15"><text:s text:c="12"/></text:span><text:span text:style-name="T11">// Save the Executable...</text:span></text:p>
            <text:p text:style-name="P6"><text:s text:c="12"/>_exe.Save();</text:p>
            <text:p text:style-name="P8"><text:span text:style-name="T15"><text:s text:c="12"/></text:span><text:span text:style-name="T18">return</text:span><text:span text:style-name="T15"> </text:span><text:span text:style-name="T18">true</text:span><text:span text:style-name="T15">;</text:span></text:p>
            <text:p text:style-name="P6"><text:s text:c="8"/>}</text:p>
          </table:table-cell>
        </table:table-row>
      </table:table>
      <text:p text:style-name="Standard"/>
      <text:p text:style-name="Standard"/>
      <text:p text:style-name="Standard">To encapsulate the activities to be undertaken to Compile a Procedure to a static method , we have created a new class <text:s/>by the name , <text:s/><text:span text:style-name="T21">DNET_EXECUTABLE_GENERATION_CONTEXT</text:span></text:p>
      <text:p text:style-name="P31"/>
      <text:p text:style-name="P20">For Compiling each Subroutine , an instance of this class will be created. This class contains </text:p>
      <text:p text:style-name="P20"/>
      <text:p text:style-name="P20">a ) <text:s/>ArrayList to store <text:s/>local variables...</text:p>
      <text:p text:style-name="P20"><text:soft-page-break/></text:p>
      <table:table table:name="Table69" table:style-name="Table69">
        <table:table-column table:style-name="Table69.A"/>
        <table:table-row>
          <table:table-cell table:style-name="Table69.A1" office:value-type="string">
            <text:p text:style-name="P8"><text:span text:style-name="T4"><text:s/></text:span><text:span text:style-name="T6">///</text:span><text:span text:style-name="T11"> </text:span><text:span text:style-name="T6">&lt;summary&gt;</text:span></text:p>
            <text:p text:style-name="P8"><text:span text:style-name="T15"><text:s text:c="7"/></text:span><text:span text:style-name="T6">///</text:span><text:span text:style-name="T11"> <text:s text:c="3"/>Auto (Local) Variable support</text:span></text:p>
            <text:p text:style-name="P8"><text:span text:style-name="T15"><text:s text:c="7"/></text:span><text:span text:style-name="T6">///</text:span><text:span text:style-name="T11"> <text:s text:c="3"/>Stores the index return by DefineLocal</text:span></text:p>
            <text:p text:style-name="P8"><text:span text:style-name="T15"><text:s text:c="7"/></text:span><text:span text:style-name="T6">///</text:span><text:span text:style-name="T11"> <text:s text:c="3"/>method of MethodBuilder</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ArrayList</text:span><text:span text:style-name="T15"> variables = </text:span><text:span text:style-name="T18">new</text:span><text:span text:style-name="T15"> </text:span><text:span text:style-name="T21">ArrayList</text:span><text:span text:style-name="T15">();</text:span></text:p>
          </table:table-cell>
        </table:table-row>
      </table:table>
      <text:p text:style-name="P20"/>
      <text:p text:style-name="P20"/>
      <text:p text:style-name="P20">b) Reference to an ILGenerator Object.</text:p>
      <text:p text:style-name="P20"/>
      <text:p text:style-name="P20"><text:s text:c="7"/></text:p>
      <table:table table:name="Table70" table:style-name="Table70">
        <table:table-column table:style-name="Table70.A"/>
        <table:table-row>
          <table:table-cell table:style-name="Table70.A1" office:value-type="string">
            <text:p text:style-name="P19"><text:span text:style-name="T6"><text:s text:c="7"/>//</text:span><text:span text:style-name="T11"> </text:span><text:span text:style-name="T6">&lt;summary&gt;</text:span></text:p>
            <text:p text:style-name="P8"><text:span text:style-name="T15"><text:s text:c="7"/></text:span><text:span text:style-name="T6">///</text:span><text:span text:style-name="T11"> <text:s text:c="4"/>ILGenerator Object</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ILGenerator</text:span><text:span text:style-name="T15"> ILout;</text:span></text:p>
          </table:table-cell>
        </table:table-row>
      </table:table>
      <text:p text:style-name="P20"><text:s/></text:p>
      <text:list xml:id="list64298723" text:style-name="L1">
        <text:list-item>
          <text:p text:style-name="P54">SymbolTable for doing type analysis</text:p>
        </text:list-item>
      </text:list>
      <table:table table:name="Table71" table:style-name="Table71">
        <table:table-column table:style-name="Table71.A"/>
        <table:table-row>
          <table:table-cell table:style-name="Table71.A1" office:value-type="string">
            <text:p text:style-name="P8"><text:span text:style-name="T4"><text:s/></text:span><text:span text:style-name="T6">///</text:span><text:span text:style-name="T11"> </text:span><text:span text:style-name="T6">&lt;summary&gt;</text:span></text:p>
            <text:p text:style-name="P8"><text:span text:style-name="T15"><text:s text:c="7"/></text:span><text:span text:style-name="T6">///</text:span><text:span text:style-name="T11"> <text:s text:c="3"/>Symbol Table for storing Types and </text:span></text:p>
            <text:p text:style-name="P8"><text:span text:style-name="T15"><text:s text:c="7"/></text:span><text:span text:style-name="T6">///</text:span><text:span text:style-name="T11"> <text:s text:c="3"/>doing the type analysis</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SymbolTable</text:span><text:span text:style-name="T15"> m_tab = </text:span><text:span text:style-name="T18">new</text:span><text:span text:style-name="T15"> </text:span><text:span text:style-name="T21">SymbolTable</text:span><text:span text:style-name="T15">();</text:span></text:p>
          </table:table-cell>
        </table:table-row>
      </table:table>
      <text:p text:style-name="P20"/>
      <text:p text:style-name="P20">At this point of time , we are not supplying Procedure name to this class. We do not support user defined subroutines in this step. This class only generates a method by the name MAIN. </text:p>
      <text:p text:style-name="P20"/>
      <text:p text:style-name="P20">By inspecting the Ctor of DNET_EXECTUABLE_GENERATION_CONTEXT , we can get a <text:s/>fair <text:s/>idea of the usage of this class...</text:p>
      <text:p text:style-name="P20"/>
      <table:table table:name="Table72" table:style-name="Table72">
        <table:table-column table:style-name="Table72.A"/>
        <table:table-row>
          <table:table-cell table:style-name="Table72.A1" office:value-type="string">
            <text:p text:style-name="P8"><text:span text:style-name="T4"><text:s text:c="2"/></text:span><text:span text:style-name="T15"><text:s/></text:span><text:span text:style-name="T18">public</text:span><text:span text:style-name="T15"> DNET_EXECUTABLE_GENERATION_CONTEXT(</text:span><text:span text:style-name="T21">TModule</text:span><text:span text:style-name="T15"> <text:s/>program ,</text:span></text:p>
            <text:p text:style-name="P8"><text:span text:style-name="T15"><text:s text:c="49"/></text:span><text:span text:style-name="T21">Procedure</text:span><text:span text:style-name="T15"> proc,</text:span></text:p>
            <text:p text:style-name="P8"><text:span text:style-name="T15"><text:s text:c="49"/></text:span><text:span text:style-name="T21">TypeBuilder</text:span><text:span text:style-name="T15"> bld)</text:span></text:p>
            <text:p text:style-name="P6"><text:s text:c="7"/>{</text:p>
            <text:p text:style-name="P8"><text:span text:style-name="T15"><text:s text:c="11"/></text:span><text:span text:style-name="T11">// All the code in the Source module is compiled</text:span></text:p>
            <text:p text:style-name="P8"><text:span text:style-name="T15"><text:s text:c="11"/></text:span><text:span text:style-name="T11">// into this procedure</text:span></text:p>
            <text:p text:style-name="P6"><text:s text:c="11"/>_proc = proc;</text:p>
            <text:p text:style-name="P8"><text:span text:style-name="T15"><text:s text:c="11"/></text:span><text:span text:style-name="T11">//</text:span></text:p>
            <text:p text:style-name="P8"><text:span text:style-name="T15"><text:s text:c="11"/></text:span><text:span text:style-name="T11">// <text:s/>TModule Object</text:span></text:p>
            <text:p text:style-name="P8"><text:span text:style-name="T15"><text:s text:c="11"/></text:span><text:span text:style-name="T11">//</text:span></text:p>
            <text:p text:style-name="P6"><text:s text:c="11"/>_program = program;</text:p>
            <text:p text:style-name="P8"><text:span text:style-name="T15"><text:s text:c="11"/></text:span><text:span text:style-name="T11">//</text:span></text:p>
            <text:p text:style-name="P8"><text:span text:style-name="T15"><text:s text:c="11"/></text:span><text:span text:style-name="T11">// Handle to the type (MainClass )</text:span></text:p>
            <text:p text:style-name="P8"><text:span text:style-name="T15"><text:s text:c="11"/></text:span><text:span text:style-name="T11">//</text:span></text:p>
            <text:p text:style-name="P6"><text:s text:c="11"/>_bld = bld;</text:p>
            <text:p text:style-name="P8"><text:span text:style-name="T15"><text:s text:c="11"/></text:span><text:span text:style-name="T11">//</text:span></text:p>
            <text:p text:style-name="P8"><text:span text:style-name="T15"><text:s text:c="11"/></text:span><text:span text:style-name="T11">// <text:s/>The method does not take any procedure</text:span></text:p>
            <text:p text:style-name="P8"><text:span text:style-name="T15"><text:s text:c="11"/>System.</text:span><text:span text:style-name="T21">Type</text:span><text:span text:style-name="T15">[] s = </text:span><text:span text:style-name="T18">null</text:span><text:span text:style-name="T15">;</text:span></text:p>
            <text:p text:style-name="P8"><text:span text:style-name="T15"><text:s text:c="11"/></text:span><text:span text:style-name="T11">// Return type is void</text:span></text:p>
            <text:p text:style-name="P8"><text:span text:style-name="T15"><text:s text:c="11"/>System.</text:span><text:span text:style-name="T21">Type</text:span><text:span text:style-name="T15"> ret_type = </text:span><text:span text:style-name="T18">null</text:span><text:span text:style-name="T15">;</text:span></text:p>
            <text:p text:style-name="P8"><text:span text:style-name="T15"><text:s text:c="11"/></text:span><text:span text:style-name="T11">//</text:span></text:p>
            <text:p text:style-name="P8"><text:span text:style-name="T15"><text:s text:c="11"/></text:span><text:span text:style-name="T11">// <text:s/>public static void Main()</text:span></text:p>
            <text:p text:style-name="P8"><text:span text:style-name="T15"><text:s text:c="11"/></text:span><text:span text:style-name="T11">//</text:span></text:p>
            <text:p text:style-name="P8"><text:span text:style-name="T15"><text:s text:c="11"/>_methinfo = _bld.DefineMethod(</text:span><text:span text:style-name="T25">"Main"</text:span><text:span text:style-name="T15">, </text:span></text:p>
            <text:p text:style-name="P8"><text:span text:style-name="T15"><text:s text:c="15"/></text:span><text:span text:style-name="T21">MethodAttributes</text:span><text:span text:style-name="T15">.Public | </text:span><text:span text:style-name="T21">MethodAttributes</text:span><text:span text:style-name="T15">.Static, </text:span></text:p>
            <text:p text:style-name="P6"><text:s text:c="15"/>ret_type, s);</text:p>
            <text:p text:style-name="P8"><text:soft-page-break/><text:span text:style-name="T15"><text:s text:c="11"/></text:span><text:span text:style-name="T11">//</text:span></text:p>
            <text:p text:style-name="P8"><text:span text:style-name="T15"><text:s text:c="11"/></text:span><text:span text:style-name="T11">// We have created the Method Prologue</text:span></text:p>
            <text:p text:style-name="P8"><text:span text:style-name="T15"><text:s text:c="11"/></text:span><text:span text:style-name="T11">// Get the handle to the code generator</text:span></text:p>
            <text:p text:style-name="P8"><text:span text:style-name="T15"><text:s text:c="11"/></text:span><text:span text:style-name="T11">//</text:span></text:p>
            <text:p text:style-name="P8"><text:span text:style-name="T15"><text:s text:c="11"/></text:span><text:span text:style-name="T11">//</text:span></text:p>
            <text:p text:style-name="P6"><text:s text:c="11"/>ILout = _methinfo.GetILGenerator();</text:p>
            <text:p text:style-name="P6"/>
            <text:p text:style-name="P6"><text:s text:c="7"/>}</text:p>
            <text:p text:style-name="P6"/>
          </table:table-cell>
        </table:table-row>
      </table:table>
      <text:p text:style-name="P20"/>
      <text:p text:style-name="P20"/>
      <text:p text:style-name="P20">Creataion of Local Variables is not a difficult task. The ILGenerator class has got a method called DeclareLocal for that.</text:p>
      <text:p text:style-name="P20">The following code snippet will explain the logic involved..</text:p>
      <text:p text:style-name="P20"/>
      <table:table table:name="Table73" table:style-name="Table73">
        <table:table-column table:style-name="Table73.A"/>
        <table:table-row>
          <table:table-cell table:style-name="Table73.A1" office:value-type="string">
            <text:p text:style-name="P8"><text:span text:style-name="T4"><text:s/></text:span><text:span text:style-name="T18">public</text:span><text:span text:style-name="T15"> </text:span><text:span text:style-name="T18">int</text:span><text:span text:style-name="T15"> DeclareLocal(System.</text:span><text:span text:style-name="T21">Type</text:span><text:span text:style-name="T15"> type)</text:span></text:p>
            <text:p text:style-name="P6"><text:s text:c="7"/>{</text:p>
            <text:p text:style-name="P8"><text:span text:style-name="T15"><text:s text:c="11"/></text:span><text:span text:style-name="T11">// It is possible to create Local ( auto )</text:span></text:p>
            <text:p text:style-name="P8"><text:span text:style-name="T15"><text:s text:c="11"/></text:span><text:span text:style-name="T11">// Variables by Calling DeclareLocl method </text:span></text:p>
            <text:p text:style-name="P8"><text:span text:style-name="T15"><text:s text:c="11"/></text:span><text:span text:style-name="T11">// of ILGenerator... this returns an integer</text:span></text:p>
            <text:p text:style-name="P8"><text:span text:style-name="T15"><text:s text:c="11"/></text:span><text:span text:style-name="T11">// We store this integer value in the variables</text:span></text:p>
            <text:p text:style-name="P8"><text:span text:style-name="T15"><text:s text:c="11"/></text:span><text:span text:style-name="T11">// collection...</text:span></text:p>
            <text:p text:style-name="P8"><text:span text:style-name="T15"><text:s text:c="11"/></text:span><text:span text:style-name="T21">LocalBuilder</text:span><text:span text:style-name="T15"> lb = ILout.DeclareLocal(type);</text:span></text:p>
            <text:p text:style-name="P8"><text:span text:style-name="T15"><text:s text:c="11"/></text:span><text:span text:style-name="T11">// Now add the integer value associated with the </text:span></text:p>
            <text:p text:style-name="P8"><text:span text:style-name="T15"><text:s text:c="11"/></text:span><text:span text:style-name="T11">// variable to variables collection...</text:span></text:p>
            <text:p text:style-name="P8"><text:span text:style-name="T15"><text:s text:c="11"/></text:span><text:span text:style-name="T18">return</text:span><text:span text:style-name="T15"> variables.Add(lb);</text:span></text:p>
            <text:p text:style-name="P6"><text:s text:c="7"/>}</text:p>
          </table:table-cell>
        </table:table-row>
      </table:table>
      <text:p text:style-name="P20"/>
      <text:p text:style-name="P20">The entire source code of DNET_EXECUTABLE_GENERATION_CONTEXT class is given below</text:p>
      <text:p text:style-name="P20"/>
      <table:table table:name="Table74" table:style-name="Table74">
        <table:table-column table:style-name="Table74.A"/>
        <table:table-row>
          <table:table-cell table:style-name="Table74.A1" office:value-type="string">
            <text:p text:style-name="P8"><text:span text:style-name="T4"><text:s text:c="2"/></text:span><text:span text:style-name="T6">///</text:span><text:span text:style-name="T11"> </text:span><text:span text:style-name="T6">&lt;summary&gt;</text:span></text:p>
            <text:p text:style-name="P8"><text:span text:style-name="T15"><text:s text:c="3"/></text:span><text:span text:style-name="T6">///</text:span><text:span text:style-name="T11"> <text:s text:c="5"/>DNET_EXECUTABLE_GENERATION_CONTEXT is for generating </text:span></text:p>
            <text:p text:style-name="P8"><text:span text:style-name="T15"><text:s text:c="3"/></text:span><text:span text:style-name="T6">///</text:span><text:span text:style-name="T11"> <text:s text:c="5"/>CLR executable</text:span></text:p>
            <text:p text:style-name="P8"><text:span text:style-name="T15"><text:s text:c="3"/></text:span><text:span text:style-name="T6">///</text:span><text:span text:style-name="T11"> </text:span><text:span text:style-name="T6">&lt;/summary&gt;</text:span></text:p>
            <text:p text:style-name="P8"><text:span text:style-name="T15"><text:s text:c="3"/></text:span><text:span text:style-name="T18">public</text:span><text:span text:style-name="T15"> </text:span><text:span text:style-name="T18">class</text:span><text:span text:style-name="T15"> </text:span><text:span text:style-name="T21">DNET_EXECUTABLE_GENERATION_CONTEXT</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ILGenerator Object</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ILGenerator</text:span><text:span text:style-name="T15"> ILout;</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Auto (Local) Variable support</text:span></text:p>
            <text:p text:style-name="P8"><text:span text:style-name="T15"><text:s text:c="7"/></text:span><text:span text:style-name="T6">///</text:span><text:span text:style-name="T11"> <text:s text:c="3"/>Stores the index return by DefineLocal</text:span></text:p>
            <text:p text:style-name="P8"><text:span text:style-name="T15"><text:s text:c="7"/></text:span><text:span text:style-name="T6">///</text:span><text:span text:style-name="T11"> <text:s text:c="3"/>method of MethodBuilder</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ArrayList</text:span><text:span text:style-name="T15"> variables = </text:span><text:span text:style-name="T18">new</text:span><text:span text:style-name="T15"> </text:span><text:span text:style-name="T21">ArrayList</text:span><text:span text:style-name="T15">();</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Symbol Table for storing Types and </text:span></text:p>
            <text:p text:style-name="P8"><text:span text:style-name="T15"><text:s text:c="7"/></text:span><text:span text:style-name="T6">///</text:span><text:span text:style-name="T11"> <text:s text:c="3"/>doing the type analysis</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SymbolTable</text:span><text:span text:style-name="T15"> m_tab = </text:span><text:span text:style-name="T18">new</text:span><text:span text:style-name="T15"> </text:span><text:span text:style-name="T21">SymbolTable</text:span><text:span text:style-name="T15">();</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CLR Reflection.Emit.MethodBuilder</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MethodBuilder</text:span><text:span text:style-name="T15"> _methinfo = </text:span><text:span text:style-name="T18">null</text:span><text:span text:style-name="T15">;</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CLR Type Builder ( useful for creating</text:span></text:p>
            <text:p text:style-name="P8"><text:span text:style-name="T15"><text:s text:c="7"/></text:span><text:span text:style-name="T6">///</text:span><text:span text:style-name="T11"> <text:s text:c="4"/>classes in the run time</text:span></text:p>
            <text:p text:style-name="P8"><text:soft-page-break/><text:span text:style-name="T15"><text:s text:c="7"/></text:span><text:span text:style-name="T6">///</text:span><text:span text:style-name="T11"> </text:span><text:span text:style-name="T6">&lt;/summary&gt;</text:span></text:p>
            <text:p text:style-name="P8"><text:span text:style-name="T15"><text:s text:c="7"/></text:span><text:span text:style-name="T21">TypeBuilder</text:span><text:span text:style-name="T15"> _bld=</text:span><text:span text:style-name="T18">null</text:span><text:span text:style-name="T15">;</text:span></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Procedure to compiled</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Procedure</text:span><text:span text:style-name="T15"> _proc = </text:span><text:span text:style-name="T18">null</text:span><text:span text:style-name="T15">;</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Program to be compiled...</text:span></text:p>
            <text:p text:style-name="P8"><text:span text:style-name="T15"><text:s text:c="7"/></text:span><text:span text:style-name="T6">///</text:span><text:span text:style-name="T11"> <text:s text:c="3"/></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TModule</text:span><text:span text:style-name="T15"> _program;</text:span></text:p>
            <text:p text:style-name="P6"><text:s text:c="6"/></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prog"&gt;&lt;/param&gt;</text:span></text:p>
            <text:p text:style-name="P8"><text:span text:style-name="T15"><text:s text:c="7"/></text:span><text:span text:style-name="T6">///</text:span><text:span text:style-name="T11"> </text:span><text:span text:style-name="T6">&lt;param name="p"&gt;&lt;/param&gt;</text:span></text:p>
            <text:p text:style-name="P8"><text:span text:style-name="T15"><text:s text:c="7"/></text:span><text:span text:style-name="T6">///</text:span><text:span text:style-name="T11"> </text:span><text:span text:style-name="T6">&lt;param name="bld"&gt;&lt;/param&gt;</text:span></text:p>
            <text:p text:style-name="P8"><text:span text:style-name="T15"><text:s text:c="7"/></text:span><text:span text:style-name="T18">public</text:span><text:span text:style-name="T15"> DNET_EXECUTABLE_GENERATION_CONTEXT(</text:span><text:span text:style-name="T21">TModule</text:span><text:span text:style-name="T15"> <text:s/>program ,</text:span></text:p>
            <text:p text:style-name="P8"><text:span text:style-name="T15"><text:s text:c="49"/></text:span><text:span text:style-name="T21">Procedure</text:span><text:span text:style-name="T15"> proc,</text:span></text:p>
            <text:p text:style-name="P8"><text:span text:style-name="T15"><text:s text:c="49"/></text:span><text:span text:style-name="T21">TypeBuilder</text:span><text:span text:style-name="T15"> bld)</text:span></text:p>
            <text:p text:style-name="P6"><text:s text:c="7"/>{</text:p>
            <text:p text:style-name="P8"><text:span text:style-name="T15"><text:s text:c="11"/></text:span><text:span text:style-name="T11">// All the code in the Source module is compiled</text:span></text:p>
            <text:p text:style-name="P8"><text:span text:style-name="T15"><text:s text:c="11"/></text:span><text:span text:style-name="T11">// into this procedure</text:span></text:p>
            <text:p text:style-name="P6"><text:s text:c="11"/>_proc = proc;</text:p>
            <text:p text:style-name="P8"><text:span text:style-name="T15"><text:s text:c="11"/></text:span><text:span text:style-name="T11">//</text:span></text:p>
            <text:p text:style-name="P8"><text:span text:style-name="T15"><text:s text:c="11"/></text:span><text:span text:style-name="T11">// <text:s/>TModule Object</text:span></text:p>
            <text:p text:style-name="P8"><text:span text:style-name="T15"><text:s text:c="11"/></text:span><text:span text:style-name="T11">//</text:span></text:p>
            <text:p text:style-name="P6"><text:s text:c="11"/>_program = program;</text:p>
            <text:p text:style-name="P8"><text:span text:style-name="T15"><text:s text:c="11"/></text:span><text:span text:style-name="T11">//</text:span></text:p>
            <text:p text:style-name="P8"><text:span text:style-name="T15"><text:s text:c="11"/></text:span><text:span text:style-name="T11">// Handle to the type (MainClass )</text:span></text:p>
            <text:p text:style-name="P8"><text:span text:style-name="T15"><text:s text:c="11"/></text:span><text:span text:style-name="T11">//</text:span></text:p>
            <text:p text:style-name="P6"><text:s text:c="11"/>_bld = bld;</text:p>
            <text:p text:style-name="P8"><text:span text:style-name="T15"><text:s text:c="11"/></text:span><text:span text:style-name="T11">//</text:span></text:p>
            <text:p text:style-name="P8"><text:span text:style-name="T15"><text:s text:c="11"/></text:span><text:span text:style-name="T11">// <text:s/>The method does not take any procedure</text:span></text:p>
            <text:p text:style-name="P8"><text:span text:style-name="T15"><text:s text:c="11"/>System.</text:span><text:span text:style-name="T21">Type</text:span><text:span text:style-name="T15">[] s = </text:span><text:span text:style-name="T18">null</text:span><text:span text:style-name="T15">;</text:span></text:p>
            <text:p text:style-name="P8"><text:span text:style-name="T15"><text:s text:c="11"/></text:span><text:span text:style-name="T11">// Return type is void</text:span></text:p>
            <text:p text:style-name="P8"><text:span text:style-name="T15"><text:s text:c="11"/>System.</text:span><text:span text:style-name="T21">Type</text:span><text:span text:style-name="T15"> ret_type = </text:span><text:span text:style-name="T18">null</text:span><text:span text:style-name="T15">;</text:span></text:p>
            <text:p text:style-name="P8"><text:span text:style-name="T15"><text:s text:c="11"/></text:span><text:span text:style-name="T11">//</text:span></text:p>
            <text:p text:style-name="P8"><text:span text:style-name="T15"><text:s text:c="11"/></text:span><text:span text:style-name="T11">// <text:s/>public static void Main()</text:span></text:p>
            <text:p text:style-name="P8"><text:span text:style-name="T15"><text:s text:c="11"/></text:span><text:span text:style-name="T11">//</text:span></text:p>
            <text:p text:style-name="P8"><text:span text:style-name="T15"><text:s text:c="11"/>_methinfo = _bld.DefineMethod(</text:span><text:span text:style-name="T25">"Main"</text:span><text:span text:style-name="T15">, </text:span></text:p>
            <text:p text:style-name="P8"><text:span text:style-name="T15"><text:s text:c="15"/></text:span><text:span text:style-name="T21">MethodAttributes</text:span><text:span text:style-name="T15">.Public | </text:span><text:span text:style-name="T21">MethodAttributes</text:span><text:span text:style-name="T15">.Static, </text:span></text:p>
            <text:p text:style-name="P6"><text:s text:c="15"/>ret_type, s);</text:p>
            <text:p text:style-name="P8"><text:span text:style-name="T15"><text:s text:c="11"/></text:span><text:span text:style-name="T11">//</text:span></text:p>
            <text:p text:style-name="P8"><text:span text:style-name="T15"><text:s text:c="11"/></text:span><text:span text:style-name="T11">// We have created the Method Prologue</text:span></text:p>
            <text:p text:style-name="P8"><text:span text:style-name="T15"><text:s text:c="11"/></text:span><text:span text:style-name="T11">// Get the handle to the code generator</text:span></text:p>
            <text:p text:style-name="P8"><text:span text:style-name="T15"><text:s text:c="11"/></text:span><text:span text:style-name="T11">//</text:span></text:p>
            <text:p text:style-name="P8"><text:span text:style-name="T15"><text:s text:c="11"/></text:span><text:span text:style-name="T11">//</text:span></text:p>
            <text:p text:style-name="P6"><text:s text:c="11"/>ILout = _methinfo.GetILGenerator();</text:p>
            <text:p text:style-name="P6"/>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ublic</text:span><text:span text:style-name="T15"> </text:span><text:span text:style-name="T18">string</text:span><text:span text:style-name="T15"> MethodName</text:span></text:p>
            <text:p text:style-name="P6"><text:soft-page-break/><text:s text:c="7"/>{</text:p>
            <text:p text:style-name="P8"><text:span text:style-name="T15"><text:s text:c="11"/></text:span><text:span text:style-name="T18">get</text:span></text:p>
            <text:p text:style-name="P6"><text:s text:c="11"/>{</text:p>
            <text:p text:style-name="P8"><text:span text:style-name="T15"><text:s text:c="15"/></text:span><text:span text:style-name="T18">return</text:span><text:span text:style-name="T15"> _proc.Name ;</text:span></text:p>
            <text:p text:style-name="P6"><text:s text:c="11"/>}</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ublic</text:span><text:span text:style-name="T15"> </text:span><text:span text:style-name="T21">MethodBuilder</text:span><text:span text:style-name="T15"> MethodHandle</text:span></text:p>
            <text:p text:style-name="P6"><text:s text:c="7"/>{</text:p>
            <text:p text:style-name="P6"/>
            <text:p text:style-name="P8"><text:span text:style-name="T15"><text:s text:c="11"/></text:span><text:span text:style-name="T18">get</text:span></text:p>
            <text:p text:style-name="P6"><text:s text:c="11"/>{</text:p>
            <text:p text:style-name="P8"><text:span text:style-name="T15"><text:s text:c="15"/></text:span><text:span text:style-name="T18">return</text:span><text:span text:style-name="T15"> _methinfo;</text:span></text:p>
            <text:p text:style-name="P6"><text:s text:c="11"/>}</text:p>
            <text:p text:style-name="P6"/>
            <text:p text:style-name="P6"/>
            <text:p text:style-name="P6"><text:s text:c="7"/>}</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ublic</text:span><text:span text:style-name="T15"> </text:span><text:span text:style-name="T21">TypeBuilder</text:span><text:span text:style-name="T15"> TYPEBUILDER</text:span></text:p>
            <text:p text:style-name="P6"><text:s text:c="7"/>{</text:p>
            <text:p text:style-name="P6"/>
            <text:p text:style-name="P8"><text:span text:style-name="T15"><text:s text:c="11"/></text:span><text:span text:style-name="T18">get</text:span></text:p>
            <text:p text:style-name="P6"><text:s text:c="11"/>{</text:p>
            <text:p text:style-name="P6"/>
            <text:p text:style-name="P8"><text:span text:style-name="T15"><text:s text:c="15"/></text:span><text:span text:style-name="T18">return</text:span><text:span text:style-name="T15"> _bld;</text:span></text:p>
            <text:p text:style-name="P6"><text:s text:c="11"/>}</text:p>
            <text:p text:style-name="P6"/>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ublic</text:span><text:span text:style-name="T15"> </text:span><text:span text:style-name="T21">SymbolTable</text:span><text:span text:style-name="T15"> TABLE</text:span></text:p>
            <text:p text:style-name="P6"><text:s text:c="7"/>{</text:p>
            <text:p text:style-name="P6"/>
            <text:p text:style-name="P8"><text:span text:style-name="T15"><text:s text:c="11"/></text:span><text:span text:style-name="T18">get</text:span></text:p>
            <text:p text:style-name="P6"><text:s text:c="11"/>{</text:p>
            <text:p text:style-name="P8"><text:span text:style-name="T15"><text:s text:c="15"/></text:span><text:span text:style-name="T18">return</text:span><text:span text:style-name="T15"> m_tab;</text:span></text:p>
            <text:p text:style-name="P6"><text:s text:c="11"/>}</text:p>
            <text:p text:style-name="P6"/>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ublic</text:span><text:span text:style-name="T15"> </text:span><text:span text:style-name="T21">ILGenerator</text:span><text:span text:style-name="T15"> CodeOutput</text:span></text:p>
            <text:p text:style-name="P6"><text:s text:c="7"/>{</text:p>
            <text:p text:style-name="P8"><text:span text:style-name="T15"><text:s text:c="11"/></text:span><text:span text:style-name="T18">get</text:span></text:p>
            <text:p text:style-name="P6"><text:s text:c="11"/>{</text:p>
            <text:p text:style-name="P8"><text:span text:style-name="T15"><text:s text:c="15"/></text:span><text:span text:style-name="T18">return</text:span><text:span text:style-name="T15"> ILout;</text:span></text:p>
            <text:p text:style-name="P6"><text:s text:c="11"/>}</text:p>
            <text:p text:style-name="P6"/>
            <text:p text:style-name="P6"><text:s text:c="7"/>}</text:p>
            <text:p text:style-name="P6"/>
            <text:p text:style-name="P8"><text:soft-page-break/><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5"/></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type"&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int</text:span><text:span text:style-name="T15"> DeclareLocal(System.</text:span><text:span text:style-name="T21">Type</text:span><text:span text:style-name="T15"> type)</text:span></text:p>
            <text:p text:style-name="P6"><text:s text:c="7"/>{</text:p>
            <text:p text:style-name="P8"><text:span text:style-name="T15"><text:s text:c="11"/></text:span><text:span text:style-name="T11">// It is possible to create Local ( auto )</text:span></text:p>
            <text:p text:style-name="P8"><text:span text:style-name="T15"><text:s text:c="11"/></text:span><text:span text:style-name="T11">// Variables by Calling DeclareLocl method </text:span></text:p>
            <text:p text:style-name="P8"><text:span text:style-name="T15"><text:s text:c="11"/></text:span><text:span text:style-name="T11">// of ILGenerator... this returns an integer</text:span></text:p>
            <text:p text:style-name="P8"><text:span text:style-name="T15"><text:s text:c="11"/></text:span><text:span text:style-name="T11">// We store this integer value in the variables</text:span></text:p>
            <text:p text:style-name="P8"><text:span text:style-name="T15"><text:s text:c="11"/></text:span><text:span text:style-name="T11">// collection...</text:span></text:p>
            <text:p text:style-name="P8"><text:span text:style-name="T15"><text:s text:c="11"/></text:span><text:span text:style-name="T21">LocalBuilder</text:span><text:span text:style-name="T15"> lb = ILout.DeclareLocal(type);</text:span></text:p>
            <text:p text:style-name="P8"><text:span text:style-name="T15"><text:s text:c="11"/></text:span><text:span text:style-name="T11">// Now add the integer value associated with the </text:span></text:p>
            <text:p text:style-name="P8"><text:span text:style-name="T15"><text:s text:c="11"/></text:span><text:span text:style-name="T11">// variable to variables collection...</text:span></text:p>
            <text:p text:style-name="P8"><text:span text:style-name="T15"><text:s text:c="11"/></text:span><text:span text:style-name="T18">return</text:span><text:span text:style-name="T15"> variables.Add(lb);</text:span></text:p>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s"&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21">LocalBuilder</text:span><text:span text:style-name="T15"> GetLocal(</text:span><text:span text:style-name="T18">int</text:span><text:span text:style-name="T15"> s)</text:span></text:p>
            <text:p text:style-name="P6"><text:s text:c="7"/>{</text:p>
            <text:p text:style-name="P6"/>
            <text:p text:style-name="P8"><text:span text:style-name="T15"><text:s text:c="11"/></text:span><text:span text:style-name="T18">return</text:span><text:span text:style-name="T15"> variables[s] </text:span><text:span text:style-name="T18">as</text:span><text:span text:style-name="T15"> </text:span><text:span text:style-name="T21">LocalBuilder</text:span><text:span text:style-name="T15">;</text:span></text:p>
            <text:p text:style-name="P6"/>
            <text:p text:style-name="P6"><text:s text:c="7"/>}</text:p>
            <text:p text:style-name="P6"/>
            <text:p text:style-name="P6"/>
            <text:p text:style-name="P6"/>
            <text:p text:style-name="P6"><text:s text:c="3"/>}</text:p>
            <text:p text:style-name="Table_20_Contents"/>
          </table:table-cell>
        </table:table-row>
      </table:table>
      <text:p text:style-name="P20"/>
      <text:p text:style-name="P22">COMPILING EXPRESSIONS</text:p>
      <text:p text:style-name="P20"/>
      <text:p text:style-name="P20">To support compilation into .NET IL , we have an addional method appropriately named Compile to the Exp base class.</text:p>
      <text:p text:style-name="P20"/>
      <table:table table:name="Table75" table:style-name="Table75">
        <table:table-column table:style-name="Table75.A"/>
        <table:table-row>
          <table:table-cell table:style-name="Table75.A1" office:value-type="string">
            <text:p text:style-name="P15"><text:span text:style-name="T24"><text:s/></text:span><text:span text:style-name="T7">///</text:span><text:span text:style-name="T12"> </text:span><text:span text:style-name="T7">&lt;summary&gt;</text:span></text:p>
            <text:p text:style-name="P8"><text:span text:style-name="T15"><text:s text:c="4"/></text:span><text:span text:style-name="T6">///</text:span><text:span text:style-name="T11"> <text:s text:c="4"/>In <text:s/>this Step , we add two more methods to the Exp class</text:span></text:p>
            <text:p text:style-name="P8"><text:span text:style-name="T15"><text:s text:c="4"/></text:span><text:span text:style-name="T6">///</text:span><text:span text:style-name="T11"> <text:s text:c="4"/>TypeCheck =&gt; To do Type analysis</text:span></text:p>
            <text:p text:style-name="P8"><text:span text:style-name="T15"><text:s text:c="4"/></text:span><text:span text:style-name="T6">///</text:span><text:span text:style-name="T11"> <text:s text:c="4"/>get_type <text:s/>=&gt; Type of this node</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abstract</text:span><text:span text:style-name="T15"> </text:span><text:span text:style-name="T18">class</text:span><text:span text:style-name="T15"> </text:span><text:span text:style-name="T21">Exp</text:span></text:p>
            <text:p text:style-name="P6"><text:s text:c="4"/>{</text:p>
            <text:p text:style-name="P8"><text:span text:style-name="T15"><text:s text:c="7"/></text:span><text:span text:style-name="T18">public</text:span><text:span text:style-name="T15"> </text:span><text:span text:style-name="T18">abstract</text:span><text:span text:style-name="T15"> </text:span><text:span text:style-name="T21">SYMBOL_INFO</text:span><text:span text:style-name="T15"> Evaluate(</text:span><text:span text:style-name="T21">RUNTIME_CONTEXT</text:span><text:span text:style-name="T15"> cont);</text:span></text:p>
            <text:p text:style-name="P8"><text:span text:style-name="T15"><text:s text:c="7"/></text:span><text:span text:style-name="T18">public</text:span><text:span text:style-name="T15"> </text:span><text:span text:style-name="T18">abstract</text:span><text:span text:style-name="T15"> </text:span><text:span text:style-name="T21">TYPE_INFO</text:span><text:span text:style-name="T15"> TypeCheck(</text:span><text:span text:style-name="T21">COMPILATION_CONTEXT</text:span><text:span text:style-name="T15"> cont);</text:span></text:p>
            <text:p text:style-name="P8"><text:span text:style-name="T15"><text:s text:c="7"/></text:span><text:span text:style-name="T18">public</text:span><text:span text:style-name="T15"> </text:span><text:span text:style-name="T18">abstract</text:span><text:span text:style-name="T15"> </text:span><text:span text:style-name="T21">TYPE_INFO</text:span><text:span text:style-name="T15"> get_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Added in the STEP 5 for .NET IL code generat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abstract</text:span><text:span text:style-name="T15"> </text:span><text:span text:style-name="T18">bool</text:span><text:span text:style-name="T15"> Compile(</text:span><text:span text:style-name="T21">DNET_EXECUTABLE_GENERATION_CONTEXT</text:span><text:span text:style-name="T15"> cont); </text:span></text:p>
            <text:p text:style-name="P6"><text:s text:c="4"/>}</text:p>
          </table:table-cell>
        </table:table-row>
      </table:table>
      <text:p text:style-name="P20"><text:s/></text:p>
      <text:p text:style-name="P20"><text:soft-page-break/>This additional method takes a DNET_EXECUTABLE_GENERATION_CONTEXT as the parameter. </text:p>
      <text:p text:style-name="P20"/>
      <text:p text:style-name="P20"/>
      <text:p text:style-name="P20"/>
      <text:p text:style-name="P20"/>
      <text:p text:style-name="P20"/>
      <text:p text:style-name="P20"/>
      <text:p text:style-name="P20"/>
      <text:p text:style-name="P20">To generate Code for Loading a numeric ....this what we one has to do ....</text:p>
      <text:p text:style-name="P20"/>
      <table:table table:name="Table76" table:style-name="Table76">
        <table:table-column table:style-name="Table76.A"/>
        <table:table-row>
          <table:table-cell table:style-name="Table76.A1" office:value-type="string">
            <text:p text:style-name="Standard"><text:s/><text:span text:style-name="T15"><text:s/></text:span><text:span text:style-name="T18">public</text:span><text:span text:style-name="T15"> </text:span><text:span text:style-name="T18">override</text:span><text:span text:style-name="T15"> </text:span><text:span text:style-name="T18">bool</text:span><text:span text:style-name="T15"> Compile(</text:span><text:span text:style-name="T21">DNET_EXECUTABLE_GENERATION_CONTEXT</text:span><text:span text:style-name="T15"> cont)</text:span></text:p>
            <text:p text:style-name="P6"><text:s text:c="7"/>{</text:p>
            <text:p text:style-name="P8"><text:span text:style-name="T15"><text:s text:c="11"/></text:span><text:span text:style-name="T11">//</text:span></text:p>
            <text:p text:style-name="P8"><text:span text:style-name="T15"><text:s text:c="11"/></text:span><text:span text:style-name="T11">// Emit LDC_R8 =&gt; Load Constant Real 8</text:span></text:p>
            <text:p text:style-name="P8"><text:span text:style-name="T15"><text:s text:c="11"/></text:span><text:span text:style-name="T11">// IEEE 754 floating Point</text:span></text:p>
            <text:p text:style-name="P8"><text:span text:style-name="T15"><text:s text:c="11"/></text:span><text:span text:style-name="T11">// </text:span></text:p>
            <text:p text:style-name="P8"><text:span text:style-name="T15"><text:s text:c="11"/></text:span><text:span text:style-name="T11">// cont.CodeOutput will return ILGenerator of the </text:span></text:p>
            <text:p text:style-name="P8"><text:span text:style-name="T15"><text:s text:c="11"/></text:span><text:span text:style-name="T11">// current method...</text:span></text:p>
            <text:p text:style-name="P8"><text:span text:style-name="T15"><text:s text:c="11"/>cont.CodeOutput.Emit(</text:span><text:span text:style-name="T21">OpCodes</text:span><text:span text:style-name="T15">.Ldc_R8, info.dbl_val);</text:span></text:p>
            <text:p text:style-name="P8"><text:span text:style-name="T15"><text:s text:c="11"/></text:span><text:span text:style-name="T18">return</text:span><text:span text:style-name="T15"> </text:span><text:span text:style-name="T18">true</text:span><text:span text:style-name="T15">;</text:span></text:p>
            <text:p text:style-name="P6"><text:s text:c="7"/>}</text:p>
            <text:p text:style-name="P5"/>
          </table:table-cell>
        </table:table-row>
      </table:table>
      <text:p text:style-name="P20"/>
      <text:p text:style-name="P20"/>
      <text:p text:style-name="P20"/>
      <text:p text:style-name="P20">The code emitted for a BooleanConstant </text:p>
      <text:p text:style-name="P20"/>
      <table:table table:name="Table77" table:style-name="Table77">
        <table:table-column table:style-name="Table77.A"/>
        <table:table-row>
          <table:table-cell table:style-name="Table77.A1" office:value-type="string">
            <text:p text:style-name="P15"><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8"><text:span text:style-name="T15"><text:s text:c="11"/></text:span><text:span text:style-name="T11">//</text:span></text:p>
            <text:p text:style-name="P8"><text:span text:style-name="T15"><text:s text:c="11"/></text:span><text:span text:style-name="T11">// Retrieve the IL Code generator and Emit </text:span></text:p>
            <text:p text:style-name="P8"><text:span text:style-name="T15"><text:s text:c="11"/></text:span><text:span text:style-name="T11">// <text:s text:c="3"/>LDC_I4 =&gt; Load Constant Integer 4</text:span></text:p>
            <text:p text:style-name="P8"><text:span text:style-name="T15"><text:s text:c="11"/></text:span><text:span text:style-name="T11">// We are planning to use a 32 bit long for Boolean </text:span></text:p>
            <text:p text:style-name="P8"><text:span text:style-name="T15"><text:s text:c="11"/></text:span><text:span text:style-name="T11">// True or False</text:span></text:p>
            <text:p text:style-name="P8"><text:span text:style-name="T15"><text:s text:c="11"/>cont.CodeOutput.Emit(</text:span><text:span text:style-name="T21">OpCodes</text:span><text:span text:style-name="T15">.Ldc_I4, (info.bol_val) ? 1 : 0);</text:span></text:p>
            <text:p text:style-name="P8"><text:span text:style-name="T15"><text:s text:c="11"/></text:span><text:span text:style-name="T18">return</text:span><text:span text:style-name="T15"> </text:span><text:span text:style-name="T18">true</text:span><text:span text:style-name="T15">;</text:span></text:p>
            <text:p text:style-name="P6"><text:s text:c="7"/>}</text:p>
          </table:table-cell>
        </table:table-row>
      </table:table>
      <text:p text:style-name="P20"/>
      <text:p text:style-name="P20"/>
      <text:p text:style-name="P20">The code emitted for a StringLiteral </text:p>
      <text:p text:style-name="P20"/>
      <table:table table:name="Table78" table:style-name="Table78">
        <table:table-column table:style-name="Table78.A"/>
        <table:table-row>
          <table:table-cell table:style-name="Table78.A1" office:value-type="string">
            <text:p text:style-name="P15"><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8"><text:span text:style-name="T15"><text:s text:c="11"/></text:span><text:span text:style-name="T11">//</text:span></text:p>
            <text:p text:style-name="P8"><text:span text:style-name="T15"><text:s text:c="11"/></text:span><text:span text:style-name="T11">//</text:span></text:p>
            <text:p text:style-name="P8"><text:span text:style-name="T15"><text:s text:c="11"/></text:span><text:span text:style-name="T11">// For string emit </text:span></text:p>
            <text:p text:style-name="P8"><text:span text:style-name="T15"><text:s text:c="11"/></text:span><text:span text:style-name="T11">// <text:s text:c="4"/>LDSTR =&gt; Load String </text:span></text:p>
            <text:p text:style-name="P8"><text:span text:style-name="T15"><text:s text:c="11"/></text:span><text:span text:style-name="T11">//</text:span></text:p>
            <text:p text:style-name="P8"><text:span text:style-name="T15"><text:s text:c="11"/>cont.CodeOutput.Emit(</text:span><text:span text:style-name="T21">OpCodes</text:span><text:span text:style-name="T15">.Ldstr , info.str_val);</text:span></text:p>
            <text:p text:style-name="P8"><text:span text:style-name="T15"><text:s text:c="11"/></text:span><text:span text:style-name="T18">return</text:span><text:span text:style-name="T15"> </text:span><text:span text:style-name="T18">true</text:span><text:span text:style-name="T15">;</text:span></text:p>
            <text:p text:style-name="P6"/>
            <text:p text:style-name="P6"><text:s text:c="7"/>}</text:p>
          </table:table-cell>
        </table:table-row>
      </table:table>
      <text:p text:style-name="P20"/>
      <text:p text:style-name="P20"/>
      <text:p text:style-name="P20">The Code emitted for loading a variable reference on to the stack </text:p>
      <text:p text:style-name="P20"/>
      <table:table table:name="Table79" table:style-name="Table79">
        <table:table-column table:style-name="Table79.A"/>
        <text:soft-page-break/>
        <table:table-row>
          <table:table-cell table:style-name="Table79.A1" office:value-type="string">
            <text:p text:style-name="P15"><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8"><text:span text:style-name="T15"><text:s text:c="11"/></text:span><text:span text:style-name="T11">//</text:span></text:p>
            <text:p text:style-name="P8"><text:span text:style-name="T15"><text:s text:c="11"/></text:span><text:span text:style-name="T11">// Retrieve the Symbol information from the </text:span></text:p>
            <text:p text:style-name="P8"><text:span text:style-name="T15"><text:s text:c="11"/></text:span><text:span text:style-name="T11">// Symbol Table. Symbol name is the key here..</text:span></text:p>
            <text:p text:style-name="P8"><text:span text:style-name="T15"><text:s text:c="11"/></text:span><text:span text:style-name="T11">//</text:span></text:p>
            <text:p text:style-name="P8"><text:span text:style-name="T15"><text:s text:c="11"/></text:span><text:span text:style-name="T21">SYMBOL_INFO</text:span><text:span text:style-name="T15"> info = cont.TABLE.Get(m_name);</text:span></text:p>
            <text:p text:style-name="P8"><text:span text:style-name="T15"><text:s text:c="11"/></text:span><text:span text:style-name="T11">//</text:span></text:p>
            <text:p text:style-name="P8"><text:span text:style-name="T15"><text:s text:c="11"/></text:span><text:span text:style-name="T11">// Give the Position to retrieve the Local Variable</text:span></text:p>
            <text:p text:style-name="P8"><text:span text:style-name="T15"><text:s text:c="11"/></text:span><text:span text:style-name="T11">// Builder.</text:span></text:p>
            <text:p text:style-name="P8"><text:span text:style-name="T15"><text:s text:c="11"/></text:span><text:span text:style-name="T11">//</text:span></text:p>
            <text:p text:style-name="P8"><text:span text:style-name="T15"><text:s text:c="11"/></text:span><text:span text:style-name="T21">LocalBuilder</text:span><text:span text:style-name="T15"> lb = cont.GetLocal(info.loc_position);</text:span></text:p>
            <text:p text:style-name="P8"><text:span text:style-name="T15"><text:s text:c="11"/></text:span><text:span text:style-name="T11">//</text:span></text:p>
            <text:p text:style-name="P8"><text:span text:style-name="T15"><text:s text:c="11"/></text:span><text:span text:style-name="T11">// LDLOC =&gt; Load Local... we need to give</text:span></text:p>
            <text:p text:style-name="P8"><text:span text:style-name="T15"><text:s text:c="11"/></text:span><text:span text:style-name="T11">// a Local Builder as parameter</text:span></text:p>
            <text:p text:style-name="P8"><text:span text:style-name="T15"><text:s text:c="11"/></text:span><text:span text:style-name="T11">//</text:span></text:p>
            <text:p text:style-name="P8"><text:span text:style-name="T15"><text:s text:c="11"/>cont.CodeOutput.Emit(</text:span><text:span text:style-name="T21">OpCodes</text:span><text:span text:style-name="T15">.Ldloc, lb);</text:span></text:p>
            <text:p text:style-name="P8"><text:span text:style-name="T15"><text:s text:c="11"/></text:span><text:span text:style-name="T18">return</text:span><text:span text:style-name="T15"> </text:span><text:span text:style-name="T18">true</text:span><text:span text:style-name="T15">;</text:span></text:p>
            <text:p text:style-name="P6"><text:s text:c="7"/>}</text:p>
          </table:table-cell>
        </table:table-row>
      </table:table>
      <text:p text:style-name="P20"/>
      <text:p text:style-name="P20"/>
      <text:p text:style-name="P20">The Code emitted for BinaryPlus (+) needs to query the operand to generate the appropriate code. If the Left and the right expression is numeric... it needs to Generate Add opcode. There is no appropriate operator for String Concatenation. One needs to use <text:s/>String.Concat method to do that....</text:p>
      <text:p text:style-name="P20"/>
      <table:table table:name="Table80" table:style-name="Table80">
        <table:table-column table:style-name="Table80.A"/>
        <table:table-row>
          <table:table-cell table:style-name="Table80.A1" office:value-type="string">
            <text:p text:style-name="P15"><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6"><text:s text:c="10"/></text:p>
            <text:p text:style-name="P8"><text:span text:style-name="T15"><text:s text:c="11"/></text:span><text:span text:style-name="T11">// Compile the Left Expression</text:span></text:p>
            <text:p text:style-name="P6"><text:s text:c="11"/>exp1.Compile(cont);</text:p>
            <text:p text:style-name="P8"><text:span text:style-name="T15"><text:s text:c="11"/></text:span><text:span text:style-name="T11">//</text:span></text:p>
            <text:p text:style-name="P8"><text:span text:style-name="T15"><text:s text:c="11"/></text:span><text:span text:style-name="T11">// Compile the Right Expression</text:span></text:p>
            <text:p text:style-name="P6"><text:s text:c="11"/>exp2.Compile(cont);</text:p>
            <text:p text:style-name="P8"><text:span text:style-name="T15"><text:s text:c="11"/></text:span><text:span text:style-name="T11">//</text:span></text:p>
            <text:p text:style-name="P8"><text:span text:style-name="T15"><text:s text:c="11"/></text:span><text:span text:style-name="T11">// Emit Add instruction</text:span></text:p>
            <text:p text:style-name="P8"><text:span text:style-name="T15"><text:s text:c="11"/></text:span><text:span text:style-name="T11">//</text:span></text:p>
            <text:p text:style-name="P8"><text:span text:style-name="T15"><text:s text:c="11"/></text:span><text:span text:style-name="T18">if</text:span><text:span text:style-name="T15"> (_type == </text:span><text:span text:style-name="T21">TYPE_INFO</text:span><text:span text:style-name="T15">.TYPE_NUMERIC)</text:span></text:p>
            <text:p text:style-name="P6"><text:s text:c="11"/>{</text:p>
            <text:p text:style-name="P8"><text:span text:style-name="T15"><text:s text:c="15"/>cont.CodeOutput.Emit(</text:span><text:span text:style-name="T21">OpCodes</text:span><text:span text:style-name="T15">.Add);</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1">// This is a string type..we need to call</text:span></text:p>
            <text:p text:style-name="P8"><text:span text:style-name="T15"><text:s text:c="15"/></text:span><text:span text:style-name="T11">// Concat method..</text:span></text:p>
            <text:p text:style-name="P6"><text:s text:c="30"/></text:p>
            <text:p text:style-name="P8"><text:span text:style-name="T15"><text:s text:c="15"/></text:span><text:span text:style-name="T21">Type</text:span><text:span text:style-name="T15">[] str2 = {</text:span></text:p>
            <text:p text:style-name="P8"><text:span text:style-name="T15"><text:s text:c="33"/></text:span><text:span text:style-name="T18">typeof</text:span><text:span text:style-name="T15">(</text:span><text:span text:style-name="T18">string</text:span><text:span text:style-name="T15">),</text:span></text:p>
            <text:p text:style-name="P8"><text:span text:style-name="T15"><text:s text:c="33"/></text:span><text:span text:style-name="T18">typeof</text:span><text:span text:style-name="T15">(</text:span><text:span text:style-name="T18">string</text:span><text:span text:style-name="T15">)</text:span></text:p>
            <text:p text:style-name="P6"><text:s text:c="29"/>};</text:p>
            <text:p text:style-name="P6"/>
            <text:p text:style-name="P8"><text:span text:style-name="T15"><text:s text:c="15"/>cont.CodeOutput.Emit(</text:span><text:span text:style-name="T21">OpCodes</text:span><text:span text:style-name="T15">.Call,</text:span></text:p>
            <text:p text:style-name="P8"><text:span text:style-name="T15"><text:s text:c="19"/></text:span><text:span text:style-name="T18">typeof</text:span><text:span text:style-name="T15">(</text:span><text:span text:style-name="T21">String</text:span><text:span text:style-name="T15">).GetMethod(</text:span><text:span text:style-name="T25">"Concat"</text:span><text:span text:style-name="T15">, str2));</text:span></text:p>
            <text:p text:style-name="P6"/>
            <text:p text:style-name="P6"><text:s text:c="12"/>}</text:p>
            <text:p text:style-name="P8"><text:span text:style-name="T15"><text:s text:c="11"/></text:span><text:span text:style-name="T18">return</text:span><text:span text:style-name="T15"> </text:span><text:span text:style-name="T18">true</text:span><text:span text:style-name="T15">;</text:span></text:p>
            <text:p text:style-name="P6"><text:s text:c="7"/>}</text:p>
            <text:p text:style-name="P6"/>
            <text:p text:style-name="P6"><text:soft-page-break/><text:s text:c="3"/>}</text:p>
          </table:table-cell>
        </table:table-row>
      </table:table>
      <text:p text:style-name="P20"/>
      <text:p text:style-name="P20">For this routine to work correctly , one needs to call TypeCheck every time to update the type information on all nodes.. This polymorphic behavior <text:s/>forced us to call TypeCheck every time we finished parsing an expression.</text:p>
      <text:p text:style-name="P20"/>
      <text:p text:style-name="P20"/>
      <text:p text:style-name="P20"/>
      <text:p text:style-name="P20"/>
      <table:table table:name="Table81" table:style-name="Table81">
        <table:table-column table:style-name="Table81.A"/>
        <table:table-row>
          <table:table-cell table:style-name="Table81.A1" office:value-type="string">
            <text:p text:style-name="P15"><text:span text:style-name="T19">private</text:span><text:span text:style-name="T17"> </text:span><text:span text:style-name="T22">Stmt</text:span><text:span text:style-name="T17"> ParsePrintStatement(</text:span><text:span text:style-name="T22">ProcedureBuilder</text:span><text:span text:style-name="T17"> ctx)</text:span></text:p>
            <text:p text:style-name="P6"><text:s text:c="8"/>{</text:p>
            <text:p text:style-name="P6"><text:s text:c="12"/>GetNext();</text:p>
            <text:p text:style-name="P8"><text:span text:style-name="T15"><text:s text:c="12"/></text:span><text:span text:style-name="T21">Exp</text:span><text:span text:style-name="T15"> a = Expr(ctx);</text:span></text:p>
            <text:p text:style-name="P8"><text:span text:style-name="T15"><text:s text:c="12"/></text:span><text:span text:style-name="T11">//</text:span></text:p>
            <text:p text:style-name="P8"><text:span text:style-name="T15"><text:s text:c="12"/></text:span><text:span text:style-name="T11">// Do the type analysis ...</text:span></text:p>
            <text:p text:style-name="P8"><text:span text:style-name="T15"><text:s text:c="12"/></text:span><text:span text:style-name="T11">//</text:span></text:p>
            <text:p text:style-name="P6"><text:s text:c="12"/>a.TypeCheck(ctx.Context); </text:p>
            <text:p text:style-name="P8"><text:span text:style-name="T15"><text:s text:c="12"/></text:span><text:span text:style-name="T18">if</text:span><text:span text:style-name="T15"> (Current_Token != </text:span><text:span text:style-name="T21">TOKEN</text:span><text:span text:style-name="T15">.TOK_SEMI)</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 is expected"</text:span><text:span text:style-name="T15">);</text:span></text:p>
            <text:p text:style-name="P6"><text:s text:c="12"/>}</text:p>
            <text:p text:style-name="P8"><text:span text:style-name="T15"><text:s text:c="12"/></text:span><text:span text:style-name="T18">return</text:span><text:span text:style-name="T15"> </text:span><text:span text:style-name="T18">new</text:span><text:span text:style-name="T15"> </text:span><text:span text:style-name="T21">PrintStatement</text:span><text:span text:style-name="T15">(a);</text:span></text:p>
            <text:p text:style-name="P6"><text:s text:c="8"/>}</text:p>
          </table:table-cell>
        </table:table-row>
      </table:table>
      <text:p text:style-name="P20"/>
      <text:p text:style-name="P20"/>
      <text:p text:style-name="P20">The code generation of Subtract Operation is as follows</text:p>
      <text:p text:style-name="P20"/>
      <table:table table:name="Table82" table:style-name="Table82">
        <table:table-column table:style-name="Table82.A"/>
        <table:table-row>
          <table:table-cell table:style-name="Table82.A1" office:value-type="string">
            <text:p text:style-name="P15"><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6"><text:s text:c="11"/>exp1.Compile(cont);</text:p>
            <text:p text:style-name="P6"><text:s text:c="11"/>exp2.Compile(cont);</text:p>
            <text:p text:style-name="P8"><text:span text:style-name="T15"><text:s text:c="11"/>cont.CodeOutput.Emit(</text:span><text:span text:style-name="T21">OpCodes</text:span><text:span text:style-name="T15">.Sub);</text:span></text:p>
            <text:p text:style-name="P8"><text:span text:style-name="T15"><text:s text:c="11"/></text:span><text:span text:style-name="T18">return</text:span><text:span text:style-name="T15"> </text:span><text:span text:style-name="T18">true</text:span><text:span text:style-name="T15">;</text:span></text:p>
            <text:p text:style-name="P6"><text:s text:c="7"/>}</text:p>
          </table:table-cell>
        </table:table-row>
      </table:table>
      <text:p text:style-name="P20"/>
      <text:p text:style-name="P20"/>
      <text:p text:style-name="P20">The code emitted for UnaryMinus is as given below</text:p>
      <text:p text:style-name="P20"/>
      <table:table table:name="Table83" table:style-name="Table83">
        <table:table-column table:style-name="Table83.A"/>
        <table:table-row>
          <table:table-cell table:style-name="Table83.A1" office:value-type="string">
            <text:p text:style-name="P15"><text:span text:style-name="T24"><text:s text:c="2"/></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8"><text:span text:style-name="T15"><text:s text:c="11"/></text:span><text:span text:style-name="T11">// Compile the expression </text:span></text:p>
            <text:p text:style-name="P6"><text:s text:c="11"/>exp1.Compile(cont);</text:p>
            <text:p text:style-name="P8"><text:span text:style-name="T15"><text:s text:c="11"/></text:span><text:span text:style-name="T11">//</text:span></text:p>
            <text:p text:style-name="P8"><text:span text:style-name="T15"><text:s text:c="11"/></text:span><text:span text:style-name="T11">// Negate the value on the top of the </text:span></text:p>
            <text:p text:style-name="P8"><text:span text:style-name="T15"><text:s text:c="11"/></text:span><text:span text:style-name="T11">// stack</text:span></text:p>
            <text:p text:style-name="P8"><text:span text:style-name="T15"><text:s text:c="11"/></text:span><text:span text:style-name="T11">//</text:span></text:p>
            <text:p text:style-name="P8"><text:span text:style-name="T15"><text:s text:c="11"/>cont.CodeOutput.Emit(</text:span><text:span text:style-name="T21">OpCodes</text:span><text:span text:style-name="T15">.Neg);</text:span></text:p>
            <text:p text:style-name="P8"><text:span text:style-name="T15"><text:s text:c="11"/></text:span><text:span text:style-name="T18">return</text:span><text:span text:style-name="T15"> </text:span><text:span text:style-name="T18">true</text:span><text:span text:style-name="T15">;</text:span></text:p>
            <text:p text:style-name="P6"><text:s text:c="7"/>}</text:p>
          </table:table-cell>
        </table:table-row>
      </table:table>
      <text:p text:style-name="P20"/>
      <text:p text:style-name="P22">COMPILING STATEMENTS</text:p>
      <text:p text:style-name="P20"/>
      <text:p text:style-name="P20">To support the Compilation of statement into IL an additional method has been added to the Stmt base class</text:p>
      <text:p text:style-name="P20"/>
      <table:table table:name="Table84" table:style-name="Table84">
        <table:table-column table:style-name="Table84.A"/>
        <table:table-row>
          <table:table-cell table:style-name="Table84.A1" office:value-type="string">
            <text:p text:style-name="Standard"><text:span text:style-name="T15"><text:s/></text:span><text:span text:style-name="T18">public</text:span><text:span text:style-name="T15"> </text:span><text:span text:style-name="T18">abstract</text:span><text:span text:style-name="T15"> </text:span><text:span text:style-name="T18">class</text:span><text:span text:style-name="T15"> </text:span><text:span text:style-name="T21">Stmt</text:span></text:p>
            <text:p text:style-name="P6">{</text:p>
            <text:p text:style-name="P8"><text:span text:style-name="T15"><text:s text:c="8"/></text:span><text:span text:style-name="T18">public</text:span><text:span text:style-name="T15"> </text:span><text:span text:style-name="T18">abstract</text:span><text:span text:style-name="T15"> </text:span><text:span text:style-name="T21">SYMBOL_INFO</text:span><text:span text:style-name="T15"> Execute(</text:span><text:span text:style-name="T21">RUNTIME_CONTEXT</text:span><text:span text:style-name="T15"> cont);</text:span></text:p>
            <text:p text:style-name="P8"><text:soft-page-break/><text:span text:style-name="T15"><text:s text:c="8"/></text:span><text:span text:style-name="T11">//</text:span></text:p>
            <text:p text:style-name="P8"><text:span text:style-name="T15"><text:s text:c="8"/></text:span><text:span text:style-name="T11">// Added in the Step 5 for .net IL compilation</text:span></text:p>
            <text:p text:style-name="P8"><text:span text:style-name="T15"><text:s text:c="9"/></text:span><text:span text:style-name="T18">public</text:span><text:span text:style-name="T15"> </text:span><text:span text:style-name="T18">abstract</text:span><text:span text:style-name="T15"> </text:span><text:span text:style-name="T18">bool</text:span><text:span text:style-name="T15"> Compile(</text:span><text:span text:style-name="T21">DNET_EXECUTABLE_GENERATION_CONTEXT</text:span><text:span text:style-name="T15"> cont);</text:span></text:p>
            <text:p text:style-name="P6">}</text:p>
          </table:table-cell>
        </table:table-row>
      </table:table>
      <text:p text:style-name="P20"/>
      <text:p text:style-name="P20"/>
      <text:p text:style-name="P20"/>
      <text:p text:style-name="P20">The Code emitted for PrintStatement is given below</text:p>
      <text:p text:style-name="P20"/>
      <table:table table:name="Table85" table:style-name="Table85">
        <table:table-column table:style-name="Table85.A"/>
        <table:table-row>
          <table:table-cell table:style-name="Table85.A1" office:value-type="string">
            <text:p text:style-name="P15"><text:span text:style-name="T24"><text:s text:c="2"/></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8"/>{</text:p>
            <text:p text:style-name="P8"><text:span text:style-name="T15"><text:s text:c="12"/></text:span><text:span text:style-name="T11">//</text:span></text:p>
            <text:p text:style-name="P8"><text:span text:style-name="T15"><text:s text:c="12"/></text:span><text:span text:style-name="T11">// <text:s/>Compile the Expression</text:span></text:p>
            <text:p text:style-name="P8"><text:span text:style-name="T15"><text:s text:c="12"/></text:span><text:span text:style-name="T11">// <text:s/>The Output will be on the top of stack</text:span></text:p>
            <text:p text:style-name="P6"><text:s text:c="12"/>exp1.Compile(cont);</text:p>
            <text:p text:style-name="P8"><text:span text:style-name="T15"><text:s text:c="12"/></text:span><text:span text:style-name="T11">//</text:span></text:p>
            <text:p text:style-name="P8"><text:span text:style-name="T15"><text:s text:c="12"/></text:span><text:span text:style-name="T11">// Generate Code to Call Console.Write</text:span></text:p>
            <text:p text:style-name="P8"><text:span text:style-name="T15"><text:s text:c="12"/></text:span><text:span text:style-name="T11">//</text:span></text:p>
            <text:p text:style-name="P8"><text:span text:style-name="T15"><text:s text:c="12"/>System.</text:span><text:span text:style-name="T21">Type</text:span><text:span text:style-name="T15"> typ = </text:span><text:span text:style-name="T21">Type</text:span><text:span text:style-name="T15">.GetType(</text:span><text:span text:style-name="T25">"System.Console"</text:span><text:span text:style-name="T15">);</text:span></text:p>
            <text:p text:style-name="P8"><text:span text:style-name="T15"><text:s text:c="12"/></text:span><text:span text:style-name="T21">Type</text:span><text:span text:style-name="T15">[] Parameters = </text:span><text:span text:style-name="T18">new</text:span><text:span text:style-name="T15"> </text:span><text:span text:style-name="T21">Type</text:span><text:span text:style-name="T15">[1];</text:span></text:p>
            <text:p text:style-name="P6"/>
            <text:p text:style-name="P8"><text:span text:style-name="T15"><text:s text:c="12"/></text:span><text:span text:style-name="T21">TYPE_INFO</text:span><text:span text:style-name="T15"> tdata = exp1.get_type();</text:span></text:p>
            <text:p text:style-name="P6"/>
            <text:p text:style-name="P8"><text:span text:style-name="T15"><text:s text:c="12"/></text:span><text:span text:style-name="T18">if</text:span><text:span text:style-name="T15"> (tdata == </text:span><text:span text:style-name="T21">TYPE_INFO</text:span><text:span text:style-name="T15">.TYPE_STRING)</text:span></text:p>
            <text:p text:style-name="P8"><text:span text:style-name="T15"><text:s text:c="16"/>Parameters[0] = </text:span><text:span text:style-name="T18">typeof</text:span><text:span text:style-name="T15">(</text:span><text:span text:style-name="T18">string</text:span><text:span text:style-name="T15">);</text:span></text:p>
            <text:p text:style-name="P8"><text:span text:style-name="T15"><text:s text:c="12"/></text:span><text:span text:style-name="T18">else</text:span><text:span text:style-name="T15"> </text:span><text:span text:style-name="T18">if</text:span><text:span text:style-name="T15"> (tdata == </text:span><text:span text:style-name="T21">TYPE_INFO</text:span><text:span text:style-name="T15">.TYPE_NUMERIC)</text:span></text:p>
            <text:p text:style-name="P8"><text:span text:style-name="T15"><text:s text:c="16"/>Parameters[0] = </text:span><text:span text:style-name="T18">typeof</text:span><text:span text:style-name="T15">(</text:span><text:span text:style-name="T18">double</text:span><text:span text:style-name="T15">);</text:span></text:p>
            <text:p text:style-name="P8"><text:span text:style-name="T15"><text:s text:c="12"/></text:span><text:span text:style-name="T18">else</text:span></text:p>
            <text:p text:style-name="P8"><text:span text:style-name="T15"><text:s text:c="16"/>Parameters[0] = </text:span><text:span text:style-name="T18">typeof</text:span><text:span text:style-name="T15">(</text:span><text:span text:style-name="T18">bool</text:span><text:span text:style-name="T15">);</text:span></text:p>
            <text:p text:style-name="P8"><text:span text:style-name="T15"><text:s text:c="12"/>cont.CodeOutput.Emit(</text:span><text:span text:style-name="T21">OpCodes</text:span><text:span text:style-name="T15">.Call, typ.GetMethod(</text:span><text:span text:style-name="T25">"Write"</text:span><text:span text:style-name="T15">, Parameters));</text:span></text:p>
            <text:p text:style-name="P8"><text:span text:style-name="T15"><text:s text:c="12"/></text:span><text:span text:style-name="T18">return</text:span><text:span text:style-name="T15"> </text:span><text:span text:style-name="T18">true</text:span><text:span text:style-name="T15">;</text:span></text:p>
            <text:p text:style-name="P6"><text:s text:c="8"/>}</text:p>
          </table:table-cell>
        </table:table-row>
      </table:table>
      <text:p text:style-name="P20"/>
      <text:p text:style-name="P20"/>
      <text:p text:style-name="P20">The Code emitted for VariableDeclStatement is as follows</text:p>
      <text:p text:style-name="P20"/>
      <table:table table:name="Table86" table:style-name="Table86">
        <table:table-column table:style-name="Table86.A"/>
        <table:table-row>
          <table:table-cell table:style-name="Table86.A1" office:value-type="string">
            <text:p text:style-name="P15"><text:span text:style-name="T24"><text:s text:c="2"/></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8"/>{</text:p>
            <text:p text:style-name="P8"><text:span text:style-name="T15"><text:s text:c="12"/></text:span><text:span text:style-name="T11">//</text:span></text:p>
            <text:p text:style-name="P8"><text:span text:style-name="T15"><text:s text:c="12"/></text:span><text:span text:style-name="T11">// Retrieve the type from the SYMBOL_INFO</text:span></text:p>
            <text:p text:style-name="P8"><text:span text:style-name="T15"><text:s text:c="12"/></text:span><text:span text:style-name="T11">//</text:span></text:p>
            <text:p text:style-name="P8"><text:span text:style-name="T15"><text:s text:c="12"/>System.</text:span><text:span text:style-name="T21">Type</text:span><text:span text:style-name="T15"> type = (m_inf.Type == </text:span><text:span text:style-name="T21">TYPE_INFO</text:span><text:span text:style-name="T15">.TYPE_BOOL) ?</text:span></text:p>
            <text:p text:style-name="P8"><text:span text:style-name="T15"><text:s text:c="16"/></text:span><text:span text:style-name="T18">typeof</text:span><text:span text:style-name="T15">(</text:span><text:span text:style-name="T18">bool</text:span><text:span text:style-name="T15">) : (m_inf.Type == </text:span><text:span text:style-name="T21">TYPE_INFO</text:span><text:span text:style-name="T15">.TYPE_NUMERIC) ?</text:span></text:p>
            <text:p text:style-name="P8"><text:span text:style-name="T15"><text:s text:c="16"/></text:span><text:span text:style-name="T18">typeof</text:span><text:span text:style-name="T15">(</text:span><text:span text:style-name="T18">double</text:span><text:span text:style-name="T15">) : </text:span><text:span text:style-name="T18">typeof</text:span><text:span text:style-name="T15">(</text:span><text:span text:style-name="T18">string</text:span><text:span text:style-name="T15">);</text:span></text:p>
            <text:p text:style-name="P8"><text:span text:style-name="T15"><text:s text:c="12"/></text:span><text:span text:style-name="T11">//</text:span></text:p>
            <text:p text:style-name="P8"><text:span text:style-name="T15"><text:s text:c="12"/></text:span><text:span text:style-name="T11">// <text:s/>Get the offset of the variable</text:span></text:p>
            <text:p text:style-name="P8"><text:span text:style-name="T15"><text:s text:c="12"/></text:span><text:span text:style-name="T11">//</text:span></text:p>
            <text:p text:style-name="P8"><text:span text:style-name="T15"><text:s text:c="12"/></text:span><text:span text:style-name="T18">int</text:span><text:span text:style-name="T15"> s = cont.DeclareLocal(type);</text:span></text:p>
            <text:p text:style-name="P8"><text:span text:style-name="T15"><text:s text:c="12"/></text:span><text:span text:style-name="T11">// Store the offset in the SYMBOL_INFO</text:span></text:p>
            <text:p text:style-name="P8"><text:span text:style-name="T15"><text:s text:c="12"/></text:span><text:span text:style-name="T11">//</text:span></text:p>
            <text:p text:style-name="P6"><text:s text:c="12"/>m_inf.loc_position = s;</text:p>
            <text:p text:style-name="P8"><text:span text:style-name="T15"><text:s text:c="12"/></text:span><text:span text:style-name="T11">//</text:span></text:p>
            <text:p text:style-name="P8"><text:span text:style-name="T15"><text:s text:c="12"/></text:span><text:span text:style-name="T11">// Add the variable into Symbol Table..</text:span></text:p>
            <text:p text:style-name="P8"><text:span text:style-name="T15"><text:s text:c="12"/></text:span><text:span text:style-name="T11">//</text:span></text:p>
            <text:p text:style-name="P6"><text:s text:c="12"/>cont.TABLE.Add(m_inf);</text:p>
            <text:p text:style-name="P6"/>
            <text:p text:style-name="P8"><text:span text:style-name="T15"><text:s text:c="12"/></text:span><text:span text:style-name="T18">return</text:span><text:span text:style-name="T15"> </text:span><text:span text:style-name="T18">true</text:span><text:span text:style-name="T15">;</text:span></text:p>
            <text:p text:style-name="P6"><text:soft-page-break/><text:s text:c="8"/>}</text:p>
          </table:table-cell>
        </table:table-row>
      </table:table>
      <text:p text:style-name="P20"/>
      <text:p text:style-name="P20"/>
      <text:p text:style-name="P20"/>
      <text:p text:style-name="P20"/>
      <text:p text:style-name="P20"/>
      <text:p text:style-name="P20"/>
      <text:p text:style-name="P20">The code for the Assignment statement is as given below</text:p>
      <text:p text:style-name="P20"/>
      <text:p text:style-name="P20"/>
      <table:table table:name="Table87" table:style-name="Table87">
        <table:table-column table:style-name="Table87.A"/>
        <table:table-row>
          <table:table-cell table:style-name="Table87.A1" office:value-type="string">
            <text:p text:style-name="P15"><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8"/>{</text:p>
            <text:p text:style-name="P8"><text:span text:style-name="T15"><text:s text:c="12"/></text:span><text:span text:style-name="T18">if</text:span><text:span text:style-name="T15"> (!exp1.Compile(cont))</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Compilation in error string"</text:span><text:span text:style-name="T15">);</text:span></text:p>
            <text:p text:style-name="P6"><text:s text:c="12"/>}</text:p>
            <text:p text:style-name="P8"><text:span text:style-name="T15"><text:s text:c="12"/></text:span><text:span text:style-name="T21">SYMBOL_INFO</text:span><text:span text:style-name="T15"> info = cont.TABLE.Get(variable.Name);</text:span></text:p>
            <text:p text:style-name="P8"><text:span text:style-name="T15"><text:s text:c="12"/></text:span><text:span text:style-name="T21">LocalBuilder</text:span><text:span text:style-name="T15"> lb = cont.GetLocal(info.loc_position);</text:span></text:p>
            <text:p text:style-name="P8"><text:span text:style-name="T15"><text:s text:c="12"/>cont.CodeOutput.Emit(</text:span><text:span text:style-name="T21">OpCodes</text:span><text:span text:style-name="T15">.Stloc, lb);</text:span></text:p>
            <text:p text:style-name="P8"><text:span text:style-name="T15"><text:s text:c="12"/></text:span><text:span text:style-name="T18">return</text:span><text:span text:style-name="T15"> </text:span><text:span text:style-name="T18">true</text:span><text:span text:style-name="T15">;</text:span></text:p>
            <text:p text:style-name="P6"><text:s text:c="8"/>}</text:p>
          </table:table-cell>
        </table:table-row>
      </table:table>
      <text:p text:style-name="P20"/>
      <text:p text:style-name="P20"/>
      <text:p text:style-name="P20">To support additional language constructs , we had two additional base classes in this project. </text:p>
      <text:p text:style-name="P20"/>
      <text:p text:style-name="P20">The class Procedure is to model a FUNCTION. At this point we compile all the statement into a Function. In future , we will support User defined Function.</text:p>
      <text:p text:style-name="P20"/>
      <table:table table:name="Table88" table:style-name="Table88">
        <table:table-column table:style-name="Table88.A"/>
        <table:table-row>
          <table:table-cell table:style-name="Table88.A1" office:value-type="string">
            <text:p text:style-name="P15"><text:span text:style-name="T7">///</text:span><text:span text:style-name="T12"> </text:span><text:span text:style-name="T7">&lt;summary&gt;</text:span></text:p>
            <text:p text:style-name="P8"><text:span text:style-name="T15"><text:s text:c="4"/></text:span><text:span text:style-name="T6">///</text:span><text:span text:style-name="T11"> <text:s text:c="3"/>Abstract base class for Procedure</text:span></text:p>
            <text:p text:style-name="P8"><text:span text:style-name="T15"><text:s text:c="4"/></text:span><text:span text:style-name="T6">///</text:span><text:span text:style-name="T11"> <text:s text:c="3"/>All the statements in a Program ( Compilation unit )</text:span></text:p>
            <text:p text:style-name="P8"><text:span text:style-name="T15"><text:s text:c="4"/></text:span><text:span text:style-name="T6">///</text:span><text:span text:style-name="T11"> <text:s text:c="3"/>will be compiled into a PROC </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abstract</text:span><text:span text:style-name="T15"> </text:span><text:span text:style-name="T18">class</text:span><text:span text:style-name="T15"> </text:span><text:span text:style-name="T21">PROC</text:span></text:p>
            <text:p text:style-name="P6"><text:s text:c="4"/>{</text:p>
            <text:p text:style-name="P8"><text:span text:style-name="T15"><text:s text:c="8"/></text:span><text:span text:style-name="T18">public</text:span><text:span text:style-name="T15"> </text:span><text:span text:style-name="T18">abstract</text:span><text:span text:style-name="T15"> </text:span><text:span text:style-name="T21">SYMBOL_INFO</text:span><text:span text:style-name="T15"> Execute(</text:span><text:span text:style-name="T21">RUNTIME_CONTEXT</text:span><text:span text:style-name="T15"> cont);</text:span></text:p>
            <text:p text:style-name="P8"><text:span text:style-name="T15"><text:s text:c="8"/></text:span><text:span text:style-name="T18">public</text:span><text:span text:style-name="T15"> </text:span><text:span text:style-name="T18">abstract</text:span><text:span text:style-name="T15"> </text:span><text:span text:style-name="T18">bool</text:span><text:span text:style-name="T15"> Compile(</text:span><text:span text:style-name="T21">DNET_EXECUTABLE_GENERATION_CONTEXT</text:span><text:span text:style-name="T15"> cont);</text:span></text:p>
            <text:p text:style-name="P6"/>
            <text:p text:style-name="P6"/>
            <text:p text:style-name="P6"><text:s text:c="4"/>}</text:p>
          </table:table-cell>
        </table:table-row>
      </table:table>
      <text:p text:style-name="P20"/>
      <text:p text:style-name="P20">The Concrete class Procedure implements in this interface. </text:p>
      <text:p text:style-name="P20"/>
      <table:table table:name="Table89" table:style-name="Table89">
        <table:table-column table:style-name="Table89.A"/>
        <table:table-row>
          <table:table-cell table:style-name="Table89.A1" office:value-type="string">
            <text:p text:style-name="P15"><text:span text:style-name="T24"><text:s/></text:span><text:span text:style-name="T19">public</text:span><text:span text:style-name="T17"> </text:span><text:span text:style-name="T19">class</text:span><text:span text:style-name="T17"> </text:span><text:span text:style-name="T22">Procedure</text:span><text:span text:style-name="T17"> : </text:span><text:span text:style-name="T22">PROC</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rocedure name ..which defaults to Main </text:span></text:p>
            <text:p text:style-name="P8"><text:span text:style-name="T15"><text:s text:c="8"/></text:span><text:span text:style-name="T6">///</text:span><text:span text:style-name="T11"> <text:s text:c="3"/>in the type MainClas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18">string</text:span><text:span text:style-name="T15"> m_nam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Formal parameter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ArrayList</text:span><text:span text:style-name="T15"> m_formals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List of statements which comprises the Procedure</text:span></text:p>
            <text:p text:style-name="P8"><text:soft-page-break/><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ArrayList</text:span><text:span text:style-name="T15"> m_statements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Local variable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SymbolTable</text:span><text:span text:style-name="T15"> m_locals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7"/>return_value.... a hard coded zero at this</text:span></text:p>
            <text:p text:style-name="P8"><text:span text:style-name="T15"><text:s text:c="8"/></text:span><text:span text:style-name="T6">///</text:span><text:span text:style-name="T11"> <text:s text:c="7"/>point of tim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SYMBOL_INFO</text:span><text:span text:style-name="T15"> return_value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6"/>TYPE_INFO =&gt; TYPE_NUMERIC</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TYPE_INFO</text:span><text:span text:style-name="T15"> _type = </text:span><text:span text:style-name="T21">TYPE_INFO</text:span><text:span text:style-name="T15">.TYPE_ILLEGAL;</text:span></text:p>
            <text:p text:style-name="P6"/>
            <text:p text:style-name="P6"><text:s text:c="4"/>// ------------------ Rest of the Code...</text:p>
            <text:p text:style-name="P6">}</text:p>
          </table:table-cell>
        </table:table-row>
      </table:table>
      <text:p text:style-name="P20"/>
      <text:p text:style-name="P20"/>
      <text:p text:style-name="P20">Let us look at the Compile method of the Procedure class. Procedure is nothing but a collection of staements.</text:p>
      <text:p text:style-name="P20"/>
      <text:p text:style-name="P20"/>
      <table:table table:name="Table90" table:style-name="Table90">
        <table:table-column table:style-name="Table90.A"/>
        <table:table-row>
          <table:table-cell table:style-name="Table90.A1" office:value-type="string">
            <text:p text:style-name="P15"><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8"/>{</text:p>
            <text:p text:style-name="P6"><text:s text:c="20"/></text:p>
            <text:p text:style-name="P6"/>
            <text:p text:style-name="P8"><text:span text:style-name="T15"><text:s text:c="12"/></text:span><text:span text:style-name="T18">foreach</text:span><text:span text:style-name="T15"> (</text:span><text:span text:style-name="T21">Stmt</text:span><text:span text:style-name="T15"> e1 </text:span><text:span text:style-name="T18">in</text:span><text:span text:style-name="T15"> m_statements)</text:span></text:p>
            <text:p text:style-name="P6"><text:s text:c="12"/>{</text:p>
            <text:p text:style-name="P6"><text:s text:c="16"/>e1.Compile(cont);</text:p>
            <text:p text:style-name="P6"><text:s text:c="12"/>}</text:p>
            <text:p text:style-name="P6"><text:s text:c="11"/></text:p>
            <text:p text:style-name="P8"><text:span text:style-name="T15"><text:s text:c="12"/>cont.CodeOutput.Emit(</text:span><text:span text:style-name="T21">OpCodes</text:span><text:span text:style-name="T15">.Ret);</text:span></text:p>
            <text:p text:style-name="P8"><text:span text:style-name="T15"><text:s text:c="12"/></text:span><text:span text:style-name="T18">return</text:span><text:span text:style-name="T15"> </text:span><text:span text:style-name="T18">true</text:span><text:span text:style-name="T15">;</text:span></text:p>
            <text:p text:style-name="P6"/>
            <text:p text:style-name="P6"><text:s text:c="8"/>}</text:p>
          </table:table-cell>
        </table:table-row>
      </table:table>
      <text:p text:style-name="P20"/>
      <text:p text:style-name="P20"/>
      <text:p text:style-name="P20">The Execute method of the Procedure is very similar to Compile method. Instead of Calling Compile method , Execute will delegate the call to Execute mathod of statement.</text:p>
      <text:p text:style-name="P20"/>
      <text:p text:style-name="P20"/>
      <text:p text:style-name="P20"/>
      <table:table table:name="Table91" table:style-name="Table91">
        <table:table-column table:style-name="Table91.A"/>
        <table:table-row>
          <table:table-cell table:style-name="Table91.A1" office:value-type="string">
            <text:p text:style-name="P15"><text:span text:style-name="T24"><text:s/></text:span><text:span text:style-name="T19">public</text:span><text:span text:style-name="T17"> </text:span><text:span text:style-name="T19">override</text:span><text:span text:style-name="T17"> </text:span><text:span text:style-name="T22">SYMBOL_INFO</text:span><text:span text:style-name="T17"> Execute(</text:span><text:span text:style-name="T22">RUNTIME_CONTEXT</text:span><text:span text:style-name="T17"> cont)</text:span></text:p>
            <text:p text:style-name="P6"><text:s text:c="8"/>{</text:p>
            <text:p text:style-name="P6"><text:s text:c="21"/></text:p>
            <text:p text:style-name="P8"><text:span text:style-name="T15"><text:s text:c="12"/></text:span><text:span text:style-name="T18">foreach</text:span><text:span text:style-name="T15"> (</text:span><text:span text:style-name="T21">Stmt</text:span><text:span text:style-name="T15"> stmt </text:span><text:span text:style-name="T18">in</text:span><text:span text:style-name="T15"> m_statements)</text:span></text:p>
            <text:p text:style-name="P6"><text:s text:c="22"/>stmt.Execute(cont);</text:p>
            <text:p text:style-name="P6"><text:s text:c="12"/></text:p>
            <text:p text:style-name="P8"><text:span text:style-name="T15"><text:s text:c="12"/></text:span><text:span text:style-name="T18">return</text:span><text:span text:style-name="T15"> </text:span><text:span text:style-name="T18">null</text:span><text:span text:style-name="T15">;</text:span></text:p>
            <text:p text:style-name="P6"/>
            <text:p text:style-name="P6"><text:s text:c="8"/>}</text:p>
          </table:table-cell>
        </table:table-row>
      </table:table>
      <text:p text:style-name="P20"/>
      <text:p text:style-name="P20"/>
      <text:p text:style-name="P20"/>
      <text:p text:style-name="P20"/>
      <text:p text:style-name="P20">Another interface defined is to support the concept of a module. Module ( at this point of time ) is just collection of <text:soft-page-break/>statements. The collection of statements will be compiled into a Procedure. And the Procedure will embedded in a module.</text:p>
      <text:p text:style-name="P20"/>
      <text:p text:style-name="P20"/>
      <text:p text:style-name="P20">When we support user defined Functions , the meaning of module will be changed a bit. Then the Module will become collection of Functions. All the Functions will be compiled as static methods of a single type. One can easily extend the compiler to support classes.</text:p>
      <text:p text:style-name="P20"/>
      <text:p text:style-name="P20"/>
      <table:table table:name="Table92" table:style-name="Table92">
        <table:table-column table:style-name="Table92.A"/>
        <table:table-row>
          <table:table-cell table:style-name="Table92.A1" office:value-type="string">
            <text:p text:style-name="P15"><text:span text:style-name="T7"><text:s text:c="4"/>///</text:span><text:span text:style-name="T12"> </text:span><text:span text:style-name="T7">&lt;summary&gt;</text:span></text:p>
            <text:p text:style-name="P8"><text:span text:style-name="T15"><text:s text:c="4"/></text:span><text:span text:style-name="T6">///</text:span><text:span text:style-name="T11"> <text:s text:c="3"/>A bunch of statement is called a Compilation</text:span></text:p>
            <text:p text:style-name="P8"><text:span text:style-name="T15"><text:s text:c="4"/></text:span><text:span text:style-name="T6">///</text:span><text:span text:style-name="T11"> <text:s text:c="3"/>unit at this point of time... STEP 5</text:span></text:p>
            <text:p text:style-name="P8"><text:span text:style-name="T15"><text:s text:c="4"/></text:span><text:span text:style-name="T6">///</text:span><text:span text:style-name="T11"> <text:s text:c="3"/>In future , a Collection of Procedures will be</text:span></text:p>
            <text:p text:style-name="P8"><text:span text:style-name="T15"><text:s text:c="4"/></text:span><text:span text:style-name="T6">///</text:span><text:span text:style-name="T11"> <text:s text:c="3"/>called a Compilation unit</text:span></text:p>
            <text:p text:style-name="P8"><text:span text:style-name="T15"><text:s text:c="4"/></text:span><text:span text:style-name="T6">///</text:span><text:span text:style-name="T11"> <text:s text:c="3"/></text:span></text:p>
            <text:p text:style-name="P8"><text:span text:style-name="T15"><text:s text:c="4"/></text:span><text:span text:style-name="T6">///</text:span><text:span text:style-name="T11"> <text:s text:c="3"/>Added in the STEP 5</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abstract</text:span><text:span text:style-name="T15"> </text:span><text:span text:style-name="T18">class</text:span><text:span text:style-name="T15"> </text:span><text:span text:style-name="T21">CompilationUnit</text:span></text:p>
            <text:p text:style-name="P6"><text:s text:c="4"/>{</text:p>
            <text:p text:style-name="P8"><text:span text:style-name="T15"><text:s text:c="8"/></text:span><text:span text:style-name="T18">public</text:span><text:span text:style-name="T15"> </text:span><text:span text:style-name="T18">abstract</text:span><text:span text:style-name="T15"> </text:span><text:span text:style-name="T21">SYMBOL_INFO</text:span><text:span text:style-name="T15"> Execute(</text:span><text:span text:style-name="T21">RUNTIME_CONTEXT</text:span><text:span text:style-name="T15"> cont);</text:span></text:p>
            <text:p text:style-name="P8"><text:span text:style-name="T15"><text:s text:c="8"/></text:span><text:span text:style-name="T18">public</text:span><text:span text:style-name="T15"> </text:span><text:span text:style-name="T18">abstract</text:span><text:span text:style-name="T15"> </text:span><text:span text:style-name="T18">bool</text:span><text:span text:style-name="T15"> Compile(</text:span><text:span text:style-name="T21">DNET_EXECUTABLE_GENERATION_CONTEXT</text:span><text:span text:style-name="T15"> cont);</text:span></text:p>
            <text:p text:style-name="P6"><text:s text:c="4"/>}</text:p>
          </table:table-cell>
        </table:table-row>
      </table:table>
      <text:p text:style-name="P20"/>
      <text:p text:style-name="P20">Since there is a preexisting type called Module available in the .net class hierarchy, we will use the name Tmodule instead.</text:p>
      <text:p text:style-name="P20"/>
      <table:table table:name="Table93" table:style-name="Table93">
        <table:table-column table:style-name="Table93.A"/>
        <table:table-row>
          <table:table-cell table:style-name="Table93.A1" office:value-type="string">
            <text:p text:style-name="P15"><text:span text:style-name="T24"><text:s text:c="2"/></text:span><text:span text:style-name="T7">///</text:span><text:span text:style-name="T12"> </text:span><text:span text:style-name="T7">&lt;summary&gt;</text:span></text:p>
            <text:p text:style-name="P8"><text:span text:style-name="T15"><text:tab/></text:span><text:span text:style-name="T6">///</text:span><text:span text:style-name="T11"> <text:s text:c="4"/>A CodeModule is a Compilation Unit ..</text:span></text:p>
            <text:p text:style-name="P8"><text:span text:style-name="T15"><text:s text:c="4"/></text:span><text:span text:style-name="T6">///</text:span><text:span text:style-name="T11"> <text:s text:c="4"/>At this point of time ..it is just a bunch</text:span></text:p>
            <text:p text:style-name="P8"><text:span text:style-name="T15"><text:s text:c="4"/></text:span><text:span text:style-name="T6">///</text:span><text:span text:style-name="T11"> <text:s text:c="4"/>of statements... </text:span></text:p>
            <text:p text:style-name="P8"><text:span text:style-name="T15"><text:tab/></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TModule</text:span><text:span text:style-name="T15"> : </text:span><text:span text:style-name="T21">CompilationUni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A Program is a collection of Procedures...</text:span></text:p>
            <text:p text:style-name="P8"><text:span text:style-name="T15"><text:s text:c="8"/></text:span><text:span text:style-name="T6">///</text:span><text:span text:style-name="T11"> <text:s text:c="3"/>Now , we support only global functio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ArrayList</text:span><text:span text:style-name="T15"> m_procs=</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List of Compiled Procedures....</text:span></text:p>
            <text:p text:style-name="P8"><text:span text:style-name="T15"><text:s text:c="8"/></text:span><text:span text:style-name="T6">///</text:span><text:span text:style-name="T11"> <text:s text:c="3"/>At this point of time..only one procedure</text:span></text:p>
            <text:p text:style-name="P8"><text:span text:style-name="T15"><text:s text:c="8"/></text:span><text:span text:style-name="T6">///</text:span><text:span text:style-name="T11"> <text:s text:c="3"/>will be ther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ArrayList</text:span><text:span text:style-name="T15"> compiled_procs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lass to generate IL executable... </text:span></text:p>
            <text:p text:style-name="P8"><text:span text:style-name="T15"><text:s text:c="8"/></text:span><text:span text:style-name="T6">///</text:span><text:span text:style-name="T11"> </text:span><text:span text:style-name="T6">&lt;/summary&gt;</text:span></text:p>
            <text:p text:style-name="P11"/>
            <text:p text:style-name="P8"><text:span text:style-name="T15"><text:s text:c="8"/></text:span><text:span text:style-name="T18">private</text:span><text:span text:style-name="T15"> </text:span><text:span text:style-name="T21">ExeGenerator</text:span><text:span text:style-name="T15"> _exe = </text:span><text:span text:style-name="T18">null</text:span><text:span text:style-name="T15">;</text:span></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tor for the Program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procedures"&gt;&lt;/param&gt;</text:span></text:p>
            <text:p text:style-name="P11"/>
            <text:p text:style-name="P8"><text:span text:style-name="T15"><text:s text:c="8"/></text:span><text:span text:style-name="T18">public</text:span><text:span text:style-name="T15"> TModule(</text:span><text:span text:style-name="T21">ArrayList</text:span><text:span text:style-name="T15"> procs)</text:span></text:p>
            <text:p text:style-name="P6"><text:s text:c="8"/>{</text:p>
            <text:p text:style-name="P6"><text:s text:c="12"/>m_procs = procs;</text:p>
            <text:p text:style-name="P6"><text:s text:c="12"/></text:p>
            <text:p text:style-name="P6"><text:soft-page-break/><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name"&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bool</text:span><text:span text:style-name="T15"> CreateExecutable(</text:span><text:span text:style-name="T18">string</text:span><text:span text:style-name="T15"> name)</text:span></text:p>
            <text:p text:style-name="P6"><text:s text:c="8"/>{</text:p>
            <text:p text:style-name="P8"><text:span text:style-name="T15"><text:s text:c="12"/></text:span><text:span text:style-name="T11">//</text:span></text:p>
            <text:p text:style-name="P8"><text:span text:style-name="T15"><text:s text:c="12"/></text:span><text:span text:style-name="T11">// Create an instance of Exe Generator</text:span></text:p>
            <text:p text:style-name="P8"><text:span text:style-name="T15"><text:s text:c="12"/></text:span><text:span text:style-name="T11">// ExeGenerator takes a TModule and </text:span></text:p>
            <text:p text:style-name="P8"><text:span text:style-name="T15"><text:s text:c="12"/></text:span><text:span text:style-name="T11">// exe name as the Parameter...</text:span></text:p>
            <text:p text:style-name="P8"><text:span text:style-name="T15"><text:s text:c="12"/>_exe = </text:span><text:span text:style-name="T18">new</text:span><text:span text:style-name="T15"> </text:span><text:span text:style-name="T21">ExeGenerator</text:span><text:span text:style-name="T15">(</text:span><text:span text:style-name="T18">this</text:span><text:span text:style-name="T15">,name);</text:span></text:p>
            <text:p text:style-name="P8"><text:span text:style-name="T15"><text:s text:c="12"/></text:span><text:span text:style-name="T11">// Compile The module...</text:span></text:p>
            <text:p text:style-name="P8"><text:span text:style-name="T15"><text:s text:c="12"/>Compile(</text:span><text:span text:style-name="T18">null</text:span><text:span text:style-name="T15">);</text:span></text:p>
            <text:p text:style-name="P8"><text:span text:style-name="T15"><text:s text:c="12"/></text:span><text:span text:style-name="T11">// Save the Executable...</text:span></text:p>
            <text:p text:style-name="P6"><text:s text:c="12"/>_exe.Save();</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18">bool</text:span><text:span text:style-name="T15"> Compile(</text:span><text:span text:style-name="T21">DNET_EXECUTABLE_GENERATION_CONTEXT</text:span><text:span text:style-name="T15"> cont)</text:span></text:p>
            <text:p text:style-name="P6"><text:s text:c="8"/>{</text:p>
            <text:p text:style-name="P8"><text:span text:style-name="T15"><text:s text:c="12"/>compiled_procs = </text:span><text:span text:style-name="T18">new</text:span><text:span text:style-name="T15"> </text:span><text:span text:style-name="T21">ArrayList</text:span><text:span text:style-name="T15">();</text:span></text:p>
            <text:p text:style-name="P8"><text:span text:style-name="T15"><text:s text:c="12"/></text:span><text:span text:style-name="T18">foreach</text:span><text:span text:style-name="T15"> (</text:span><text:span text:style-name="T21">Procedure</text:span><text:span text:style-name="T15"> p </text:span><text:span text:style-name="T18">in</text:span><text:span text:style-name="T15"> m_procs)</text:span></text:p>
            <text:p text:style-name="P6"><text:s text:c="12"/>{</text:p>
            <text:p text:style-name="P8"><text:span text:style-name="T15"><text:s text:c="16"/></text:span><text:span text:style-name="T21">DNET_EXECUTABLE_GENERATION_CONTEXT</text:span><text:span text:style-name="T15"> con = </text:span><text:span text:style-name="T18">new</text:span><text:span text:style-name="T15"> </text:span><text:span text:style-name="T21">DNET_EXECUTABLE_GENERATION_CONTEXT</text:span><text:span text:style-name="T15">(</text:span><text:span text:style-name="T18">this</text:span><text:span text:style-name="T15">,p, _exe.type_bulder);</text:span></text:p>
            <text:p text:style-name="P6"><text:s text:c="16"/>compiled_procs.Add(con);</text:p>
            <text:p text:style-name="P6"><text:s text:c="16"/>p.Compile(con);</text:p>
            <text:p text:style-name="P6"/>
            <text:p text:style-name="P6"><text:s text:c="12"/>}</text:p>
            <text:p text:style-name="P8"><text:span text:style-name="T15"><text:s text:c="12"/></text:span><text:span text:style-name="T18">return</text:span><text:span text:style-name="T15"> </text:span><text:span text:style-name="T18">true</text:span><text:span text:style-name="T15">;</text:span></text:p>
            <text:p text:style-name="P6"/>
            <text:p text:style-name="P6"><text:s text:c="8"/>}</text:p>
            <text:p text:style-name="P6"/>
            <text:p text:style-name="P8"><text:span text:style-name="T15"><text:s text:c="8"/></text:span><text:span text:style-name="T18">public</text:span><text:span text:style-name="T15"> </text:span><text:span text:style-name="T18">override</text:span><text:span text:style-name="T15"> </text:span><text:span text:style-name="T21">SYMBOL_INFO</text:span><text:span text:style-name="T15"> Execute(</text:span><text:span text:style-name="T21">RUNTIME_CONTEXT</text:span><text:span text:style-name="T15"> cont)</text:span></text:p>
            <text:p text:style-name="P6"><text:s text:c="8"/>{</text:p>
            <text:p text:style-name="P8"><text:span text:style-name="T15"><text:s text:c="12"/></text:span><text:span text:style-name="T21">Procedure</text:span><text:span text:style-name="T15"> p = Find(</text:span><text:span text:style-name="T25">"Main"</text:span><text:span text:style-name="T15">);</text:span></text:p>
            <text:p text:style-name="P6"/>
            <text:p text:style-name="P8"><text:span text:style-name="T15"><text:s text:c="12"/></text:span><text:span text:style-name="T18">if</text:span><text:span text:style-name="T15"> (p != </text:span><text:span text:style-name="T18">null</text:span><text:span text:style-name="T15">)</text:span></text:p>
            <text:p text:style-name="P6"><text:s text:c="12"/>{</text:p>
            <text:p text:style-name="P6"/>
            <text:p text:style-name="P8"><text:span text:style-name="T15"><text:s text:c="16"/></text:span><text:span text:style-name="T18">return</text:span><text:span text:style-name="T15"> p.Execute(cont);</text:span></text:p>
            <text:p text:style-name="P6"><text:s text:c="12"/>}</text:p>
            <text:p text:style-name="P6"/>
            <text:p text:style-name="P8"><text:span text:style-name="T15"><text:s text:c="12"/></text:span><text:span text:style-name="T18">return</text:span><text:span text:style-name="T15"> </text:span><text:span text:style-name="T18">null</text:span><text:span text:style-name="T15">;</text:span></text:p>
            <text:p text:style-name="P6"/>
            <text:p text:style-name="P6"><text:s text:c="8"/>}</text:p>
            <text:p text:style-name="P6"/>
            <text:p text:style-name="P8"><text:span text:style-name="T15"><text:s text:c="8"/></text:span><text:span text:style-name="T18">public</text:span><text:span text:style-name="T15"> </text:span><text:span text:style-name="T21">MethodBuilder</text:span><text:span text:style-name="T15"> _get_entry_point(</text:span><text:span text:style-name="T18">string</text:span><text:span text:style-name="T15"> _funcname)</text:span></text:p>
            <text:p text:style-name="P6"><text:s text:c="8"/>{</text:p>
            <text:p text:style-name="P8"><text:span text:style-name="T15"><text:s text:c="12"/></text:span><text:span text:style-name="T18">foreach</text:span><text:span text:style-name="T15"> (</text:span><text:span text:style-name="T21">DNET_EXECUTABLE_GENERATION_CONTEXT</text:span><text:span text:style-name="T15"> u </text:span><text:span text:style-name="T18">in</text:span><text:span text:style-name="T15"> compiled_procs)</text:span></text:p>
            <text:p text:style-name="P6"><text:soft-page-break/><text:s text:c="12"/>{</text:p>
            <text:p text:style-name="P8"><text:span text:style-name="T15"><text:s text:c="16"/></text:span><text:span text:style-name="T18">if</text:span><text:span text:style-name="T15"> (u.MethodName.Equals(_funcname))</text:span></text:p>
            <text:p text:style-name="P6"><text:s text:c="16"/>{</text:p>
            <text:p text:style-name="P8"><text:span text:style-name="T15"><text:s text:c="20"/></text:span><text:span text:style-name="T18">return</text:span><text:span text:style-name="T15"> u.MethodHandle;</text:span></text:p>
            <text:p text:style-name="P6"><text:s text:c="16"/>}</text:p>
            <text:p text:style-name="P6"/>
            <text:p text:style-name="P6"><text:s text:c="12"/>}</text:p>
            <text:p text:style-name="P6"/>
            <text:p text:style-name="P8"><text:span text:style-name="T15"><text:s text:c="12"/></text:span><text:span text:style-name="T18">return</text:span><text:span text:style-name="T15"> </text:span><text:span text:style-name="T18">null</text:span><text:span text:style-name="T15">;</text:span></text:p>
            <text:p text:style-name="P6"/>
            <text:p text:style-name="P6"/>
            <text:p text:style-name="P6"><text:s text:c="8"/>}</text:p>
            <text:p text:style-name="P6"/>
            <text:p text:style-name="P8"><text:span text:style-name="T15"><text:s text:c="8"/></text:span><text:span text:style-name="T18">public</text:span><text:span text:style-name="T15"> </text:span><text:span text:style-name="T21">Procedure</text:span><text:span text:style-name="T15"> Find(</text:span><text:span text:style-name="T18">string</text:span><text:span text:style-name="T15"> str)</text:span></text:p>
            <text:p text:style-name="P6"><text:s text:c="8"/>{</text:p>
            <text:p text:style-name="P8"><text:span text:style-name="T15"><text:s text:c="12"/></text:span><text:span text:style-name="T18">foreach</text:span><text:span text:style-name="T15"> (</text:span><text:span text:style-name="T21">Procedure</text:span><text:span text:style-name="T15"> p </text:span><text:span text:style-name="T18">in</text:span><text:span text:style-name="T15"> m_procs)</text:span></text:p>
            <text:p text:style-name="P6"><text:s text:c="12"/>{</text:p>
            <text:p text:style-name="P8"><text:span text:style-name="T15"><text:s text:c="16"/></text:span><text:span text:style-name="T18">string</text:span><text:span text:style-name="T15"> pname = p.Name;</text:span></text:p>
            <text:p text:style-name="P6"/>
            <text:p text:style-name="P8"><text:span text:style-name="T15"><text:s text:c="16"/></text:span><text:span text:style-name="T18">if</text:span><text:span text:style-name="T15"> (pname.ToUpper().CompareTo(str.ToUpper()) == 0)</text:span></text:p>
            <text:p text:style-name="P8"><text:span text:style-name="T15"><text:s text:c="20"/></text:span><text:span text:style-name="T18">return</text:span><text:span text:style-name="T15"> p;</text:span></text:p>
            <text:p text:style-name="P6"/>
            <text:p text:style-name="P6"><text:s text:c="12"/>}</text:p>
            <text:p text:style-name="P6"/>
            <text:p text:style-name="P8"><text:span text:style-name="T15"><text:s text:c="12"/></text:span><text:span text:style-name="T18">return</text:span><text:span text:style-name="T15"> </text:span><text:span text:style-name="T18">null</text:span><text:span text:style-name="T15">;</text:span></text:p>
            <text:p text:style-name="P6"/>
            <text:p text:style-name="P6"><text:s text:c="8"/>}</text:p>
            <text:p text:style-name="P6"/>
            <text:p text:style-name="P6"/>
            <text:p text:style-name="P6"><text:s text:c="4"/>}</text:p>
          </table:table-cell>
        </table:table-row>
      </table:table>
      <text:p text:style-name="P20"/>
      <text:p text:style-name="P20"/>
      <text:p text:style-name="P22">RETURN OF THE BUILDERS</text:p>
      <text:p text:style-name="P20"/>
      <text:p text:style-name="P20"/>
      <text:p text:style-name="P20">To create Tmodule and Procedure Object , we need to Parse the statemeents. We can create the Objects only when we have finished the Parsing. We need to accumulate the requisite Objects before we create Procedure. Builder Pattern is a nice way to organize the code to do these kind of stuff.</text:p>
      <text:p text:style-name="P20"/>
      <table:table table:name="Table94" table:style-name="Table94">
        <table:table-column table:style-name="Table94.A"/>
        <table:table-row>
          <table:table-cell table:style-name="Table94.A1" office:value-type="string">
            <text:p text:style-name="P15"><text:span text:style-name="T24"><text:s/></text:span><text:span text:style-name="T7">///</text:span><text:span text:style-name="T12"> </text:span><text:span text:style-name="T7">&lt;summary&gt;</text:span></text:p>
            <text:p text:style-name="P8"><text:span text:style-name="T15"><text:s text:c="4"/></text:span><text:span text:style-name="T6">///</text:span><text:span text:style-name="T11"> <text:s text:c="3"/>Base class for all the Builder</text:span></text:p>
            <text:p text:style-name="P8"><text:span text:style-name="T15"><text:s text:c="4"/></text:span><text:span text:style-name="T6">///</text:span><text:span text:style-name="T11"> <text:s text:c="3"/></text:span></text:p>
            <text:p text:style-name="P8"><text:span text:style-name="T15"><text:s text:c="4"/></text:span><text:span text:style-name="T6">///</text:span><text:span text:style-name="T11"> </text:span></text:p>
            <text:p text:style-name="P8"><text:span text:style-name="T15"><text:s text:c="4"/></text:span><text:span text:style-name="T6">///</text:span><text:span text:style-name="T11"> </text:span></text:p>
            <text:p text:style-name="P8"><text:span text:style-name="T15"><text:s text:c="4"/></text:span><text:span text:style-name="T6">///</text:span><text:span text:style-name="T11"> <text:s text:c="11"/>AbstractBuilder</text:span></text:p>
            <text:p text:style-name="P8"><text:span text:style-name="T15"><text:s text:c="4"/></text:span><text:span text:style-name="T6">///</text:span><text:span text:style-name="T11"> <text:s text:c="20"/>TModuleBuilder</text:span></text:p>
            <text:p text:style-name="P8"><text:span text:style-name="T15"><text:s text:c="4"/></text:span><text:span text:style-name="T6">///</text:span><text:span text:style-name="T11"> <text:s text:c="20"/>ProcedureBuilder</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AbstractBuilder</text:span></text:p>
            <text:p text:style-name="P6"><text:s text:c="4"/>{</text:p>
            <text:p text:style-name="P6"/>
            <text:p text:style-name="P6"><text:s text:c="4"/>}</text:p>
          </table:table-cell>
        </table:table-row>
      </table:table>
      <text:p text:style-name="P20"/>
      <text:p text:style-name="P20">The Source code of the Module Builder is given below</text:p>
      <text:p text:style-name="P20"/>
      <table:table table:name="Table95" table:style-name="Table95">
        <table:table-column table:style-name="Table95.A"/>
        <table:table-row>
          <table:table-cell table:style-name="Table95.A1" office:value-type="string">
            <text:p text:style-name="P15"><text:span text:style-name="T7">///</text:span><text:span text:style-name="T12"> </text:span><text:span text:style-name="T7">&lt;summary&gt;</text:span></text:p>
            <text:p text:style-name="P8"><text:span text:style-name="T15"><text:s text:c="4"/></text:span><text:span text:style-name="T6">///</text:span><text:span text:style-name="T11"> <text:s text:c="5"/>A Builder for Creating a Module</text:span></text:p>
            <text:p text:style-name="P8"><text:soft-page-break/><text:span text:style-name="T15"><text:s text:c="4"/></text:span><text:span text:style-name="T6">///</text:span><text:span text:style-name="T11"> </text:span><text:span text:style-name="T6">&lt;/summary&gt;</text:span></text:p>
            <text:p text:style-name="P8"><text:span text:style-name="T15"><text:s text:c="4"/></text:span><text:span text:style-name="T18">class</text:span><text:span text:style-name="T15"> </text:span><text:span text:style-name="T21">TModuleBuilder</text:span><text:span text:style-name="T15"> : </text:span><text:span text:style-name="T21">AbstractBuilder</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Array of Procs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ArrayList</text:span><text:span text:style-name="T15"> proc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Array of Function Prototypes</text:span></text:p>
            <text:p text:style-name="P8"><text:span text:style-name="T15"><text:s text:c="8"/></text:span><text:span text:style-name="T6">///</text:span><text:span text:style-name="T11"> <text:s text:c="3"/>not much use as of now...</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ArrayList</text:span><text:span text:style-name="T15"> protos=</text:span><text:span text:style-name="T18">null</text:span><text:span text:style-name="T15">;</text:span></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Ctor does not do much</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ModuleBuilder()</text:span></text:p>
            <text:p text:style-name="P6"><text:s text:c="8"/>{</text:p>
            <text:p text:style-name="P8"><text:span text:style-name="T15"><text:s text:c="12"/>procs = </text:span><text:span text:style-name="T18">new</text:span><text:span text:style-name="T15"> </text:span><text:span text:style-name="T21">ArrayList</text:span><text:span text:style-name="T15">();</text:span></text:p>
            <text:p text:style-name="P8"><text:span text:style-name="T15"><text:s text:c="12"/>protos = </text:span><text:span text:style-name="T18">null</text:span><text:span text:style-name="T15">;</text:span></text:p>
            <text:p text:style-name="P6"><text:s text:c="8"/>}</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4"/>Add Procedur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p"&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bool</text:span><text:span text:style-name="T15"> Add(</text:span><text:span text:style-name="T21">Procedure</text:span><text:span text:style-name="T15"> p)</text:span></text:p>
            <text:p text:style-name="P6"><text:s text:c="8"/>{</text:p>
            <text:p text:style-name="P6"><text:s text:c="12"/>procs.Add(p);</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5"/>Create Program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TModule</text:span><text:span text:style-name="T15"> GetProgram()</text:span></text:p>
            <text:p text:style-name="P6"><text:s text:c="8"/>{</text:p>
            <text:p text:style-name="P8"><text:span text:style-name="T15"><text:s text:c="12"/></text:span><text:span text:style-name="T18">return</text:span><text:span text:style-name="T15"> </text:span><text:span text:style-name="T18">new</text:span><text:span text:style-name="T15"> </text:span><text:span text:style-name="T21">TModule</text:span><text:span text:style-name="T15">(procs);</text:span></text:p>
            <text:p text:style-name="P6"><text:s text:c="8"/>}</text:p>
            <text:p text:style-name="P6"/>
            <text:p text:style-name="P8"><text:span text:style-name="T15"><text:s text:c="8"/></text:span><text:span text:style-name="T6">///</text:span></text:p>
            <text:p text:style-name="P8"><text:span text:style-name="T15"><text:s text:c="8"/></text:span><text:span text:style-name="T6">///</text:span></text:p>
            <text:p text:style-name="P8"><text:span text:style-name="T15"><text:s text:c="8"/></text:span><text:span text:style-name="T6">///</text:span></text:p>
            <text:p text:style-name="P8"><text:span text:style-name="T15"><text:s text:c="8"/></text:span><text:span text:style-name="T18">public</text:span><text:span text:style-name="T15"> </text:span><text:span text:style-name="T21">Procedure</text:span><text:span text:style-name="T15"> GetProc(</text:span><text:span text:style-name="T18">string</text:span><text:span text:style-name="T15"> name)</text:span></text:p>
            <text:p text:style-name="P6"><text:s text:c="8"/>{</text:p>
            <text:p text:style-name="P8"><text:span text:style-name="T15"><text:s text:c="12"/></text:span><text:span text:style-name="T18">foreach</text:span><text:span text:style-name="T15"> (</text:span><text:span text:style-name="T21">Procedure</text:span><text:span text:style-name="T15"> p </text:span><text:span text:style-name="T18">in</text:span><text:span text:style-name="T15"> procs)</text:span></text:p>
            <text:p text:style-name="P6"><text:s text:c="12"/>{</text:p>
            <text:p text:style-name="P8"><text:span text:style-name="T15"><text:s text:c="16"/></text:span><text:span text:style-name="T18">if</text:span><text:span text:style-name="T15"> (p.Name.Equals(name))</text:span></text:p>
            <text:p text:style-name="P6"><text:s text:c="16"/>{</text:p>
            <text:p text:style-name="P8"><text:span text:style-name="T15"><text:s text:c="20"/></text:span><text:span text:style-name="T18">return</text:span><text:span text:style-name="T15"> p;</text:span></text:p>
            <text:p text:style-name="P6"><text:s text:c="16"/>}</text:p>
            <text:p text:style-name="P6"/>
            <text:p text:style-name="P6"><text:s text:c="12"/>}</text:p>
            <text:p text:style-name="P6"/>
            <text:p text:style-name="P8"><text:span text:style-name="T15"><text:s text:c="12"/></text:span><text:span text:style-name="T18">return</text:span><text:span text:style-name="T15"> </text:span><text:span text:style-name="T18">null</text:span><text:span text:style-name="T15">;</text:span></text:p>
            <text:p text:style-name="P6"/>
            <text:p text:style-name="P6"><text:soft-page-break/><text:s text:c="8"/>}</text:p>
            <text:p text:style-name="P6"/>
            <text:p text:style-name="P6"><text:s text:c="4"/>}</text:p>
            <text:p text:style-name="P51"/>
          </table:table-cell>
        </table:table-row>
      </table:table>
      <text:p text:style-name="P20"/>
      <text:p text:style-name="P20"/>
      <text:p text:style-name="P20"/>
      <text:p text:style-name="P20"/>
      <text:p text:style-name="P20">The source code of the ProcedureBuilder is given below...</text:p>
      <text:p text:style-name="P20"/>
      <table:table table:name="Table96" table:style-name="Table96">
        <table:table-column table:style-name="Table96.A"/>
        <table:table-row>
          <table:table-cell table:style-name="Table96.A1" office:value-type="string">
            <text:p text:style-name="P15"><text:span text:style-name="T24"><text:s/></text:span><text:span text:style-name="T7">///</text:span><text:span text:style-name="T12"> </text:span><text:span text:style-name="T7">&lt;summary&gt;</text:span></text:p>
            <text:p text:style-name="P8"><text:span text:style-name="T15"><text:s text:c="4"/></text:span><text:span text:style-name="T6">///</text:span><text:span text:style-name="T11"> <text:s text:c="3"/></text:span></text:p>
            <text:p text:style-name="P8"><text:span text:style-name="T15"><text:s text:c="4"/></text:span><text:span text:style-name="T6">///</text:span><text:span text:style-name="T11"> </text:span><text:span text:style-name="T6">&lt;/summary&gt;</text:span></text:p>
            <text:p text:style-name="P8"><text:span text:style-name="T15"><text:s text:c="4"/></text:span><text:span text:style-name="T18">public</text:span><text:span text:style-name="T15"> </text:span><text:span text:style-name="T18">class</text:span><text:span text:style-name="T15"> </text:span><text:span text:style-name="T21">ProcedureBuilder</text:span><text:span text:style-name="T15"> : </text:span><text:span text:style-name="T21">AbstractBuilder</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rocedure name ..now it is hard coded</text:span></text:p>
            <text:p text:style-name="P8"><text:span text:style-name="T15"><text:s text:c="8"/></text:span><text:span text:style-name="T6">///</text:span><text:span text:style-name="T11"> <text:s text:c="3"/>to MAI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18">string</text:span><text:span text:style-name="T15"> proc_name = </text:span><text:span text:style-name="T25">""</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ompilation context for type analysi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COMPILATION_CONTEXT</text:span><text:span text:style-name="T15"> ctx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Procedure does not take any argume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ArrayList</text:span><text:span text:style-name="T15"> m_formals = </text:span><text:span text:style-name="T18">null</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Array of Statement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ArrayList</text:span><text:span text:style-name="T15"> m_stmts = </text:span><text:span text:style-name="T18">new</text:span><text:span text:style-name="T15"> </text:span><text:span text:style-name="T21">ArrayList</text:span><text:span text:style-name="T15">();</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Return Type of the procedur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21">TYPE_INFO</text:span><text:span text:style-name="T15"> inf = </text:span><text:span text:style-name="T21">TYPE_INFO</text:span><text:span text:style-name="T15">.TYPE_ILLEGAL;</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name"&gt;&lt;/param&gt;</text:span></text:p>
            <text:p text:style-name="P8"><text:span text:style-name="T15"><text:s text:c="8"/></text:span><text:span text:style-name="T6">///</text:span><text:span text:style-name="T11"> </text:span><text:span text:style-name="T6">&lt;param name="_ctx"&gt;&lt;/param&gt;</text:span></text:p>
            <text:p text:style-name="P11"/>
            <text:p text:style-name="P8"><text:span text:style-name="T15"><text:s text:c="8"/></text:span><text:span text:style-name="T18">public</text:span><text:span text:style-name="T15"> ProcedureBuilder(</text:span><text:span text:style-name="T18">string</text:span><text:span text:style-name="T15"> name, </text:span><text:span text:style-name="T21">COMPILATION_CONTEXT</text:span><text:span text:style-name="T15"> _ctx)</text:span></text:p>
            <text:p text:style-name="P6"><text:s text:c="8"/>{</text:p>
            <text:p text:style-name="P6"><text:s text:c="12"/>ctx = _ctx;</text:p>
            <text:p text:style-name="P6"><text:s text:c="12"/>proc_name = name;</text:p>
            <text:p text:style-name="P6"><text:s text:c="8"/>}</text:p>
            <text:p text:style-name="P6"/>
            <text:p text:style-name="P6"><text:s text:c="7"/></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info"&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bool</text:span><text:span text:style-name="T15"> AddLocal(</text:span><text:span text:style-name="T21">SYMBOL_INFO</text:span><text:span text:style-name="T15"> info)</text:span></text:p>
            <text:p text:style-name="P6"><text:s text:c="8"/>{</text:p>
            <text:p text:style-name="P6"><text:s text:c="12"/>ctx.TABLE.Add(info);</text:p>
            <text:p text:style-name="P8"><text:soft-page-break/><text:span text:style-name="T15"><text:s text:c="12"/></text:span><text:span text:style-name="T18">return</text:span><text:span text:style-name="T15"> </text:span><text:span text:style-name="T18">true</text:span><text:span text:style-name="T15">;</text:span></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e"&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TYPE_INFO</text:span><text:span text:style-name="T15"> TypeCheck(</text:span><text:span text:style-name="T21">Exp</text:span><text:span text:style-name="T15"> e)</text:span></text:p>
            <text:p text:style-name="P6"><text:s text:c="8"/>{</text:p>
            <text:p text:style-name="P8"><text:span text:style-name="T15"><text:s text:c="12"/></text:span><text:span text:style-name="T18">return</text:span><text:span text:style-name="T15"> e.TypeCheck(ctx);</text:span></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st"&gt;&lt;/param&gt;</text:span></text:p>
            <text:p text:style-name="P8"><text:span text:style-name="T15"><text:s text:c="8"/></text:span><text:span text:style-name="T18">public</text:span><text:span text:style-name="T15"> </text:span><text:span text:style-name="T18">void</text:span><text:span text:style-name="T15"> AddStatement(</text:span><text:span text:style-name="T21">Stmt</text:span><text:span text:style-name="T15"> st)</text:span></text:p>
            <text:p text:style-name="P6"><text:s text:c="8"/>{</text:p>
            <text:p text:style-name="P6"><text:s text:c="12"/>m_stmts.Add(st);</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strname"&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SYMBOL_INFO</text:span><text:span text:style-name="T15"> GetSymbol(</text:span><text:span text:style-name="T18">string</text:span><text:span text:style-name="T15"> strname)</text:span></text:p>
            <text:p text:style-name="P6"><text:s text:c="8"/>{</text:p>
            <text:p text:style-name="P6"/>
            <text:p text:style-name="P8"><text:span text:style-name="T15"><text:s text:c="12"/></text:span><text:span text:style-name="T18">return</text:span><text:span text:style-name="T15"> ctx.TABLE.Get(strname);</text:span></text:p>
            <text:p text:style-name="P6"/>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2"/>Check the function Prototyp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name"&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bool</text:span><text:span text:style-name="T15"> CheckProto(</text:span><text:span text:style-name="T18">string</text:span><text:span text:style-name="T15"> name)</text:span></text:p>
            <text:p text:style-name="P6"><text:s text:c="8"/>{</text:p>
            <text:p text:style-name="P8"><text:span text:style-name="T15"><text:s text:c="12"/></text:span><text:span text:style-name="T18">return</text:span><text:span text:style-name="T15"> </text:span><text:span text:style-name="T18">true</text:span><text:span text:style-name="T15">;</text:span></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TYPE_INFO</text:span><text:span text:style-name="T15"> TYPE</text:span></text:p>
            <text:p text:style-name="P6"><text:s text:c="8"/>{</text:p>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inf;</text:span></text:p>
            <text:p text:style-name="P6"><text:s text:c="12"/>}</text:p>
            <text:p text:style-name="P6"/>
            <text:p text:style-name="P8"><text:span text:style-name="T15"><text:s text:c="12"/></text:span><text:span text:style-name="T18">set</text:span></text:p>
            <text:p text:style-name="P6"><text:s text:c="12"/>{</text:p>
            <text:p text:style-name="P8"><text:span text:style-name="T15"><text:s text:c="16"/>inf = </text:span><text:span text:style-name="T18">value</text:span><text:span text:style-name="T15">;</text:span></text:p>
            <text:p text:style-name="P6"/>
            <text:p text:style-name="P6"><text:s text:c="12"/>}</text:p>
            <text:p text:style-name="P6"/>
            <text:p text:style-name="P6"/>
            <text:p text:style-name="P6"><text:soft-page-break/><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21">SymbolTable</text:span><text:span text:style-name="T15"> TABLE</text:span></text:p>
            <text:p text:style-name="P6"><text:s text:c="8"/>{</text:p>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ctx.TABLE;</text:span></text:p>
            <text:p text:style-name="P6"><text:s text:c="12"/>}</text:p>
            <text:p text:style-name="P6"><text:s text:c="8"/>}</text:p>
            <text:p text:style-name="P6"/>
            <text:p text:style-name="P8"><text:span text:style-name="T15"><text:s text:c="8"/></text:span><text:span text:style-name="T18">public</text:span><text:span text:style-name="T15"> </text:span><text:span text:style-name="T21">COMPILATION_CONTEXT</text:span><text:span text:style-name="T15"> Context</text:span></text:p>
            <text:p text:style-name="P6"><text:s text:c="8"/>{</text:p>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ctx;</text:span></text:p>
            <text:p text:style-name="P6"><text:s text:c="12"/>}</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ublic</text:span><text:span text:style-name="T15"> </text:span><text:span text:style-name="T18">string</text:span><text:span text:style-name="T15"> Name</text:span></text:p>
            <text:p text:style-name="P6"><text:s text:c="8"/>{</text:p>
            <text:p text:style-name="P8"><text:span text:style-name="T15"><text:s text:c="12"/></text:span><text:span text:style-name="T18">get</text:span></text:p>
            <text:p text:style-name="P6"><text:s text:c="12"/>{</text:p>
            <text:p text:style-name="P8"><text:span text:style-name="T15"><text:s text:c="16"/></text:span><text:span text:style-name="T18">return</text:span><text:span text:style-name="T15"> proc_name;</text:span></text:p>
            <text:p text:style-name="P6"><text:s text:c="12"/>}</text:p>
            <text:p text:style-name="P6"/>
            <text:p text:style-name="P8"><text:span text:style-name="T15"><text:s text:c="12"/></text:span><text:span text:style-name="T18">set</text:span></text:p>
            <text:p text:style-name="P6"><text:s text:c="12"/>{</text:p>
            <text:p text:style-name="P8"><text:span text:style-name="T15"><text:s text:c="16"/>proc_name = </text:span><text:span text:style-name="T18">value</text:span><text:span text:style-name="T15">;</text:span></text:p>
            <text:p text:style-name="P6"/>
            <text:p text:style-name="P6"><text:s text:c="12"/>}</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Procedure</text:span><text:span text:style-name="T15"> GetProcedure()</text:span></text:p>
            <text:p text:style-name="P6"><text:s text:c="8"/>{</text:p>
            <text:p text:style-name="P8"><text:span text:style-name="T15"><text:s text:c="12"/></text:span><text:span text:style-name="T21">Procedure</text:span><text:span text:style-name="T15"> ret = </text:span><text:span text:style-name="T18">new</text:span><text:span text:style-name="T15"> </text:span><text:span text:style-name="T21">Procedure</text:span><text:span text:style-name="T15">(proc_name, </text:span></text:p>
            <text:p text:style-name="P6"><text:s text:c="20"/>m_stmts, ctx.TABLE, inf);</text:p>
            <text:p text:style-name="P6"/>
            <text:p text:style-name="P8"><text:span text:style-name="T15"><text:s text:c="12"/></text:span><text:span text:style-name="T18">return</text:span><text:span text:style-name="T15"> ret;</text:span></text:p>
            <text:p text:style-name="P6"><text:s text:c="8"/>}</text:p>
            <text:p text:style-name="P6"/>
            <text:p text:style-name="P6"/>
            <text:p text:style-name="P6"/>
            <text:p text:style-name="P6"/>
            <text:p text:style-name="P6"/>
            <text:p text:style-name="P6"><text:s text:c="4"/>}</text:p>
            <text:p text:style-name="P51"/>
          </table:table-cell>
        </table:table-row>
      </table:table>
      <text:p text:style-name="P20"/>
      <text:p text:style-name="P20">The Parse Process in the RDParser modules starts from the DoParse Method</text:p>
      <text:p text:style-name="P20"/>
      <table:table table:name="Table97" table:style-name="Table97">
        <table:table-column table:style-name="Table97.A"/>
        <text:soft-page-break/>
        <table:table-row>
          <table:table-cell table:style-name="Table97.A1" office:value-type="string">
            <text:p text:style-name="P15"><text:span text:style-name="T24"><text:s text:c="2"/></text:span><text:span text:style-name="T7">///</text:span><text:span text:style-name="T12"> </text:span><text:span text:style-name="T7">&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TModule</text:span><text:span text:style-name="T15"> DoParse()</text:span></text:p>
            <text:p text:style-name="P6"><text:s text:c="8"/>{</text:p>
            <text:p text:style-name="P8"><text:span text:style-name="T15"><text:s text:c="12"/></text:span><text:span text:style-name="T21">ProcedureBuilder</text:span><text:span text:style-name="T15"> p = </text:span><text:span text:style-name="T18">new</text:span><text:span text:style-name="T15"> </text:span><text:span text:style-name="T21">ProcedureBuilder</text:span><text:span text:style-name="T15">(</text:span><text:span text:style-name="T25">"MAIN"</text:span><text:span text:style-name="T15">, </text:span><text:span text:style-name="T18">new</text:span><text:span text:style-name="T15"> </text:span><text:span text:style-name="T21">COMPILATION_CONTEXT</text:span><text:span text:style-name="T15">());</text:span></text:p>
            <text:p text:style-name="P8"><text:span text:style-name="T15"><text:s text:c="12"/></text:span><text:span text:style-name="T21">ArrayList</text:span><text:span text:style-name="T15"> stmts = Parse(p);</text:span></text:p>
            <text:p text:style-name="P6"/>
            <text:p text:style-name="P8"><text:span text:style-name="T15"><text:s text:c="12"/></text:span><text:span text:style-name="T18">foreach</text:span><text:span text:style-name="T15"> (</text:span><text:span text:style-name="T21">Stmt</text:span><text:span text:style-name="T15"> s </text:span><text:span text:style-name="T18">in</text:span><text:span text:style-name="T15"> stmts)</text:span></text:p>
            <text:p text:style-name="P6"><text:s text:c="12"/>{</text:p>
            <text:p text:style-name="P6"><text:s text:c="16"/>p.AddStatement(s);</text:p>
            <text:p text:style-name="P6"><text:s text:c="12"/>}</text:p>
            <text:p text:style-name="P6"/>
            <text:p text:style-name="P8"><text:span text:style-name="T15"><text:s text:c="12"/></text:span><text:span text:style-name="T21">Procedure</text:span><text:span text:style-name="T15"> pc = <text:s/>p.GetProcedure();</text:span></text:p>
            <text:p text:style-name="P6"/>
            <text:p text:style-name="P6"><text:s text:c="12"/>prog.Add(pc);</text:p>
            <text:p text:style-name="P8"><text:span text:style-name="T15"><text:s text:c="12"/></text:span><text:span text:style-name="T18">return</text:span><text:span text:style-name="T15"> prog.GetProgram();</text:span></text:p>
            <text:p text:style-name="P6"/>
            <text:p text:style-name="P6"><text:s text:c="8"/>}</text:p>
          </table:table-cell>
        </table:table-row>
      </table:table>
      <text:p text:style-name="P20"/>
      <text:p text:style-name="P20"/>
      <text:p text:style-name="P20">In this version all the methods in the Parser takes a ProcedureBuilder object as parameter...</text:p>
      <text:p text:style-name="P20"/>
      <table:table table:name="Table98" table:style-name="Table98">
        <table:table-column table:style-name="Table98.A"/>
        <table:table-row>
          <table:table-cell table:style-name="Table98.A1" office:value-type="string">
            <text:p text:style-name="P15"><text:span text:style-name="T24"><text:s text:c="3"/></text:span><text:span text:style-name="T19">private</text:span><text:span text:style-name="T17"> </text:span><text:span text:style-name="T22">ArrayList</text:span><text:span text:style-name="T17"> StatementList(</text:span><text:span text:style-name="T22">ProcedureBuilder</text:span><text:span text:style-name="T17"> ctx)</text:span></text:p>
            <text:p text:style-name="P6"><text:s text:c="8"/>{</text:p>
            <text:p text:style-name="P8"><text:span text:style-name="T15"><text:s text:c="12"/></text:span><text:span text:style-name="T21">ArrayList</text:span><text:span text:style-name="T15"> arr = </text:span><text:span text:style-name="T18">new</text:span><text:span text:style-name="T15"> </text:span><text:span text:style-name="T21">ArrayList</text:span><text:span text:style-name="T15">();</text:span></text:p>
            <text:p text:style-name="P8"><text:span text:style-name="T15"><text:s text:c="12"/></text:span><text:span text:style-name="T18">while</text:span><text:span text:style-name="T15"> (Current_Token != </text:span><text:span text:style-name="T21">TOKEN</text:span><text:span text:style-name="T15">.TOK_NULL)</text:span></text:p>
            <text:p text:style-name="P6"><text:s text:c="12"/>{</text:p>
            <text:p text:style-name="P8"><text:span text:style-name="T15"><text:s text:c="16"/></text:span><text:span text:style-name="T21">Stmt</text:span><text:span text:style-name="T15"> temp = Statement(ctx);</text:span></text:p>
            <text:p text:style-name="P8"><text:span text:style-name="T15"><text:s text:c="16"/></text:span><text:span text:style-name="T18">if</text:span><text:span text:style-name="T15"> (temp != </text:span><text:span text:style-name="T18">null</text:span><text:span text:style-name="T15">)</text:span></text:p>
            <text:p text:style-name="P6"><text:s text:c="16"/>{</text:p>
            <text:p text:style-name="P6"><text:s text:c="20"/>arr.Add(temp);</text:p>
            <text:p text:style-name="P6"><text:s text:c="16"/>}</text:p>
            <text:p text:style-name="P6"><text:s text:c="12"/>}</text:p>
            <text:p text:style-name="P8"><text:span text:style-name="T15"><text:s text:c="12"/></text:span><text:span text:style-name="T18">return</text:span><text:span text:style-name="T15"> arr;</text:span></text:p>
            <text:p text:style-name="P6"><text:s text:c="8"/>}</text:p>
          </table:table-cell>
        </table:table-row>
      </table:table>
      <text:p text:style-name="P20"/>
      <text:p text:style-name="P20"/>
      <text:p text:style-name="P20">In the previous step , these routines were taking a <text:s/>COMPILATION_CONTEXT as paramter. In this step , this object</text:p>
      <text:p text:style-name="P20">is encapsulated in ProcedureBuilder object.</text:p>
      <text:p text:style-name="P20"/>
      <text:p text:style-name="P20"/>
      <text:p text:style-name="P20">Now onwards , we will have three projects in the solution </text:p>
      <text:p text:style-name="P20"/>
      <text:p text:style-name="P20">SLANG_DOT_NET <text:s/>=&gt; Compilation Engine</text:p>
      <text:p text:style-name="P20">SLANGCOMPILE <text:s text:c="3"/>=&gt; <text:s/>Calls the Compilation Engine to generate .NET executable</text:p>
      <text:p text:style-name="P20">SLANGINTERPRET =&gt; Calls the Compilation Engine to interpret the statements</text:p>
      <text:p text:style-name="P20"/>
      <text:p text:style-name="P20"/>
      <text:p text:style-name="P20">Let us take a look at the source code of SLANGCOMPILE </text:p>
      <text:p text:style-name="P20"/>
      <table:table table:name="Table99" table:style-name="Table99">
        <table:table-column table:style-name="Table99.A"/>
        <table:table-row>
          <table:table-cell table:style-name="Table99.A1" office:value-type="string">
            <text:p text:style-name="P15"><text:span text:style-name="T19">using</text:span><text:span text:style-name="T17"> System;</text:span></text:p>
            <text:p text:style-name="P8"><text:span text:style-name="T18">using</text:span><text:span text:style-name="T15"> System.Collections;</text:span></text:p>
            <text:p text:style-name="P8"><text:span text:style-name="T18">using</text:span><text:span text:style-name="T15"> System.Linq;</text:span></text:p>
            <text:p text:style-name="P8"><text:span text:style-name="T18">using</text:span><text:span text:style-name="T15"> System.Text;</text:span></text:p>
            <text:p text:style-name="P8"><text:span text:style-name="T18">using</text:span><text:span text:style-name="T15"> System.IO;</text:span></text:p>
            <text:p text:style-name="P8"><text:soft-page-break/><text:span text:style-name="T18">using</text:span><text:span text:style-name="T15"> SLANG_DOT_NET;</text:span></text:p>
            <text:p text:style-name="P8"><text:span text:style-name="T18">namespace</text:span><text:span text:style-name="T15"> SLANGCOMPILE</text:span></text:p>
            <text:p text:style-name="P6">{</text:p>
            <text:p text:style-name="P8"><text:span text:style-name="T15"><text:s text:c="4"/></text:span><text:span text:style-name="T18">class</text:span><text:span text:style-name="T15"> </text:span><text:span text:style-name="T21">Caller</text:span></text:p>
            <text:p text:style-name="P6"><text:s text:c="4"/>{</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Driver routine to call the program scrip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static</text:span><text:span text:style-name="T15"> </text:span><text:span text:style-name="T18">void</text:span><text:span text:style-name="T15"> TestFileScript(</text:span><text:span text:style-name="T18">string</text:span><text:span text:style-name="T15"> filename)</text:span></text:p>
            <text:p text:style-name="P6"><text:s text:c="8"/>{</text:p>
            <text:p text:style-name="P6"/>
            <text:p text:style-name="P8"><text:span text:style-name="T15"><text:s text:c="12"/></text:span><text:span text:style-name="T18">if</text:span><text:span text:style-name="T15"> (filename == </text:span><text:span text:style-name="T18">null</text:span><text:span text:style-name="T15">)</text:span></text:p>
            <text:p text:style-name="P8"><text:span text:style-name="T15"><text:s text:c="16"/></text:span><text:span text:style-name="T18">return</text:span><text:span text:style-name="T15">;</text:span></text:p>
            <text:p text:style-name="P6"/>
            <text:p text:style-name="P6"/>
            <text:p text:style-name="P8"><text:span text:style-name="T15"><text:s text:c="12"/></text:span><text:span text:style-name="T11">// -------------- Read the contents from the file</text:span></text:p>
            <text:p text:style-name="P9"/>
            <text:p text:style-name="P8"><text:span text:style-name="T15"><text:s text:c="12"/></text:span><text:span text:style-name="T21">StreamReader</text:span><text:span text:style-name="T15"> sr = </text:span><text:span text:style-name="T18">new</text:span><text:span text:style-name="T15"> </text:span><text:span text:style-name="T21">StreamReader</text:span><text:span text:style-name="T15">(filename);</text:span></text:p>
            <text:p text:style-name="P8"><text:span text:style-name="T15"><text:s text:c="12"/></text:span><text:span text:style-name="T18">string</text:span><text:span text:style-name="T15"> programs2 = sr.ReadToEnd();</text:span></text:p>
            <text:p text:style-name="P6"><text:s text:c="12"/>sr.Close();</text:p>
            <text:p text:style-name="P6"><text:s text:c="12"/>sr.Dispose(); </text:p>
            <text:p text:style-name="P6"/>
            <text:p text:style-name="P8"><text:span text:style-name="T15"><text:s text:c="12"/></text:span><text:span text:style-name="T11">//---------------- Creates the Parser Object</text:span></text:p>
            <text:p text:style-name="P8"><text:span text:style-name="T15"><text:s text:c="12"/></text:span><text:span text:style-name="T11">// With Program text as argument </text:span></text:p>
            <text:p text:style-name="P8"><text:span text:style-name="T15"><text:s text:c="12"/></text:span><text:span text:style-name="T21">RDParser</text:span><text:span text:style-name="T15"> pars = </text:span><text:span text:style-name="T18">null</text:span><text:span text:style-name="T15">;</text:span></text:p>
            <text:p text:style-name="P8"><text:span text:style-name="T15"><text:s text:c="12"/>pars = </text:span><text:span text:style-name="T18">new</text:span><text:span text:style-name="T15"> </text:span><text:span text:style-name="T21">RDParser</text:span><text:span text:style-name="T15">(programs2);</text:span></text:p>
            <text:p text:style-name="P8"><text:span text:style-name="T15"><text:s text:c="12"/></text:span><text:span text:style-name="T21">TModule</text:span><text:span text:style-name="T15"> p = </text:span><text:span text:style-name="T18">null</text:span><text:span text:style-name="T15">;</text:span></text:p>
            <text:p text:style-name="P6"><text:s text:c="12"/>p = pars.DoParse();</text:p>
            <text:p text:style-name="P6"/>
            <text:p text:style-name="P8"><text:span text:style-name="T15"><text:s text:c="12"/></text:span><text:span text:style-name="T11">//</text:span></text:p>
            <text:p text:style-name="P8"><text:span text:style-name="T15"><text:s text:c="12"/></text:span><text:span text:style-name="T11">// <text:s/>Now that Parse is Successul...</text:span></text:p>
            <text:p text:style-name="P8"><text:span text:style-name="T15"><text:s text:c="12"/></text:span><text:span text:style-name="T11">// <text:s/>Create an Executable...!</text:span></text:p>
            <text:p text:style-name="P8"><text:span text:style-name="T15"><text:s text:c="12"/></text:span><text:span text:style-name="T11">//</text:span></text:p>
            <text:p text:style-name="P8"><text:span text:style-name="T15"><text:s text:c="12"/></text:span><text:span text:style-name="T18">if</text:span><text:span text:style-name="T15"> (p.CreateExecutable(</text:span><text:span text:style-name="T25">"First.exe"</text:span><text:span text:style-name="T15">))</text:span></text:p>
            <text:p text:style-name="P6"><text:s text:c="12"/>{</text:p>
            <text:p text:style-name="P8"><text:span text:style-name="T15"><text:s text:c="16"/></text:span><text:span text:style-name="T21">Console</text:span><text:span text:style-name="T15">.WriteLine(</text:span><text:span text:style-name="T25">"Creation of Executable is successul"</text:span><text:span text:style-name="T15">);</text:span></text:p>
            <text:p text:style-name="P8"><text:span text:style-name="T15"><text:s text:c="16"/></text:span><text:span text:style-name="T18">return</text:span><text:span text:style-name="T15">;</text:span></text:p>
            <text:p text:style-name="P6"><text:s text:c="12"/>}</text:p>
            <text:p text:style-name="P6"><text:s/></text:p>
            <text:p text:style-name="P6"><text:s text:c="12"/></text:p>
            <text:p text:style-name="P6"/>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args"&gt;&lt;/param&gt;</text:span></text:p>
            <text:p text:style-name="P8"><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6"><text:s text:c="8"/>{</text:p>
            <text:p text:style-name="P6"/>
            <text:p text:style-name="P6"/>
            <text:p text:style-name="P8"><text:span text:style-name="T15"><text:s text:c="12"/></text:span><text:span text:style-name="T18">if</text:span><text:span text:style-name="T15"> (args == </text:span><text:span text:style-name="T18">null</text:span><text:span text:style-name="T15"> ||</text:span></text:p>
            <text:p text:style-name="P6"><text:s text:c="17"/>args.Length != 1)</text:p>
            <text:p text:style-name="P6"><text:s text:c="12"/>{</text:p>
            <text:p text:style-name="P8"><text:span text:style-name="T15"><text:s text:c="16"/></text:span><text:span text:style-name="T21">Console</text:span><text:span text:style-name="T15">.WriteLine(</text:span><text:span text:style-name="T25">"SLANGCOMPILE &lt;scriptname&gt;\n"</text:span><text:span text:style-name="T15">);</text:span></text:p>
            <text:p text:style-name="P8"><text:span text:style-name="T15"><text:s text:c="16"/></text:span><text:span text:style-name="T18">return</text:span><text:span text:style-name="T15">;</text:span></text:p>
            <text:p text:style-name="P6"/>
            <text:p text:style-name="P6"><text:soft-page-break/><text:s text:c="12"/>}</text:p>
            <text:p text:style-name="P6"><text:s text:c="12"/>TestFileScript(args[0]);</text:p>
            <text:p text:style-name="P8"><text:span text:style-name="T15"><text:s text:c="12"/></text:span><text:span text:style-name="T11">//------------- Wait for the Key Press</text:span></text:p>
            <text:p text:style-name="P8"><text:span text:style-name="T15"><text:s text:c="12"/></text:span><text:span text:style-name="T21">Console</text:span><text:span text:style-name="T15">.Read();</text:span></text:p>
            <text:p text:style-name="P6"/>
            <text:p text:style-name="P6"><text:s text:c="8"/>}</text:p>
            <text:p text:style-name="P6"><text:s text:c="4"/>}</text:p>
            <text:p text:style-name="P6">}</text:p>
          </table:table-cell>
        </table:table-row>
      </table:table>
      <text:p text:style-name="P20"/>
      <text:p text:style-name="P20">The source code of the SLANGINTERPRET is as <text:s/>given below</text:p>
      <text:p text:style-name="P20"/>
      <table:table table:name="Table100" table:style-name="Table100">
        <table:table-column table:style-name="Table100.A"/>
        <table:table-row>
          <table:table-cell table:style-name="Table100.A1" office:value-type="string">
            <text:p text:style-name="P15"><text:span text:style-name="T19">using</text:span><text:span text:style-name="T17"> System;</text:span></text:p>
            <text:p text:style-name="P8"><text:span text:style-name="T18">using</text:span><text:span text:style-name="T15"> System.Collections.Generic;</text:span></text:p>
            <text:p text:style-name="P8"><text:span text:style-name="T18">using</text:span><text:span text:style-name="T15"> System.Linq;</text:span></text:p>
            <text:p text:style-name="P8"><text:span text:style-name="T18">using</text:span><text:span text:style-name="T15"> System.Text;</text:span></text:p>
            <text:p text:style-name="P8"><text:span text:style-name="T18">using</text:span><text:span text:style-name="T15"> System.Collections;</text:span></text:p>
            <text:p text:style-name="P8"><text:span text:style-name="T18">using</text:span><text:span text:style-name="T15"> System.IO;</text:span></text:p>
            <text:p text:style-name="P8"><text:span text:style-name="T18">using</text:span><text:span text:style-name="T15"> SLANG_DOT_NET;</text:span></text:p>
            <text:p text:style-name="P6"/>
            <text:p text:style-name="P8"><text:span text:style-name="T18">namespace</text:span><text:span text:style-name="T15"> CallSLANG</text:span></text:p>
            <text:p text:style-name="P6">{</text:p>
            <text:p text:style-name="P8"><text:span text:style-name="T15"><text:s text:c="4"/></text:span><text:span text:style-name="T18">class</text:span><text:span text:style-name="T15"> </text:span><text:span text:style-name="T21">Caller</text:span></text:p>
            <text:p text:style-name="P6"><text:s text:c="4"/>{</text:p>
            <text:p text:style-name="P6"><text:s text:c="6"/></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Driver routine to call the program scrip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static</text:span><text:span text:style-name="T15"> </text:span><text:span text:style-name="T18">void</text:span><text:span text:style-name="T15"> TestFileScript(</text:span><text:span text:style-name="T18">string</text:span><text:span text:style-name="T15"> filename)</text:span></text:p>
            <text:p text:style-name="P6"><text:s text:c="8"/>{</text:p>
            <text:p text:style-name="P6"><text:s text:c="12"/></text:p>
            <text:p text:style-name="P8"><text:span text:style-name="T15"><text:s text:c="12"/></text:span><text:span text:style-name="T18">if</text:span><text:span text:style-name="T15"> (filename == </text:span><text:span text:style-name="T18">null</text:span><text:span text:style-name="T15">)</text:span></text:p>
            <text:p text:style-name="P8"><text:span text:style-name="T15"><text:s text:c="20"/></text:span><text:span text:style-name="T18">return</text:span><text:span text:style-name="T15">;</text:span></text:p>
            <text:p text:style-name="P6"/>
            <text:p text:style-name="P6"/>
            <text:p text:style-name="P8"><text:span text:style-name="T15"><text:s text:c="12"/></text:span><text:span text:style-name="T11">// -------------- Read the contents from the file</text:span></text:p>
            <text:p text:style-name="P9"/>
            <text:p text:style-name="P8"><text:span text:style-name="T15"><text:s text:c="12"/></text:span><text:span text:style-name="T21">StreamReader</text:span><text:span text:style-name="T15"> sr = </text:span><text:span text:style-name="T18">new</text:span><text:span text:style-name="T15"> </text:span><text:span text:style-name="T21">StreamReader</text:span><text:span text:style-name="T15">(filename);</text:span></text:p>
            <text:p text:style-name="P8"><text:span text:style-name="T15"><text:s text:c="12"/></text:span><text:span text:style-name="T18">string</text:span><text:span text:style-name="T15"> programs2 = sr.ReadToEnd();</text:span></text:p>
            <text:p text:style-name="P6"><text:s text:c="12"/></text:p>
            <text:p text:style-name="P6"/>
            <text:p text:style-name="P8"><text:span text:style-name="T15"><text:s text:c="12"/></text:span><text:span text:style-name="T11">//---------------- Creates the Parser Object</text:span></text:p>
            <text:p text:style-name="P8"><text:span text:style-name="T15"><text:s text:c="12"/></text:span><text:span text:style-name="T11">// With Program text as argument </text:span></text:p>
            <text:p text:style-name="P8"><text:span text:style-name="T15"><text:s text:c="12"/></text:span><text:span text:style-name="T21">RDParser</text:span><text:span text:style-name="T15"> pars = </text:span><text:span text:style-name="T18">null</text:span><text:span text:style-name="T15">;</text:span></text:p>
            <text:p text:style-name="P8"><text:span text:style-name="T15"><text:s text:c="12"/>pars = </text:span><text:span text:style-name="T18">new</text:span><text:span text:style-name="T15"> </text:span><text:span text:style-name="T21">RDParser</text:span><text:span text:style-name="T15">(programs2);</text:span></text:p>
            <text:p text:style-name="P8"><text:span text:style-name="T15"><text:s text:c="12"/></text:span><text:span text:style-name="T21">TModule</text:span><text:span text:style-name="T15"> p = </text:span><text:span text:style-name="T18">null</text:span><text:span text:style-name="T15">;</text:span></text:p>
            <text:p text:style-name="P6"><text:s text:c="12"/>p = pars.DoParse();</text:p>
            <text:p text:style-name="P6"/>
            <text:p text:style-name="P8"><text:span text:style-name="T15"><text:s text:c="12"/></text:span><text:span text:style-name="T11">//</text:span></text:p>
            <text:p text:style-name="P8"><text:span text:style-name="T15"><text:s text:c="12"/></text:span><text:span text:style-name="T11">// <text:s/>Now that Parse is Successul...</text:span></text:p>
            <text:p text:style-name="P8"><text:span text:style-name="T15"><text:s text:c="12"/></text:span><text:span text:style-name="T11">// <text:s/>Do a recursive interpretation...!</text:span></text:p>
            <text:p text:style-name="P8"><text:span text:style-name="T15"><text:s text:c="12"/></text:span><text:span text:style-name="T11">//</text:span></text:p>
            <text:p text:style-name="P8"><text:span text:style-name="T15"><text:s text:c="12"/></text:span><text:span text:style-name="T21">RUNTIME_CONTEXT</text:span><text:span text:style-name="T15"> f = </text:span><text:span text:style-name="T18">new</text:span><text:span text:style-name="T15"> </text:span><text:span text:style-name="T21">RUNTIME_CONTEXT</text:span><text:span text:style-name="T15">(p);</text:span></text:p>
            <text:p text:style-name="P8"><text:span text:style-name="T15"><text:s text:c="12"/></text:span><text:span text:style-name="T21">SYMBOL_INFO</text:span><text:span text:style-name="T15"> fp = p.Execute(f); </text:span></text:p>
            <text:p text:style-name="P6"><text:s text:c="12"/></text:p>
            <text:p text:style-name="P6"><text:s text:c="8"/>}</text:p>
            <text:p text:style-name="P6"/>
            <text:p text:style-name="P8"><text:span text:style-name="T15"><text:s text:c="8"/></text:span><text:span text:style-name="T6">///</text:span><text:span text:style-name="T11"> </text:span><text:span text:style-name="T6">&lt;summary&gt;</text:span></text:p>
            <text:p text:style-name="P8"><text:soft-page-break/><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args"&gt;&lt;/param&gt;</text:span></text:p>
            <text:p text:style-name="P8"><text:span text:style-name="T15"><text:s text:c="8"/></text:span><text:span text:style-name="T18">static</text:span><text:span text:style-name="T15"> </text:span><text:span text:style-name="T18">void</text:span><text:span text:style-name="T15"> Main(</text:span><text:span text:style-name="T18">string</text:span><text:span text:style-name="T15">[] args)</text:span></text:p>
            <text:p text:style-name="P6"><text:s text:c="8"/>{</text:p>
            <text:p text:style-name="P6"><text:s text:c="9"/></text:p>
            <text:p text:style-name="P6"/>
            <text:p text:style-name="P8"><text:span text:style-name="T15"><text:s text:c="12"/></text:span><text:span text:style-name="T18">if</text:span><text:span text:style-name="T15"> (args == </text:span><text:span text:style-name="T18">null</text:span><text:span text:style-name="T15"> ||</text:span></text:p>
            <text:p text:style-name="P6"><text:s text:c="17"/>args.Length != 1)</text:p>
            <text:p text:style-name="P6"><text:s text:c="12"/>{</text:p>
            <text:p text:style-name="P8"><text:span text:style-name="T15"><text:s text:c="16"/></text:span><text:span text:style-name="T21">Console</text:span><text:span text:style-name="T15">.WriteLine(</text:span><text:span text:style-name="T25">"SLANGINTERPRET &lt;scriptname&gt;\n"</text:span><text:span text:style-name="T15">);</text:span></text:p>
            <text:p text:style-name="P8"><text:span text:style-name="T15"><text:s text:c="16"/></text:span><text:span text:style-name="T18">return</text:span><text:span text:style-name="T15">;</text:span></text:p>
            <text:p text:style-name="P6"/>
            <text:p text:style-name="P6"><text:s text:c="12"/>}</text:p>
            <text:p text:style-name="P6"><text:s text:c="12"/>TestFileScript(args[0]);</text:p>
            <text:p text:style-name="P8"><text:span text:style-name="T15"><text:s text:c="12"/></text:span><text:span text:style-name="T11">//------------- Wait for the Key Press</text:span></text:p>
            <text:p text:style-name="P8"><text:span text:style-name="T15"><text:s text:c="12"/></text:span><text:span text:style-name="T21">Console</text:span><text:span text:style-name="T15">.Read();</text:span></text:p>
            <text:p text:style-name="P6"><text:s text:c="12"/></text:p>
            <text:p text:style-name="P6"><text:s text:c="8"/>}</text:p>
            <text:p text:style-name="P6"><text:s text:c="4"/>}</text:p>
            <text:p text:style-name="P6">}</text:p>
            <text:p text:style-name="P51"/>
          </table:table-cell>
        </table:table-row>
      </table:table>
      <text:p text:style-name="P20"/>
      <text:p text:style-name="P20"/>
      <text:p text:style-name="P20">Let us how our compiler has generated code for some script....</text:p>
      <text:p text:style-name="P20"/>
      <text:p text:style-name="P20"/>
      <table:table table:name="Table101" table:style-name="Table101">
        <table:table-column table:style-name="Table101.A"/>
        <table:table-row>
          <table:table-cell table:style-name="Table101.A1" office:value-type="string">
            <text:p text:style-name="P51">/////////////////////////////</text:p>
            <text:p text:style-name="P51">// <text:s/>Mul.sl</text:p>
            <text:p text:style-name="P51">//</text:p>
            <text:p text:style-name="P51">//</text:p>
            <text:p text:style-name="P51">//</text:p>
            <text:p text:style-name="P51"/>
            <text:p text:style-name="P51">PRINTLINE <text:s/>2*(3+4);</text:p>
            <text:p text:style-name="P51"/>
          </table:table-cell>
        </table:table-row>
      </table:table>
      <text:p text:style-name="P20"/>
      <text:p text:style-name="P20">Using the ILDASM utility , here is what we get from our compiler...</text:p>
      <text:p text:style-name="P20"/>
      <table:table table:name="Table102" table:style-name="Table102">
        <table:table-column table:style-name="Table102.A"/>
        <table:table-row>
          <table:table-cell table:style-name="Table102.A1" office:value-type="string">
            <text:p text:style-name="P17">.method public static void <text:s/>Main() cil managed</text:p>
            <text:p text:style-name="P18">{</text:p>
            <text:p text:style-name="P18"><text:s text:c="2"/>.entrypoint</text:p>
            <text:p text:style-name="P18"><text:s text:c="2"/>// Code size <text:s text:c="6"/>35 (0x23)</text:p>
            <text:p text:style-name="P18"><text:s text:c="2"/>.maxstack <text:s/>3</text:p>
            <text:p text:style-name="P18"><text:s text:c="2"/>IL_0000: <text:s/>ldc.r8 <text:s text:c="4"/>2.</text:p>
            <text:p text:style-name="P18"><text:s text:c="2"/>IL_0009: <text:s/>ldc.r8 <text:s text:c="4"/>3.</text:p>
            <text:p text:style-name="P18"><text:s text:c="2"/>IL_0012: <text:s/>ldc.r8 <text:s text:c="4"/>4.</text:p>
            <text:p text:style-name="P18"><text:s text:c="2"/>IL_001b: <text:s/>add</text:p>
            <text:p text:style-name="P18"><text:s text:c="2"/>IL_001c: <text:s/>mul</text:p>
            <text:p text:style-name="P18"><text:s text:c="2"/>IL_001d: <text:s/>call <text:s text:c="6"/>void [mscorlib]System.Console::WriteLine(float64)</text:p>
            <text:p text:style-name="P18"><text:s text:c="2"/>IL_0022: <text:s/>ret</text:p>
            <text:p text:style-name="P18">} // end of method MainClass::Main</text:p>
            <text:p text:style-name="P18"/>
            <text:p text:style-name="P51"/>
          </table:table-cell>
        </table:table-row>
      </table:table>
      <text:p text:style-name="P20"/>
      <text:p text:style-name="P20">The next script will check string Concatentaion</text:p>
      <text:p text:style-name="P20"/>
      <table:table table:name="Table104" table:style-name="Table104">
        <table:table-column table:style-name="Table104.A"/>
        <text:soft-page-break/>
        <table:table-row>
          <table:table-cell table:style-name="Table104.A1" office:value-type="string">
            <text:p text:style-name="P51">PRINT "Hello World" + " SL ";</text:p>
          </table:table-cell>
        </table:table-row>
      </table:table>
      <text:p text:style-name="P20"/>
      <text:p text:style-name="P20"/>
      <text:p text:style-name="P20">The output generated by our compiler was as follows</text:p>
      <text:p text:style-name="P20"/>
      <text:p text:style-name="P20"/>
      <table:table table:name="Table103" table:style-name="Table103">
        <table:table-column table:style-name="Table103.A"/>
        <table:table-row>
          <table:table-cell table:style-name="Table103.A1" office:value-type="string">
            <text:p text:style-name="P17">.method public static void <text:s/>Main() cil managed</text:p>
            <text:p text:style-name="P18">{</text:p>
            <text:p text:style-name="P18"><text:s text:c="2"/>.entrypoint</text:p>
            <text:p text:style-name="P18"><text:s text:c="2"/>// Code size <text:s text:c="6"/>21 (0x15)</text:p>
            <text:p text:style-name="P18"><text:s text:c="2"/>.maxstack <text:s/>2</text:p>
            <text:p text:style-name="P18"><text:s text:c="2"/>IL_0000: <text:s/>ldstr <text:s text:c="5"/>"Hello World"</text:p>
            <text:p text:style-name="P18"><text:s text:c="2"/>IL_0005: <text:s/>ldstr <text:s text:c="5"/>" SL "</text:p>
            <text:p text:style-name="P18"><text:s text:c="2"/>IL_000a: <text:s/>call <text:s text:c="6"/>string [mscorlib]System.String::Concat(string,</text:p>
            <text:p text:style-name="P18"><text:s text:c="62"/>string)</text:p>
            <text:p text:style-name="P18"><text:s text:c="2"/>IL_000f: <text:s/>call <text:s text:c="6"/>void [mscorlib]System.Console::Write(string)</text:p>
            <text:p text:style-name="P18"><text:s text:c="2"/>IL_0014: <text:s/>ret</text:p>
            <text:p text:style-name="P18">} // end of method MainClass::Main</text:p>
            <text:p text:style-name="P18"/>
            <text:p text:style-name="P18"/>
            <text:p text:style-name="P51"/>
          </table:table-cell>
        </table:table-row>
      </table:table>
      <text:p text:style-name="P20"/>
      <text:p text:style-name="P20">The next script tests the working <text:s/>of unary expressions.</text:p>
      <text:p text:style-name="P20"/>
      <table:table table:name="Table105" table:style-name="Table105">
        <table:table-column table:style-name="Table105.A"/>
        <table:table-row>
          <table:table-cell table:style-name="Table105.A1" office:value-type="string">
            <text:p text:style-name="P51">///////////////////////</text:p>
            <text:p text:style-name="P51">//</text:p>
            <text:p text:style-name="P51">//</text:p>
            <text:p text:style-name="P51">// <text:s/>Third.sl</text:p>
            <text:p text:style-name="P51">//</text:p>
            <text:p text:style-name="P51">//</text:p>
            <text:p text:style-name="P51"/>
            <text:p text:style-name="P51"/>
            <text:p text:style-name="P51">Numeric a;</text:p>
            <text:p text:style-name="P51"/>
            <text:p text:style-name="P51">String b;</text:p>
            <text:p text:style-name="P51"/>
            <text:p text:style-name="P51"/>
            <text:p text:style-name="P51">a = ---1;</text:p>
            <text:p text:style-name="P51"/>
            <text:p text:style-name="P51">PrintLine a*4 + 10;</text:p>
          </table:table-cell>
        </table:table-row>
      </table:table>
      <text:p text:style-name="P20"/>
      <text:p text:style-name="P20">The code generated by the compiler is as follows</text:p>
      <text:p text:style-name="P20"/>
      <table:table table:name="Table106" table:style-name="Table106">
        <table:table-column table:style-name="Table106.A"/>
        <table:table-row>
          <table:table-cell table:style-name="Table106.A1" office:value-type="string">
            <text:p text:style-name="P17">.method public static void <text:s/>Main() cil managed</text:p>
            <text:p text:style-name="P18">{</text:p>
            <text:p text:style-name="P18"><text:s text:c="2"/>.entrypoint</text:p>
            <text:p text:style-name="P18"><text:s text:c="2"/>// Code size <text:s text:c="6"/>40 (0x28)</text:p>
            <text:p text:style-name="P18"><text:s text:c="2"/>.maxstack <text:s/>2</text:p>
            <text:p text:style-name="P18"><text:s text:c="2"/>.locals init (float64 V_0,</text:p>
            <text:p text:style-name="P18"><text:s text:c="11"/>string V_1)</text:p>
            <text:p text:style-name="P18"><text:s text:c="2"/>IL_0000: <text:s/>ldc.r8 <text:s text:c="4"/>1.</text:p>
            <text:p text:style-name="P18"><text:s text:c="2"/>IL_0009: <text:s/>neg</text:p>
            <text:p text:style-name="P18"><text:s text:c="2"/>IL_000a: <text:s/>neg</text:p>
            <text:p text:style-name="P18"><text:s text:c="2"/>IL_000b: <text:s/>neg</text:p>
            <text:p text:style-name="P18"><text:s text:c="2"/>IL_000c: <text:s/>stloc.0</text:p>
            <text:p text:style-name="P18"><text:soft-page-break/><text:s text:c="2"/>IL_000d: <text:s/>ldloc.0</text:p>
            <text:p text:style-name="P18"><text:s text:c="2"/>IL_000e: <text:s/>ldc.r8 <text:s text:c="4"/>4.</text:p>
            <text:p text:style-name="P18"><text:s text:c="2"/>IL_0017: <text:s/>mul</text:p>
            <text:p text:style-name="P18"><text:s text:c="2"/>IL_0018: <text:s/>ldc.r8 <text:s text:c="4"/>10.</text:p>
            <text:p text:style-name="P18"><text:s text:c="2"/>IL_0021: <text:s/>add</text:p>
            <text:p text:style-name="P18"><text:s text:c="2"/>IL_0022: <text:s/>call <text:s text:c="6"/>void [mscorlib]System.Console::WriteLine(float64)</text:p>
            <text:p text:style-name="P18"><text:s text:c="2"/>IL_0027: <text:s/>ret</text:p>
            <text:p text:style-name="P18">} // end of method MainClass::Main</text:p>
            <text:p text:style-name="P18"/>
            <text:p text:style-name="P18"/>
            <text:p text:style-name="P51"/>
          </table:table-cell>
        </table:table-row>
      </table:table>
      <text:p text:style-name="P20"/>
      <text:p text:style-name="P20">This script test allmost all the features of the compiler ( implemented at this point of time )</text:p>
      <text:p text:style-name="P20"/>
      <table:table table:name="Table107" table:style-name="Table107">
        <table:table-column table:style-name="Table107.A"/>
        <table:table-row>
          <table:table-cell table:style-name="Table107.A1" office:value-type="string">
            <text:p text:style-name="P51">///////////////////////////////////</text:p>
            <text:p text:style-name="P51">//</text:p>
            <text:p text:style-name="P51">// A simple SLANG script</text:p>
            <text:p text:style-name="P51">//</text:p>
            <text:p text:style-name="P51">// <text:s text:c="3"/>Sample #1</text:p>
            <text:p text:style-name="P51">//</text:p>
            <text:p text:style-name="P51"/>
            <text:p text:style-name="P51">NUMERIC a; <text:s text:c="2"/>// Declare a Numeric variable</text:p>
            <text:p text:style-name="P51"/>
            <text:p text:style-name="P51">a = 2*3+5* 30 + -(4*5+3); <text:s/>// Assign </text:p>
            <text:p text:style-name="P51"/>
            <text:p text:style-name="P51">PRINTLINE a; <text:s/>// Dump a </text:p>
            <text:p text:style-name="P51"/>
            <text:p text:style-name="P51"/>
            <text:p text:style-name="P51"/>
            <text:p text:style-name="P51">//----- String concatenation</text:p>
            <text:p text:style-name="P51"/>
            <text:p text:style-name="P51">PRINT "Hello " + "World";</text:p>
            <text:p text:style-name="P51"/>
            <text:p text:style-name="P51"/>
            <text:p text:style-name="P51">//-------------- Write a new line</text:p>
            <text:p text:style-name="P51"/>
            <text:p text:style-name="P51">PRINTLINE "";</text:p>
            <text:p text:style-name="P51"/>
            <text:p text:style-name="P51"/>
            <text:p text:style-name="P51">//-------------- string data type</text:p>
            <text:p text:style-name="P51">STRING c;</text:p>
            <text:p text:style-name="P51"/>
            <text:p text:style-name="P51">c = "Hello "; <text:s/>// assignment to string </text:p>
            <text:p text:style-name="P51"/>
            <text:p text:style-name="P51">//---------------- assignment and concatenation</text:p>
            <text:p text:style-name="P51"/>
            <text:p text:style-name="P51">C = C + "World";</text:p>
            <text:p text:style-name="P51"/>
            <text:p text:style-name="P51">PRINTLINE c;</text:p>
            <text:p text:style-name="P51"/>
            <text:p text:style-name="P51">//-------------- boolean variable </text:p>
            <text:p text:style-name="P51"/>
            <text:p text:style-name="P51">BOOLEAN d;</text:p>
            <text:p text:style-name="P51"/>
            <text:p text:style-name="P51">d= TRUE;</text:p>
            <text:p text:style-name="P51"/>
            <text:p text:style-name="P51">PRINTLINE d;</text:p>
            <text:p text:style-name="P51"><text:soft-page-break/></text:p>
            <text:p text:style-name="P51">d= FALSE;</text:p>
            <text:p text:style-name="P51"/>
            <text:p text:style-name="P51">PRINTLINE d;</text:p>
            <text:p text:style-name="P51"/>
            <text:p text:style-name="P51"/>
            <text:p text:style-name="P51"/>
            <text:p text:style-name="P51"/>
            <text:p text:style-name="P51"/>
            <text:p text:style-name="P51"/>
            <text:p text:style-name="P51"/>
            <text:p text:style-name="P51"/>
          </table:table-cell>
        </table:table-row>
      </table:table>
      <text:p text:style-name="P20"/>
      <text:p text:style-name="P20"/>
      <text:p text:style-name="P20">The output is </text:p>
      <text:p text:style-name="P20"/>
      <table:table table:name="Table108" table:style-name="Table108">
        <table:table-column table:style-name="Table108.A"/>
        <table:table-row>
          <table:table-cell table:style-name="Table108.A1" office:value-type="string">
            <text:p text:style-name="P17">.method public static void <text:s/>Main() cil managed</text:p>
            <text:p text:style-name="P18">{</text:p>
            <text:p text:style-name="P18"><text:s text:c="2"/>.entrypoint</text:p>
            <text:p text:style-name="P18"><text:s text:c="2"/>// Code size <text:s text:c="6"/>156 (0x9c)</text:p>
            <text:p text:style-name="P18"><text:s text:c="2"/>.maxstack <text:s/>4</text:p>
            <text:p text:style-name="P18"><text:s text:c="2"/>.locals init (float64 V_0,</text:p>
            <text:p text:style-name="P18"><text:s text:c="11"/>string V_1,</text:p>
            <text:p text:style-name="P18"><text:s text:c="11"/>bool V_2)</text:p>
            <text:p text:style-name="P18"><text:s text:c="2"/>IL_0000: <text:s/>ldc.r8 <text:s text:c="4"/>2.</text:p>
            <text:p text:style-name="P18"><text:s text:c="2"/>IL_0009: <text:s/>ldc.r8 <text:s text:c="4"/>3.</text:p>
            <text:p text:style-name="P18"><text:s text:c="2"/>IL_0012: <text:s/>mul</text:p>
            <text:p text:style-name="P18"><text:s text:c="2"/>IL_0013: <text:s/>ldc.r8 <text:s text:c="4"/>5.</text:p>
            <text:p text:style-name="P18"><text:s text:c="2"/>IL_001c: <text:s/>ldc.r8 <text:s text:c="4"/>30.</text:p>
            <text:p text:style-name="P18"><text:s text:c="2"/>IL_0025: <text:s/>mul</text:p>
            <text:p text:style-name="P18"><text:s text:c="2"/>IL_0026: <text:s/>ldc.r8 <text:s text:c="4"/>4.</text:p>
            <text:p text:style-name="P18"><text:s text:c="2"/>IL_002f: <text:s/>ldc.r8 <text:s text:c="4"/>5.</text:p>
            <text:p text:style-name="P18"><text:s text:c="2"/>IL_0038: <text:s/>mul</text:p>
            <text:p text:style-name="P18"><text:s text:c="2"/>IL_0039: <text:s/>ldc.r8 <text:s text:c="4"/>3.</text:p>
            <text:p text:style-name="P18"><text:s text:c="2"/>IL_0042: <text:s/>add</text:p>
            <text:p text:style-name="P18"><text:s text:c="2"/>IL_0043: <text:s/>neg</text:p>
            <text:p text:style-name="P18"><text:s text:c="2"/>IL_0044: <text:s/>add</text:p>
            <text:p text:style-name="P18"><text:s text:c="2"/>IL_0045: <text:s/>add</text:p>
            <text:p text:style-name="P18"><text:s text:c="2"/>IL_0046: <text:s/>stloc.0</text:p>
            <text:p text:style-name="P18"><text:s text:c="2"/>IL_0047: <text:s/>ldloc.0</text:p>
            <text:p text:style-name="P18"><text:s text:c="2"/>IL_0048: <text:s/>call <text:s text:c="6"/>void [mscorlib]System.Console::WriteLine(float64)</text:p>
            <text:p text:style-name="P18"><text:s text:c="2"/>IL_004d: <text:s/>ldstr <text:s text:c="5"/>"Hello "</text:p>
            <text:p text:style-name="P18"><text:s text:c="2"/>IL_0052: <text:s/>ldstr <text:s text:c="5"/>"World"</text:p>
            <text:p text:style-name="P18"><text:s text:c="2"/>IL_0057: <text:s/>call <text:s text:c="6"/>string [mscorlib]System.String::Concat(string,</text:p>
            <text:p text:style-name="P18"><text:s text:c="62"/>string)</text:p>
            <text:p text:style-name="P18"><text:s text:c="2"/>IL_005c: <text:s/>call <text:s text:c="6"/>void [mscorlib]System.Console::Write(string)</text:p>
            <text:p text:style-name="P18"><text:s text:c="2"/>IL_0061: <text:s/>ldstr <text:s text:c="5"/>""</text:p>
            <text:p text:style-name="P18"><text:s text:c="2"/>IL_0066: <text:s/>call <text:s text:c="6"/>void [mscorlib]System.Console::WriteLine(string)</text:p>
            <text:p text:style-name="P18"><text:s text:c="2"/>IL_006b: <text:s/>ldstr <text:s text:c="5"/>"Hello "</text:p>
            <text:p text:style-name="P18"><text:s text:c="2"/>IL_0070: <text:s/>stloc.1</text:p>
            <text:p text:style-name="P18"><text:s text:c="2"/>IL_0071: <text:s/>ldloc.1</text:p>
            <text:p text:style-name="P18"><text:s text:c="2"/>IL_0072: <text:s/>ldstr <text:s text:c="5"/>"World"</text:p>
            <text:p text:style-name="P18"><text:s text:c="2"/>IL_0077: <text:s/>call <text:s text:c="6"/>string [mscorlib]System.String::Concat(string,</text:p>
            <text:p text:style-name="P18"><text:s text:c="62"/>string)</text:p>
            <text:p text:style-name="P18"><text:s text:c="2"/>IL_007c: <text:s/>stloc.1</text:p>
            <text:p text:style-name="P18"><text:soft-page-break/><text:s text:c="2"/>IL_007d: <text:s/>ldloc.1</text:p>
            <text:p text:style-name="P18"><text:s text:c="2"/>IL_007e: <text:s/>call <text:s text:c="6"/>void [mscorlib]System.Console::WriteLine(string)</text:p>
            <text:p text:style-name="P18"><text:s text:c="2"/>IL_0083: <text:s/>ldc.i4 <text:s text:c="4"/>0x1</text:p>
            <text:p text:style-name="P18"><text:s text:c="2"/>IL_0088: <text:s/>stloc.2</text:p>
            <text:p text:style-name="P18"><text:s text:c="2"/>IL_0089: <text:s/>ldloc.2</text:p>
            <text:p text:style-name="P18"><text:s text:c="2"/>IL_008a: <text:s/>call <text:s text:c="6"/>void [mscorlib]System.Console::WriteLine(bool)</text:p>
            <text:p text:style-name="P18"><text:s text:c="2"/>IL_008f: <text:s/>ldc.i4 <text:s text:c="4"/>0x0</text:p>
            <text:p text:style-name="P18"><text:s text:c="2"/>IL_0094: <text:s/>stloc.2</text:p>
            <text:p text:style-name="P18"><text:s text:c="2"/>IL_0095: <text:s/>ldloc.2</text:p>
            <text:p text:style-name="P18"><text:s text:c="2"/>IL_0096: <text:s/>call <text:s text:c="6"/>void [mscorlib]System.Console::WriteLine(bool)</text:p>
            <text:p text:style-name="P18"><text:s text:c="2"/>IL_009b: <text:s/>ret</text:p>
            <text:p text:style-name="P18">} // end of method MainClass::Main</text:p>
            <text:p text:style-name="P18"/>
            <text:p text:style-name="P51"/>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3"><text:s text:c="65"/><text:span text:style-name="T2"><text:s/>SLANG4.NET</text:span></text:p>
      <text:p text:style-name="P3"/>
      <text:p text:style-name="P3"><text:s text:c="60"/><text:a xlink:type="simple" xlink:href="http://slangfordotnet.codeplex.com/">http://slangfordotnet.codeplex.com</text:a></text:p>
      <text:p text:style-name="P3"><text:span text:style-name="T2"/></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6</text:p>
      <text:p text:style-name="P3"/>
      <text:p text:style-name="P23"><text:s text:c="69"/>Version 0.1</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text:s text:c="51"/><text:span text:style-name="T29"><text:s text:c="6"/>Supporting Control Structures</text:span></text:p>
      <text:p text:style-name="P23"/>
      <text:p text:style-name="P23"/>
      <text:p text:style-name="P23">In this step , we will support Control Structures like IF statement and While Statement. Before we begin , </text:p>
      <text:p text:style-name="P23">we need to extend the Exp hierarchy with Relational Expression and Logical Expressions. </text:p>
      <text:p text:style-name="P23"/>
      <text:p text:style-name="P23"/>
      <text:p text:style-name="P23">Let us extend the list of tokens with Additonal Tokens for Relational expressions , Logical Expressions and </text:p>
      <text:p text:style-name="P23">Control structures </text:p>
      <text:p text:style-name="P23">.</text:p>
      <text:p text:style-name="P23"/>
      <table:table table:name="Table109" table:style-name="Table109">
        <table:table-column table:style-name="Table109.A"/>
        <table:table-row>
          <table:table-cell table:style-name="Table109.A1" office:value-type="string">
            <text:p text:style-name="P2"><text:span text:style-name="T24"><text:s text:c="8"/></text:span><text:span text:style-name="T12">// ----------- Added in Step 6 </text:span></text:p>
            <text:p text:style-name="P8"><text:span text:style-name="T15"><text:s text:c="8"/></text:span><text:span text:style-name="T11">// for relational operator support</text:span></text:p>
            <text:p text:style-name="P9"/>
            <text:p text:style-name="P8"><text:span text:style-name="T15"><text:s text:c="8"/>TOK_EQ, <text:s text:c="15"/></text:span><text:span text:style-name="T11">// '=='</text:span></text:p>
            <text:p text:style-name="P8"><text:span text:style-name="T15"><text:s text:c="8"/>TOK_NEQ, <text:s text:c="14"/></text:span><text:span text:style-name="T11">// '&lt;&gt;'</text:span></text:p>
            <text:p text:style-name="P8"><text:span text:style-name="T15"><text:s text:c="8"/>TOK_GT, <text:s text:c="15"/></text:span><text:span text:style-name="T11">// '&gt;'</text:span></text:p>
            <text:p text:style-name="P8"><text:span text:style-name="T15"><text:s text:c="8"/>TOK_GTE, <text:s text:c="14"/></text:span><text:span text:style-name="T11">// '&gt;='</text:span></text:p>
            <text:p text:style-name="P8"><text:span text:style-name="T15"><text:s text:c="8"/>TOK_LT, <text:s text:c="15"/></text:span><text:span text:style-name="T11">// '&lt;'</text:span></text:p>
            <text:p text:style-name="P8"><text:span text:style-name="T15"><text:s text:c="8"/>TOK_LTE, <text:s text:c="14"/></text:span><text:span text:style-name="T11">// '&lt;='</text:span></text:p>
            <text:p text:style-name="P8"><text:span text:style-name="T15"><text:s text:c="8"/>TOK_AND, <text:s text:c="14"/></text:span><text:span text:style-name="T11">// '&amp;&amp;'</text:span></text:p>
            <text:p text:style-name="P8"><text:span text:style-name="T15"><text:s text:c="8"/>TOK_OR, <text:s text:c="15"/></text:span><text:span text:style-name="T11">// '||'</text:span></text:p>
            <text:p text:style-name="P8"><text:span text:style-name="T15"><text:s text:c="8"/>TOK_NOT, <text:s text:c="14"/></text:span><text:span text:style-name="T11">// '!'</text:span></text:p>
            <text:p text:style-name="P9"/>
            <text:p text:style-name="P8"><text:span text:style-name="T15"><text:s text:c="8"/></text:span><text:span text:style-name="T11">//------------ Added in Step 6 for </text:span></text:p>
            <text:p text:style-name="P8"><text:span text:style-name="T15"><text:s text:c="8"/></text:span><text:span text:style-name="T11">// Control structures support</text:span></text:p>
            <text:p text:style-name="P9"/>
            <text:p text:style-name="P8"><text:span text:style-name="T15"><text:s text:c="8"/>TOK_IF, <text:s text:c="21"/></text:span><text:span text:style-name="T11">// IF </text:span></text:p>
            <text:p text:style-name="P8"><text:span text:style-name="T15"><text:s text:c="8"/>TOK_THEN, <text:s text:c="13"/></text:span><text:span text:style-name="T11">// Then <text:s/></text:span></text:p>
            <text:p text:style-name="P8"><text:span text:style-name="T15"><text:s text:c="8"/>TOK_ELSE, <text:s text:c="13"/></text:span><text:span text:style-name="T11">// Else Statement</text:span></text:p>
            <text:p text:style-name="P8"><text:span text:style-name="T15"><text:s text:c="8"/>TOK_ENDIF, <text:s text:c="12"/></text:span><text:span text:style-name="T11">// Endif Statement</text:span></text:p>
            <text:p text:style-name="P8"><text:span text:style-name="T15"><text:s text:c="8"/>TOK_WHILE, <text:s text:c="12"/></text:span><text:span text:style-name="T11">// WHILE</text:span></text:p>
            <text:p text:style-name="P8"><text:span text:style-name="T15"><text:s text:c="8"/>TOK_WEND <text:s text:c="13"/></text:span><text:span text:style-name="T11">// Wend Statement</text:span></text:p>
          </table:table-cell>
        </table:table-row>
      </table:table>
      <text:p text:style-name="P23"/>
      <text:p text:style-name="P23"/>
      <text:p text:style-name="P23"/>
      <text:p text:style-name="P23"/>
      <text:p text:style-name="P23">Additonal Keywords supported include </text:p>
      <text:p text:style-name="P23"/>
      <table:table table:name="Table110" table:style-name="Table110">
        <table:table-column table:style-name="Table110.A"/>
        <table:table-row>
          <table:table-cell table:style-name="Table110.A1" office:value-type="string">
            <text:p text:style-name="P2"/>
            <text:p text:style-name="P8"><text:span text:style-name="T4"><text:s text:c="12"/></text:span><text:span text:style-name="T11">// -------------- Added in the step 6</text:span></text:p>
            <text:p text:style-name="P8"><text:span text:style-name="T15"><text:s text:c="12"/></text:span><text:span text:style-name="T11">// -------------- To support control structures</text:span></text:p>
            <text:p text:style-name="P9"/>
            <text:p text:style-name="P8"><text:span text:style-name="T15"><text:s text:c="12"/>keyword[7] = </text:span><text:span text:style-name="T18">new</text:span><text:span text:style-name="T15"> </text:span><text:span text:style-name="T21">ValueTable</text:span><text:span text:style-name="T15">(</text:span><text:span text:style-name="T21">TOKEN</text:span><text:span text:style-name="T15">.TOK_IF, </text:span><text:span text:style-name="T25">"IF"</text:span><text:span text:style-name="T15">);</text:span></text:p>
            <text:p text:style-name="P8"><text:span text:style-name="T15"><text:s text:c="12"/>keyword[8] = </text:span><text:span text:style-name="T18">new</text:span><text:span text:style-name="T15"> </text:span><text:span text:style-name="T21">ValueTable</text:span><text:span text:style-name="T15">(</text:span><text:span text:style-name="T21">TOKEN</text:span><text:span text:style-name="T15">.TOK_WHILE, </text:span><text:span text:style-name="T25">"WHILE"</text:span><text:span text:style-name="T15">);</text:span></text:p>
            <text:p text:style-name="P8"><text:span text:style-name="T15"><text:s text:c="12"/>keyword[9] = </text:span><text:span text:style-name="T18">new</text:span><text:span text:style-name="T15"> </text:span><text:span text:style-name="T21">ValueTable</text:span><text:span text:style-name="T15">(</text:span><text:span text:style-name="T21">TOKEN</text:span><text:span text:style-name="T15">.TOK_WEND, </text:span><text:span text:style-name="T25">"WEND"</text:span><text:span text:style-name="T15">);</text:span></text:p>
            <text:p text:style-name="P8"><text:span text:style-name="T15"><text:s text:c="12"/>keyword[10] = </text:span><text:span text:style-name="T18">new</text:span><text:span text:style-name="T15"> </text:span><text:span text:style-name="T21">ValueTable</text:span><text:span text:style-name="T15">(</text:span><text:span text:style-name="T21">TOKEN</text:span><text:span text:style-name="T15">.TOK_ELSE, </text:span><text:span text:style-name="T25">"ELSE"</text:span><text:span text:style-name="T15">);</text:span></text:p>
            <text:p text:style-name="P8"><text:span text:style-name="T15"><text:s text:c="12"/>keyword[11] = </text:span><text:span text:style-name="T18">new</text:span><text:span text:style-name="T15"> </text:span><text:span text:style-name="T21">ValueTable</text:span><text:span text:style-name="T15">(</text:span><text:span text:style-name="T21">TOKEN</text:span><text:span text:style-name="T15">.TOK_ENDIF, </text:span><text:span text:style-name="T25">"ENDIF"</text:span><text:span text:style-name="T15">);</text:span></text:p>
            <text:p text:style-name="P8"><text:soft-page-break/><text:span text:style-name="T15"><text:s text:c="12"/>keyword[12] = </text:span><text:span text:style-name="T18">new</text:span><text:span text:style-name="T15"> </text:span><text:span text:style-name="T21">ValueTable</text:span><text:span text:style-name="T15">(</text:span><text:span text:style-name="T21">TOKEN</text:span><text:span text:style-name="T15">.TOK_THEN, </text:span><text:span text:style-name="T25">"THEN"</text:span><text:span text:style-name="T15">);</text:span></text:p>
            <text:p text:style-name="P7"/>
          </table:table-cell>
        </table:table-row>
      </table:table>
      <text:p text:style-name="P23"/>
      <text:p text:style-name="P23">We need to create a new enum for Relational Operators.</text:p>
      <text:p text:style-name="P23"/>
      <text:p text:style-name="P23"/>
      <table:table table:name="Table111" table:style-name="Table111">
        <table:table-column table:style-name="Table111.A"/>
        <table:table-row>
          <table:table-cell table:style-name="Table111.A1" office:value-type="string">
            <text:p text:style-name="P2"><text:span text:style-name="T7">///</text:span><text:span text:style-name="T12"> </text:span><text:span text:style-name="T7">&lt;summary&gt;</text:span></text:p>
            <text:p text:style-name="P8"><text:span text:style-name="T6">///</text:span><text:span text:style-name="T11"> <text:s text:c="5"/>Relational Operators</text:span></text:p>
            <text:p text:style-name="P8"><text:span text:style-name="T6">///</text:span><text:span text:style-name="T11"> </text:span><text:span text:style-name="T6">&lt;/summary&gt;</text:span></text:p>
            <text:p text:style-name="P8"><text:span text:style-name="T15"><text:tab/></text:span><text:span text:style-name="T18">public</text:span><text:span text:style-name="T15"> </text:span><text:span text:style-name="T18">enum</text:span><text:span text:style-name="T15"> </text:span><text:span text:style-name="T21">RELATION_OPERATOR</text:span></text:p>
            <text:p text:style-name="P6"><text:tab/>{</text:p>
            <text:p text:style-name="P8"><text:span text:style-name="T15"><text:tab/><text:tab/>TOK_EQ, <text:s text:c="15"/></text:span><text:span text:style-name="T11">// '=='</text:span></text:p>
            <text:p text:style-name="P8"><text:span text:style-name="T15"><text:tab/><text:tab/>TOK_NEQ, <text:s text:c="14"/></text:span><text:span text:style-name="T11">// '&lt;&gt;'</text:span></text:p>
            <text:p text:style-name="P8"><text:span text:style-name="T15"><text:tab/><text:tab/>TOK_GT, <text:s text:c="15"/></text:span><text:span text:style-name="T11">// '&gt;'</text:span></text:p>
            <text:p text:style-name="P8"><text:span text:style-name="T15"><text:tab/><text:tab/>TOK_GTE, <text:s text:c="14"/></text:span><text:span text:style-name="T11">// '&gt;='</text:span></text:p>
            <text:p text:style-name="P8"><text:span text:style-name="T15"><text:tab/><text:tab/>TOK_LT, <text:s text:c="15"/></text:span><text:span text:style-name="T11">// '&lt;'</text:span></text:p>
            <text:p text:style-name="P8"><text:span text:style-name="T15"><text:tab/><text:tab/>TOK_LTE, <text:s text:c="14"/></text:span><text:span text:style-name="T11">// '&lt;='</text:span></text:p>
            <text:p text:style-name="P9"/>
            <text:p text:style-name="P6"><text:tab/>}</text:p>
          </table:table-cell>
        </table:table-row>
      </table:table>
      <text:p text:style-name="P23"/>
      <text:p text:style-name="P23"/>
      <text:p text:style-name="P24">Supporting RELATIONAL EXPRESSIONS</text:p>
      <text:p text:style-name="P23"/>
      <text:p text:style-name="P23">Now we have got everything ready to write a class for Relational Expression.</text:p>
      <text:p text:style-name="P23"/>
      <table:table table:name="Table112" table:style-name="Table112">
        <table:table-column table:style-name="Table112.A"/>
        <table:table-row>
          <table:table-cell table:style-name="Table112.A1" office:value-type="string">
            <text:p text:style-name="P2"><text:span text:style-name="T24"><text:s text:c="2"/></text:span><text:span text:style-name="T19">public</text:span><text:span text:style-name="T17"> </text:span><text:span text:style-name="T19">class</text:span><text:span text:style-name="T17"> </text:span><text:span text:style-name="T22">RelationExp</text:span><text:span text:style-name="T17"> : </text:span><text:span text:style-name="T22">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Which Operator</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RELATION_OPERATOR</text:span><text:span text:style-name="T15"> m_op;</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Left and Right Express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Exp</text:span><text:span text:style-name="T15"> ex1, ex2;</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Type of this nod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TYPE_INFO</text:span><text:span text:style-name="T15"> _type;</text:span></text:p>
            <text:p text:style-name="P8"><text:span text:style-name="T15"><text:s text:c="7"/></text:span><text:span text:style-name="T6">///</text:span></text:p>
            <text:p text:style-name="P8"><text:span text:style-name="T15"><text:s text:c="7"/></text:span><text:span text:style-name="T6">///</text:span><text:span text:style-name="T11"> Operand Types .. if operands are string</text:span></text:p>
            <text:p text:style-name="P8"><text:span text:style-name="T15"><text:s text:c="7"/></text:span><text:span text:style-name="T6">///</text:span><text:span text:style-name="T11"> we need to generate call to String.Compare </text:span></text:p>
            <text:p text:style-name="P8"><text:span text:style-name="T15"><text:s text:c="7"/></text:span><text:span text:style-name="T6">///</text:span><text:span text:style-name="T11"> method...</text:span></text:p>
            <text:p text:style-name="P8"><text:span text:style-name="T15"><text:s text:c="7"/></text:span><text:span text:style-name="T6">///</text:span><text:span text:style-name="T11"> </text:span></text:p>
            <text:p text:style-name="P8"><text:span text:style-name="T15"><text:s text:c="7"/></text:span><text:span text:style-name="T21">TYPE_INFO</text:span><text:span text:style-name="T15"> _optype; </text:span></text:p>
            <text:p text:style-name="P7"/>
            <text:p text:style-name="P7">}</text:p>
          </table:table-cell>
        </table:table-row>
      </table:table>
      <text:p text:style-name="P23"/>
      <text:p text:style-name="P23">The Evaluate routine will give good insight into the implementation of Relational Expression. The basic idea is to Evaluate the Left Expression ( Exp1 ) and Right Expression (Exp2 ). Once the evaluation is over , one can query the Operand Type ( The Operands need to be of same type ) and perform the appropriae action. </text:p>
      <text:p text:style-name="P23"/>
      <text:p text:style-name="P23">For Boolean and String type only <text:s/>'==' and '&lt;&gt;' are supported. <text:s/>The TypeChecking routine makes sure that only these operands are permited for Boolean and String Type. </text:p>
      <text:p text:style-name="P23"/>
      <table:table table:name="Table113" table:style-name="Table113">
        <table:table-column table:style-name="Table113.A"/>
        <table:table-row>
          <table:table-cell table:style-name="Table113.A1" office:value-type="string">
            <text:p text:style-name="P2"><text:span text:style-name="T24"><text:s/></text:span><text:span text:style-name="T7">///</text:span><text:span text:style-name="T12"> </text:span><text:span text:style-name="T7">&lt;summary&gt;</text:span></text:p>
            <text:p text:style-name="P8"><text:soft-page-break/><text:span text:style-name="T15"><text:s text:c="7"/></text:span><text:span text:style-name="T6">///</text:span><text:span text:style-name="T11"> <text:s text:c="3"/>The logic of this method is obvious...</text:span></text:p>
            <text:p text:style-name="P8"><text:span text:style-name="T15"><text:s text:c="7"/></text:span><text:span text:style-name="T6">///</text:span><text:span text:style-name="T11"> <text:s text:c="3"/>Evaluate the Left and Right Expression...</text:span></text:p>
            <text:p text:style-name="P8"><text:span text:style-name="T15"><text:s text:c="7"/></text:span><text:span text:style-name="T6">///</text:span><text:span text:style-name="T11"> <text:s text:c="3"/>Query the Type of the expressions and perform</text:span></text:p>
            <text:p text:style-name="P8"><text:span text:style-name="T15"><text:s text:c="7"/></text:span><text:span text:style-name="T6">///</text:span><text:span text:style-name="T11"> <text:s text:c="3"/>appropriate act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1.Evaluate(cont);</text:span></text:p>
            <text:p text:style-name="P8"><text:span text:style-name="T15"><text:s text:c="11"/></text:span><text:span text:style-name="T21">SYMBOL_INFO</text:span><text:span text:style-name="T15"> eval_right = ex2.Evaluate(cont);</text:span></text:p>
            <text:p text:style-name="P6"/>
            <text:p text:style-name="P8"><text:span text:style-name="T15"><text:s text:c="11"/></text:span><text:span text:style-name="T21">SYMBOL_INFO</text:span><text:span text:style-name="T15"> ret_val = </text:span><text:span text:style-name="T18">new</text:span><text:span text:style-name="T15"> </text:span><text:span text:style-name="T21">SYMBOL_INFO</text:span><text:span text:style-name="T15">();</text:span></text:p>
            <text:p text:style-name="P8"><text:span text:style-name="T15"><text:s text:c="11"/></text:span><text:span text:style-name="T18">if</text:span><text:span text:style-name="T15"> (eval_left.Type == </text:span><text:span text:style-name="T21">TYPE_INFO</text:span><text:span text:style-name="T15">.TYPE_NUMERIC &amp;&amp;</text:span></text:p>
            <text:p text:style-name="P8"><text:span text:style-name="T15"><text:s text:c="15"/>eval_right.Type == </text:span><text:span text:style-name="T21">TYPE_INFO</text:span><text:span text:style-name="T15">.TYPE_NUMERIC)</text:span></text:p>
            <text:p text:style-name="P6"><text:s text:c="11"/>{</text:p>
            <text:p text:style-name="P6"/>
            <text:p text:style-name="P8"><text:span text:style-name="T15"><text:s text:c="15"/>ret_val.Type = </text:span><text:span text:style-name="T21">TYPE_INFO</text:span><text:span text:style-name="T15">.TYPE_BOOL;</text:span></text:p>
            <text:p text:style-name="P8"><text:span text:style-name="T15"><text:s text:c="15"/>ret_val.SymbolName = </text:span><text:span text:style-name="T25">""</text:span><text:span text:style-name="T15">;</text:span></text:p>
            <text:p text:style-name="P6"/>
            <text:p text:style-name="P8"><text:span text:style-name="T15"><text:s text:c="15"/></text:span><text:span text:style-name="T18">if</text:span><text:span text:style-name="T15"> (m_op == </text:span><text:span text:style-name="T21">RELATION_OPERATOR</text:span><text:span text:style-name="T15">.TOK_EQ)</text:span></text:p>
            <text:p text:style-name="P6"><text:s text:c="19"/>ret_val.bol_val = eval_left.dbl_val == eval_right.dbl_val;</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NEQ)</text:span></text:p>
            <text:p text:style-name="P6"><text:s text:c="19"/>ret_val.bol_val = eval_left.dbl_val != eval_right.dbl_val;</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GT)</text:span></text:p>
            <text:p text:style-name="P6"><text:s text:c="19"/>ret_val.bol_val = eval_left.dbl_val &gt; eval_right.dbl_val;</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GTE)</text:span></text:p>
            <text:p text:style-name="P6"><text:s text:c="19"/>ret_val.bol_val = eval_left.dbl_val &gt;= eval_right.dbl_val;</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LTE)</text:span></text:p>
            <text:p text:style-name="P6"><text:s text:c="19"/>ret_val.bol_val = eval_left.dbl_val &lt;= eval_right.dbl_val;</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LT)</text:span></text:p>
            <text:p text:style-name="P6"><text:s text:c="19"/>ret_val.bol_val = eval_left.dbl_val &lt; eval_right.dbl_val;</text:p>
            <text:p text:style-name="P6"/>
            <text:p text:style-name="P6"/>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else</text:span><text:span text:style-name="T15"> </text:span><text:span text:style-name="T18">if</text:span><text:span text:style-name="T15"> (eval_left.Type == </text:span><text:span text:style-name="T21">TYPE_INFO</text:span><text:span text:style-name="T15">.TYPE_STRING &amp;&amp;</text:span></text:p>
            <text:p text:style-name="P8"><text:span text:style-name="T15"><text:s text:c="15"/>eval_right.Type == </text:span><text:span text:style-name="T21">TYPE_INFO</text:span><text:span text:style-name="T15">.TYPE_STRING)</text:span></text:p>
            <text:p text:style-name="P6"><text:s text:c="11"/>{</text:p>
            <text:p text:style-name="P6"/>
            <text:p text:style-name="P8"><text:span text:style-name="T15"><text:s text:c="15"/>ret_val.Type = </text:span><text:span text:style-name="T21">TYPE_INFO</text:span><text:span text:style-name="T15">.TYPE_BOOL;</text:span></text:p>
            <text:p text:style-name="P8"><text:span text:style-name="T15"><text:s text:c="15"/>ret_val.SymbolName = </text:span><text:span text:style-name="T25">""</text:span><text:span text:style-name="T15">;</text:span></text:p>
            <text:p text:style-name="P6"/>
            <text:p text:style-name="P8"><text:span text:style-name="T15"><text:s text:c="15"/></text:span><text:span text:style-name="T18">if</text:span><text:span text:style-name="T15"> (m_op == </text:span><text:span text:style-name="T21">RELATION_OPERATOR</text:span><text:span text:style-name="T15">.TOK_EQ)</text:span></text:p>
            <text:p text:style-name="P6"><text:s text:c="15"/>{</text:p>
            <text:p text:style-name="P8"><text:span text:style-name="T15"><text:s text:c="19"/>ret_val.bol_val = ( </text:span><text:span text:style-name="T21">String</text:span><text:span text:style-name="T15">.Compare(</text:span></text:p>
            <text:p text:style-name="P6"><text:s text:c="26"/>eval_left.str_val,</text:p>
            <text:p text:style-name="P8"><text:span text:style-name="T15"><text:s text:c="26"/>eval_right.str_val) == 0 ) ? </text:span><text:span text:style-name="T18">true</text:span><text:span text:style-name="T15">:</text:span><text:span text:style-name="T18">false</text:span><text:span text:style-name="T15">;</text:span></text:p>
            <text:p text:style-name="P6"/>
            <text:p text:style-name="P6"><text:s text:c="15"/>}</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NEQ)</text:span></text:p>
            <text:p text:style-name="P6"><text:s text:c="15"/>{</text:p>
            <text:p text:style-name="P8"><text:span text:style-name="T15"><text:s text:c="19"/>ret_val.bol_val = </text:span><text:span text:style-name="T21">String</text:span><text:span text:style-name="T15">.Compare(</text:span></text:p>
            <text:p text:style-name="P6"><text:s text:c="25"/>eval_left.str_val,</text:p>
            <text:p text:style-name="P6"><text:s text:c="25"/>eval_right.str_val) != 0;</text:p>
            <text:p text:style-name="P6"><text:s text:c="19"/></text:p>
            <text:p text:style-name="P6"><text:s text:c="15"/>}</text:p>
            <text:p text:style-name="P8"><text:soft-page-break/><text:span text:style-name="T15"><text:s text:c="15"/></text:span><text:span text:style-name="T18">else</text:span></text:p>
            <text:p text:style-name="P6"><text:s text:c="15"/>{</text:p>
            <text:p text:style-name="P8"><text:span text:style-name="T15"><text:s text:c="19"/>ret_val.bol_val = </text:span><text:span text:style-name="T18">false</text:span><text:span text:style-name="T15">;</text:span></text:p>
            <text:p text:style-name="P6"/>
            <text:p text:style-name="P6"><text:s text:c="15"/>}</text:p>
            <text:p text:style-name="P6"/>
            <text:p text:style-name="P6"/>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if</text:span><text:span text:style-name="T15"> (eval_left.Type == </text:span><text:span text:style-name="T21">TYPE_INFO</text:span><text:span text:style-name="T15">.TYPE_BOOL &amp;&amp;</text:span></text:p>
            <text:p text:style-name="P8"><text:span text:style-name="T15"><text:s text:c="15"/>eval_right.Type == </text:span><text:span text:style-name="T21">TYPE_INFO</text:span><text:span text:style-name="T15">.TYPE_BOOL)</text:span></text:p>
            <text:p text:style-name="P6"><text:s text:c="11"/>{</text:p>
            <text:p text:style-name="P6"/>
            <text:p text:style-name="P8"><text:span text:style-name="T15"><text:s text:c="15"/>ret_val.Type = </text:span><text:span text:style-name="T21">TYPE_INFO</text:span><text:span text:style-name="T15">.TYPE_BOOL;</text:span></text:p>
            <text:p text:style-name="P8"><text:span text:style-name="T15"><text:s text:c="15"/>ret_val.SymbolName = </text:span><text:span text:style-name="T25">""</text:span><text:span text:style-name="T15">;</text:span></text:p>
            <text:p text:style-name="P6"/>
            <text:p text:style-name="P8"><text:span text:style-name="T15"><text:s text:c="15"/></text:span><text:span text:style-name="T18">if</text:span><text:span text:style-name="T15"> (m_op == </text:span><text:span text:style-name="T21">RELATION_OPERATOR</text:span><text:span text:style-name="T15">.TOK_EQ)</text:span></text:p>
            <text:p text:style-name="P6"><text:s text:c="19"/>ret_val.bol_val = eval_left.bol_val == eval_right.bol_val;</text:p>
            <text:p text:style-name="P8"><text:span text:style-name="T15"><text:s text:c="15"/></text:span><text:span text:style-name="T18">else</text:span><text:span text:style-name="T15"> </text:span><text:span text:style-name="T18">if</text:span><text:span text:style-name="T15"> (m_op == </text:span><text:span text:style-name="T21">RELATION_OPERATOR</text:span><text:span text:style-name="T15">.TOK_NEQ)</text:span></text:p>
            <text:p text:style-name="P6"><text:s text:c="19"/>ret_val.bol_val = eval_left.bol_val != eval_right.bol_val;</text:p>
            <text:p text:style-name="P8"><text:span text:style-name="T15"><text:s text:c="15"/></text:span><text:span text:style-name="T18">else</text:span></text:p>
            <text:p text:style-name="P6"><text:s text:c="15"/>{</text:p>
            <text:p text:style-name="P8"><text:span text:style-name="T15"><text:s text:c="19"/>ret_val.bol_val = </text:span><text:span text:style-name="T18">false</text:span><text:span text:style-name="T15">;</text:span></text:p>
            <text:p text:style-name="P6"/>
            <text:p text:style-name="P6"><text:s text:c="15"/>}</text:p>
            <text:p text:style-name="P8"><text:span text:style-name="T15"><text:s text:c="15"/></text:span><text:span text:style-name="T18">return</text:span><text:span text:style-name="T15"> ret_val;</text:span></text:p>
            <text:p text:style-name="P6"/>
            <text:p text:style-name="P6"><text:s text:c="11"/>}</text:p>
            <text:p text:style-name="P8"><text:span text:style-name="T15"><text:s text:c="11"/></text:span><text:span text:style-name="T18">return</text:span><text:span text:style-name="T15"> </text:span><text:span text:style-name="T18">null</text:span><text:span text:style-name="T15">;</text:span></text:p>
            <text:p text:style-name="P6"><text:s text:c="7"/>}</text:p>
          </table:table-cell>
        </table:table-row>
      </table:table>
      <text:p text:style-name="P23"/>
      <text:p text:style-name="P23"/>
      <text:p text:style-name="P23">Let us take a look at TypeCheck routine of RelationalExp class.</text:p>
      <text:p text:style-name="P23"/>
      <table:table table:name="Table114" table:style-name="Table114">
        <table:table-column table:style-name="Table114.A"/>
        <table:table-row>
          <table:table-cell table:style-name="Table114.A1" office:value-type="string">
            <text:p text:style-name="P2"><text:span text:style-name="T24"><text:s/></text:span><text:span text:style-name="T7">///</text:span><text:span text:style-name="T12"> </text:span><text:span text:style-name="T7">&lt;summary&gt;</text:span></text:p>
            <text:p text:style-name="P8"><text:span text:style-name="T15"><text:s text:c="7"/></text:span><text:span text:style-name="T6">///</text:span><text:span text:style-name="T11"> <text:s text:c="4"/>Recursively check the type and bubble up the type</text:span></text:p>
            <text:p text:style-name="P8"><text:span text:style-name="T15"><text:s text:c="7"/></text:span><text:span text:style-name="T6">///</text:span><text:span text:style-name="T11"> <text:s text:c="4"/>information to the top...</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1.TypeCheck(cont);</text:span></text:p>
            <text:p text:style-name="P8"><text:span text:style-name="T15"><text:s text:c="11"/></text:span><text:span text:style-name="T21">TYPE_INFO</text:span><text:span text:style-name="T15"> eval_right = ex2.TypeCheck(cont);</text:span></text:p>
            <text:p text:style-name="P6"/>
            <text:p text:style-name="P8"><text:span text:style-name="T15"><text:s text:c="11"/></text:span><text:span text:style-name="T18">if</text:span><text:span text:style-name="T15"> (eval_left != eval_right)</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Wrong Type in expression"</text:span><text:span text:style-name="T15">);</text:span></text:p>
            <text:p text:style-name="P6"><text:s text:c="11"/>}</text:p>
            <text:p text:style-name="P6"/>
            <text:p text:style-name="P8"><text:span text:style-name="T15"><text:s text:c="11"/></text:span><text:span text:style-name="T18">if</text:span><text:span text:style-name="T15"> (eval_left == </text:span><text:span text:style-name="T21">TYPE_INFO</text:span><text:span text:style-name="T15">.TYPE_STRING &amp;&amp;</text:span></text:p>
            <text:p text:style-name="P8"><text:span text:style-name="T15"><text:s text:c="16"/>(!(m_op == </text:span><text:span text:style-name="T21">RELATION_OPERATOR</text:span><text:span text:style-name="T15">.TOK_EQ ||</text:span></text:p>
            <text:p text:style-name="P8"><text:span text:style-name="T15"><text:s text:c="18"/>m_op == </text:span><text:span text:style-name="T21">RELATION_OPERATOR</text:span><text:span text:style-name="T15">.TOK_NEQ)))</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Only == amd != supported for string type "</text:span><text:span text:style-name="T15">);</text:span></text:p>
            <text:p text:style-name="P6"><text:s text:c="11"/>}</text:p>
            <text:p text:style-name="P6"><text:soft-page-break/></text:p>
            <text:p text:style-name="P8"><text:span text:style-name="T15"><text:s text:c="12"/></text:span><text:span text:style-name="T18">if</text:span><text:span text:style-name="T15"> (eval_left == </text:span><text:span text:style-name="T21">TYPE_INFO</text:span><text:span text:style-name="T15">.TYPE_BOOL &amp;&amp;</text:span></text:p>
            <text:p text:style-name="P8"><text:span text:style-name="T15"><text:s text:c="16"/>(!(m_op == </text:span><text:span text:style-name="T21">RELATION_OPERATOR</text:span><text:span text:style-name="T15">.TOK_EQ ||</text:span></text:p>
            <text:p text:style-name="P8"><text:span text:style-name="T15"><text:s text:c="18"/>m_op == </text:span><text:span text:style-name="T21">RELATION_OPERATOR</text:span><text:span text:style-name="T15">.TOK_NEQ)))</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Only == amd != supported for boolean type "</text:span><text:span text:style-name="T15">);</text:span></text:p>
            <text:p text:style-name="P6"><text:s text:c="11"/>}</text:p>
            <text:p text:style-name="P8"><text:span text:style-name="T15"><text:s text:c="11"/></text:span><text:span text:style-name="T11">// store the operand type as well</text:span></text:p>
            <text:p text:style-name="P6"><text:s text:c="12"/>_optype = eval_left; </text:p>
            <text:p text:style-name="P8"><text:span text:style-name="T15"><text:s text:c="11"/>_type = </text:span><text:span text:style-name="T21">TYPE_INFO</text:span><text:span text:style-name="T15">.TYPE_BOOL;</text:span></text:p>
            <text:p text:style-name="P8"><text:span text:style-name="T15"><text:s text:c="11"/></text:span><text:span text:style-name="T18">return</text:span><text:span text:style-name="T15"> _type;</text:span></text:p>
            <text:p text:style-name="P6"><text:s text:c="7"/></text:p>
            <text:p text:style-name="P6"><text:s text:c="7"/></text:p>
            <text:p text:style-name="P6"/>
            <text:p text:style-name="P6"><text:s text:c="7"/>}</text:p>
          </table:table-cell>
        </table:table-row>
      </table:table>
      <text:p text:style-name="P23"/>
      <text:p text:style-name="P23"/>
      <text:p text:style-name="P23">To Compile a RelationalExpression involving String Operands ( == and &lt;&gt; ) , we need to generate calls to </text:p>
      <text:p text:style-name="P23">String.Compare method.</text:p>
      <text:p text:style-name="P23"/>
      <table:table table:name="Table115" table:style-name="Table115">
        <table:table-column table:style-name="Table115.A"/>
        <table:table-row>
          <table:table-cell table:style-name="Table115.A1" office:value-type="string">
            <text:p text:style-name="P2"><text:span text:style-name="T24"><text:s text:c="2"/></text:span><text:span text:style-name="T19">private</text:span><text:span text:style-name="T17"> </text:span><text:span text:style-name="T19">bool</text:span><text:span text:style-name="T17"> CompileStringRelOp(</text:span><text:span text:style-name="T22">DNET_EXECUTABLE_GENERATION_CONTEXT</text:span><text:span text:style-name="T17"> cont)</text:span></text:p>
            <text:p text:style-name="P6"><text:s text:c="7"/>{</text:p>
            <text:p text:style-name="P8"><text:span text:style-name="T15"><text:s text:c="11"/></text:span><text:span text:style-name="T11">//</text:span></text:p>
            <text:p text:style-name="P8"><text:span text:style-name="T15"><text:s text:c="11"/></text:span><text:span text:style-name="T11">// Compile the Left Expression</text:span></text:p>
            <text:p text:style-name="P6"><text:s text:c="11"/>ex1.Compile(cont);</text:p>
            <text:p text:style-name="P8"><text:span text:style-name="T15"><text:s text:c="11"/></text:span><text:span text:style-name="T11">//</text:span></text:p>
            <text:p text:style-name="P8"><text:span text:style-name="T15"><text:s text:c="11"/></text:span><text:span text:style-name="T11">// Compile the Right Expression</text:span></text:p>
            <text:p text:style-name="P6"><text:s text:c="11"/>ex2.Compile(cont);</text:p>
            <text:p text:style-name="P6"/>
            <text:p text:style-name="P8"><text:span text:style-name="T15"><text:s text:c="11"/></text:span><text:span text:style-name="T11">// This is a string type..we need to call</text:span></text:p>
            <text:p text:style-name="P8"><text:span text:style-name="T15"><text:s text:c="11"/></text:span><text:span text:style-name="T11">// Compare method..</text:span></text:p>
            <text:p text:style-name="P9"/>
            <text:p text:style-name="P8"><text:span text:style-name="T15"><text:s text:c="11"/></text:span><text:span text:style-name="T21">Type</text:span><text:span text:style-name="T15">[] str2 = {</text:span></text:p>
            <text:p text:style-name="P8"><text:span text:style-name="T15"><text:s text:c="33"/></text:span><text:span text:style-name="T18">typeof</text:span><text:span text:style-name="T15">(</text:span><text:span text:style-name="T18">string</text:span><text:span text:style-name="T15">),</text:span></text:p>
            <text:p text:style-name="P8"><text:span text:style-name="T15"><text:s text:c="33"/></text:span><text:span text:style-name="T18">typeof</text:span><text:span text:style-name="T15">(</text:span><text:span text:style-name="T18">string</text:span><text:span text:style-name="T15">)</text:span></text:p>
            <text:p text:style-name="P6"><text:s text:c="22"/>};</text:p>
            <text:p text:style-name="P6"><text:s text:c="11"/></text:p>
            <text:p text:style-name="P8"><text:span text:style-name="T15"><text:s text:c="15"/>cont.CodeOutput.Emit(</text:span><text:span text:style-name="T21">OpCodes</text:span><text:span text:style-name="T15">.Call,</text:span></text:p>
            <text:p text:style-name="P8"><text:span text:style-name="T15"><text:s text:c="15"/></text:span><text:span text:style-name="T18">typeof</text:span><text:span text:style-name="T15">(</text:span><text:span text:style-name="T21">String</text:span><text:span text:style-name="T15">).GetMethod(</text:span><text:span text:style-name="T25">"Compare"</text:span><text:span text:style-name="T15">, str2));</text:span></text:p>
            <text:p text:style-name="P6"/>
            <text:p text:style-name="P8"><text:span text:style-name="T15"><text:s text:c="15"/></text:span><text:span text:style-name="T18">if</text:span><text:span text:style-name="T15"> (m_op == </text:span><text:span text:style-name="T21">RELATION_OPERATOR</text:span><text:span text:style-name="T15">.TOK_EQ)</text:span></text:p>
            <text:p text:style-name="P6"><text:s text:c="15"/>{</text:p>
            <text:p text:style-name="P8"><text:span text:style-name="T15"><text:s text:c="19"/>cont.CodeOutput.Emit(</text:span><text:span text:style-name="T21">OpCodes</text:span><text:span text:style-name="T15">.Ldc_I4, 0);</text:span></text:p>
            <text:p text:style-name="P8"><text:span text:style-name="T15"><text:s text:c="19"/>cont.CodeOutput.Emit(</text:span><text:span text:style-name="T21">OpCodes</text:span><text:span text:style-name="T15">.Ceq);</text:span></text:p>
            <text:p text:style-name="P6"><text:s text:c="15"/>}</text:p>
            <text:p text:style-name="P8"><text:span text:style-name="T15"><text:s text:c="15"/></text:span><text:span text:style-name="T18">else</text:span></text:p>
            <text:p text:style-name="P6"><text:s text:c="15"/>{</text:p>
            <text:p text:style-name="P8"><text:span text:style-name="T15"><text:s text:c="19"/></text:span><text:span text:style-name="T11">//</text:span></text:p>
            <text:p text:style-name="P8"><text:span text:style-name="T15"><text:s text:c="19"/></text:span><text:span text:style-name="T11">// This logic is bit convoluted...</text:span></text:p>
            <text:p text:style-name="P8"><text:span text:style-name="T15"><text:s text:c="19"/></text:span><text:span text:style-name="T11">// String.Compare will give 0 , 1 or -1</text:span></text:p>
            <text:p text:style-name="P8"><text:span text:style-name="T15"><text:s text:c="19"/></text:span><text:span text:style-name="T11">// First we will check whether the stack value</text:span></text:p>
            <text:p text:style-name="P8"><text:span text:style-name="T15"><text:s text:c="19"/></text:span><text:span text:style-name="T11">// is zero..</text:span></text:p>
            <text:p text:style-name="P8"><text:span text:style-name="T15"><text:s text:c="19"/></text:span><text:span text:style-name="T11">// This will put 1 on stack ..if value was zero</text:span></text:p>
            <text:p text:style-name="P8"><text:span text:style-name="T15"><text:s text:c="19"/></text:span><text:span text:style-name="T11">// after string.Compare</text:span></text:p>
            <text:p text:style-name="P8"><text:span text:style-name="T15"><text:s text:c="19"/></text:span><text:span text:style-name="T11">// Once again check against zero ...it is equivalent</text:span></text:p>
            <text:p text:style-name="P8"><text:span text:style-name="T15"><text:s text:c="19"/></text:span><text:span text:style-name="T11">// to negation</text:span></text:p>
            <text:p text:style-name="P9"/>
            <text:p text:style-name="P8"><text:soft-page-break/><text:span text:style-name="T15"><text:s text:c="19"/>cont.CodeOutput.Emit(</text:span><text:span text:style-name="T21">OpCodes</text:span><text:span text:style-name="T15">.Ldc_I4, 0);</text:span></text:p>
            <text:p text:style-name="P8"><text:span text:style-name="T15"><text:s text:c="19"/>cont.CodeOutput.Emit(</text:span><text:span text:style-name="T21">OpCodes</text:span><text:span text:style-name="T15">.Ceq);</text:span></text:p>
            <text:p text:style-name="P8"><text:span text:style-name="T15"><text:s text:c="19"/>cont.CodeOutput.Emit(</text:span><text:span text:style-name="T21">OpCodes</text:span><text:span text:style-name="T15">.Ldc_I4, 0);</text:span></text:p>
            <text:p text:style-name="P8"><text:span text:style-name="T15"><text:s text:c="19"/>cont.CodeOutput.Emit(</text:span><text:span text:style-name="T21">OpCodes</text:span><text:span text:style-name="T15">.Ceq);</text:span></text:p>
            <text:p text:style-name="P6"><text:s text:c="17"/></text:p>
            <text:p text:style-name="P6"/>
            <text:p text:style-name="P6"><text:s text:c="15"/>}</text:p>
            <text:p text:style-name="P6"><text:s text:c="21"/></text:p>
            <text:p text:style-name="P8"><text:span text:style-name="T15"><text:s text:c="14"/></text:span><text:span text:style-name="T18">return</text:span><text:span text:style-name="T15"> </text:span><text:span text:style-name="T18">true</text:span><text:span text:style-name="T15">;</text:span><text:span text:style-name="T15">}</text:span></text:p>
          </table:table-cell>
        </table:table-row>
      </table:table>
      <text:p text:style-name="P23">The code generation for Boolean and Numeric values are similar. in the parsing phase itself , we flag error if some operands are applied on Booleans.</text:p>
      <text:p text:style-name="P23"/>
      <table:table table:name="Table116" table:style-name="Table116">
        <table:table-column table:style-name="Table116.A"/>
        <table:table-row>
          <table:table-cell table:style-name="Table116.A1" office:value-type="string">
            <text:p text:style-name="P2"><text:span text:style-name="T24"><text:s text:c="2"/></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8"><text:span text:style-name="T15"><text:s text:c="11"/></text:span><text:span text:style-name="T18">if</text:span><text:span text:style-name="T15"> (_optype == </text:span><text:span text:style-name="T21">TYPE_INFO</text:span><text:span text:style-name="T15">.TYPE_STRING)</text:span></text:p>
            <text:p text:style-name="P6"><text:s text:c="11"/>{</text:p>
            <text:p text:style-name="P8"><text:span text:style-name="T15"><text:s text:c="15"/></text:span><text:span text:style-name="T18">return</text:span><text:span text:style-name="T15"> CompileStringRelOp(cont);</text:span></text:p>
            <text:p text:style-name="P6"><text:s text:c="11"/>}</text:p>
            <text:p text:style-name="P6"><text:s text:c="9"/></text:p>
            <text:p text:style-name="P8"><text:span text:style-name="T15"><text:s text:c="11"/></text:span><text:span text:style-name="T11">//</text:span></text:p>
            <text:p text:style-name="P8"><text:span text:style-name="T15"><text:s text:c="11"/></text:span><text:span text:style-name="T11">// Compile the Left Expression</text:span></text:p>
            <text:p text:style-name="P6"><text:s text:c="11"/>ex1.Compile(cont);</text:p>
            <text:p text:style-name="P8"><text:span text:style-name="T15"><text:s text:c="11"/></text:span><text:span text:style-name="T11">//</text:span></text:p>
            <text:p text:style-name="P8"><text:span text:style-name="T15"><text:s text:c="11"/></text:span><text:span text:style-name="T11">// Compile the Right Expression</text:span></text:p>
            <text:p text:style-name="P6"><text:s text:c="11"/>ex2.Compile(cont);</text:p>
            <text:p text:style-name="P6"/>
            <text:p text:style-name="P6"/>
            <text:p text:style-name="P8"><text:span text:style-name="T15"><text:s text:c="11"/></text:span><text:span text:style-name="T18">if</text:span><text:span text:style-name="T15"> (m_op == </text:span><text:span text:style-name="T21">RELATION_OPERATOR</text:span><text:span text:style-name="T15">.TOK_EQ)</text:span></text:p>
            <text:p text:style-name="P8"><text:span text:style-name="T15"><text:s text:c="15"/>cont.CodeOutput.Emit(</text:span><text:span text:style-name="T21">OpCodes</text:span><text:span text:style-name="T15">.Ceq);</text:span></text:p>
            <text:p text:style-name="P8"><text:span text:style-name="T15"><text:s text:c="11"/></text:span><text:span text:style-name="T18">else</text:span><text:span text:style-name="T15"> </text:span><text:span text:style-name="T18">if</text:span><text:span text:style-name="T15"> (m_op == </text:span><text:span text:style-name="T21">RELATION_OPERATOR</text:span><text:span text:style-name="T15">.TOK_GT)</text:span></text:p>
            <text:p text:style-name="P8"><text:span text:style-name="T15"><text:s text:c="15"/>cont.CodeOutput.Emit(</text:span><text:span text:style-name="T21">OpCodes</text:span><text:span text:style-name="T15">.Cgt);</text:span></text:p>
            <text:p text:style-name="P8"><text:span text:style-name="T15"><text:s text:c="11"/></text:span><text:span text:style-name="T18">else</text:span><text:span text:style-name="T15"> </text:span><text:span text:style-name="T18">if</text:span><text:span text:style-name="T15"> (m_op == </text:span><text:span text:style-name="T21">RELATION_OPERATOR</text:span><text:span text:style-name="T15">.TOK_LT)</text:span></text:p>
            <text:p text:style-name="P8"><text:span text:style-name="T15"><text:s text:c="15"/>cont.CodeOutput.Emit(</text:span><text:span text:style-name="T21">OpCodes</text:span><text:span text:style-name="T15">.Clt);</text:span></text:p>
            <text:p text:style-name="P8"><text:span text:style-name="T15"><text:s text:c="11"/></text:span><text:span text:style-name="T18">else</text:span><text:span text:style-name="T15"> </text:span><text:span text:style-name="T18">if</text:span><text:span text:style-name="T15"> (m_op == </text:span><text:span text:style-name="T21">RELATION_OPERATOR</text:span><text:span text:style-name="T15">.TOK_NEQ)</text:span></text:p>
            <text:p text:style-name="P6"><text:s text:c="11"/>{</text:p>
            <text:p text:style-name="P8"><text:span text:style-name="T15"><text:s text:c="15"/></text:span><text:span text:style-name="T11">// There is no IL instruction for !=</text:span></text:p>
            <text:p text:style-name="P8"><text:span text:style-name="T15"><text:s text:c="15"/></text:span><text:span text:style-name="T11">// We check for the equivality of the </text:span></text:p>
            <text:p text:style-name="P8"><text:span text:style-name="T15"><text:s text:c="15"/></text:span><text:span text:style-name="T11">// top two values on the stack ...</text:span></text:p>
            <text:p text:style-name="P8"><text:span text:style-name="T15"><text:s text:c="15"/></text:span><text:span text:style-name="T11">// This will put 0 ( FALSE ) or 1 (TRUE)</text:span></text:p>
            <text:p text:style-name="P8"><text:span text:style-name="T15"><text:s text:c="15"/></text:span><text:span text:style-name="T11">// on the top of stack...</text:span></text:p>
            <text:p text:style-name="P8"><text:span text:style-name="T15"><text:s text:c="15"/></text:span><text:span text:style-name="T11">// Load zero and check once again</text:span></text:p>
            <text:p text:style-name="P8"><text:span text:style-name="T15"><text:s text:c="15"/></text:span><text:span text:style-name="T11">// Check == once again...</text:span></text:p>
            <text:p text:style-name="P9"/>
            <text:p text:style-name="P8"><text:span text:style-name="T15"><text:s text:c="15"/>cont.CodeOutput.Emit(</text:span><text:span text:style-name="T21">OpCodes</text:span><text:span text:style-name="T15">.Ceq);</text:span></text:p>
            <text:p text:style-name="P8"><text:span text:style-name="T15"><text:s text:c="15"/>cont.CodeOutput.Emit(</text:span><text:span text:style-name="T21">OpCodes</text:span><text:span text:style-name="T15">.Ldc_I4, 0);</text:span></text:p>
            <text:p text:style-name="P8"><text:span text:style-name="T15"><text:s text:c="15"/>cont.CodeOutput.Emit(</text:span><text:span text:style-name="T21">OpCodes</text:span><text:span text:style-name="T15">.Ceq);</text:span></text:p>
            <text:p text:style-name="P6"/>
            <text:p text:style-name="P6"><text:s text:c="11"/>}</text:p>
            <text:p text:style-name="P8"><text:span text:style-name="T15"><text:s text:c="11"/></text:span><text:span text:style-name="T18">else</text:span><text:span text:style-name="T15"> </text:span><text:span text:style-name="T18">if</text:span><text:span text:style-name="T15"> (m_op == </text:span><text:span text:style-name="T21">RELATION_OPERATOR</text:span><text:span text:style-name="T15">.TOK_GTE)</text:span></text:p>
            <text:p text:style-name="P6"><text:s text:c="11"/>{</text:p>
            <text:p text:style-name="P6"/>
            <text:p text:style-name="P8"><text:span text:style-name="T15"><text:s text:c="15"/></text:span><text:span text:style-name="T11">// There is no IL instruction for &gt;=</text:span></text:p>
            <text:p text:style-name="P8"><text:span text:style-name="T15"><text:s text:c="15"/></text:span><text:span text:style-name="T11">// We check for the &lt; <text:s/>of the </text:span></text:p>
            <text:p text:style-name="P8"><text:span text:style-name="T15"><text:s text:c="15"/></text:span><text:span text:style-name="T11">// top two values on the stack ...</text:span></text:p>
            <text:p text:style-name="P8"><text:span text:style-name="T15"><text:s text:c="15"/></text:span><text:span text:style-name="T11">// This will put 0 ( FALSE ) or 1 (TRUE)</text:span></text:p>
            <text:p text:style-name="P8"><text:span text:style-name="T15"><text:s text:c="15"/></text:span><text:span text:style-name="T11">// on the top of stack...</text:span></text:p>
            <text:p text:style-name="P8"><text:span text:style-name="T15"><text:s text:c="15"/></text:span><text:span text:style-name="T11">// Load Zero and </text:span></text:p>
            <text:p text:style-name="P8"><text:soft-page-break/><text:span text:style-name="T15"><text:s text:c="15"/></text:span><text:span text:style-name="T11">// Check == once again...</text:span></text:p>
            <text:p text:style-name="P9"/>
            <text:p text:style-name="P8"><text:span text:style-name="T15"><text:s text:c="15"/>cont.CodeOutput.Emit(</text:span><text:span text:style-name="T21">OpCodes</text:span><text:span text:style-name="T15">.Clt);</text:span></text:p>
            <text:p text:style-name="P8"><text:span text:style-name="T15"><text:s text:c="15"/>cont.CodeOutput.Emit(</text:span><text:span text:style-name="T21">OpCodes</text:span><text:span text:style-name="T15">.Ldc_I4, 0);</text:span></text:p>
            <text:p text:style-name="P8"><text:span text:style-name="T15"><text:s text:c="15"/>cont.CodeOutput.Emit(</text:span><text:span text:style-name="T21">OpCodes</text:span><text:span text:style-name="T15">.Ceq);</text:span></text:p>
            <text:p text:style-name="P6"/>
            <text:p text:style-name="P6"><text:s text:c="11"/>}</text:p>
            <text:p text:style-name="P8"><text:span text:style-name="T15"><text:s text:c="11"/></text:span><text:span text:style-name="T18">else</text:span><text:span text:style-name="T15"> </text:span><text:span text:style-name="T18">if</text:span><text:span text:style-name="T15"> (m_op == </text:span><text:span text:style-name="T21">RELATION_OPERATOR</text:span><text:span text:style-name="T15">.TOK_LTE)</text:span></text:p>
            <text:p text:style-name="P6"><text:s text:c="11"/>{</text:p>
            <text:p text:style-name="P8"><text:span text:style-name="T15"><text:s text:c="15"/></text:span><text:span text:style-name="T11">// There is no IL instruction for &lt;=</text:span></text:p>
            <text:p text:style-name="P8"><text:span text:style-name="T15"><text:s text:c="15"/></text:span><text:span text:style-name="T11">// We check for the &gt; <text:s/>of the </text:span></text:p>
            <text:p text:style-name="P8"><text:span text:style-name="T15"><text:s text:c="15"/></text:span><text:span text:style-name="T11">// top two values on the stack ...</text:span></text:p>
            <text:p text:style-name="P8"><text:span text:style-name="T15"><text:s text:c="15"/></text:span><text:span text:style-name="T11">// This will put 0 ( FALSE ) or 1 (TRUE)</text:span></text:p>
            <text:p text:style-name="P8"><text:span text:style-name="T15"><text:s text:c="15"/></text:span><text:span text:style-name="T11">// on the top of stack...</text:span></text:p>
            <text:p text:style-name="P8"><text:span text:style-name="T15"><text:s text:c="15"/></text:span><text:span text:style-name="T11">// Load Zero and </text:span></text:p>
            <text:p text:style-name="P8"><text:span text:style-name="T15"><text:s text:c="15"/></text:span><text:span text:style-name="T11">// Check == once again...</text:span></text:p>
            <text:p text:style-name="P9"/>
            <text:p text:style-name="P8"><text:span text:style-name="T15"><text:s text:c="15"/>cont.CodeOutput.Emit(</text:span><text:span text:style-name="T21">OpCodes</text:span><text:span text:style-name="T15">.Cgt);</text:span></text:p>
            <text:p text:style-name="P8"><text:span text:style-name="T15"><text:s text:c="15"/>cont.CodeOutput.Emit(</text:span><text:span text:style-name="T21">OpCodes</text:span><text:span text:style-name="T15">.Ldc_I4, 0);</text:span></text:p>
            <text:p text:style-name="P8"><text:span text:style-name="T15"><text:s text:c="15"/>cont.CodeOutput.Emit(</text:span><text:span text:style-name="T21">OpCodes</text:span><text:span text:style-name="T15">.Ceq);</text:span></text:p>
            <text:p text:style-name="P6"/>
            <text:p text:style-name="P6"><text:s text:c="11"/>}</text:p>
            <text:p text:style-name="P6"/>
            <text:p text:style-name="P6"/>
            <text:p text:style-name="P6"/>
            <text:p text:style-name="P8"><text:span text:style-name="T15"><text:s text:c="11"/></text:span><text:span text:style-name="T18">return</text:span><text:span text:style-name="T15"> </text:span><text:span text:style-name="T18">true</text:span><text:span text:style-name="T15">;</text:span></text:p>
            <text:p text:style-name="P6"/>
            <text:p text:style-name="P6"><text:s text:c="7"/>}</text:p>
          </table:table-cell>
        </table:table-row>
      </table:table>
      <text:p text:style-name="P23"/>
      <text:p text:style-name="P23"/>
      <text:p text:style-name="P25">Supporting LOGICAL EXPRESSIONS </text:p>
      <text:p text:style-name="P23"/>
      <text:p text:style-name="P23">SLANG is planning to support AND ( &amp;&amp; ) , OR (||) and NOT (!) Operators. AND AND OR are binary operators and NOT is a unary operator. We will be having a seperate class for NOT.</text:p>
      <text:p text:style-name="P23"/>
      <text:p text:style-name="P23"/>
      <text:p text:style-name="P23"/>
      <table:table table:name="Table117" table:style-name="Table117">
        <table:table-column table:style-name="Table117.A"/>
        <table:table-row>
          <table:table-cell table:style-name="Table117.A1" office:value-type="string">
            <text:p text:style-name="P2"><text:span text:style-name="T24"><text:s text:c="2"/></text:span><text:span text:style-name="T19">class</text:span><text:span text:style-name="T17"> </text:span><text:span text:style-name="T22">LogicalExp</text:span><text:span text:style-name="T17"> : </text:span><text:span text:style-name="T22">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amp;&amp; ( AND ) , || ( OR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TOKEN</text:span><text:span text:style-name="T15"> m_op;</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Operands</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private</text:span><text:span text:style-name="T15"> </text:span><text:span text:style-name="T21">Exp</text:span><text:span text:style-name="T15"> ex1, ex2;</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4"/>Type of the nod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TYPE_INFO</text:span><text:span text:style-name="T15"> _type;</text:span></text:p>
            <text:p text:style-name="P7"/>
            <text:p text:style-name="P7">}</text:p>
          </table:table-cell>
        </table:table-row>
      </table:table>
      <text:p text:style-name="P23"/>
      <text:p text:style-name="P23"/>
      <text:p text:style-name="P23">The Type checking logic makes sure that only Boolean types are given to Logical Operators as operands.</text:p>
      <text:p text:style-name="P23"/>
      <table:table table:name="Table118" table:style-name="Table118">
        <table:table-column table:style-name="Table118.A"/>
        <text:soft-page-break/>
        <table:table-row>
          <table:table-cell table:style-name="Table118.A1" office:value-type="string">
            <text:p text:style-name="Standard"><text:s/><text:span text:style-name="T16"><text:s/></text:span><text:span text:style-name="T20">public</text:span><text:span text:style-name="T16"> </text:span><text:span text:style-name="T20">override</text:span><text:span text:style-name="T16"> </text:span><text:span text:style-name="T23">TYPE_INFO</text:span><text:span text:style-name="T16"> TypeCheck(</text:span><text:span text:style-name="T23">COMPILATION_CONTEXT</text:span><text:span text:style-name="T16"> cont)</text:span></text:p>
            <text:p text:style-name="P6"><text:s text:c="7"/>{</text:p>
            <text:p text:style-name="P8"><text:span text:style-name="T15"><text:s text:c="11"/></text:span><text:span text:style-name="T21">TYPE_INFO</text:span><text:span text:style-name="T15"> eval_left = ex1.TypeCheck(cont);</text:span></text:p>
            <text:p text:style-name="P8"><text:span text:style-name="T15"><text:s text:c="11"/></text:span><text:span text:style-name="T21">TYPE_INFO</text:span><text:span text:style-name="T15"> eval_right = ex2.TypeCheck(cont);</text:span></text:p>
            <text:p text:style-name="P6"/>
            <text:p text:style-name="P8"><text:span text:style-name="T15"><text:s text:c="11"/></text:span><text:span text:style-name="T11">// The Types should be Boolean...</text:span></text:p>
            <text:p text:style-name="P8"><text:span text:style-name="T15"><text:s text:c="11"/></text:span><text:span text:style-name="T11">// Logical Operators only make sense</text:span></text:p>
            <text:p text:style-name="P8"><text:span text:style-name="T15"><text:s text:c="11"/></text:span><text:span text:style-name="T11">// with Boolean Types</text:span></text:p>
            <text:p text:style-name="P9"/>
            <text:p text:style-name="P8"><text:span text:style-name="T15"><text:s text:c="11"/></text:span><text:span text:style-name="T18">if</text:span><text:span text:style-name="T15"> (eval_left == eval_right &amp;&amp; </text:span></text:p>
            <text:p text:style-name="P8"><text:span text:style-name="T15"><text:s text:c="15"/>eval_left == </text:span><text:span text:style-name="T21">TYPE_INFO</text:span><text:span text:style-name="T15">.TYPE_BOOL <text:s/>)</text:span></text:p>
            <text:p text:style-name="P6"><text:s text:c="11"/>{</text:p>
            <text:p text:style-name="P8"><text:span text:style-name="T15"><text:s text:c="15"/>_type = </text:span><text:span text:style-name="T21">TYPE_INFO</text:span><text:span text:style-name="T15">.TYPE_BOOL;</text:span></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Wrong Type in expression"</text:span><text:span text:style-name="T15">);</text:span></text:p>
            <text:p text:style-name="P6"/>
            <text:p text:style-name="P6"><text:s text:c="11"/>}</text:p>
            <text:p text:style-name="P6"><text:s text:c="7"/>}</text:p>
          </table:table-cell>
        </table:table-row>
      </table:table>
      <text:p text:style-name="P23"/>
      <text:p text:style-name="P23"/>
      <text:p text:style-name="P23">The Evaluate Routine just apply the requisite operator after the evaluation of Left and Right Expression. The Type checking routine sees to it that both the operands are Boolean.</text:p>
      <text:p text:style-name="P23"/>
      <table:table table:name="Table119" table:style-name="Table119">
        <table:table-column table:style-name="Table119.A"/>
        <table:table-row>
          <table:table-cell table:style-name="Table119.A1" office:value-type="string">
            <text:p text:style-name="P2"><text:span text:style-name="T24"><text:s text:c="2"/></text:span><text:span text:style-name="T19">public</text:span><text:span text:style-name="T17"> </text:span><text:span text:style-name="T19">override</text:span><text:span text:style-name="T17"> </text:span><text:span text:style-name="T22">SYMBOL_INFO</text:span><text:span text:style-name="T17"> Evaluate(</text:span><text:span text:style-name="T22">RUNTIME_CONTEXT</text:span><text:span text:style-name="T17"> cont)</text:span></text:p>
            <text:p text:style-name="P6"><text:s text:c="7"/>{</text:p>
            <text:p text:style-name="P8"><text:span text:style-name="T15"><text:s text:c="11"/></text:span><text:span text:style-name="T21">SYMBOL_INFO</text:span><text:span text:style-name="T15"> eval_left = ex1.Evaluate(cont);</text:span></text:p>
            <text:p text:style-name="P8"><text:span text:style-name="T15"><text:s text:c="11"/></text:span><text:span text:style-name="T21">SYMBOL_INFO</text:span><text:span text:style-name="T15"> eval_right = ex2.Evaluate(cont);</text:span></text:p>
            <text:p text:style-name="P6"/>
            <text:p text:style-name="P8"><text:span text:style-name="T15"><text:s text:c="11"/></text:span><text:span text:style-name="T18">if</text:span><text:span text:style-name="T15"> (eval_left.Type == </text:span><text:span text:style-name="T21">TYPE_INFO</text:span><text:span text:style-name="T15">.TYPE_BOOL &amp;&amp;</text:span></text:p>
            <text:p text:style-name="P8"><text:span text:style-name="T15"><text:s text:c="15"/>eval_right.Type == </text:span><text:span text:style-name="T21">TYPE_INFO</text:span><text:span text:style-name="T15">.TYPE_BOOL)</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8"><text:span text:style-name="T15"><text:s text:c="15"/>ret_val.Type = </text:span><text:span text:style-name="T21">TYPE_INFO</text:span><text:span text:style-name="T15">.TYPE_BOOL;</text:span></text:p>
            <text:p text:style-name="P8"><text:span text:style-name="T15"><text:s text:c="15"/>ret_val.SymbolName = </text:span><text:span text:style-name="T25">""</text:span><text:span text:style-name="T15">;</text:span></text:p>
            <text:p text:style-name="P6"/>
            <text:p text:style-name="P8"><text:span text:style-name="T15"><text:s text:c="15"/></text:span><text:span text:style-name="T18">if</text:span><text:span text:style-name="T15"> (m_op == </text:span><text:span text:style-name="T21">TOKEN</text:span><text:span text:style-name="T15">.TOK_AND)</text:span></text:p>
            <text:p text:style-name="P6"><text:s text:c="19"/>ret_val.bol_val = ( eval_left.bol_val &amp;&amp; eval_right.bol_val);</text:p>
            <text:p text:style-name="P8"><text:span text:style-name="T15"><text:s text:c="15"/></text:span><text:span text:style-name="T18">else</text:span><text:span text:style-name="T15"> </text:span><text:span text:style-name="T18">if</text:span><text:span text:style-name="T15"> (m_op == </text:span><text:span text:style-name="T21">TOKEN</text:span><text:span text:style-name="T15">.TOK_OR)</text:span></text:p>
            <text:p text:style-name="P6"><text:s text:c="19"/>ret_val.bol_val = (eval_left.bol_val || eval_right.bol_val);</text:p>
            <text:p text:style-name="P8"><text:span text:style-name="T15"><text:s text:c="15"/></text:span><text:span text:style-name="T18">else</text:span></text:p>
            <text:p text:style-name="P6"><text:s text:c="15"/>{</text:p>
            <text:p text:style-name="P8"><text:span text:style-name="T15"><text:s text:c="19"/></text:span><text:span text:style-name="T18">return</text:span><text:span text:style-name="T15"> </text:span><text:span text:style-name="T18">null</text:span><text:span text:style-name="T15">;</text:span></text:p>
            <text:p text:style-name="P6"/>
            <text:p text:style-name="P6"><text:s text:c="15"/>}</text:p>
            <text:p text:style-name="P8"><text:span text:style-name="T15"><text:s text:c="15"/></text:span><text:span text:style-name="T18">return</text:span><text:span text:style-name="T15"> ret_val;</text:span></text:p>
            <text:p text:style-name="P6"/>
            <text:p text:style-name="P6"><text:s text:c="11"/>}</text:p>
            <text:p text:style-name="P6"/>
            <text:p text:style-name="P8"><text:span text:style-name="T15"><text:s text:c="11"/></text:span><text:span text:style-name="T18">return</text:span><text:span text:style-name="T15"> </text:span><text:span text:style-name="T18">null</text:span><text:span text:style-name="T15">;</text:span></text:p>
            <text:p text:style-name="P6"><text:s text:c="7"/>}</text:p>
          </table:table-cell>
        </table:table-row>
      </table:table>
      <text:p text:style-name="P23"/>
      <text:p text:style-name="P23"/>
      <text:p text:style-name="P23">The Compilation of Logical And and Logical Or to IL is simple. It is very similar to code generation for any other operator.</text:p>
      <text:p text:style-name="P23"><text:soft-page-break/></text:p>
      <table:table table:name="Table120" table:style-name="Table120">
        <table:table-column table:style-name="Table120.A"/>
        <table:table-row>
          <table:table-cell table:style-name="Table120.A1" office:value-type="string">
            <text:p text:style-name="P2"><text:span text:style-name="T24"><text:s/></text:span><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7"/>{</text:p>
            <text:p text:style-name="P6"><text:s text:c="11"/>ex1.Compile(cont);</text:p>
            <text:p text:style-name="P6"><text:s text:c="11"/>ex2.Compile(cont);</text:p>
            <text:p text:style-name="P8"><text:span text:style-name="T15"><text:s text:c="11"/></text:span><text:span text:style-name="T18">if</text:span><text:span text:style-name="T15"> (m_op == </text:span><text:span text:style-name="T21">TOKEN</text:span><text:span text:style-name="T15">.TOK_AND)</text:span></text:p>
            <text:p text:style-name="P8"><text:span text:style-name="T15"><text:s text:c="15"/>cont.CodeOutput.Emit(</text:span><text:span text:style-name="T21">OpCodes</text:span><text:span text:style-name="T15">.And);</text:span></text:p>
            <text:p text:style-name="P8"><text:span text:style-name="T15"><text:s text:c="11"/></text:span><text:span text:style-name="T18">else</text:span><text:span text:style-name="T15"> </text:span><text:span text:style-name="T18">if</text:span><text:span text:style-name="T15"> (m_op == </text:span><text:span text:style-name="T21">TOKEN</text:span><text:span text:style-name="T15">.TOK_OR)</text:span></text:p>
            <text:p text:style-name="P8"><text:span text:style-name="T15"><text:s text:c="15"/>cont.CodeOutput.Emit(</text:span><text:span text:style-name="T21">OpCodes</text:span><text:span text:style-name="T15">.Or);</text:span></text:p>
            <text:p text:style-name="P6"/>
            <text:p text:style-name="P6"/>
            <text:p text:style-name="P8"><text:span text:style-name="T15"><text:s text:c="11"/></text:span><text:span text:style-name="T18">return</text:span><text:span text:style-name="T15"> </text:span><text:span text:style-name="T18">true</text:span><text:span text:style-name="T15">;</text:span></text:p>
            <text:p text:style-name="P6"><text:s text:c="7"/>}</text:p>
          </table:table-cell>
        </table:table-row>
      </table:table>
      <text:p text:style-name="P23"/>
      <text:p text:style-name="P23"/>
      <text:p text:style-name="P24">Compiling LOGICAL NOT</text:p>
      <text:p text:style-name="P26"/>
      <text:p text:style-name="P26">Logical Not ( ! ) is a unary operator. We have created a special class for this operator.</text:p>
      <text:p text:style-name="P26"/>
      <table:table table:name="Table121" table:style-name="Table121">
        <table:table-column table:style-name="Table121.A"/>
        <table:table-row>
          <table:table-cell table:style-name="Table121.A1" office:value-type="string">
            <text:p text:style-name="P15"><text:span text:style-name="T9">///</text:span><text:span text:style-name="T14"> </text:span><text:span text:style-name="T9">&lt;summary&gt;</text:span></text:p>
            <text:p text:style-name="P8"><text:span text:style-name="T15"><text:s text:c="3"/></text:span><text:span text:style-name="T6">///</text:span><text:span text:style-name="T11"> <text:s text:c="4"/>Logical !</text:span></text:p>
            <text:p text:style-name="P8"><text:span text:style-name="T15"><text:s text:c="3"/></text:span><text:span text:style-name="T6">///</text:span><text:span text:style-name="T11"> </text:span><text:span text:style-name="T6">&lt;/summary&gt;</text:span></text:p>
            <text:p text:style-name="P8"><text:span text:style-name="T15"><text:s text:c="3"/></text:span><text:span text:style-name="T18">class</text:span><text:span text:style-name="T15"> </text:span><text:span text:style-name="T21">LogicalNot</text:span><text:span text:style-name="T15"> : </text:span><text:span text:style-name="T21">Exp</text:span></text:p>
            <text:p text:style-name="P6"><text:s text:c="3"/>{</text:p>
            <text:p text:style-name="P6"/>
            <text:p text:style-name="P8"><text:span text:style-name="T15"><text:s text:c="7"/></text:span><text:span text:style-name="T18">private</text:span><text:span text:style-name="T15"> </text:span><text:span text:style-name="T21">Exp</text:span><text:span text:style-name="T15"> ex1;</text:span></text:p>
            <text:p text:style-name="P8"><text:span text:style-name="T15"><text:s text:c="7"/></text:span><text:span text:style-name="T21">TYPE_INFO</text:span><text:span text:style-name="T15"> _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op"&gt;&lt;/param&gt;</text:span></text:p>
            <text:p text:style-name="P8"><text:span text:style-name="T15"><text:s text:c="7"/></text:span><text:span text:style-name="T6">///</text:span><text:span text:style-name="T11"> </text:span><text:span text:style-name="T6">&lt;param name="e1"&gt;&lt;/param&gt;</text:span></text:p>
            <text:p text:style-name="P11"/>
            <text:p text:style-name="P8"><text:span text:style-name="T15"><text:s text:c="7"/></text:span><text:span text:style-name="T18">public</text:span><text:span text:style-name="T15"> LogicalNot(</text:span><text:span text:style-name="T21">Exp</text:span><text:span text:style-name="T15"> e1)</text:span></text:p>
            <text:p text:style-name="P6"><text:s text:c="7"/>{</text:p>
            <text:p text:style-name="P6"><text:s text:c="11"/></text:p>
            <text:p text:style-name="P6"><text:s text:c="11"/>ex1 = e1;</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21">SYMBOL_INFO</text:span><text:span text:style-name="T15"> eval_left = ex1.Evaluate(cont);</text:span></text:p>
            <text:p text:style-name="P6"><text:s text:c="10"/></text:p>
            <text:p text:style-name="P6"/>
            <text:p text:style-name="P8"><text:span text:style-name="T15"><text:s text:c="11"/></text:span><text:span text:style-name="T18">if</text:span><text:span text:style-name="T15"> (eval_left.Type == </text:span><text:span text:style-name="T21">TYPE_INFO</text:span><text:span text:style-name="T15">.TYPE_BOOL)</text:span></text:p>
            <text:p text:style-name="P6"><text:s text:c="11"/>{</text:p>
            <text:p text:style-name="P8"><text:span text:style-name="T15"><text:s text:c="15"/></text:span><text:span text:style-name="T21">SYMBOL_INFO</text:span><text:span text:style-name="T15"> ret_val = </text:span><text:span text:style-name="T18">new</text:span><text:span text:style-name="T15"> </text:span><text:span text:style-name="T21">SYMBOL_INFO</text:span><text:span text:style-name="T15">();</text:span></text:p>
            <text:p text:style-name="P8"><text:span text:style-name="T15"><text:s text:c="15"/>ret_val.Type = </text:span><text:span text:style-name="T21">TYPE_INFO</text:span><text:span text:style-name="T15">.TYPE_BOOL;</text:span></text:p>
            <text:p text:style-name="P8"><text:span text:style-name="T15"><text:s text:c="15"/>ret_val.SymbolName = </text:span><text:span text:style-name="T25">""</text:span><text:span text:style-name="T15">;</text:span></text:p>
            <text:p text:style-name="P6"><text:s text:c="15"/>ret_val.bol_val = !eval_left.bol_val;</text:p>
            <text:p text:style-name="P8"><text:span text:style-name="T15"><text:s text:c="15"/></text:span><text:span text:style-name="T18">return</text:span><text:span text:style-name="T15"> ret_val;</text:span></text:p>
            <text:p text:style-name="P6"><text:s text:c="11"/>} <text:s text:c="17"/></text:p>
            <text:p text:style-name="P8"><text:span text:style-name="T15"><text:s text:c="11"/></text:span><text:span text:style-name="T18">else</text:span></text:p>
            <text:p text:style-name="P6"><text:soft-page-break/><text:s text:c="11"/>{</text:p>
            <text:p text:style-name="P8"><text:span text:style-name="T15"><text:s text:c="19"/></text:span><text:span text:style-name="T18">return</text:span><text:span text:style-name="T15"> </text:span><text:span text:style-name="T18">null</text:span><text:span text:style-name="T15">;</text:span></text:p>
            <text:p text:style-name="P6"/>
            <text:p text:style-name="P6"><text:s text:c="11"/>}</text:p>
            <text:p text:style-name="P6"><text:s text:c="13"/></text:p>
            <text:p text:style-name="P6"/>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21">TYPE_INFO</text:span><text:span text:style-name="T15"> eval_left = ex1.TypeCheck(cont);</text:span></text:p>
            <text:p text:style-name="P6"><text:s text:c="9"/></text:p>
            <text:p text:style-name="P6"/>
            <text:p text:style-name="P8"><text:span text:style-name="T15"><text:s text:c="11"/></text:span><text:span text:style-name="T18">if</text:span><text:span text:style-name="T15"> (</text:span></text:p>
            <text:p text:style-name="P8"><text:span text:style-name="T15"><text:s text:c="15"/>eval_left == </text:span><text:span text:style-name="T21">TYPE_INFO</text:span><text:span text:style-name="T15">.TYPE_BOOL)</text:span></text:p>
            <text:p text:style-name="P6"><text:s text:c="11"/>{</text:p>
            <text:p text:style-name="P8"><text:span text:style-name="T15"><text:s text:c="15"/>_type = </text:span><text:span text:style-name="T21">TYPE_INFO</text:span><text:span text:style-name="T15">.TYPE_BOOL;</text:span></text:p>
            <text:p text:style-name="P8"><text:span text:style-name="T15"><text:s text:c="15"/></text:span><text:span text:style-name="T18">return</text:span><text:span text:style-name="T15"> _type;</text:span></text:p>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8">throw</text:span><text:span text:style-name="T15"> </text:span><text:span text:style-name="T18">new</text:span><text:span text:style-name="T15"> </text:span><text:span text:style-name="T21">Exception</text:span><text:span text:style-name="T15">(</text:span><text:span text:style-name="T25">"Wrong Type in expression"</text:span><text:span text:style-name="T15">);</text:span></text:p>
            <text:p text:style-name="P6"/>
            <text:p text:style-name="P6"><text:s text:c="11"/>}</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18">bool</text:span><text:span text:style-name="T15"> Compile(</text:span><text:span text:style-name="T21">DNET_EXECUTABLE_GENERATION_CONTEXT</text:span><text:span text:style-name="T15"> cont)</text:span></text:p>
            <text:p text:style-name="P6"><text:s text:c="7"/>{</text:p>
            <text:p text:style-name="P6"><text:s text:c="11"/>ex1.Compile(cont);</text:p>
            <text:p text:style-name="P6"/>
            <text:p text:style-name="P8"><text:span text:style-name="T15"><text:s text:c="11"/></text:span><text:span text:style-name="T11">// Check whether top of the stack is 1 ( TRUE )</text:span></text:p>
            <text:p text:style-name="P8"><text:span text:style-name="T15"><text:s text:c="11"/></text:span><text:span text:style-name="T11">// Check Whether the previous operation was successful</text:span></text:p>
            <text:p text:style-name="P8"><text:span text:style-name="T15"><text:s text:c="11"/></text:span><text:span text:style-name="T11">// Functionally equivalent to Logical Not</text:span></text:p>
            <text:p text:style-name="P8"><text:span text:style-name="T15"><text:s text:c="11"/></text:span><text:span text:style-name="T11">//</text:span></text:p>
            <text:p text:style-name="P8"><text:span text:style-name="T15"><text:s text:c="11"/></text:span><text:span text:style-name="T11">// Case Top of Stack is 1 (TRUE )</text:span></text:p>
            <text:p text:style-name="P8"><text:span text:style-name="T15"><text:s text:c="11"/></text:span><text:span text:style-name="T11">// ------------------------------</text:span></text:p>
            <text:p text:style-name="P8"><text:span text:style-name="T15"><text:s text:c="11"/></text:span><text:span text:style-name="T11">// Top of Stack =&gt; <text:s text:c="3"/>[ 1 ]</text:span></text:p>
            <text:p text:style-name="P8"><text:span text:style-name="T15"><text:s text:c="11"/></text:span><text:span text:style-name="T11">// LDC_I4 =&gt; <text:s/>[ 1 1 ] </text:span></text:p>
            <text:p text:style-name="P8"><text:span text:style-name="T15"><text:s text:c="11"/></text:span><text:span text:style-name="T11">// CEQ <text:s text:c="3"/>=&gt; <text:s/>[ 1 ]</text:span></text:p>
            <text:p text:style-name="P8"><text:span text:style-name="T15"><text:s text:c="11"/></text:span><text:span text:style-name="T11">// LDC_I4 =&gt; <text:s/>[ 1 0 ]</text:span></text:p>
            <text:p text:style-name="P8"><text:span text:style-name="T15"><text:s text:c="11"/></text:span><text:span text:style-name="T11">// CEQ <text:s text:c="3"/>=&gt; <text:s/>[ 0 ]</text:span></text:p>
            <text:p text:style-name="P8"><text:span text:style-name="T15"><text:s text:c="11"/></text:span><text:span text:style-name="T11">//</text:span></text:p>
            <text:p text:style-name="P8"><text:span text:style-name="T15"><text:s text:c="11"/></text:span><text:span text:style-name="T11">// Case Top of Stack is 0 (FALSE)</text:span></text:p>
            <text:p text:style-name="P8"><text:span text:style-name="T15"><text:s text:c="11"/></text:span><text:span text:style-name="T11">// -----------------------------</text:span></text:p>
            <text:p text:style-name="P8"><text:span text:style-name="T15"><text:s text:c="11"/></text:span><text:span text:style-name="T11">// Top of Stack =&gt; <text:s text:c="3"/>[ 0 ]</text:span></text:p>
            <text:p text:style-name="P8"><text:span text:style-name="T15"><text:s text:c="11"/></text:span><text:span text:style-name="T11">// LDC_I4 =&gt; <text:s/>[ 0 1 ] </text:span></text:p>
            <text:p text:style-name="P8"><text:span text:style-name="T15"><text:s text:c="11"/></text:span><text:span text:style-name="T11">// CEQ <text:s text:c="3"/>=&gt; <text:s/>[ 0 ]</text:span></text:p>
            <text:p text:style-name="P8"><text:span text:style-name="T15"><text:s text:c="11"/></text:span><text:span text:style-name="T11">// LDC_I4 =&gt; <text:s/>[ 0 0 ]</text:span></text:p>
            <text:p text:style-name="P8"><text:span text:style-name="T15"><text:s text:c="11"/></text:span><text:span text:style-name="T11">// CEQ <text:s text:c="3"/>=&gt; <text:s/>[ 1 ]</text:span></text:p>
            <text:p text:style-name="P8"><text:soft-page-break/><text:span text:style-name="T15"><text:s text:c="11"/>cont.CodeOutput.Emit(</text:span><text:span text:style-name="T21">OpCodes</text:span><text:span text:style-name="T15">.Ldc_I4, 1);</text:span></text:p>
            <text:p text:style-name="P8"><text:span text:style-name="T15"><text:s text:c="11"/>cont.CodeOutput.Emit(</text:span><text:span text:style-name="T21">OpCodes</text:span><text:span text:style-name="T15">.Ceq);</text:span></text:p>
            <text:p text:style-name="P8"><text:span text:style-name="T15"><text:s text:c="11"/>cont.CodeOutput.Emit(</text:span><text:span text:style-name="T21">OpCodes</text:span><text:span text:style-name="T15">.Ldc_I4, 0);</text:span></text:p>
            <text:p text:style-name="P8"><text:span text:style-name="T15"><text:s text:c="11"/>cont.CodeOutput.Emit(</text:span><text:span text:style-name="T21">OpCodes</text:span><text:span text:style-name="T15">.Ceq);</text:span></text:p>
            <text:p text:style-name="P6"><text:s text:c="11"/></text:p>
            <text:p text:style-name="P8"><text:span text:style-name="T15"><text:s text:c="11"/></text:span><text:span text:style-name="T18">return</text:span><text:span text:style-name="T15"> </text:span><text:span text:style-name="T18">true</text:span><text:span text:style-name="T15">;</text:span></text:p>
            <text:p text:style-name="P6"><text:s text:c="7"/>}</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
            <text:p text:style-name="P6"><text:s text:c="3"/>}</text:p>
          </table:table-cell>
        </table:table-row>
      </table:table>
      <text:p text:style-name="P26"/>
      <text:p text:style-name="P26"/>
      <text:p text:style-name="P26">In the Lexical Analyzer , the code is written for supporing the new operators</text:p>
      <text:p text:style-name="P26"/>
      <table:table table:name="Table122" table:style-name="Table122">
        <table:table-column table:style-name="Table122.A"/>
        <table:table-row>
          <table:table-cell table:style-name="Table122.A1" office:value-type="string">
            <text:p text:style-name="P2"><text:span text:style-name="T24"><text:s text:c="14"/></text:span><text:span text:style-name="T19">case</text:span><text:span text:style-name="T17"> </text:span><text:span text:style-name="T26">'!'</text:span><text:span text:style-name="T17">:</text:span></text:p>
            <text:p text:style-name="P8"><text:span text:style-name="T15"><text:s text:c="20"/>tok = </text:span><text:span text:style-name="T21">TOKEN</text:span><text:span text:style-name="T15">.TOK_NOT;</text:span></text:p>
            <text:p text:style-name="P6"><text:s text:c="20"/>index++;</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gt;'</text:span><text:span text:style-name="T15">:</text:span></text:p>
            <text:p text:style-name="P8"><text:span text:style-name="T15"><text:s text:c="20"/></text:span><text:span text:style-name="T18">if</text:span><text:span text:style-name="T15"> (IExpr[index + 1] == </text:span><text:span text:style-name="T25">'='</text:span><text:span text:style-name="T15">)</text:span></text:p>
            <text:p text:style-name="P6"><text:s text:c="20"/>{</text:p>
            <text:p text:style-name="P8"><text:span text:style-name="T15"><text:s text:c="24"/>tok = </text:span><text:span text:style-name="T21">TOKEN</text:span><text:span text:style-name="T15">.TOK_GTE;</text:span></text:p>
            <text:p text:style-name="P6"><text:s text:c="24"/>index += 2;</text:p>
            <text:p text:style-name="P6"><text:s text:c="20"/>}</text:p>
            <text:p text:style-name="P8"><text:span text:style-name="T15"><text:s text:c="20"/></text:span><text:span text:style-name="T18">else</text:span></text:p>
            <text:p text:style-name="P6"><text:s text:c="20"/>{</text:p>
            <text:p text:style-name="P8"><text:span text:style-name="T15"><text:s text:c="24"/>tok = </text:span><text:span text:style-name="T21">TOKEN</text:span><text:span text:style-name="T15">.TOK_GT;</text:span></text:p>
            <text:p text:style-name="P6"><text:s text:c="24"/>index++;</text:p>
            <text:p text:style-name="P6"><text:s text:c="20"/>}</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lt;'</text:span><text:span text:style-name="T15">:</text:span></text:p>
            <text:p text:style-name="P8"><text:span text:style-name="T15"><text:s text:c="20"/></text:span><text:span text:style-name="T18">if</text:span><text:span text:style-name="T15"> (IExpr[index + 1] == </text:span><text:span text:style-name="T25">'='</text:span><text:span text:style-name="T15">)</text:span></text:p>
            <text:p text:style-name="P6"><text:s text:c="20"/>{</text:p>
            <text:p text:style-name="P8"><text:span text:style-name="T15"><text:s text:c="24"/>tok = </text:span><text:span text:style-name="T21">TOKEN</text:span><text:span text:style-name="T15">.TOK_LTE;</text:span></text:p>
            <text:p text:style-name="P6"><text:s text:c="24"/>index += 2;</text:p>
            <text:p text:style-name="P6"><text:s text:c="20"/>}</text:p>
            <text:p text:style-name="P8"><text:span text:style-name="T15"><text:s text:c="20"/></text:span><text:span text:style-name="T18">else</text:span><text:span text:style-name="T15"> </text:span><text:span text:style-name="T18">if</text:span><text:span text:style-name="T15"> (IExpr[index + 1] == </text:span><text:span text:style-name="T25">'&gt;'</text:span><text:span text:style-name="T15">)</text:span></text:p>
            <text:p text:style-name="P6"><text:s text:c="20"/>{</text:p>
            <text:p text:style-name="P8"><text:span text:style-name="T15"><text:s text:c="24"/>tok = </text:span><text:span text:style-name="T21">TOKEN</text:span><text:span text:style-name="T15">.TOK_NEQ;</text:span></text:p>
            <text:p text:style-name="P6"><text:s text:c="24"/>index += 2;</text:p>
            <text:p text:style-name="P6"><text:s text:c="20"/>}</text:p>
            <text:p text:style-name="P8"><text:span text:style-name="T15"><text:s text:c="20"/></text:span><text:span text:style-name="T18">else</text:span></text:p>
            <text:p text:style-name="P6"><text:s text:c="20"/>{</text:p>
            <text:p text:style-name="P8"><text:span text:style-name="T15"><text:s text:c="24"/>tok = </text:span><text:span text:style-name="T21">TOKEN</text:span><text:span text:style-name="T15">.TOK_LT;</text:span></text:p>
            <text:p text:style-name="P6"><text:s text:c="24"/>index++;</text:p>
            <text:p text:style-name="P6"><text:s text:c="20"/>}</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oft-page-break/><text:span text:style-name="T15"><text:s text:c="20"/></text:span><text:span text:style-name="T18">if</text:span><text:span text:style-name="T15"> (IExpr[index + 1] == </text:span><text:span text:style-name="T25">'='</text:span><text:span text:style-name="T15">)</text:span></text:p>
            <text:p text:style-name="P6"><text:s text:c="20"/>{</text:p>
            <text:p text:style-name="P8"><text:span text:style-name="T15"><text:s text:c="24"/>tok = </text:span><text:span text:style-name="T21">TOKEN</text:span><text:span text:style-name="T15">.TOK_EQ;</text:span></text:p>
            <text:p text:style-name="P6"><text:s text:c="24"/>index += 2;</text:p>
            <text:p text:style-name="P6"><text:s text:c="20"/>}</text:p>
            <text:p text:style-name="P8"><text:span text:style-name="T15"><text:s text:c="20"/></text:span><text:span text:style-name="T18">else</text:span></text:p>
            <text:p text:style-name="P6"><text:s text:c="20"/>{</text:p>
            <text:p text:style-name="P8"><text:span text:style-name="T15"><text:s text:c="24"/>tok = </text:span><text:span text:style-name="T21">TOKEN</text:span><text:span text:style-name="T15">.TOK_ASSIGN;</text:span></text:p>
            <text:p text:style-name="P6"><text:s text:c="24"/>index++;</text:p>
            <text:p text:style-name="P6"><text:s text:c="20"/>}</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amp;'</text:span><text:span text:style-name="T15">:</text:span></text:p>
            <text:p text:style-name="P8"><text:span text:style-name="T15"><text:s text:c="20"/></text:span><text:span text:style-name="T18">if</text:span><text:span text:style-name="T15"> (IExpr[index + 1] == </text:span><text:span text:style-name="T25">'&amp;'</text:span><text:span text:style-name="T15">)</text:span></text:p>
            <text:p text:style-name="P6"><text:s text:c="20"/>{</text:p>
            <text:p text:style-name="P8"><text:span text:style-name="T15"><text:s text:c="24"/>tok = </text:span><text:span text:style-name="T21">TOKEN</text:span><text:span text:style-name="T15">.TOK_AND;</text:span></text:p>
            <text:p text:style-name="P6"><text:s text:c="24"/>index += 2;</text:p>
            <text:p text:style-name="P6"><text:s text:c="20"/>}</text:p>
            <text:p text:style-name="P8"><text:span text:style-name="T15"><text:s text:c="20"/></text:span><text:span text:style-name="T18">else</text:span></text:p>
            <text:p text:style-name="P6"><text:s text:c="20"/>{</text:p>
            <text:p text:style-name="P8"><text:span text:style-name="T15"><text:s text:c="24"/>tok = </text:span><text:span text:style-name="T21">TOKEN</text:span><text:span text:style-name="T15">.ILLEGAL_TOKEN;</text:span></text:p>
            <text:p text:style-name="P6"><text:s text:c="24"/>index++;</text:p>
            <text:p text:style-name="P6"><text:s text:c="20"/>}</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8"><text:span text:style-name="T15"><text:s text:c="20"/></text:span><text:span text:style-name="T18">if</text:span><text:span text:style-name="T15"> (IExpr[index + 1] == </text:span><text:span text:style-name="T25">'|'</text:span><text:span text:style-name="T15">)</text:span></text:p>
            <text:p text:style-name="P6"><text:s text:c="20"/>{</text:p>
            <text:p text:style-name="P8"><text:span text:style-name="T15"><text:s text:c="24"/>tok = </text:span><text:span text:style-name="T21">TOKEN</text:span><text:span text:style-name="T15">.TOK_OR;</text:span></text:p>
            <text:p text:style-name="P6"><text:s text:c="24"/>index += 2;</text:p>
            <text:p text:style-name="P6"><text:s text:c="20"/>}</text:p>
            <text:p text:style-name="P8"><text:span text:style-name="T15"><text:s text:c="20"/></text:span><text:span text:style-name="T18">else</text:span></text:p>
            <text:p text:style-name="P6"><text:s text:c="20"/>{</text:p>
            <text:p text:style-name="P8"><text:span text:style-name="T15"><text:s text:c="24"/>tok = </text:span><text:span text:style-name="T21">TOKEN</text:span><text:span text:style-name="T15">.ILLEGAL_TOKEN;</text:span></text:p>
            <text:p text:style-name="P6"><text:s text:c="24"/>index++;</text:p>
            <text:p text:style-name="P6"><text:s text:c="20"/>}</text:p>
            <text:p text:style-name="P8"><text:span text:style-name="T15"><text:s text:c="20"/></text:span><text:span text:style-name="T18">break</text:span><text:span text:style-name="T15">;</text:span></text:p>
            <text:p text:style-name="P8"><text:span text:style-name="T15"><text:s text:c="16"/></text:span><text:span text:style-name="T18">case</text:span><text:span text:style-name="T15"> </text:span><text:span text:style-name="T25">'/'</text:span><text:span text:style-name="T15">:</text:span></text:p>
            <text:p text:style-name="P6"/>
            <text:p text:style-name="P8"><text:span text:style-name="T15"><text:s text:c="20"/></text:span><text:span text:style-name="T18">if</text:span><text:span text:style-name="T15"> (IExpr[index + 1] == </text:span><text:span text:style-name="T25">'/'</text:span><text:span text:style-name="T15">)</text:span></text:p>
            <text:p text:style-name="P6"><text:s text:c="20"/>{</text:p>
            <text:p text:style-name="P6"><text:s text:c="24"/>SkipToEoln();</text:p>
            <text:p text:style-name="P8"><text:span text:style-name="T15"><text:s text:c="24"/></text:span><text:span text:style-name="T18">goto</text:span><text:span text:style-name="T15"> re_start;</text:span></text:p>
            <text:p text:style-name="P6"><text:s text:c="20"/>}</text:p>
            <text:p text:style-name="P8"><text:span text:style-name="T15"><text:s text:c="20"/></text:span><text:span text:style-name="T18">else</text:span></text:p>
            <text:p text:style-name="P6"><text:s text:c="20"/>{</text:p>
            <text:p text:style-name="P8"><text:span text:style-name="T15"><text:s text:c="24"/>tok = </text:span><text:span text:style-name="T21">TOKEN</text:span><text:span text:style-name="T15">.TOK_DIV;</text:span></text:p>
            <text:p text:style-name="P6"><text:s text:c="24"/>index++;</text:p>
            <text:p text:style-name="P6"><text:s text:c="20"/>}</text:p>
            <text:p text:style-name="P8"><text:span text:style-name="T15"><text:s text:c="20"/></text:span><text:span text:style-name="T18">break</text:span><text:span text:style-name="T15">;</text:span></text:p>
          </table:table-cell>
        </table:table-row>
      </table:table>
      <text:p text:style-name="P26"/>
      <text:p text:style-name="P26"/>
      <text:p text:style-name="P27">Extending the Object Model to support IF STATEMENT</text:p>
      <text:p text:style-name="P26"/>
      <text:p text:style-name="P26">The grammar for IF statement is </text:p>
      <text:p text:style-name="P26"/>
      <table:table table:name="Table123" table:style-name="Table123">
        <table:table-column table:style-name="Table123.A"/>
        <table:table-row>
          <table:table-cell table:style-name="Table123.A1" office:value-type="string">
            <text:p text:style-name="P2"><text:span text:style-name="T24"><text:s/></text:span><text:span text:style-name="T12"><text:s/>IF </text:span><text:span text:style-name="T7">&lt;Bexpr&gt;</text:span><text:span text:style-name="T12"> Then</text:span></text:p>
            <text:p text:style-name="P8"><text:span text:style-name="T15"><text:s/></text:span><text:span text:style-name="T11"><text:s text:c="6"/></text:span><text:span text:style-name="T6">&lt;statementlist&gt;</text:span></text:p>
            <text:p text:style-name="P8"><text:span text:style-name="T15"><text:s/>[</text:span><text:span text:style-name="T11"> <text:s text:c="2"/>ELSE</text:span></text:p>
            <text:p text:style-name="P8"><text:soft-page-break/><text:span text:style-name="T15"><text:s/></text:span><text:span text:style-name="T11"><text:s text:c="6"/></text:span><text:span text:style-name="T6">&lt;statementlist&gt; ] <text:s text:c="3"/>optional</text:span></text:p>
            <text:p text:style-name="P8"><text:span text:style-name="T15"><text:s/></text:span><text:span text:style-name="T11"><text:s text:c="2"/>ENDIF</text:span></text:p>
          </table:table-cell>
        </table:table-row>
      </table:table>
      <text:p text:style-name="P26"/>
      <text:p text:style-name="P26">This can be easily converted to a class which will look as follows....</text:p>
      <text:p text:style-name="P26"/>
      <text:p text:style-name="P26"/>
      <text:p text:style-name="P26"/>
      <text:p text:style-name="P26"/>
      <table:table table:name="Table124" table:style-name="Table124">
        <table:table-column table:style-name="Table124.A"/>
        <table:table-row>
          <table:table-cell table:style-name="Table124.A1" office:value-type="string">
            <text:p text:style-name="P2"><text:span text:style-name="T24"><text:s/></text:span><text:span text:style-name="T19">class</text:span><text:span text:style-name="T17"> </text:span><text:span text:style-name="T22">IfStatement</text:span><text:span text:style-name="T17"> : </text:span><text:span text:style-name="T22">Stm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cond expression</text:span></text:p>
            <text:p text:style-name="P8"><text:span text:style-name="T15"><text:s text:c="8"/></text:span><text:span text:style-name="T6">///</text:span><text:span text:style-name="T11"> <text:s text:c="3"/>the type ought to be boolea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Exp</text:span><text:span text:style-name="T15"> cond;</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3"/>List of statements to be </text:span></text:p>
            <text:p text:style-name="P8"><text:span text:style-name="T15"><text:s text:c="8"/></text:span><text:span text:style-name="T6">///</text:span><text:span text:style-name="T11"> <text:s text:c="3"/>executed if cond is tru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ArrayList</text:span><text:span text:style-name="T15"> stmnt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 text:c="2"/>List of statements to be </text:span></text:p>
            <text:p text:style-name="P8"><text:span text:style-name="T15"><text:s text:c="8"/></text:span><text:span text:style-name="T6">///</text:span><text:span text:style-name="T11"> <text:s text:c="2"/>executed if cond is false</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ArrayList</text:span><text:span text:style-name="T15"> else_part;</text:span></text:p>
            <text:p text:style-name="P7"><text:s/>}</text:p>
          </table:table-cell>
        </table:table-row>
      </table:table>
      <text:p text:style-name="P26"/>
      <text:p text:style-name="P26">The Evaluate Routine of if is as given below</text:p>
      <text:p text:style-name="P26"/>
      <table:table table:name="Table125" table:style-name="Table125">
        <table:table-column table:style-name="Table125.A"/>
        <table:table-row>
          <table:table-cell table:style-name="Table125.A1" office:value-type="string">
            <text:p text:style-name="P2"><text:span text:style-name="T24"><text:s text:c="8"/></text:span><text:span text:style-name="T7">///</text:span><text:span text:style-name="T12"> </text:span><text:span text:style-name="T7">&lt;summary&gt;</text:span></text:p>
            <text:p text:style-name="P8"><text:span text:style-name="T15"><text:s text:c="8"/></text:span><text:span text:style-name="T6">///</text:span><text:span text:style-name="T11"> <text:s text:c="3"/>Interpret the if stateme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21">SYMBOL_INFO</text:span><text:span text:style-name="T15"> Execute(</text:span><text:span text:style-name="T21">RUNTIME_CONTEXT</text:span><text:span text:style-name="T15"> cont)</text:span></text:p>
            <text:p text:style-name="P6"><text:s text:c="8"/>{</text:p>
            <text:p text:style-name="P6"/>
            <text:p text:style-name="P6"/>
            <text:p text:style-name="P8"><text:span text:style-name="T15"><text:s text:c="12"/></text:span><text:span text:style-name="T11">//</text:span></text:p>
            <text:p text:style-name="P8"><text:span text:style-name="T15"><text:s text:c="12"/></text:span><text:span text:style-name="T11">// <text:s/>Evaluate the Condition</text:span></text:p>
            <text:p text:style-name="P8"><text:span text:style-name="T15"><text:s text:c="12"/></text:span><text:span text:style-name="T11">//</text:span></text:p>
            <text:p text:style-name="P8"><text:span text:style-name="T15"><text:s text:c="12"/></text:span><text:span text:style-name="T21">SYMBOL_INFO</text:span><text:span text:style-name="T15"> m_cond = cond.Evaluate(cont);</text:span></text:p>
            <text:p text:style-name="P6"/>
            <text:p text:style-name="P8"><text:span text:style-name="T15"><text:s text:c="12"/></text:span><text:span text:style-name="T11">//</text:span></text:p>
            <text:p text:style-name="P8"><text:span text:style-name="T15"><text:s text:c="12"/></text:span><text:span text:style-name="T11">// if cond is not boolean..or evaluation failed</text:span></text:p>
            <text:p text:style-name="P8"><text:span text:style-name="T15"><text:s text:c="12"/></text:span><text:span text:style-name="T11">//</text:span></text:p>
            <text:p text:style-name="P8"><text:span text:style-name="T15"><text:s text:c="12"/></text:span><text:span text:style-name="T18">if</text:span><text:span text:style-name="T15"> (m_cond == </text:span><text:span text:style-name="T18">null</text:span><text:span text:style-name="T15"> || </text:span></text:p>
            <text:p text:style-name="P8"><text:span text:style-name="T15"><text:s text:c="16"/>m_cond.Type != </text:span><text:span text:style-name="T21">TYPE_INFO</text:span><text:span text:style-name="T15">.TYPE_BOOL)</text:span></text:p>
            <text:p text:style-name="P8"><text:span text:style-name="T15"><text:s text:c="16"/></text:span><text:span text:style-name="T18">return</text:span><text:span text:style-name="T15"> </text:span><text:span text:style-name="T18">null</text:span><text:span text:style-name="T15">;</text:span></text:p>
            <text:p text:style-name="P6"/>
            <text:p text:style-name="P6"><text:s text:c="12"/></text:p>
            <text:p text:style-name="P6"/>
            <text:p text:style-name="P8"><text:span text:style-name="T15"><text:s text:c="12"/></text:span><text:span text:style-name="T18">if</text:span><text:span text:style-name="T15"> (m_cond.bol_val == </text:span><text:span text:style-name="T18">true</text:span><text:span text:style-name="T15">)</text:span></text:p>
            <text:p text:style-name="P6"><text:s text:c="12"/>{</text:p>
            <text:p text:style-name="P8"><text:span text:style-name="T15"><text:s text:c="16"/></text:span><text:span text:style-name="T11">//</text:span></text:p>
            <text:p text:style-name="P8"><text:span text:style-name="T15"><text:s text:c="16"/></text:span><text:span text:style-name="T11">// if cond is true</text:span></text:p>
            <text:p text:style-name="P8"><text:span text:style-name="T15"><text:s text:c="16"/></text:span><text:span text:style-name="T18">foreach</text:span><text:span text:style-name="T15"> (</text:span><text:span text:style-name="T21">Stmt</text:span><text:span text:style-name="T15"> rst </text:span><text:span text:style-name="T18">in</text:span><text:span text:style-name="T15"> stmnts)</text:span></text:p>
            <text:p text:style-name="P6"><text:soft-page-break/><text:s text:c="20"/>rst.Execute(cont);</text:p>
            <text:p text:style-name="P6"><text:s text:c="16"/></text:p>
            <text:p text:style-name="P6"/>
            <text:p text:style-name="P6"><text:s text:c="12"/>}</text:p>
            <text:p text:style-name="P8"><text:span text:style-name="T15"><text:s text:c="12"/></text:span><text:span text:style-name="T18">else</text:span><text:span text:style-name="T15"> </text:span><text:span text:style-name="T18">if</text:span><text:span text:style-name="T15"> (else_part != </text:span><text:span text:style-name="T18">null</text:span><text:span text:style-name="T15">)</text:span></text:p>
            <text:p text:style-name="P6"><text:s text:c="12"/>{</text:p>
            <text:p text:style-name="P8"><text:span text:style-name="T15"><text:s text:c="16"/></text:span><text:span text:style-name="T11">// if cond is false and there is </text:span></text:p>
            <text:p text:style-name="P8"><text:span text:style-name="T15"><text:s text:c="16"/></text:span><text:span text:style-name="T11">// else statement ..!</text:span></text:p>
            <text:p text:style-name="P8"><text:span text:style-name="T15"><text:s text:c="16"/></text:span><text:span text:style-name="T18">foreach</text:span><text:span text:style-name="T15"> (</text:span><text:span text:style-name="T21">Stmt</text:span><text:span text:style-name="T15"> rst </text:span><text:span text:style-name="T18">in</text:span><text:span text:style-name="T15"> else_part)</text:span></text:p>
            <text:p text:style-name="P6"><text:s text:c="24"/>rst.Execute(cont);</text:p>
            <text:p text:style-name="P6"><text:s text:c="16"/></text:p>
            <text:p text:style-name="P6"/>
            <text:p text:style-name="P6"><text:s text:c="12"/>}</text:p>
            <text:p text:style-name="P6"/>
            <text:p text:style-name="P8"><text:span text:style-name="T15"><text:s text:c="12"/></text:span><text:span text:style-name="T18">return</text:span><text:span text:style-name="T15"> </text:span><text:span text:style-name="T18">null</text:span><text:span text:style-name="T15">;</text:span></text:p>
            <text:p text:style-name="P6"/>
            <text:p text:style-name="P6"/>
            <text:p text:style-name="P6"><text:s text:c="8"/>}</text:p>
            <text:p text:style-name="P52"/>
          </table:table-cell>
        </table:table-row>
      </table:table>
      <text:p text:style-name="P26"/>
      <text:p text:style-name="P26"/>
      <text:p text:style-name="P26">The if statement generates code as given below</text:p>
      <text:p text:style-name="P26"/>
      <text:p text:style-name="P26"/>
      <text:p text:style-name="P26"/>
      <table:table table:name="Table126" table:style-name="Table126">
        <table:table-column table:style-name="Table126.A"/>
        <table:table-row>
          <table:table-cell table:style-name="Table126.A1" office:value-type="string">
            <text:p text:style-name="P2"><text:span text:style-name="T19">public</text:span><text:span text:style-name="T17"> </text:span><text:span text:style-name="T19">override</text:span><text:span text:style-name="T17"> </text:span><text:span text:style-name="T19">bool</text:span><text:span text:style-name="T17"> Compile(</text:span><text:span text:style-name="T22">DNET_EXECUTABLE_GENERATION_CONTEXT</text:span><text:span text:style-name="T17"> cont)</text:span></text:p>
            <text:p text:style-name="P6"><text:s text:c="8"/>{</text:p>
            <text:p text:style-name="P8"><text:span text:style-name="T15"><text:s text:c="12"/></text:span><text:span text:style-name="T21">Label</text:span><text:span text:style-name="T15"> true_label, false_label;</text:span></text:p>
            <text:p text:style-name="P8"><text:span text:style-name="T15"><text:s text:c="12"/></text:span><text:span text:style-name="T11">// </text:span></text:p>
            <text:p text:style-name="P8"><text:span text:style-name="T15"><text:s text:c="12"/></text:span><text:span text:style-name="T11">// Generate Label for True</text:span></text:p>
            <text:p text:style-name="P6"><text:s text:c="12"/>true_label = cont.CodeOutput.DefineLabel();</text:p>
            <text:p text:style-name="P8"><text:span text:style-name="T15"><text:s text:c="12"/></text:span><text:span text:style-name="T11">// Generate Label for False</text:span></text:p>
            <text:p text:style-name="P6"><text:s text:c="12"/>false_label = cont.CodeOutput.DefineLabel();</text:p>
            <text:p text:style-name="P8"><text:span text:style-name="T15"><text:s text:c="12"/></text:span><text:span text:style-name="T11">//</text:span></text:p>
            <text:p text:style-name="P8"><text:span text:style-name="T15"><text:s text:c="12"/></text:span><text:span text:style-name="T11">// Compile the expression </text:span></text:p>
            <text:p text:style-name="P8"><text:span text:style-name="T15"><text:s text:c="12"/></text:span><text:span text:style-name="T11">//</text:span></text:p>
            <text:p text:style-name="P6"><text:s text:c="12"/>cond.Compile(cont);</text:p>
            <text:p text:style-name="P8"><text:span text:style-name="T15"><text:s text:c="12"/></text:span><text:span text:style-name="T11">//</text:span></text:p>
            <text:p text:style-name="P8"><text:span text:style-name="T15"><text:s text:c="12"/></text:span><text:span text:style-name="T11">// Check whether the top of the stack contain</text:span></text:p>
            <text:p text:style-name="P8"><text:span text:style-name="T15"><text:s text:c="12"/></text:span><text:span text:style-name="T11">// 1 ( TRUE)</text:span></text:p>
            <text:p text:style-name="P8"><text:span text:style-name="T15"><text:s text:c="12"/>cont.CodeOutput.Emit(</text:span><text:span text:style-name="T21">OpCodes</text:span><text:span text:style-name="T15">.Ldc_I4, 1);</text:span></text:p>
            <text:p text:style-name="P8"><text:span text:style-name="T15"><text:s text:c="12"/>cont.CodeOutput.Emit(</text:span><text:span text:style-name="T21">OpCodes</text:span><text:span text:style-name="T15">.Ceq);</text:span></text:p>
            <text:p text:style-name="P8"><text:span text:style-name="T15"><text:s text:c="12"/></text:span><text:span text:style-name="T11">//</text:span></text:p>
            <text:p text:style-name="P8"><text:span text:style-name="T15"><text:s text:c="12"/></text:span><text:span text:style-name="T11">// <text:s/>if False , jump to false_label ...</text:span></text:p>
            <text:p text:style-name="P8"><text:span text:style-name="T15"><text:s text:c="12"/></text:span><text:span text:style-name="T11">// <text:s/>ie to else part</text:span></text:p>
            <text:p text:style-name="P8"><text:span text:style-name="T15"><text:s text:c="12"/>cont.CodeOutput.Emit(</text:span><text:span text:style-name="T21">OpCodes</text:span><text:span text:style-name="T15">.Brfalse, false_label);</text:span></text:p>
            <text:p text:style-name="P6"/>
            <text:p text:style-name="P8"><text:span text:style-name="T15"><text:s text:c="12"/></text:span><text:span text:style-name="T18">foreach</text:span><text:span text:style-name="T15"> (</text:span><text:span text:style-name="T21">Stmt</text:span><text:span text:style-name="T15"> rst </text:span><text:span text:style-name="T18">in</text:span><text:span text:style-name="T15"> stmnts)</text:span></text:p>
            <text:p text:style-name="P6"><text:s text:c="12"/>{</text:p>
            <text:p text:style-name="P6"><text:s text:c="16"/>rst.Compile(cont);</text:p>
            <text:p text:style-name="P6"><text:s text:c="12"/>}</text:p>
            <text:p text:style-name="P8"><text:span text:style-name="T15"><text:s text:c="12"/></text:span><text:span text:style-name="T11">// Once we have reached here...go</text:span></text:p>
            <text:p text:style-name="P8"><text:span text:style-name="T15"><text:s text:c="12"/></text:span><text:span text:style-name="T11">// to True label...</text:span></text:p>
            <text:p text:style-name="P8"><text:span text:style-name="T15"><text:s text:c="12"/>cont.CodeOutput.Emit(</text:span><text:span text:style-name="T21">OpCodes</text:span><text:span text:style-name="T15">.Br, true_label);</text:span></text:p>
            <text:p text:style-name="P8"><text:span text:style-name="T15"><text:s text:c="12"/></text:span><text:span text:style-name="T11">//</text:span></text:p>
            <text:p text:style-name="P8"><text:span text:style-name="T15"><text:s text:c="12"/></text:span><text:span text:style-name="T11">// Place a Label here...if the condition evaluates</text:span></text:p>
            <text:p text:style-name="P8"><text:span text:style-name="T15"><text:s text:c="12"/></text:span><text:span text:style-name="T11">// to false , jump to this place..</text:span></text:p>
            <text:p text:style-name="P6"><text:soft-page-break/><text:s text:c="12"/>cont.CodeOutput.MarkLabel(false_label);</text:p>
            <text:p text:style-name="P6"/>
            <text:p text:style-name="P8"><text:span text:style-name="T15"><text:s text:c="12"/></text:span><text:span text:style-name="T18">if</text:span><text:span text:style-name="T15"> (else_part != </text:span><text:span text:style-name="T18">null</text:span><text:span text:style-name="T15">)</text:span></text:p>
            <text:p text:style-name="P6"><text:s text:c="12"/>{</text:p>
            <text:p text:style-name="P8"><text:span text:style-name="T15"><text:s text:c="16"/></text:span><text:span text:style-name="T18">foreach</text:span><text:span text:style-name="T15"> (</text:span><text:span text:style-name="T21">Stmt</text:span><text:span text:style-name="T15"> rst </text:span><text:span text:style-name="T18">in</text:span><text:span text:style-name="T15"> else_part)</text:span></text:p>
            <text:p text:style-name="P6"><text:s text:c="16"/>{</text:p>
            <text:p text:style-name="P6"><text:s text:c="20"/>rst.Compile(cont);</text:p>
            <text:p text:style-name="P6"/>
            <text:p text:style-name="P6"><text:s text:c="16"/>}</text:p>
            <text:p text:style-name="P6"><text:s text:c="12"/>}</text:p>
            <text:p text:style-name="P8"><text:span text:style-name="T15"><text:s text:c="12"/></text:span><text:span text:style-name="T11">//</text:span></text:p>
            <text:p text:style-name="P8"><text:span text:style-name="T15"><text:s text:c="12"/></text:span><text:span text:style-name="T11">// Place a label here...to mark the end of the</text:span></text:p>
            <text:p text:style-name="P8"><text:span text:style-name="T15"><text:s text:c="12"/></text:span><text:span text:style-name="T11">// IF statement</text:span></text:p>
            <text:p text:style-name="P6"><text:s text:c="12"/>cont.CodeOutput.MarkLabel(true_label);</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
            <text:p text:style-name="P6"/>
            <text:p text:style-name="P6"/>
            <text:p text:style-name="P6"><text:s text:c="4"/>}</text:p>
          </table:table-cell>
        </table:table-row>
      </table:table>
      <text:p text:style-name="P26"/>
      <text:p text:style-name="P26"/>
      <text:p text:style-name="P26">The While statement is very similar to IF statement. </text:p>
      <text:p text:style-name="P26"/>
      <table:table table:name="Table127" table:style-name="Table127">
        <table:table-column table:style-name="Table127.A"/>
        <table:table-row>
          <table:table-cell table:style-name="Table127.A1" office:value-type="string">
            <text:p text:style-name="P2"><text:span text:style-name="T24"><text:s/></text:span><text:span text:style-name="T19">class</text:span><text:span text:style-name="T17"> </text:span><text:span text:style-name="T22">WhileStatement</text:span><text:span text:style-name="T17"> : </text:span><text:span text:style-name="T22">Stmt</text:span></text:p>
            <text:p text:style-name="P6"><text:s text:c="4"/>{</text:p>
            <text:p text:style-name="P8"><text:span text:style-name="T15"><text:s text:c="8"/></text:span><text:span text:style-name="T18">private</text:span><text:span text:style-name="T15"> </text:span><text:span text:style-name="T21">Exp</text:span><text:span text:style-name="T15"> cond;</text:span></text:p>
            <text:p text:style-name="P8"><text:span text:style-name="T15"><text:s text:c="8"/></text:span><text:span text:style-name="T18">private</text:span><text:span text:style-name="T15"> </text:span><text:span text:style-name="T21">ArrayList</text:span><text:span text:style-name="T15"> stmnts;</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gt;&lt;/param&gt;</text:span></text:p>
            <text:p text:style-name="P8"><text:span text:style-name="T15"><text:s text:c="8"/></text:span><text:span text:style-name="T6">///</text:span><text:span text:style-name="T11"> </text:span><text:span text:style-name="T6">&lt;param name="s"&gt;&lt;/param&gt;</text:span></text:p>
            <text:p text:style-name="P8"><text:span text:style-name="T15"><text:s text:c="8"/></text:span><text:span text:style-name="T18">public</text:span><text:span text:style-name="T15"> WhileStatement(</text:span><text:span text:style-name="T21">Exp</text:span><text:span text:style-name="T15"> c, </text:span><text:span text:style-name="T21">ArrayList</text:span><text:span text:style-name="T15"> s)</text:span></text:p>
            <text:p text:style-name="P6"><text:s text:c="8"/>{</text:p>
            <text:p text:style-name="P6"><text:s text:c="12"/>cond = c;</text:p>
            <text:p text:style-name="P6"><text:s text:c="12"/>stmnts = s;</text:p>
            <text:p text:style-name="P6"><text:s text:c="8"/>}</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21">SYMBOL_INFO</text:span><text:span text:style-name="T15"> Execute(</text:span><text:span text:style-name="T21">RUNTIME_CONTEXT</text:span><text:span text:style-name="T15"> cont)</text:span></text:p>
            <text:p text:style-name="P6"><text:s text:c="8"/>{</text:p>
            <text:p text:style-name="P6"/>
            <text:p text:style-name="P6"><text:s text:c="8"/>Test:</text:p>
            <text:p text:style-name="P6"/>
            <text:p text:style-name="P8"><text:span text:style-name="T15"><text:s text:c="12"/></text:span><text:span text:style-name="T21">SYMBOL_INFO</text:span><text:span text:style-name="T15"> m_cond = cond.Evaluate(cont);</text:span></text:p>
            <text:p text:style-name="P6"/>
            <text:p text:style-name="P6"/>
            <text:p text:style-name="P8"><text:span text:style-name="T15"><text:s text:c="12"/></text:span><text:span text:style-name="T18">if</text:span><text:span text:style-name="T15"> (m_cond == </text:span><text:span text:style-name="T18">null</text:span><text:span text:style-name="T15"> || m_cond.Type != </text:span><text:span text:style-name="T21">TYPE_INFO</text:span><text:span text:style-name="T15">.TYPE_BOOL)</text:span></text:p>
            <text:p text:style-name="P8"><text:span text:style-name="T15"><text:s text:c="16"/></text:span><text:span text:style-name="T18">return</text:span><text:span text:style-name="T15"> </text:span><text:span text:style-name="T18">null</text:span><text:span text:style-name="T15">;</text:span></text:p>
            <text:p text:style-name="P6"/>
            <text:p text:style-name="P8"><text:span text:style-name="T15"><text:s text:c="12"/></text:span><text:span text:style-name="T18">if</text:span><text:span text:style-name="T15"> (m_cond.bol_val != </text:span><text:span text:style-name="T18">true</text:span><text:span text:style-name="T15">)</text:span></text:p>
            <text:p text:style-name="P8"><text:span text:style-name="T15"><text:s text:c="16"/></text:span><text:span text:style-name="T18">return</text:span><text:span text:style-name="T15"> </text:span><text:span text:style-name="T18">null</text:span><text:span text:style-name="T15">;</text:span></text:p>
            <text:p text:style-name="P6"><text:soft-page-break/></text:p>
            <text:p text:style-name="P8"><text:span text:style-name="T15"><text:s text:c="12"/></text:span><text:span text:style-name="T21">SYMBOL_INFO</text:span><text:span text:style-name="T15"> tsp = </text:span><text:span text:style-name="T18">null</text:span><text:span text:style-name="T15">;</text:span></text:p>
            <text:p text:style-name="P8"><text:span text:style-name="T15"><text:s text:c="12"/></text:span><text:span text:style-name="T18">foreach</text:span><text:span text:style-name="T15"> (</text:span><text:span text:style-name="T21">Stmt</text:span><text:span text:style-name="T15"> rst </text:span><text:span text:style-name="T18">in</text:span><text:span text:style-name="T15"> stmnts)</text:span></text:p>
            <text:p text:style-name="P6"><text:s text:c="12"/>{</text:p>
            <text:p text:style-name="P6"><text:s text:c="16"/>tsp = rst.Execute(cont);</text:p>
            <text:p text:style-name="P8"><text:span text:style-name="T15"><text:s text:c="16"/></text:span><text:span text:style-name="T18">if</text:span><text:span text:style-name="T15"> (tsp != </text:span><text:span text:style-name="T18">null</text:span><text:span text:style-name="T15">)</text:span></text:p>
            <text:p text:style-name="P6"><text:s text:c="16"/>{</text:p>
            <text:p text:style-name="P8"><text:span text:style-name="T15"><text:s text:c="20"/></text:span><text:span text:style-name="T18">return</text:span><text:span text:style-name="T15"> tsp;</text:span></text:p>
            <text:p text:style-name="P6"><text:s text:c="16"/>}</text:p>
            <text:p text:style-name="P6"><text:s text:c="12"/>}</text:p>
            <text:p text:style-name="P6"/>
            <text:p text:style-name="P8"><text:span text:style-name="T15"><text:s text:c="12"/></text:span><text:span text:style-name="T18">goto</text:span><text:span text:style-name="T15"> Test;</text:span></text:p>
            <text:p text:style-name="P6"><text:s text:c="8"/>}</text:p>
            <text:p text:style-name="P6"/>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18">bool</text:span><text:span text:style-name="T15"> Compile(</text:span><text:span text:style-name="T21">DNET_EXECUTABLE_GENERATION_CONTEXT</text:span><text:span text:style-name="T15"> cont)</text:span></text:p>
            <text:p text:style-name="P6"><text:s text:c="8"/>{</text:p>
            <text:p text:style-name="P8"><text:span text:style-name="T15"><text:s text:c="12"/></text:span><text:span text:style-name="T21">Label</text:span><text:span text:style-name="T15"> true_label, false_label;</text:span></text:p>
            <text:p text:style-name="P6"><text:s text:c="12"/>true_label = cont.CodeOutput.DefineLabel();</text:p>
            <text:p text:style-name="P6"><text:s text:c="12"/>false_label = cont.CodeOutput.DefineLabel();</text:p>
            <text:p text:style-name="P6"><text:s text:c="12"/>cont.CodeOutput.MarkLabel(true_label);</text:p>
            <text:p text:style-name="P6"><text:s text:c="12"/>cond.Compile(cont);</text:p>
            <text:p text:style-name="P8"><text:span text:style-name="T15"><text:s text:c="12"/>cont.CodeOutput.Emit(</text:span><text:span text:style-name="T21">OpCodes</text:span><text:span text:style-name="T15">.Ldc_I4, 1);</text:span></text:p>
            <text:p text:style-name="P8"><text:span text:style-name="T15"><text:s text:c="12"/>cont.CodeOutput.Emit(</text:span><text:span text:style-name="T21">OpCodes</text:span><text:span text:style-name="T15">.Ceq);</text:span></text:p>
            <text:p text:style-name="P8"><text:span text:style-name="T15"><text:s text:c="12"/>cont.CodeOutput.Emit(</text:span><text:span text:style-name="T21">OpCodes</text:span><text:span text:style-name="T15">.Brfalse, false_label);</text:span></text:p>
            <text:p text:style-name="P6"/>
            <text:p text:style-name="P8"><text:span text:style-name="T15"><text:s text:c="12"/></text:span><text:span text:style-name="T18">foreach</text:span><text:span text:style-name="T15"> (</text:span><text:span text:style-name="T21">Stmt</text:span><text:span text:style-name="T15"> rst </text:span><text:span text:style-name="T18">in</text:span><text:span text:style-name="T15"> stmnts)</text:span></text:p>
            <text:p text:style-name="P6"><text:s text:c="12"/>{</text:p>
            <text:p text:style-name="P6"><text:s text:c="16"/>rst.Compile(cont);</text:p>
            <text:p text:style-name="P6"><text:s text:c="12"/>}</text:p>
            <text:p text:style-name="P6"/>
            <text:p text:style-name="P8"><text:span text:style-name="T15"><text:s text:c="12"/>cont.CodeOutput.Emit(</text:span><text:span text:style-name="T21">OpCodes</text:span><text:span text:style-name="T15">.Br, true_label);</text:span></text:p>
            <text:p text:style-name="P6"><text:s text:c="12"/>cont.CodeOutput.MarkLabel(false_label);</text:p>
            <text:p text:style-name="P8"><text:span text:style-name="T15"><text:s text:c="12"/></text:span><text:span text:style-name="T18">return</text:span><text:span text:style-name="T15"> </text:span><text:span text:style-name="T18">true</text:span><text:span text:style-name="T15">;</text:span></text:p>
            <text:p text:style-name="P6"/>
            <text:p text:style-name="P6"><text:s text:c="8"/>}</text:p>
            <text:p text:style-name="P6"/>
            <text:p text:style-name="P6"><text:s text:c="4"/>}</text:p>
            <text:p text:style-name="P52"/>
          </table:table-cell>
        </table:table-row>
      </table:table>
      <text:p text:style-name="P26"/>
      <text:p text:style-name="P26"/>
      <text:p text:style-name="P46">Modifiying the Parser to support Control Structures</text:p>
      <text:p text:style-name="P26"/>
      <text:p text:style-name="P26">The advent of While and IF automatically requires statement blocks. The StatementList routine should Parse uptil a Block is finished...</text:p>
      <text:p text:style-name="P26"/>
      <text:p text:style-name="P26">At this point of time , Blocks can end when we reach</text:p>
      <text:p text:style-name="P26"/>
      <text:p text:style-name="P26"><text:s text:c="15"/>WEND</text:p>
      <text:p text:style-name="P26"><text:s text:c="15"/>ENDIF</text:p>
      <text:p text:style-name="P26"><text:s text:c="15"/>ELSE</text:p>
      <text:p text:style-name="P26"><text:s text:c="16"/>&lt;END OF INPUT&gt;</text:p>
      <text:p text:style-name="P26"/>
      <table:table table:name="Table128" table:style-name="Table128">
        <table:table-column table:style-name="Table128.A"/>
        <text:soft-page-break/>
        <table:table-row>
          <table:table-cell table:style-name="Table128.A1" office:value-type="string">
            <text:p text:style-name="Standard"><text:span text:style-name="T15"><text:s/></text:span><text:span text:style-name="T15"><text:s text:c="2"/></text:span><text:span text:style-name="T6">///</text:span><text:span text:style-name="T11"> </text:span><text:span text:style-name="T6">&lt;summary&gt;</text:span></text:p>
            <text:p text:style-name="P8"><text:span text:style-name="T15"><text:s text:c="8"/></text:span><text:span text:style-name="T6">///</text:span><text:span text:style-name="T11"> <text:s/>The Grammar is </text:span></text:p>
            <text:p text:style-name="P8"><text:span text:style-name="T15"><text:s text:c="8"/></text:span><text:span text:style-name="T6">///</text:span><text:span text:style-name="T11"> <text:s/></text:span></text:p>
            <text:p text:style-name="P8"><text:span text:style-name="T15"><text:s text:c="8"/></text:span><text:span text:style-name="T6">///</text:span><text:span text:style-name="T11"> <text:s/></text:span><text:span text:style-name="T6">&lt;stmts&gt;</text:span><text:span text:style-name="T11"> := <text:s/>{ stmt }+</text:span></text:p>
            <text:p text:style-name="P8"><text:span text:style-name="T15"><text:s text:c="8"/></text:span><text:span text:style-name="T6">///</text:span><text:span text:style-name="T11"> <text:s/>{stmt} <text:s/>:= <text:s/></text:span><text:span text:style-name="T6">&lt;vardeclstmt&gt;</text:span><text:span text:style-name="T11"> | </text:span></text:p>
            <text:p text:style-name="P8"><text:span text:style-name="T15"><text:s text:c="8"/></text:span><text:span text:style-name="T6">///</text:span><text:span text:style-name="T11"> <text:s text:c="13"/></text:span><text:span text:style-name="T6">&lt;printstmt&gt;</text:span><text:span text:style-name="T11">|</text:span><text:span text:style-name="T6">&lt;assignmentstmt&gt;</text:span><text:span text:style-name="T11">|</text:span></text:p>
            <text:p text:style-name="P8"><text:span text:style-name="T15"><text:s text:c="8"/></text:span><text:span text:style-name="T6">///</text:span><text:span text:style-name="T11"> <text:s text:c="13"/></text:span><text:span text:style-name="T6">&lt;ifstmt&gt;</text:span><text:span text:style-name="T11">| </text:span><text:span text:style-name="T6">&lt;whilestmt&gt;</text:span><text:span text:style-name="T11"> |</text:span></text:p>
            <text:p text:style-name="P8"><text:span text:style-name="T15"><text:s text:c="8"/></text:span><text:span text:style-name="T6">///</text:span><text:span text:style-name="T11"> <text:s text:c="13"/></text:span><text:span text:style-name="T6">&lt;printlinestmt&gt;</text:span></text:p>
            <text:p text:style-name="P8"><text:span text:style-name="T15"><text:s text:c="8"/></text:span><text:span text:style-name="T6">///</text:span></text:p>
            <text:p text:style-name="P8"><text:span text:style-name="T15"><text:s text:c="8"/></text:span><text:span text:style-name="T6">///</text:span><text:span text:style-name="T11"> <text:s text:c="2"/></text:span><text:span text:style-name="T6">&lt;vardeclstmt&gt;</text:span><text:span text:style-name="T11"> ::= <text:s/></text:span><text:span text:style-name="T6">&lt;type&gt;</text:span><text:span text:style-name="T11"> <text:s/>var_name;</text:span></text:p>
            <text:p text:style-name="P8"><text:span text:style-name="T15"><text:s text:c="8"/></text:span><text:span text:style-name="T6">///</text:span><text:span text:style-name="T11"> <text:s text:c="2"/></text:span><text:span text:style-name="T6">&lt;printstmt&gt;</text:span><text:span text:style-name="T11"> := PRINT </text:span><text:span text:style-name="T6">&lt;expr&gt;</text:span><text:span text:style-name="T11">;</text:span></text:p>
            <text:p text:style-name="P8"><text:span text:style-name="T15"><text:s text:c="8"/></text:span><text:span text:style-name="T6">///</text:span><text:span text:style-name="T11"> <text:s text:c="2"/></text:span><text:span text:style-name="T6">&lt;assignmentstmt&gt;</text:span><text:span text:style-name="T11">:= </text:span><text:span text:style-name="T6">&lt;variable&gt;</text:span><text:span text:style-name="T11"> = value;</text:span></text:p>
            <text:p text:style-name="P8"><text:span text:style-name="T15"><text:s text:c="8"/></text:span><text:span text:style-name="T6">///</text:span><text:span text:style-name="T11"> <text:s text:c="2"/></text:span><text:span text:style-name="T6">&lt;ifstmt&gt;</text:span><text:span text:style-name="T11">::= IF <text:s/></text:span><text:span text:style-name="T6">&lt;expr&gt;</text:span><text:span text:style-name="T11"> THEN </text:span><text:span text:style-name="T6">&lt;stmts&gt;</text:span><text:span text:style-name="T11"> [ ELSE <text:s/></text:span><text:span text:style-name="T6">&lt;stmts&gt;</text:span><text:span text:style-name="T11"> ] ENDIF</text:span></text:p>
            <text:p text:style-name="P8"><text:span text:style-name="T15"><text:s text:c="8"/></text:span><text:span text:style-name="T6">///</text:span><text:span text:style-name="T11"> <text:s text:c="2"/></text:span><text:span text:style-name="T6">&lt;whilestmt&gt;</text:span><text:span text:style-name="T11">::= <text:s/>WHILE <text:s/></text:span><text:span text:style-name="T6">&lt;expr&gt;</text:span><text:span text:style-name="T11"> </text:span><text:span text:style-name="T6">&lt;stmts&gt;</text:span><text:span text:style-name="T11"> WEND</text:span></text:p>
            <text:p text:style-name="P8"><text:span text:style-name="T15"><text:s text:c="8"/></text:span><text:span text:style-name="T6">///</text:span><text:span text:style-name="T11"> <text:s text:c="3"/></text:span><text:span text:style-name="T6">&lt;type&gt;</text:span><text:span text:style-name="T11"> := NUMERIC | STRING | BOOLEAN</text:span></text:p>
            <text:p text:style-name="P8"><text:span text:style-name="T15"><text:s text:c="8"/></text:span><text:span text:style-name="T6">///</text:span><text:span text:style-name="T11"> <text:s text:c="3"/></text:span></text:p>
            <text:p text:style-name="P8"><text:span text:style-name="T15"><text:s text:c="8"/></text:span><text:span text:style-name="T6">///</text:span><text:span text:style-name="T11"> <text:s text:c="3"/></text:span><text:span text:style-name="T6">&lt;expr&gt;</text:span><text:span text:style-name="T11"> ::= <text:s/></text:span><text:span text:style-name="T6">&lt;BExpr&gt;</text:span></text:p>
            <text:p text:style-name="P8"><text:span text:style-name="T15"><text:s text:c="8"/></text:span><text:span text:style-name="T6">///</text:span><text:span text:style-name="T11"> <text:s text:c="3"/></text:span><text:span text:style-name="T6">&lt;BExpr&gt;</text:span><text:span text:style-name="T11"> ::= </text:span><text:span text:style-name="T6">&lt;LExpr&gt;</text:span><text:span text:style-name="T11"> LOGIC_OP </text:span><text:span text:style-name="T6">&lt;BExpr&gt;</text:span></text:p>
            <text:p text:style-name="P8"><text:span text:style-name="T15"><text:s text:c="8"/></text:span><text:span text:style-name="T6">///</text:span><text:span text:style-name="T11"> <text:s text:c="3"/></text:span><text:span text:style-name="T6">&lt;LExpr&gt;</text:span><text:span text:style-name="T11"> ::= </text:span><text:span text:style-name="T6">&lt;RExpr&gt;</text:span><text:span text:style-name="T11"> REL_OP <text:s text:c="2"/></text:span><text:span text:style-name="T6">&lt;LExpr&gt;</text:span></text:p>
            <text:p text:style-name="P8"><text:span text:style-name="T15"><text:s text:c="8"/></text:span><text:span text:style-name="T6">///</text:span><text:span text:style-name="T11"> <text:s text:c="3"/></text:span><text:span text:style-name="T6">&lt;RExpr&gt;</text:span><text:span text:style-name="T11"> ::= </text:span><text:span text:style-name="T6">&lt;Term&gt;</text:span><text:span text:style-name="T11"> ADD_OP </text:span><text:span text:style-name="T6">&lt;RExpr&gt;</text:span></text:p>
            <text:p text:style-name="P8"><text:span text:style-name="T15"><text:s text:c="8"/></text:span><text:span text:style-name="T6">///</text:span><text:span text:style-name="T11"> <text:s text:c="3"/></text:span><text:span text:style-name="T6">&lt;Term&gt;</text:span><text:span text:style-name="T11">::= </text:span><text:span text:style-name="T6">&lt;Factor&gt;</text:span><text:span text:style-name="T11"> <text:s/>MUL_OP </text:span><text:span text:style-name="T6">&lt;Term&gt;</text:span></text:p>
            <text:p text:style-name="P8"><text:span text:style-name="T15"><text:s text:c="8"/></text:span><text:span text:style-name="T6">///</text:span><text:span text:style-name="T11"> <text:s text:c="3"/></text:span><text:span text:style-name="T6">&lt;Factor&gt;</text:span><text:span text:style-name="T11"> <text:s/>::= </text:span><text:span text:style-name="T6">&lt;Numeric&gt;</text:span><text:span text:style-name="T11"> <text:s/>| <text:s/></text:span></text:p>
            <text:p text:style-name="P8"><text:span text:style-name="T15"><text:s text:c="8"/></text:span><text:span text:style-name="T6">///</text:span><text:span text:style-name="T11"> <text:s text:c="17"/></text:span><text:span text:style-name="T6">&lt;String&gt;</text:span><text:span text:style-name="T11"> | </text:span></text:p>
            <text:p text:style-name="P8"><text:span text:style-name="T15"><text:s text:c="8"/></text:span><text:span text:style-name="T6">///</text:span><text:span text:style-name="T11"> <text:s text:c="17"/>TRUE | </text:span></text:p>
            <text:p text:style-name="P8"><text:span text:style-name="T15"><text:s text:c="8"/></text:span><text:span text:style-name="T6">///</text:span><text:span text:style-name="T11"> <text:s text:c="17"/>FALSE | </text:span></text:p>
            <text:p text:style-name="P8"><text:span text:style-name="T15"><text:s text:c="8"/></text:span><text:span text:style-name="T6">///</text:span><text:span text:style-name="T11"> <text:s text:c="17"/></text:span><text:span text:style-name="T6">&lt;variable&gt;</text:span><text:span text:style-name="T11"> | </text:span></text:p>
            <text:p text:style-name="P8"><text:span text:style-name="T15"><text:s text:c="8"/></text:span><text:span text:style-name="T6">///</text:span><text:span text:style-name="T11"> <text:s text:c="17"/>‘(‘ </text:span><text:span text:style-name="T6">&lt;expr&gt;</text:span><text:span text:style-name="T11"> ‘)’ |</text:span></text:p>
            <text:p text:style-name="P8"><text:span text:style-name="T15"><text:s text:c="8"/></text:span><text:span text:style-name="T6">///</text:span><text:span text:style-name="T11"> <text:s text:c="17"/>{+|-|!} </text:span><text:span text:style-name="T6">&lt;Factor&gt;</text:span><text:span text:style-name="T11"> <text:s/></text:span></text:p>
            <text:p text:style-name="P8"><text:span text:style-name="T15"><text:s text:c="8"/></text:span><text:span text:style-name="T6">///</text:span><text:span text:style-name="T11"> <text:s text:c="4"/></text:span></text:p>
            <text:p text:style-name="P8"><text:span text:style-name="T15"><text:s text:c="8"/></text:span><text:span text:style-name="T6">///</text:span><text:span text:style-name="T11"> <text:s text:c="4"/></text:span><text:span text:style-name="T6">&lt;LOGIC_OP&gt;</text:span><text:span text:style-name="T11"> := '&amp;&amp;' <text:s/>| ‘||’</text:span></text:p>
            <text:p text:style-name="P8"><text:span text:style-name="T15"><text:s text:c="8"/></text:span><text:span text:style-name="T6">///</text:span><text:span text:style-name="T11"> <text:s text:c="4"/></text:span><text:span text:style-name="T6">&lt;REL_OP&gt;</text:span><text:span text:style-name="T11"> := '&gt;' |' </text:span><text:span text:style-name="T6">&lt; '|' &gt;</text:span><text:span text:style-name="T11">=' |' </text:span><text:span text:style-name="T6">&lt;=' |' &lt;&gt;</text:span><text:span text:style-name="T11">' |' =='</text:span></text:p>
            <text:p text:style-name="P8"><text:span text:style-name="T15"><text:s text:c="8"/></text:span><text:span text:style-name="T6">///</text:span><text:span text:style-name="T11"> <text:s text:c="4"/></text:span><text:span text:style-name="T6">&lt;MUL_OP&gt;</text:span><text:span text:style-name="T11"> := <text:s/>'*' |' /'</text:span></text:p>
            <text:p text:style-name="P8"><text:span text:style-name="T15"><text:s text:c="8"/></text:span><text:span text:style-name="T6">///</text:span><text:span text:style-name="T11"> <text:s text:c="4"/></text:span><text:span text:style-name="T6">&lt;ADD_OP&gt;</text:span><text:span text:style-name="T11"> <text:s/>:= <text:s/>'+' |'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rivate</text:span><text:span text:style-name="T15"> </text:span><text:span text:style-name="T21">ArrayList</text:span><text:span text:style-name="T15"> StatementList(</text:span><text:span text:style-name="T21">ProcedureBuilder</text:span><text:span text:style-name="T15"> ctx)</text:span></text:p>
            <text:p text:style-name="P6"><text:s text:c="8"/>{</text:p>
            <text:p text:style-name="P8"><text:span text:style-name="T15"><text:s text:c="12"/></text:span><text:span text:style-name="T21">ArrayList</text:span><text:span text:style-name="T15"> arr = </text:span><text:span text:style-name="T18">new</text:span><text:span text:style-name="T15"> </text:span><text:span text:style-name="T21">ArrayList</text:span><text:span text:style-name="T15">();</text:span></text:p>
            <text:p text:style-name="P8"><text:span text:style-name="T15"><text:s text:c="12"/></text:span><text:span text:style-name="T18">while</text:span><text:span text:style-name="T15"> (</text:span></text:p>
            <text:p text:style-name="P8"><text:span text:style-name="T15"><text:s text:c="20"/>(Current_Token != </text:span><text:span text:style-name="T21">TOKEN</text:span><text:span text:style-name="T15">.TOK_ELSE) &amp;&amp;</text:span></text:p>
            <text:p text:style-name="P8"><text:span text:style-name="T15"><text:s text:c="20"/>(Current_Token != </text:span><text:span text:style-name="T21">TOKEN</text:span><text:span text:style-name="T15">.TOK_ENDIF) &amp;&amp;</text:span></text:p>
            <text:p text:style-name="P8"><text:span text:style-name="T15"><text:s text:c="20"/>(Current_Token != </text:span><text:span text:style-name="T21">TOKEN</text:span><text:span text:style-name="T15">.TOK_WEND) &amp;&amp;</text:span></text:p>
            <text:p text:style-name="P8"><text:span text:style-name="T15"><text:s text:c="20"/>(Current_Token != </text:span><text:span text:style-name="T21">TOKEN</text:span><text:span text:style-name="T15">.TOK_NULL )</text:span></text:p>
            <text:p text:style-name="P6"><text:s text:c="14"/>)</text:p>
            <text:p text:style-name="P6"><text:s text:c="12"/>{</text:p>
            <text:p text:style-name="P8"><text:span text:style-name="T15"><text:s text:c="16"/></text:span><text:span text:style-name="T21">Stmt</text:span><text:span text:style-name="T15"> temp = Statement(ctx);</text:span></text:p>
            <text:p text:style-name="P8"><text:span text:style-name="T15"><text:s text:c="16"/></text:span><text:span text:style-name="T18">if</text:span><text:span text:style-name="T15"> (temp != </text:span><text:span text:style-name="T18">null</text:span><text:span text:style-name="T15">)</text:span></text:p>
            <text:p text:style-name="P6"><text:s text:c="16"/>{</text:p>
            <text:p text:style-name="P6"><text:s text:c="20"/>arr.Add(temp);</text:p>
            <text:p text:style-name="P6"><text:s text:c="16"/>}</text:p>
            <text:p text:style-name="P6"><text:s text:c="12"/>}</text:p>
            <text:p text:style-name="P8"><text:span text:style-name="T15"><text:s text:c="12"/></text:span><text:span text:style-name="T18">return</text:span><text:span text:style-name="T15"> arr;</text:span></text:p>
            <text:p text:style-name="P6"><text:s text:c="8"/>}</text:p>
          </table:table-cell>
        </table:table-row>
      </table:table>
      <text:p text:style-name="P26"><text:s/></text:p>
      <text:p text:style-name="P26"/>
      <text:p text:style-name="P26">In the Statement Method we need to add following code as well..</text:p>
      <text:p text:style-name="P26"/>
      <table:table table:name="Table129" table:style-name="Table129">
        <table:table-column table:style-name="Table129.A"/>
        <text:soft-page-break/>
        <table:table-row>
          <table:table-cell table:style-name="Table129.A1" office:value-type="string">
            <text:p text:style-name="P2"><text:span text:style-name="T24"><text:s text:c="14"/></text:span><text:span text:style-name="T19">case</text:span><text:span text:style-name="T17"> </text:span><text:span text:style-name="T22">TOKEN</text:span><text:span text:style-name="T17">.TOK_IF:</text:span></text:p>
            <text:p text:style-name="P6"><text:s text:c="20"/>retval = ParseIfStatement(ctx);</text:p>
            <text:p text:style-name="P6"><text:s text:c="20"/>GetNext();</text:p>
            <text:p text:style-name="P8"><text:span text:style-name="T15"><text:s text:c="20"/></text:span><text:span text:style-name="T18">return</text:span><text:span text:style-name="T15"> retval;</text:span></text:p>
            <text:p text:style-name="P6"/>
            <text:p text:style-name="P8"><text:span text:style-name="T15"><text:s text:c="16"/></text:span><text:span text:style-name="T18">case</text:span><text:span text:style-name="T15"> </text:span><text:span text:style-name="T21">TOKEN</text:span><text:span text:style-name="T15">.TOK_WHILE:</text:span></text:p>
            <text:p text:style-name="P6"><text:s text:c="20"/>retval = ParseWhileStatement(ctx);</text:p>
            <text:p text:style-name="P6"><text:s text:c="20"/>GetNext();</text:p>
            <text:p text:style-name="P8"><text:span text:style-name="T15"><text:s text:c="20"/></text:span><text:span text:style-name="T18">return</text:span><text:span text:style-name="T15"> retval; <text:s text:c="2"/></text:span></text:p>
            <text:p text:style-name="P6"><text:s text:c="2"/></text:p>
          </table:table-cell>
        </table:table-row>
      </table:table>
      <text:p text:style-name="P26"/>
      <text:p text:style-name="P26"/>
      <text:p text:style-name="P26">The Source code of ParseIFStatement is given below</text:p>
      <text:p text:style-name="P26"/>
      <table:table table:name="Table130" table:style-name="Table130">
        <table:table-column table:style-name="Table130.A"/>
        <table:table-row>
          <table:table-cell table:style-name="Table130.A1" office:value-type="string">
            <text:p text:style-name="P2"><text:span text:style-name="T24"><text:s/></text:span><text:span text:style-name="T7">///</text:span><text:span text:style-name="T12"> </text:span><text:span text:style-name="T7">&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pb"&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Stmt</text:span><text:span text:style-name="T15"> ParseIfStatement(</text:span><text:span text:style-name="T21">ProcedureBuilder</text:span><text:span text:style-name="T15"> pb)</text:span></text:p>
            <text:p text:style-name="P6"><text:s text:c="8"/>{</text:p>
            <text:p text:style-name="P6"><text:s text:c="12"/>GetNext();</text:p>
            <text:p text:style-name="P8"><text:span text:style-name="T15"><text:s text:c="12"/></text:span><text:span text:style-name="T21">ArrayList</text:span><text:span text:style-name="T15"> true_part = </text:span><text:span text:style-name="T18">null</text:span><text:span text:style-name="T15">;</text:span></text:p>
            <text:p text:style-name="P8"><text:span text:style-name="T15"><text:s text:c="12"/></text:span><text:span text:style-name="T21">ArrayList</text:span><text:span text:style-name="T15"> false_part = </text:span><text:span text:style-name="T18">null</text:span><text:span text:style-name="T15">;</text:span></text:p>
            <text:p text:style-name="P8"><text:span text:style-name="T15"><text:s text:c="12"/></text:span><text:span text:style-name="T21">Exp</text:span><text:span text:style-name="T15"> exp = BExpr(pb); <text:s/></text:span><text:span text:style-name="T11">// Evaluate Expression</text:span></text:p>
            <text:p text:style-name="P9"/>
            <text:p text:style-name="P9"/>
            <text:p text:style-name="P8"><text:span text:style-name="T15"><text:s text:c="12"/></text:span><text:span text:style-name="T18">if</text:span><text:span text:style-name="T15"> (pb.TypeCheck(exp) != </text:span><text:span text:style-name="T21">TYPE_INFO</text:span><text:span text:style-name="T15">.TYPE_BOOL)</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Expects a boolean expression"</text:span><text:span text:style-name="T15">);</text:span></text:p>
            <text:p text:style-name="P6"/>
            <text:p text:style-name="P6"><text:s text:c="12"/>}</text:p>
            <text:p text:style-name="P6"/>
            <text:p text:style-name="P6"/>
            <text:p text:style-name="P8"><text:span text:style-name="T15"><text:s text:c="12"/></text:span><text:span text:style-name="T18">if</text:span><text:span text:style-name="T15"> (Current_Token != </text:span><text:span text:style-name="T21">TOKEN</text:span><text:span text:style-name="T15">.TOK_THEN)</text:span></text:p>
            <text:p text:style-name="P6"><text:s text:c="12"/>{</text:p>
            <text:p text:style-name="P8"><text:span text:style-name="T15"><text:s text:c="16"/></text:span><text:span text:style-name="T21">CSyntaxErrorLog</text:span><text:span text:style-name="T15">.AddLine(</text:span><text:span text:style-name="T25">" Then Expected"</text:span><text:span text:style-name="T15">);</text:span></text:p>
            <text:p text:style-name="P8"><text:span text:style-name="T15"><text:s text:c="16"/></text:span><text:span text:style-name="T21">CSyntaxErrorLog</text:span><text:span text:style-name="T15">.AddLine(GetCurrentLine(SaveIndex()));</text:span></text:p>
            <text:p text:style-name="P8"><text:span text:style-name="T15"><text:s text:c="16"/></text:span><text:span text:style-name="T18">throw</text:span><text:span text:style-name="T15"> </text:span><text:span text:style-name="T18">new</text:span><text:span text:style-name="T15"> </text:span><text:span text:style-name="T21">CParserException</text:span><text:span text:style-name="T15">(-100, </text:span><text:span text:style-name="T25">"Then Expected"</text:span><text:span text:style-name="T15">, SaveIndex());</text:span></text:p>
            <text:p text:style-name="P6"/>
            <text:p text:style-name="P6"><text:s text:c="12"/>}</text:p>
            <text:p text:style-name="P6"/>
            <text:p text:style-name="P6"><text:s text:c="12"/>GetNext();</text:p>
            <text:p text:style-name="P6"/>
            <text:p text:style-name="P6"><text:s text:c="12"/>true_part = StatementList(pb);</text:p>
            <text:p text:style-name="P6"/>
            <text:p text:style-name="P8"><text:span text:style-name="T15"><text:s text:c="12"/></text:span><text:span text:style-name="T18">if</text:span><text:span text:style-name="T15"> (Current_Token == </text:span><text:span text:style-name="T21">TOKEN</text:span><text:span text:style-name="T15">.TOK_ENDIF)</text:span></text:p>
            <text:p text:style-name="P6"><text:s text:c="12"/>{</text:p>
            <text:p text:style-name="P8"><text:span text:style-name="T15"><text:s text:c="16"/></text:span><text:span text:style-name="T18">return</text:span><text:span text:style-name="T15"> </text:span><text:span text:style-name="T18">new</text:span><text:span text:style-name="T15"> </text:span><text:span text:style-name="T21">IfStatement</text:span><text:span text:style-name="T15">(exp, true_part, false_part);</text:span></text:p>
            <text:p text:style-name="P6"><text:s text:c="12"/>}</text:p>
            <text:p text:style-name="P6"/>
            <text:p text:style-name="P6"/>
            <text:p text:style-name="P8"><text:span text:style-name="T15"><text:s text:c="12"/></text:span><text:span text:style-name="T18">if</text:span><text:span text:style-name="T15"> (Current_Token != </text:span><text:span text:style-name="T21">TOKEN</text:span><text:span text:style-name="T15">.TOK_ELSE)</text:span></text:p>
            <text:p text:style-name="P6"><text:s text:c="12"/>{</text:p>
            <text:p text:style-name="P6"/>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ELSE expected"</text:span><text:span text:style-name="T15">);</text:span></text:p>
            <text:p text:style-name="P6"><text:s text:c="12"/>}</text:p>
            <text:p text:style-name="P6"><text:soft-page-break/></text:p>
            <text:p text:style-name="P6"><text:s text:c="12"/>GetNext();</text:p>
            <text:p text:style-name="P6"><text:s text:c="12"/>false_part = StatementList(pb);</text:p>
            <text:p text:style-name="P6"/>
            <text:p text:style-name="P8"><text:span text:style-name="T15"><text:s text:c="12"/></text:span><text:span text:style-name="T18">if</text:span><text:span text:style-name="T15"> (Current_Token != </text:span><text:span text:style-name="T21">TOKEN</text:span><text:span text:style-name="T15">.TOK_ENDIF)</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END IF EXPECTED"</text:span><text:span text:style-name="T15">);</text:span></text:p>
            <text:p text:style-name="P6"/>
            <text:p text:style-name="P6"><text:s text:c="12"/>}</text:p>
            <text:p text:style-name="P6"/>
            <text:p text:style-name="P8"><text:span text:style-name="T15"><text:s text:c="12"/></text:span><text:span text:style-name="T18">return</text:span><text:span text:style-name="T15"> </text:span><text:span text:style-name="T18">new</text:span><text:span text:style-name="T15"> </text:span><text:span text:style-name="T21">IfStatement</text:span><text:span text:style-name="T15">(exp, true_part, false_part);</text:span></text:p>
            <text:p text:style-name="P6"/>
            <text:p text:style-name="P6"><text:s text:c="8"/>}</text:p>
          </table:table-cell>
        </table:table-row>
      </table:table>
      <text:p text:style-name="P26"/>
      <text:p text:style-name="P26"/>
      <text:p text:style-name="P26">The source code of ParseWhileStatement is given below</text:p>
      <text:p text:style-name="P26"/>
      <table:table table:name="Table131" table:style-name="Table131">
        <table:table-column table:style-name="Table131.A"/>
        <table:table-row>
          <table:table-cell table:style-name="Table131.A1" office:value-type="string">
            <text:p text:style-name="P2"><text:span text:style-name="T24"><text:s/></text:span><text:span text:style-name="T19">public</text:span><text:span text:style-name="T17"> </text:span><text:span text:style-name="T22">Stmt</text:span><text:span text:style-name="T17"> ParseWhileStatement(</text:span><text:span text:style-name="T22">ProcedureBuilder</text:span><text:span text:style-name="T17"> pb)</text:span></text:p>
            <text:p text:style-name="P6"><text:s text:c="8"/>{</text:p>
            <text:p text:style-name="P6"/>
            <text:p text:style-name="P6"><text:s text:c="12"/>GetNext();</text:p>
            <text:p text:style-name="P6"/>
            <text:p text:style-name="P8"><text:span text:style-name="T15"><text:s text:c="12"/></text:span><text:span text:style-name="T21">Exp</text:span><text:span text:style-name="T15"> exp = BExpr(pb);</text:span></text:p>
            <text:p text:style-name="P8"><text:span text:style-name="T15"><text:s text:c="12"/></text:span><text:span text:style-name="T18">if</text:span><text:span text:style-name="T15"> (pb.TypeCheck(exp) != </text:span><text:span text:style-name="T21">TYPE_INFO</text:span><text:span text:style-name="T15">.TYPE_BOOL)</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Expects a boolean expression"</text:span><text:span text:style-name="T15">);</text:span></text:p>
            <text:p text:style-name="P6"/>
            <text:p text:style-name="P6"><text:s text:c="12"/>}</text:p>
            <text:p text:style-name="P6"/>
            <text:p text:style-name="P8"><text:span text:style-name="T15"><text:s text:c="12"/></text:span><text:span text:style-name="T21">ArrayList</text:span><text:span text:style-name="T15"> body = StatementList(pb);</text:span></text:p>
            <text:p text:style-name="P8"><text:span text:style-name="T15"><text:s text:c="12"/></text:span><text:span text:style-name="T18">if</text:span><text:span text:style-name="T15"> ((Current_Token != </text:span><text:span text:style-name="T21">TOKEN</text:span><text:span text:style-name="T15">.TOK_WEND))</text:span></text:p>
            <text:p text:style-name="P6"><text:s text:c="12"/>{</text:p>
            <text:p text:style-name="P8"><text:span text:style-name="T15"><text:s text:c="16"/></text:span><text:span text:style-name="T21">CSyntaxErrorLog</text:span><text:span text:style-name="T15">.AddLine(</text:span><text:span text:style-name="T25">"Wend Expected"</text:span><text:span text:style-name="T15">);</text:span></text:p>
            <text:p text:style-name="P8"><text:span text:style-name="T15"><text:s text:c="16"/></text:span><text:span text:style-name="T21">CSyntaxErrorLog</text:span><text:span text:style-name="T15">.AddLine(GetCurrentLine(SaveIndex()));</text:span></text:p>
            <text:p text:style-name="P8"><text:span text:style-name="T15"><text:s text:c="16"/></text:span><text:span text:style-name="T18">throw</text:span><text:span text:style-name="T15"> </text:span><text:span text:style-name="T18">new</text:span><text:span text:style-name="T15"> </text:span><text:span text:style-name="T21">CParserException</text:span><text:span text:style-name="T15">(-100, </text:span><text:span text:style-name="T25">"Wend Expected"</text:span><text:span text:style-name="T15">, SaveIndex());</text:span></text:p>
            <text:p text:style-name="P6"/>
            <text:p text:style-name="P6"><text:s text:c="12"/>}</text:p>
            <text:p text:style-name="P6"/>
            <text:p text:style-name="P6"/>
            <text:p text:style-name="P8"><text:span text:style-name="T15"><text:s text:c="12"/></text:span><text:span text:style-name="T18">return</text:span><text:span text:style-name="T15"> </text:span><text:span text:style-name="T18">new</text:span><text:span text:style-name="T15"> </text:span><text:span text:style-name="T21">WhileStatement</text:span><text:span text:style-name="T15">(exp, body);</text:span></text:p>
            <text:p text:style-name="P6"/>
            <text:p text:style-name="P6"><text:s text:c="8"/>}</text:p>
          </table:table-cell>
        </table:table-row>
      </table:table>
      <text:p text:style-name="P26"/>
      <text:p text:style-name="P26"/>
      <text:p text:style-name="P26">Given below is some sample script and corresponding IL code generated by the compiler....</text:p>
      <text:p text:style-name="P26"/>
      <text:p text:style-name="P26"/>
      <text:p text:style-name="P26">OneToHundred.sl</text:p>
      <text:p text:style-name="P26"/>
      <table:table table:name="Table132" table:style-name="Table132">
        <table:table-column table:style-name="Table132.A"/>
        <table:table-row>
          <table:table-cell table:style-name="Table132.A1" office:value-type="string">
            <text:p text:style-name="P52">///////////////////////////////</text:p>
            <text:p text:style-name="P52">//</text:p>
            <text:p text:style-name="P52">// <text:s/>Program to Generate Numbers from one to 100</text:p>
            <text:p text:style-name="P52">// <text:s/>This Script can be used with Step 6 compiler only</text:p>
            <text:p text:style-name="P52">//</text:p>
            <text:p text:style-name="P52"/>
            <text:p text:style-name="P52"/>
            <text:p text:style-name="P52">// ---------------- Print from 1 to 100 </text:p>
            <text:p text:style-name="P52"><text:soft-page-break/></text:p>
            <text:p text:style-name="P52">NUMERIC I;</text:p>
            <text:p text:style-name="P52"/>
            <text:p text:style-name="P52">I = 0;</text:p>
            <text:p text:style-name="P52"/>
            <text:p text:style-name="P52">WHILE ( I &lt;= 100 )</text:p>
            <text:p text:style-name="P52"><text:s text:c="2"/>PRINTLINE I;</text:p>
            <text:p text:style-name="P52"><text:s text:c="2"/>I = I + 1;</text:p>
            <text:p text:style-name="P52">WEND</text:p>
            <text:p text:style-name="P52"/>
            <text:p text:style-name="P52">//----------------- Print all even numbers</text:p>
            <text:p text:style-name="P52"/>
            <text:p text:style-name="P52">I=0;</text:p>
            <text:p text:style-name="P52"/>
            <text:p text:style-name="P52">WHILE ( I &lt;= 100 )</text:p>
            <text:p text:style-name="P52"><text:s/></text:p>
            <text:p text:style-name="P52"><text:s text:c="3"/>PRINTLINE I;</text:p>
            <text:p text:style-name="P52"><text:s text:c="2"/></text:p>
            <text:p text:style-name="P52"><text:s text:c="3"/>I = I + 2;</text:p>
            <text:p text:style-name="P52"/>
            <text:p text:style-name="P52">WEND</text:p>
            <text:p text:style-name="P52"/>
            <text:p text:style-name="P52">// ----------------- Testing String Comparison</text:p>
            <text:p text:style-name="P52"/>
            <text:p text:style-name="P52">STRING s1;</text:p>
            <text:p text:style-name="P52">STRING s2;</text:p>
            <text:p text:style-name="P52"/>
            <text:p text:style-name="P52">s1="Hello";</text:p>
            <text:p text:style-name="P52">s2="Hell"+"o";</text:p>
            <text:p text:style-name="P52"/>
            <text:p text:style-name="P52">if ( s1 == s2 ) then</text:p>
            <text:p text:style-name="P52"/>
            <text:p text:style-name="P52"><text:s text:c="3"/>PRINTLINE " S1 and S2 are equal ";</text:p>
            <text:p text:style-name="P52"/>
            <text:p text:style-name="P52">endif <text:s text:c="9"/></text:p>
            <text:p text:style-name="P52"/>
            <text:p text:style-name="P52">IF !( s1 &lt;&gt; s2 ) <text:s/>then</text:p>
            <text:p text:style-name="P52"/>
            <text:p text:style-name="P52"><text:s text:c="4"/>PRINTLINE "Tested Logical Not" ;</text:p>
            <text:p text:style-name="P52">endif</text:p>
            <text:p text:style-name="P52"/>
          </table:table-cell>
        </table:table-row>
      </table:table>
      <text:p text:style-name="P26"/>
      <text:p text:style-name="P26">The IL code generated by the compiler is as follows</text:p>
      <text:p text:style-name="P26"/>
      <table:table table:name="Table133" table:style-name="Table133">
        <table:table-column table:style-name="Table133.A"/>
        <table:table-row>
          <table:table-cell table:style-name="Table133.A1" office:value-type="string">
            <text:p text:style-name="P17">.method public static void <text:s/>Main() cil managed</text:p>
            <text:p text:style-name="P18">{</text:p>
            <text:p text:style-name="P18"><text:s text:c="2"/>.entrypoint</text:p>
            <text:p text:style-name="P18"><text:s text:c="2"/>// Code size <text:s text:c="6"/>254 (0xfe)</text:p>
            <text:p text:style-name="P18"><text:s text:c="2"/>.maxstack <text:s/>8</text:p>
            <text:p text:style-name="P18"><text:s text:c="2"/>.locals init (float64 V_0,</text:p>
            <text:p text:style-name="P18"><text:s text:c="11"/>string V_1,</text:p>
            <text:p text:style-name="P18"><text:s text:c="11"/>string V_2)</text:p>
            <text:p text:style-name="P18"><text:s text:c="2"/>IL_0000: <text:s/>ldc.r8 <text:s text:c="4"/>0.0</text:p>
            <text:p text:style-name="P18"><text:s text:c="2"/>IL_0009: <text:s/>stloc.0</text:p>
            <text:p text:style-name="P18"><text:s text:c="2"/>IL_000a: <text:s/>ldloc.0</text:p>
            <text:p text:style-name="P18"><text:s text:c="2"/>IL_000b: <text:s/>ldc.r8 <text:s text:c="4"/>100.</text:p>
            <text:p text:style-name="P18"><text:s text:c="2"/>IL_0014: <text:s/>cgt</text:p>
            <text:p text:style-name="P18"><text:soft-page-break/><text:s text:c="2"/>IL_0016: <text:s/>ldc.i4 <text:s text:c="4"/>0x0</text:p>
            <text:p text:style-name="P18"><text:s text:c="2"/>IL_001b: <text:s/>ceq</text:p>
            <text:p text:style-name="P18"><text:s text:c="2"/>IL_001d: <text:s/>ldc.i4 <text:s text:c="4"/>0x1</text:p>
            <text:p text:style-name="P18"><text:s text:c="2"/>IL_0022: <text:s/>ceq</text:p>
            <text:p text:style-name="P18"><text:s text:c="2"/>IL_0024: <text:s/>brfalse <text:s text:c="3"/>IL_0040</text:p>
            <text:p text:style-name="P18"><text:s text:c="2"/>IL_0029: <text:s/>ldloc.0</text:p>
            <text:p text:style-name="P18"><text:s text:c="2"/>IL_002a: <text:s/>call <text:s text:c="6"/>void [mscorlib]System.Console::WriteLine(float64)</text:p>
            <text:p text:style-name="P18"><text:s text:c="2"/>IL_002f: <text:s/>ldloc.0</text:p>
            <text:p text:style-name="P18"><text:s text:c="2"/>IL_0030: <text:s/>ldc.r8 <text:s text:c="4"/>1.</text:p>
            <text:p text:style-name="P18"><text:s text:c="2"/>IL_0039: <text:s/>add</text:p>
            <text:p text:style-name="P18"><text:s text:c="2"/>IL_003a: <text:s/>stloc.0</text:p>
            <text:p text:style-name="P18"><text:s text:c="2"/>IL_003b: <text:s/>br <text:s text:c="8"/>IL_000a</text:p>
            <text:p text:style-name="P18"><text:s text:c="2"/>IL_0040: <text:s/>ldc.r8 <text:s text:c="4"/>0.0</text:p>
            <text:p text:style-name="P18"><text:s text:c="2"/>IL_0049: <text:s/>stloc.0</text:p>
            <text:p text:style-name="P18"><text:s text:c="2"/>IL_004a: <text:s/>ldloc.0</text:p>
            <text:p text:style-name="P18"><text:s text:c="2"/>IL_004b: <text:s/>ldc.r8 <text:s text:c="4"/>100.</text:p>
            <text:p text:style-name="P18"><text:s text:c="2"/>IL_0054: <text:s/>cgt</text:p>
            <text:p text:style-name="P18"><text:s text:c="2"/>IL_0056: <text:s/>ldc.i4 <text:s text:c="4"/>0x0</text:p>
            <text:p text:style-name="P18"><text:s text:c="2"/>IL_005b: <text:s/>ceq</text:p>
            <text:p text:style-name="P18"><text:s text:c="2"/>IL_005d: <text:s/>ldc.i4 <text:s text:c="4"/>0x1</text:p>
            <text:p text:style-name="P18"><text:s text:c="2"/>IL_0062: <text:s/>ceq</text:p>
            <text:p text:style-name="P18"><text:s text:c="2"/>IL_0064: <text:s/>brfalse <text:s text:c="3"/>IL_0080</text:p>
            <text:p text:style-name="P18"><text:s text:c="2"/>IL_0069: <text:s/>ldloc.0</text:p>
            <text:p text:style-name="P18"><text:s text:c="2"/>IL_006a: <text:s/>call <text:s text:c="6"/>void [mscorlib]System.Console::WriteLine(float64)</text:p>
            <text:p text:style-name="P18"><text:s text:c="2"/>IL_006f: <text:s/>ldloc.0</text:p>
            <text:p text:style-name="P18"><text:s text:c="2"/>IL_0070: <text:s/>ldc.r8 <text:s text:c="4"/>2.</text:p>
            <text:p text:style-name="P18"><text:s text:c="2"/>IL_0079: <text:s/>add</text:p>
            <text:p text:style-name="P18"><text:s text:c="2"/>IL_007a: <text:s/>stloc.0</text:p>
            <text:p text:style-name="P18"><text:s text:c="2"/>IL_007b: <text:s/>br <text:s text:c="8"/>IL_004a</text:p>
            <text:p text:style-name="P18"><text:s text:c="2"/>IL_0080: <text:s/>ldstr <text:s text:c="5"/>"Hello"</text:p>
            <text:p text:style-name="P18"><text:s text:c="2"/>IL_0085: <text:s/>stloc.1</text:p>
            <text:p text:style-name="P18"><text:s text:c="2"/>IL_0086: <text:s/>ldstr <text:s text:c="5"/>"Hell"</text:p>
            <text:p text:style-name="P18"><text:s text:c="2"/>IL_008b: <text:s/>ldstr <text:s text:c="5"/>"o"</text:p>
            <text:p text:style-name="P18"><text:s text:c="2"/>IL_0090: <text:s/>call <text:s text:c="6"/>string [mscorlib]System.String::Concat(string,</text:p>
            <text:p text:style-name="P18"><text:s text:c="62"/>string)</text:p>
            <text:p text:style-name="P18"><text:s text:c="2"/>IL_0095: <text:s/>stloc.2</text:p>
            <text:p text:style-name="P18"><text:s text:c="2"/>IL_0096: <text:s/>ldloc.1</text:p>
            <text:p text:style-name="P18"><text:s text:c="2"/>IL_0097: <text:s/>ldloc.2</text:p>
            <text:p text:style-name="P18"><text:s text:c="2"/>IL_0098: <text:s/>call <text:s text:c="6"/>int32 [mscorlib]System.String::Compare(string,</text:p>
            <text:p text:style-name="P18"><text:s text:c="62"/>string)</text:p>
            <text:p text:style-name="P18"><text:s text:c="2"/>IL_009d: <text:s/>ldc.i4 <text:s text:c="4"/>0x0</text:p>
            <text:p text:style-name="P18"><text:s text:c="2"/>IL_00a2: <text:s/>ceq</text:p>
            <text:p text:style-name="P18"><text:s text:c="2"/>IL_00a4: <text:s/>ldc.i4 <text:s text:c="4"/>0x1</text:p>
            <text:p text:style-name="P18"><text:s text:c="2"/>IL_00a9: <text:s/>ceq</text:p>
            <text:p text:style-name="P18"><text:s text:c="2"/>IL_00ab: <text:s/>brfalse <text:s text:c="3"/>IL_00bf</text:p>
            <text:p text:style-name="P18"><text:s text:c="2"/>IL_00b0: <text:s/>ldstr <text:s text:c="5"/>" S1 and S2 are equal "</text:p>
            <text:p text:style-name="P18"><text:s text:c="2"/>IL_00b5: <text:s/>call <text:s text:c="6"/>void [mscorlib]System.Console::WriteLine(string)</text:p>
            <text:p text:style-name="P18"><text:s text:c="2"/>IL_00ba: <text:s/>br <text:s text:c="8"/>IL_00bf</text:p>
            <text:p text:style-name="P18"><text:s text:c="2"/>IL_00bf: <text:s/>ldloc.1</text:p>
            <text:p text:style-name="P18"><text:s text:c="2"/>IL_00c0: <text:s/>ldloc.2</text:p>
            <text:p text:style-name="P18"><text:s text:c="2"/>IL_00c1: <text:s/>call <text:s text:c="6"/>int32 [mscorlib]System.String::Compare(string,</text:p>
            <text:p text:style-name="P18"><text:s text:c="62"/>string)</text:p>
            <text:p text:style-name="P18"><text:s text:c="2"/>IL_00c6: <text:s/>ldc.i4 <text:s text:c="4"/>0x0</text:p>
            <text:p text:style-name="P18"><text:s text:c="2"/>IL_00cb: <text:s/>ceq</text:p>
            <text:p text:style-name="P18"><text:soft-page-break/><text:s text:c="2"/>IL_00cd: <text:s/>ldc.i4 <text:s text:c="4"/>0x0</text:p>
            <text:p text:style-name="P18"><text:s text:c="2"/>IL_00d2: <text:s/>ceq</text:p>
            <text:p text:style-name="P18"><text:s text:c="2"/>IL_00d4: <text:s/>ldc.i4 <text:s text:c="4"/>0x1</text:p>
            <text:p text:style-name="P18"><text:s text:c="2"/>IL_00d9: <text:s/>ceq</text:p>
            <text:p text:style-name="P18"><text:s text:c="2"/>IL_00db: <text:s/>ldc.i4 <text:s text:c="4"/>0x0</text:p>
            <text:p text:style-name="P18"><text:s text:c="2"/>IL_00e0: <text:s/>ceq</text:p>
            <text:p text:style-name="P18"><text:s text:c="2"/>IL_00e2: <text:s/>ldc.i4 <text:s text:c="4"/>0x1</text:p>
            <text:p text:style-name="P18"><text:s text:c="2"/>IL_00e7: <text:s/>ceq</text:p>
            <text:p text:style-name="P18"><text:s text:c="2"/>IL_00e9: <text:s/>brfalse <text:s text:c="3"/>IL_00fd</text:p>
            <text:p text:style-name="P18"><text:s text:c="2"/>IL_00ee: <text:s/>ldstr <text:s text:c="5"/>"Tested Logical Not"</text:p>
            <text:p text:style-name="P18"><text:s text:c="2"/>IL_00f3: <text:s/>call <text:s text:c="6"/>void [mscorlib]System.Console::WriteLine(string)</text:p>
            <text:p text:style-name="P18"><text:s text:c="2"/>IL_00f8: <text:s/>br <text:s text:c="8"/>IL_00fd</text:p>
            <text:p text:style-name="P18"><text:s text:c="2"/>IL_00fd: <text:s/>ret</text:p>
            <text:p text:style-name="P18">} // end of method MainClass::Main</text:p>
            <text:p text:style-name="P18"/>
            <text:p text:style-name="P52"/>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3"><text:s text:c="64"/><text:span text:style-name="T2"><text:s/></text:span><text:s text:c="8"/><text:span text:style-name="T2"><text:s/>SLANG4.NET</text:span></text:p>
      <text:p text:style-name="P3"/>
      <text:p text:style-name="P3"><text:s text:c="60"/><text:a xlink:type="simple" xlink:href="http://slangfordotnet.codeplex.com/">http://slangfordotnet.codeplex.com</text:a></text:p>
      <text:p text:style-name="P3"><text:span text:style-name="T2"/></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7</text:p>
      <text:p text:style-name="P3"/>
      <text:p text:style-name="P23"><text:s text:c="69"/>Version 0.1</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text:s text:c="74"/><text:span text:style-name="T3">FUNCTIONS</text:span></text:p>
      <text:p text:style-name="P28"/>
      <text:p text:style-name="P29">This step will support Sub routine call. This will make the language useful for doing some tasks which were diffcult to acheive earlier. <text:s/></text:p>
      <text:p text:style-name="P29"/>
      <text:p text:style-name="P29">The Grammar for Function is </text:p>
      <text:p text:style-name="P29"/>
      <text:p text:style-name="P29"/>
      <table:table table:name="Table134" table:style-name="Table134">
        <table:table-column table:style-name="Table134.A"/>
        <table:table-row>
          <table:table-cell table:style-name="Table134.A1" office:value-type="string">
            <text:p text:style-name="P53">&lt;Module&gt; ::= <text:s/>{&lt;Procedure&gt;}+; <text:s text:c="2"/></text:p>
            <text:p text:style-name="P53">&lt;Procedure&gt;::= <text:s/>FUNCTION &lt;type&gt; func_name ‘(‘ arglist ‘)’ </text:p>
            <text:p text:style-name="P53"><text:s text:c="24"/>&lt;stmts&gt;</text:p>
            <text:p text:style-name="P53"><text:s text:c="16"/>END</text:p>
            <text:p text:style-name="P53">&lt;type&gt; := NUMERIC | STRING | BOOLEAN </text:p>
            <text:p text:style-name="P53"/>
            <text:p text:style-name="P53">arglist ::= <text:s text:c="2"/>'(' {} ')' | '(' &lt;type&gt; arg_name <text:s/>[, arglist ] ')'</text:p>
          </table:table-cell>
        </table:table-row>
      </table:table>
      <text:p text:style-name="P29"/>
      <text:p text:style-name="P29"/>
      <text:p text:style-name="P29">We need to add one more class to Stmt hierarchy. The purpose is to implment the Return Value.</text:p>
      <text:p text:style-name="P29"/>
      <text:p text:style-name="P29">&lt;retstmt&gt; := Return &lt;expr&gt;;</text:p>
      <text:p text:style-name="P29"/>
      <table:table table:name="Table135" table:style-name="Table135">
        <table:table-column table:style-name="Table135.A"/>
        <table:table-row>
          <table:table-cell table:style-name="Table135.A1" office:value-type="string">
            <text:p text:style-name="P4"><text:span text:style-name="T4"><text:s text:c="2"/></text:span><text:span text:style-name="T18">class</text:span><text:span text:style-name="T15"> </text:span><text:span text:style-name="T21">ReturnStatement</text:span><text:span text:style-name="T15"> : </text:span><text:span text:style-name="T21">Stmt</text:span></text:p>
            <text:p text:style-name="P6"><text:s text:c="4"/>{</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Exp</text:span><text:span text:style-name="T15"> m_e1;</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18">private</text:span><text:span text:style-name="T15"> </text:span><text:span text:style-name="T21">SYMBOL_INFO</text:span><text:span text:style-name="T15"> inf = </text:span><text:span text:style-name="T18">null</text:span><text:span text:style-name="T15">;</text:span></text:p>
            <text:p text:style-name="P6"/>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e1"&gt;&lt;/param&gt;</text:span></text:p>
            <text:p text:style-name="P8"><text:span text:style-name="T15"><text:s text:c="8"/></text:span><text:span text:style-name="T18">public</text:span><text:span text:style-name="T15"> ReturnStatement(</text:span><text:span text:style-name="T21">Exp</text:span><text:span text:style-name="T15"> e1)</text:span></text:p>
            <text:p text:style-name="P6"><text:s text:c="8"/>{</text:p>
            <text:p text:style-name="P6"><text:s text:c="12"/>m_e1 = e1;</text:p>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oft-page-break/><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21">SYMBOL_INFO</text:span><text:span text:style-name="T15"> Execute(</text:span><text:span text:style-name="T21">RUNTIME_CONTEXT</text:span><text:span text:style-name="T15"> cont)</text:span></text:p>
            <text:p text:style-name="P6"><text:s text:c="8"/>{</text:p>
            <text:p text:style-name="P8"><text:span text:style-name="T15"><text:s text:c="12"/>inf = (m_e1 == </text:span><text:span text:style-name="T18">null</text:span><text:span text:style-name="T15">) ? </text:span><text:span text:style-name="T18">null</text:span><text:span text:style-name="T15"> : m_e1.Evaluate(cont);</text:span></text:p>
            <text:p text:style-name="P8"><text:span text:style-name="T15"><text:s text:c="12"/></text:span><text:span text:style-name="T18">return</text:span><text:span text:style-name="T15"> inf;</text:span></text:p>
            <text:p text:style-name="P6"/>
            <text:p text:style-name="P6"><text:s text:c="8"/>}</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cont"&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18">override</text:span><text:span text:style-name="T15"> </text:span><text:span text:style-name="T18">bool</text:span><text:span text:style-name="T15"> Compile(</text:span><text:span text:style-name="T21">DNET_EXECUTABLE_GENERATION_CONTEXT</text:span><text:span text:style-name="T15"> cont)</text:span></text:p>
            <text:p text:style-name="P6"><text:s text:c="8"/>{</text:p>
            <text:p text:style-name="P8"><text:span text:style-name="T15"><text:s text:c="12"/></text:span><text:span text:style-name="T18">if</text:span><text:span text:style-name="T15"> (m_e1 != </text:span><text:span text:style-name="T18">null</text:span><text:span text:style-name="T15">)</text:span></text:p>
            <text:p text:style-name="P6"><text:s text:c="12"/>{</text:p>
            <text:p text:style-name="P6"><text:s text:c="16"/>m_e1.Compile(cont);</text:p>
            <text:p text:style-name="P6"><text:s text:c="12"/>}</text:p>
            <text:p text:style-name="P8"><text:span text:style-name="T15"><text:s text:c="12"/>cont.CodeOutput.Emit(</text:span><text:span text:style-name="T21">OpCodes</text:span><text:span text:style-name="T15">.Ret);</text:span></text:p>
            <text:p text:style-name="P8"><text:span text:style-name="T15"><text:s text:c="12"/></text:span><text:span text:style-name="T18">return</text:span><text:span text:style-name="T15"> </text:span><text:span text:style-name="T18">true</text:span><text:span text:style-name="T15">;</text:span></text:p>
            <text:p text:style-name="P6"><text:s text:c="8"/>}</text:p>
            <text:p text:style-name="P6"/>
            <text:p text:style-name="P6"><text:s text:c="4"/>}</text:p>
          </table:table-cell>
        </table:table-row>
      </table:table>
      <text:p text:style-name="P29"/>
      <text:p text:style-name="P29">We need to Add an additional node to Exp class heirarchy to model Function call. </text:p>
      <text:p text:style-name="P29"/>
      <table:table table:name="Table138" table:style-name="Table138">
        <table:table-column table:style-name="Table138.A"/>
        <table:table-row>
          <table:table-cell table:style-name="Table138.A1" office:value-type="string">
            <text:p text:style-name="P4"><text:span text:style-name="T4"><text:s/></text:span><text:span text:style-name="T6">///</text:span><text:span text:style-name="T11"> </text:span><text:span text:style-name="T6">&lt;summary&gt;</text:span></text:p>
            <text:p text:style-name="P8"><text:span text:style-name="T15"><text:s text:c="4"/></text:span><text:span text:style-name="T6">///</text:span><text:span text:style-name="T11"> <text:s text:c="3"/>The node to model Function Call </text:span></text:p>
            <text:p text:style-name="P8"><text:span text:style-name="T15"><text:s text:c="4"/></text:span><text:span text:style-name="T6">///</text:span><text:span text:style-name="T11"> <text:s text:c="3"/>in the Expression hierarchy...</text:span></text:p>
            <text:p text:style-name="P8"><text:span text:style-name="T15"><text:s text:c="4"/></text:span><text:span text:style-name="T6">///</text:span><text:span text:style-name="T11"> </text:span><text:span text:style-name="T6">&lt;/summary&gt;</text:span></text:p>
            <text:p text:style-name="P8"><text:span text:style-name="T15"><text:s text:c="3"/></text:span><text:span text:style-name="T18">class</text:span><text:span text:style-name="T15"> </text:span><text:span text:style-name="T21">CallExp</text:span><text:span text:style-name="T15"> : </text:span><text:span text:style-name="T21">Exp</text:span></text:p>
            <text:p text:style-name="P6"><text:s text:c="3"/>{</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Procedure Object</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Procedure</text:span><text:span text:style-name="T15"> m_proc;</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2"/>ArrayList of Actuals</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ArrayList</text:span><text:span text:style-name="T15"> m_actuals;</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procedure name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string</text:span><text:span text:style-name="T15"> _procnam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Is it <text:s/>a Recursive Call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18">bool</text:span><text:span text:style-name="T15"> _isrecurse;</text:span></text:p>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Return type of the Function</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21">TYPE_INFO</text:span><text:span text:style-name="T15"> _typ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Ctor to be called when we make a ordinary</text:span></text:p>
            <text:p text:style-name="P8"><text:span text:style-name="T15"><text:s text:c="7"/></text:span><text:span text:style-name="T6">///</text:span><text:span text:style-name="T11"> <text:s text:c="3"/>subroutine call</text:span></text:p>
            <text:p text:style-name="P8"><text:span text:style-name="T15"><text:s text:c="7"/></text:span><text:span text:style-name="T6">///</text:span><text:span text:style-name="T11"> </text:span><text:span text:style-name="T6">&lt;/summary&gt;</text:span></text:p>
            <text:p text:style-name="P8"><text:soft-page-break/><text:span text:style-name="T15"><text:s text:c="7"/></text:span><text:span text:style-name="T6">///</text:span><text:span text:style-name="T11"> </text:span><text:span text:style-name="T6">&lt;param name="proc"&gt;&lt;/param&gt;</text:span></text:p>
            <text:p text:style-name="P8"><text:span text:style-name="T15"><text:s text:c="7"/></text:span><text:span text:style-name="T6">///</text:span><text:span text:style-name="T11"> </text:span><text:span text:style-name="T6">&lt;param name="actuals"&gt;&lt;/param&gt;</text:span></text:p>
            <text:p text:style-name="P8"><text:span text:style-name="T15"><text:s text:c="7"/></text:span><text:span text:style-name="T18">public</text:span><text:span text:style-name="T15"> CallExp(</text:span><text:span text:style-name="T21">Procedure</text:span><text:span text:style-name="T15"> proc, </text:span><text:span text:style-name="T21">ArrayList</text:span><text:span text:style-name="T15"> actuals)</text:span></text:p>
            <text:p text:style-name="P6"><text:s text:c="7"/>{</text:p>
            <text:p text:style-name="P6"><text:s text:c="11"/>m_proc = proc;</text:p>
            <text:p text:style-name="P6"><text:s text:c="11"/>m_actuals = actuals;</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 text:c="3"/>Ctor to implement Recursive sub routine</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name"&gt;&lt;/param&gt;</text:span></text:p>
            <text:p text:style-name="P8"><text:span text:style-name="T15"><text:s text:c="7"/></text:span><text:span text:style-name="T6">///</text:span><text:span text:style-name="T11"> </text:span><text:span text:style-name="T6">&lt;param name="recurse"&gt;&lt;/param&gt;</text:span></text:p>
            <text:p text:style-name="P8"><text:span text:style-name="T15"><text:s text:c="7"/></text:span><text:span text:style-name="T6">///</text:span><text:span text:style-name="T11"> </text:span><text:span text:style-name="T6">&lt;param name="actuals"&gt;&lt;/param&gt;</text:span></text:p>
            <text:p text:style-name="P8"><text:span text:style-name="T15"><text:s text:c="7"/></text:span><text:span text:style-name="T18">public</text:span><text:span text:style-name="T15"> CallExp(</text:span><text:span text:style-name="T18">string</text:span><text:span text:style-name="T15"> name, </text:span><text:span text:style-name="T18">bool</text:span><text:span text:style-name="T15"> recurse, </text:span><text:span text:style-name="T21">ArrayList</text:span><text:span text:style-name="T15"> actuals)</text:span></text:p>
            <text:p text:style-name="P6"><text:s text:c="7"/>{</text:p>
            <text:p text:style-name="P6"><text:s text:c="11"/>_procname = name;</text:p>
            <text:p text:style-name="P8"><text:span text:style-name="T15"><text:s text:c="11"/></text:span><text:span text:style-name="T18">if</text:span><text:span text:style-name="T15"> (recurse)</text:span></text:p>
            <text:p text:style-name="P8"><text:span text:style-name="T15"><text:s text:c="15"/>_isrecurse = </text:span><text:span text:style-name="T18">true</text:span><text:span text:style-name="T15">;</text:span></text:p>
            <text:p text:style-name="P6"/>
            <text:p text:style-name="P6"><text:s text:c="11"/>m_actuals = actuals;</text:p>
            <text:p text:style-name="P8"><text:span text:style-name="T15"><text:s text:c="11"/></text:span><text:span text:style-name="T11">//</text:span></text:p>
            <text:p text:style-name="P8"><text:span text:style-name="T15"><text:s text:c="11"/></text:span><text:span text:style-name="T11">// For a recursive call Procedure Address will be null</text:span></text:p>
            <text:p text:style-name="P8"><text:span text:style-name="T15"><text:s text:c="11"/></text:span><text:span text:style-name="T11">// During the interpretation time we will resolve the </text:span></text:p>
            <text:p text:style-name="P8"><text:span text:style-name="T15"><text:s text:c="11"/></text:span><text:span text:style-name="T11">// call by look up...</text:span></text:p>
            <text:p text:style-name="P8"><text:span text:style-name="T15"><text:s text:c="11"/></text:span><text:span text:style-name="T11">// <text:s text:c="3"/>m_proc = cont.GetProgram().Find(_procname);</text:span></text:p>
            <text:p text:style-name="P8"><text:span text:style-name="T15"><text:s text:c="11"/></text:span><text:span text:style-name="T11">// This is a hack for implementing one pass compiler</text:span></text:p>
            <text:p text:style-name="P8"><text:span text:style-name="T15"><text:s text:c="11"/>m_proc = </text:span><text:span text:style-name="T18">null</text:span><text:span text:style-name="T15">;</text:span></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SYMBOL_INFO</text:span><text:span text:style-name="T15"> Evaluate(</text:span><text:span text:style-name="T21">RUNTIME_CONTEXT</text:span><text:span text:style-name="T15"> cont)</text:span></text:p>
            <text:p text:style-name="P6"><text:s text:c="7"/>{</text:p>
            <text:p text:style-name="P8"><text:span text:style-name="T15"><text:s text:c="11"/></text:span><text:span text:style-name="T18">if</text:span><text:span text:style-name="T15"> (m_proc != </text:span><text:span text:style-name="T18">null</text:span><text:span text:style-name="T15">)</text:span></text:p>
            <text:p text:style-name="P6"><text:s text:c="11"/>{</text:p>
            <text:p text:style-name="P8"><text:span text:style-name="T15"><text:s text:c="15"/></text:span><text:span text:style-name="T11">//</text:span></text:p>
            <text:p text:style-name="P8"><text:span text:style-name="T15"><text:s text:c="15"/></text:span><text:span text:style-name="T11">// This is a Ordinary Function Call</text:span></text:p>
            <text:p text:style-name="P8"><text:span text:style-name="T15"><text:s text:c="15"/></text:span><text:span text:style-name="T11">//</text:span></text:p>
            <text:p text:style-name="P8"><text:span text:style-name="T15"><text:s text:c="15"/></text:span><text:span text:style-name="T11">//</text:span></text:p>
            <text:p text:style-name="P8"><text:span text:style-name="T15"><text:s text:c="15"/></text:span><text:span text:style-name="T21">RUNTIME_CONTEXT</text:span><text:span text:style-name="T15"> ctx = </text:span><text:span text:style-name="T18">new</text:span><text:span text:style-name="T15"> </text:span><text:span text:style-name="T21">RUNTIME_CONTEXT</text:span><text:span text:style-name="T15">(cont.GetProgram());</text:span></text:p>
            <text:p text:style-name="P6"/>
            <text:p text:style-name="P8"><text:span text:style-name="T15"><text:s text:c="15"/></text:span><text:span text:style-name="T21">ArrayList</text:span><text:span text:style-name="T15"> lst = </text:span><text:span text:style-name="T18">new</text:span><text:span text:style-name="T15"> </text:span><text:span text:style-name="T21">ArrayList</text:span><text:span text:style-name="T15">();</text:span></text:p>
            <text:p text:style-name="P6"/>
            <text:p text:style-name="P8"><text:span text:style-name="T15"><text:s text:c="15"/></text:span><text:span text:style-name="T18">foreach</text:span><text:span text:style-name="T15"> (</text:span><text:span text:style-name="T21">Exp</text:span><text:span text:style-name="T15"> ex </text:span><text:span text:style-name="T18">in</text:span><text:span text:style-name="T15"> m_actuals)</text:span></text:p>
            <text:p text:style-name="P6"><text:s text:c="15"/>{</text:p>
            <text:p text:style-name="P6"><text:s text:c="19"/>lst.Add(ex.Evaluate(cont));</text:p>
            <text:p text:style-name="P6"><text:s text:c="15"/>}</text:p>
            <text:p text:style-name="P6"/>
            <text:p text:style-name="P8"><text:span text:style-name="T15"><text:s text:c="15"/></text:span><text:span text:style-name="T18">return</text:span><text:span text:style-name="T15"> m_proc.Execute(ctx, lst);</text:span></text:p>
            <text:p text:style-name="P6"/>
            <text:p text:style-name="P6"><text:s text:c="11"/>}</text:p>
            <text:p text:style-name="P8"><text:span text:style-name="T15"><text:s text:c="11"/></text:span><text:span text:style-name="T18">else</text:span></text:p>
            <text:p text:style-name="P6"><text:s text:c="11"/>{</text:p>
            <text:p text:style-name="P8"><text:span text:style-name="T15"><text:s text:c="15"/></text:span><text:span text:style-name="T11">// Recursive function call...by the time we </text:span></text:p>
            <text:p text:style-name="P8"><text:span text:style-name="T15"><text:s text:c="15"/></text:span><text:span text:style-name="T11">// reach here..whole program has already been </text:span></text:p>
            <text:p text:style-name="P8"><text:span text:style-name="T15"><text:s text:c="15"/></text:span><text:span text:style-name="T11">// parsed. Lookup the Function name table and </text:span></text:p>
            <text:p text:style-name="P8"><text:soft-page-break/><text:span text:style-name="T15"><text:s text:c="15"/></text:span><text:span text:style-name="T11">// resolve the Address</text:span></text:p>
            <text:p text:style-name="P8"><text:span text:style-name="T15"><text:s text:c="15"/></text:span><text:span text:style-name="T11">//</text:span></text:p>
            <text:p text:style-name="P8"><text:span text:style-name="T15"><text:s text:c="15"/></text:span><text:span text:style-name="T11">//</text:span></text:p>
            <text:p text:style-name="P6"><text:s text:c="15"/>m_proc = cont.GetProgram().Find(_procname);</text:p>
            <text:p text:style-name="P8"><text:span text:style-name="T15"><text:s text:c="15"/></text:span><text:span text:style-name="T21">RUNTIME_CONTEXT</text:span><text:span text:style-name="T15"> ctx = </text:span><text:span text:style-name="T18">new</text:span><text:span text:style-name="T15"> </text:span><text:span text:style-name="T21">RUNTIME_CONTEXT</text:span><text:span text:style-name="T15">(cont.GetProgram());</text:span></text:p>
            <text:p text:style-name="P8"><text:span text:style-name="T15"><text:s text:c="15"/></text:span><text:span text:style-name="T21">ArrayList</text:span><text:span text:style-name="T15"> lst = </text:span><text:span text:style-name="T18">new</text:span><text:span text:style-name="T15"> </text:span><text:span text:style-name="T21">ArrayList</text:span><text:span text:style-name="T15">();</text:span></text:p>
            <text:p text:style-name="P6"/>
            <text:p text:style-name="P8"><text:span text:style-name="T15"><text:s text:c="15"/></text:span><text:span text:style-name="T18">foreach</text:span><text:span text:style-name="T15"> (</text:span><text:span text:style-name="T21">Exp</text:span><text:span text:style-name="T15"> ex </text:span><text:span text:style-name="T18">in</text:span><text:span text:style-name="T15"> m_actuals)</text:span></text:p>
            <text:p text:style-name="P6"><text:s text:c="15"/>{</text:p>
            <text:p text:style-name="P6"><text:s text:c="19"/>lst.Add(ex.Evaluate(cont));</text:p>
            <text:p text:style-name="P6"><text:s text:c="15"/>}</text:p>
            <text:p text:style-name="P6"/>
            <text:p text:style-name="P8"><text:span text:style-name="T15"><text:s text:c="15"/></text:span><text:span text:style-name="T18">return</text:span><text:span text:style-name="T15"> m_proc.Execute(ctx, lst);</text:span></text:p>
            <text:p text:style-name="P6"/>
            <text:p text:style-name="P6"/>
            <text:p text:style-name="P6"><text:s text:c="11"/>}</text:p>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TypeCheck(</text:span><text:span text:style-name="T21">COMPILATION_CONTEXT</text:span><text:span text:style-name="T15"> cont)</text:span></text:p>
            <text:p text:style-name="P6"><text:s text:c="7"/>{</text:p>
            <text:p text:style-name="P8"><text:span text:style-name="T15"><text:s text:c="11"/></text:span><text:span text:style-name="T18">if</text:span><text:span text:style-name="T15"> (m_proc != </text:span><text:span text:style-name="T18">null</text:span><text:span text:style-name="T15">)</text:span></text:p>
            <text:p text:style-name="P6"><text:s text:c="11"/>{</text:p>
            <text:p text:style-name="P6"><text:s text:c="15"/>_type = m_proc.TypeCheck(cont);</text:p>
            <text:p text:style-name="P6"/>
            <text:p text:style-name="P6"><text:s text:c="11"/>}</text:p>
            <text:p text:style-name="P6"/>
            <text:p text:style-name="P8"><text:span text:style-name="T15"><text:s text:c="11"/></text:span><text:span text:style-name="T18">return</text:span><text:span text:style-name="T15"> _type;</text:span></text:p>
            <text:p text:style-name="P6"/>
            <text:p text:style-name="P6"><text:s text:c="7"/>}</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21">TYPE_INFO</text:span><text:span text:style-name="T15"> get_type()</text:span></text:p>
            <text:p text:style-name="P6"><text:s text:c="7"/>{</text:p>
            <text:p text:style-name="P8"><text:span text:style-name="T15"><text:s text:c="11"/></text:span><text:span text:style-name="T18">return</text:span><text:span text:style-name="T15"> _type;</text:span></text:p>
            <text:p text:style-name="P6"><text:s text:c="7"/>}</text:p>
            <text:p text:style-name="P6"/>
            <text:p text:style-name="P6"/>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p>
            <text:p text:style-name="P8"><text:span text:style-name="T15"><text:s text:c="7"/></text:span><text:span text:style-name="T6">///</text:span><text:span text:style-name="T11"> </text:span><text:span text:style-name="T6">&lt;/summary&gt;</text:span></text:p>
            <text:p text:style-name="P8"><text:span text:style-name="T15"><text:s text:c="7"/></text:span><text:span text:style-name="T6">///</text:span><text:span text:style-name="T11"> </text:span><text:span text:style-name="T6">&lt;param name="cont"&gt;&lt;/param&gt;</text:span></text:p>
            <text:p text:style-name="P8"><text:span text:style-name="T15"><text:s text:c="7"/></text:span><text:span text:style-name="T6">///</text:span><text:span text:style-name="T11"> </text:span><text:span text:style-name="T6">&lt;returns&gt;&lt;/returns&gt;</text:span></text:p>
            <text:p text:style-name="P8"><text:span text:style-name="T15"><text:s text:c="7"/></text:span><text:span text:style-name="T18">public</text:span><text:span text:style-name="T15"> </text:span><text:span text:style-name="T18">override</text:span><text:span text:style-name="T15"> </text:span><text:span text:style-name="T18">bool</text:span><text:span text:style-name="T15"> Compile(</text:span><text:span text:style-name="T21">DNET_EXECUTABLE_GENERATION_CONTEXT</text:span><text:span text:style-name="T15"> cont)</text:span></text:p>
            <text:p text:style-name="P6"><text:s text:c="7"/>{</text:p>
            <text:p text:style-name="P6"/>
            <text:p text:style-name="P8"><text:span text:style-name="T15"><text:s text:c="11"/></text:span><text:span text:style-name="T18">if</text:span><text:span text:style-name="T15"> (m_proc == </text:span><text:span text:style-name="T18">null</text:span><text:span text:style-name="T15">)</text:span></text:p>
            <text:p text:style-name="P6"><text:s text:c="11"/>{</text:p>
            <text:p text:style-name="P8"><text:span text:style-name="T15"><text:s text:c="15"/></text:span><text:span text:style-name="T11">// if it is <text:s/>a recursive call..</text:span></text:p>
            <text:p text:style-name="P8"><text:span text:style-name="T15"><text:s text:c="15"/></text:span><text:span text:style-name="T11">// resolve the address...</text:span></text:p>
            <text:p text:style-name="P6"><text:s text:c="15"/>m_proc = cont.GetProgram().Find(_procname);</text:p>
            <text:p text:style-name="P6"><text:s text:c="11"/>}</text:p>
            <text:p text:style-name="P6"/>
            <text:p text:style-name="P8"><text:soft-page-break/><text:span text:style-name="T15"><text:s text:c="11"/></text:span><text:span text:style-name="T18">string</text:span><text:span text:style-name="T15"> name = m_proc.Name;</text:span></text:p>
            <text:p text:style-name="P6"/>
            <text:p text:style-name="P6"/>
            <text:p text:style-name="P8"><text:span text:style-name="T15"><text:s text:c="11"/></text:span><text:span text:style-name="T21">TModule</text:span><text:span text:style-name="T15"> str = cont.GetProgram();</text:span></text:p>
            <text:p text:style-name="P8"><text:span text:style-name="T15"><text:s text:c="11"/></text:span><text:span text:style-name="T21">MethodBuilder</text:span><text:span text:style-name="T15"> bld = str._get_entry_point(name);</text:span></text:p>
            <text:p text:style-name="P6"/>
            <text:p text:style-name="P8"><text:span text:style-name="T15"><text:s text:c="11"/></text:span><text:span text:style-name="T18">foreach</text:span><text:span text:style-name="T15"> (</text:span><text:span text:style-name="T21">Exp</text:span><text:span text:style-name="T15"> ex </text:span><text:span text:style-name="T18">in</text:span><text:span text:style-name="T15"> m_actuals)</text:span></text:p>
            <text:p text:style-name="P6"><text:s text:c="11"/>{</text:p>
            <text:p text:style-name="P6"><text:s text:c="15"/>ex.Compile(cont);</text:p>
            <text:p text:style-name="P6"><text:s text:c="11"/>}</text:p>
            <text:p text:style-name="P8"><text:span text:style-name="T15"><text:s text:c="11"/>cont.CodeOutput.Emit(</text:span><text:span text:style-name="T21">OpCodes</text:span><text:span text:style-name="T15">.Call, bld);</text:span></text:p>
            <text:p text:style-name="P8"><text:span text:style-name="T15"><text:s text:c="11"/></text:span><text:span text:style-name="T18">return</text:span><text:span text:style-name="T15"> </text:span><text:span text:style-name="T18">true</text:span><text:span text:style-name="T15">;</text:span></text:p>
            <text:p text:style-name="P6"><text:s text:c="7"/>}</text:p>
            <text:p text:style-name="P6"/>
            <text:p text:style-name="P6"/>
            <text:p text:style-name="P6"/>
            <text:p text:style-name="P6"><text:s text:c="3"/>}</text:p>
          </table:table-cell>
        </table:table-row>
      </table:table>
      <text:p text:style-name="P29"/>
      <text:p text:style-name="P29">To support the function call , we need to modify the Parser a bit to support Function Invocation.</text:p>
      <text:p text:style-name="P29"/>
      <table:table table:name="Table136" table:style-name="Table136">
        <table:table-column table:style-name="Table136.A"/>
        <table:table-row>
          <table:table-cell table:style-name="Table136.A1" office:value-type="string">
            <text:p text:style-name="P4"><text:span text:style-name="T4"><text:s text:c="2"/></text:span><text:span text:style-name="T18">else</text:span><text:span text:style-name="T15"> </text:span><text:span text:style-name="T18">if</text:span><text:span text:style-name="T15"> (Current_Token == </text:span><text:span text:style-name="T21">TOKEN</text:span><text:span text:style-name="T15">.TOK_UNQUOTED_STRING)</text:span></text:p>
            <text:p text:style-name="P6"><text:s text:c="12"/>{</text:p>
            <text:p text:style-name="P8"><text:span text:style-name="T15"><text:s text:c="16"/></text:span><text:span text:style-name="T21">String</text:span><text:span text:style-name="T15"> str = </text:span><text:span text:style-name="T18">base</text:span><text:span text:style-name="T15">.last_str;</text:span></text:p>
            <text:p text:style-name="P6"/>
            <text:p text:style-name="P6"/>
            <text:p text:style-name="P8"><text:span text:style-name="T15"><text:s text:c="16"/></text:span><text:span text:style-name="T18">if</text:span><text:span text:style-name="T15"> (!prog.IsFunction(str))</text:span></text:p>
            <text:p text:style-name="P6"><text:s text:c="16"/>{</text:p>
            <text:p text:style-name="P8"><text:span text:style-name="T15"><text:s text:c="20"/></text:span><text:span text:style-name="T11">//</text:span></text:p>
            <text:p text:style-name="P8"><text:span text:style-name="T15"><text:s text:c="20"/></text:span><text:span text:style-name="T11">// if it is not a function..it ought to </text:span></text:p>
            <text:p text:style-name="P8"><text:span text:style-name="T15"><text:s text:c="20"/></text:span><text:span text:style-name="T11">// be a variable...</text:span></text:p>
            <text:p text:style-name="P8"><text:span text:style-name="T15"><text:s text:c="20"/></text:span><text:span text:style-name="T21">SYMBOL_INFO</text:span><text:span text:style-name="T15"> inf = ctx.GetSymbol(str);</text:span></text:p>
            <text:p text:style-name="P6"/>
            <text:p text:style-name="P8"><text:span text:style-name="T15"><text:s text:c="20"/></text:span><text:span text:style-name="T18">if</text:span><text:span text:style-name="T15"> (inf == </text:span><text:span text:style-name="T18">null</text:span><text:span text:style-name="T15">)</text:span></text:p>
            <text:p text:style-name="P8"><text:span text:style-name="T15"><text:s text:c="24"/></text:span><text:span text:style-name="T18">throw</text:span><text:span text:style-name="T15"> </text:span><text:span text:style-name="T18">new</text:span><text:span text:style-name="T15"> </text:span><text:span text:style-name="T21">Exception</text:span><text:span text:style-name="T15">(</text:span><text:span text:style-name="T25">"Undefined symbol"</text:span><text:span text:style-name="T15">);</text:span></text:p>
            <text:p text:style-name="P6"/>
            <text:p text:style-name="P6"><text:s text:c="20"/>GetNext();</text:p>
            <text:p text:style-name="P8"><text:span text:style-name="T15"><text:s text:c="20"/></text:span><text:span text:style-name="T18">return</text:span><text:span text:style-name="T15"> </text:span><text:span text:style-name="T18">new</text:span><text:span text:style-name="T15"> </text:span><text:span text:style-name="T21">Variable</text:span><text:span text:style-name="T15">(inf);</text:span></text:p>
            <text:p text:style-name="P6"><text:s text:c="16"/>}</text:p>
            <text:p text:style-name="P6"/>
            <text:p text:style-name="P8"><text:span text:style-name="T15"><text:s text:c="16"/></text:span><text:span text:style-name="T11">//</text:span></text:p>
            <text:p text:style-name="P8"><text:span text:style-name="T15"><text:s text:c="16"/></text:span><text:span text:style-name="T11">// P can be null , if we are parsing a</text:span></text:p>
            <text:p text:style-name="P8"><text:span text:style-name="T15"><text:s text:c="16"/></text:span><text:span text:style-name="T11">// recursive function call</text:span></text:p>
            <text:p text:style-name="P8"><text:span text:style-name="T15"><text:s text:c="16"/></text:span><text:span text:style-name="T11">//</text:span></text:p>
            <text:p text:style-name="P8"><text:span text:style-name="T15"><text:s text:c="16"/></text:span><text:span text:style-name="T21">Procedure</text:span><text:span text:style-name="T15"> p = prog.GetProc(str);</text:span></text:p>
            <text:p text:style-name="P8"><text:span text:style-name="T15"><text:s text:c="16"/></text:span><text:span text:style-name="T11">// It is a Function Call</text:span></text:p>
            <text:p text:style-name="P8"><text:span text:style-name="T15"><text:s text:c="16"/></text:span><text:span text:style-name="T11">// Parse the function invocation</text:span></text:p>
            <text:p text:style-name="P8"><text:span text:style-name="T15"><text:s text:c="16"/></text:span><text:span text:style-name="T11">//</text:span></text:p>
            <text:p text:style-name="P8"><text:span text:style-name="T15"><text:s text:c="16"/></text:span><text:span text:style-name="T21">Exp</text:span><text:span text:style-name="T15"> ptr = ParseCallProc(ctx, p);</text:span></text:p>
            <text:p text:style-name="P6"><text:s text:c="16"/>GetNext();</text:p>
            <text:p text:style-name="P8"><text:span text:style-name="T15"><text:s text:c="16"/></text:span><text:span text:style-name="T18">return</text:span><text:span text:style-name="T15"> ptr;</text:span></text:p>
            <text:p text:style-name="P6"><text:s text:c="12"/>}</text:p>
            <text:p text:style-name="P6"/>
            <text:p text:style-name="P53"/>
          </table:table-cell>
        </table:table-row>
      </table:table>
      <text:p text:style-name="P29">The ParseCallProc subroutine takes care of the compilation of Subroutine call.</text:p>
      <text:p text:style-name="P29"/>
      <table:table table:name="Table137" table:style-name="Table137">
        <table:table-column table:style-name="Table137.A"/>
        <table:table-row>
          <table:table-cell table:style-name="Table137.A1" office:value-type="string">
            <text:p text:style-name="P4"><text:span text:style-name="T4"><text:s/></text:span><text:span text:style-name="T6">///</text:span><text:span text:style-name="T11"> </text:span><text:span text:style-name="T6">&lt;summary&gt;</text:span></text:p>
            <text:p text:style-name="P8"><text:span text:style-name="T15"><text:s text:c="8"/></text:span><text:span text:style-name="T6">///</text:span><text:span text:style-name="T11"> </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pb"&gt;&lt;/param&gt;</text:span></text:p>
            <text:p text:style-name="P8"><text:span text:style-name="T15"><text:s text:c="8"/></text:span><text:span text:style-name="T6">///</text:span><text:span text:style-name="T11"> </text:span><text:span text:style-name="T6">&lt;param name="p"&gt;&lt;/param&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Exp</text:span><text:span text:style-name="T15"> ParseCallProc(</text:span><text:span text:style-name="T21">ProcedureBuilder</text:span><text:span text:style-name="T15"> pb, </text:span><text:span text:style-name="T21">Procedure</text:span><text:span text:style-name="T15"> p)</text:span></text:p>
            <text:p text:style-name="P6"><text:s text:c="8"/>{</text:p>
            <text:p text:style-name="P6"><text:s text:c="12"/>GetNext();</text:p>
            <text:p text:style-name="P6"/>
            <text:p text:style-name="P8"><text:span text:style-name="T15"><text:s text:c="12"/></text:span><text:span text:style-name="T18">if</text:span><text:span text:style-name="T15"> (Current_Token != </text:span><text:span text:style-name="T21">TOKEN</text:span><text:span text:style-name="T15">.TOK_OPAREN)</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Opening Parenthesis expected"</text:span><text:span text:style-name="T15">);</text:span></text:p>
            <text:p text:style-name="P6"><text:s text:c="12"/>}</text:p>
            <text:p text:style-name="P6"/>
            <text:p text:style-name="P6"><text:s text:c="12"/>GetNext();</text:p>
            <text:p text:style-name="P6"/>
            <text:p text:style-name="P8"><text:span text:style-name="T15"><text:s text:c="12"/></text:span><text:span text:style-name="T21">ArrayList</text:span><text:span text:style-name="T15"> actualparams = </text:span><text:span text:style-name="T18">new</text:span><text:span text:style-name="T15"> </text:span><text:span text:style-name="T21">ArrayList</text:span><text:span text:style-name="T15">();</text:span></text:p>
            <text:p text:style-name="P6"/>
            <text:p text:style-name="P8"><text:span text:style-name="T15"><text:s text:c="12"/></text:span><text:span text:style-name="T18">while</text:span><text:span text:style-name="T15"> (</text:span><text:span text:style-name="T18">true</text:span><text:span text:style-name="T15">)</text:span></text:p>
            <text:p text:style-name="P6"><text:s text:c="12"/>{</text:p>
            <text:p text:style-name="P8"><text:span text:style-name="T15"><text:s text:c="16"/></text:span><text:span text:style-name="T11">// Evaluate Each Expression in the </text:span></text:p>
            <text:p text:style-name="P8"><text:span text:style-name="T15"><text:s text:c="16"/></text:span><text:span text:style-name="T11">// parameter list and populate actualparams</text:span></text:p>
            <text:p text:style-name="P8"><text:span text:style-name="T15"><text:s text:c="16"/></text:span><text:span text:style-name="T11">// list</text:span></text:p>
            <text:p text:style-name="P8"><text:span text:style-name="T15"><text:s text:c="16"/></text:span><text:span text:style-name="T21">Exp</text:span><text:span text:style-name="T15"> exp = BExpr(pb);</text:span></text:p>
            <text:p text:style-name="P8"><text:span text:style-name="T15"><text:s text:c="16"/></text:span><text:span text:style-name="T11">// do type analysis</text:span></text:p>
            <text:p text:style-name="P6"><text:s text:c="16"/>exp.TypeCheck(pb.Context);</text:p>
            <text:p text:style-name="P8"><text:span text:style-name="T15"><text:s text:c="16"/></text:span><text:span text:style-name="T11">// if , there are more parameters</text:span></text:p>
            <text:p text:style-name="P8"><text:span text:style-name="T15"><text:s text:c="16"/></text:span><text:span text:style-name="T18">if</text:span><text:span text:style-name="T15"> (Current_Token == </text:span><text:span text:style-name="T21">TOKEN</text:span><text:span text:style-name="T15">.TOK_COMMA)</text:span></text:p>
            <text:p text:style-name="P6"><text:s text:c="16"/>{</text:p>
            <text:p text:style-name="P6"><text:s text:c="20"/>actualparams.Add(exp);</text:p>
            <text:p text:style-name="P6"><text:s text:c="20"/>GetNext();</text:p>
            <text:p text:style-name="P8"><text:span text:style-name="T15"><text:s text:c="20"/></text:span><text:span text:style-name="T18">continue</text:span><text:span text:style-name="T15">;</text:span></text:p>
            <text:p text:style-name="P6"><text:s text:c="16"/>}</text:p>
            <text:p text:style-name="P6"/>
            <text:p text:style-name="P6"/>
            <text:p text:style-name="P8"><text:span text:style-name="T15"><text:s text:c="16"/></text:span><text:span text:style-name="T18">if</text:span><text:span text:style-name="T15"> (Current_Token != </text:span><text:span text:style-name="T21">TOKEN</text:span><text:span text:style-name="T15">.TOK_CPAREN)</text:span></text:p>
            <text:p text:style-name="P6"><text:s text:c="16"/>{</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span text:style-name="T25">"Expected paranthesis"</text:span><text:span text:style-name="T15">);</text:span></text:p>
            <text:p text:style-name="P6"><text:s text:c="16"/>}</text:p>
            <text:p text:style-name="P6"/>
            <text:p text:style-name="P8"><text:span text:style-name="T15"><text:s text:c="16"/></text:span><text:span text:style-name="T18">else</text:span></text:p>
            <text:p text:style-name="P6"><text:s text:c="16"/>{</text:p>
            <text:p text:style-name="P8"><text:span text:style-name="T15"><text:s text:c="20"/></text:span><text:span text:style-name="T11">// Add the last parameters</text:span></text:p>
            <text:p text:style-name="P6"><text:s text:c="20"/>actualparams.Add(exp);</text:p>
            <text:p text:style-name="P8"><text:span text:style-name="T15"><text:s text:c="20"/></text:span><text:span text:style-name="T18">break</text:span><text:span text:style-name="T15">;</text:span></text:p>
            <text:p text:style-name="P6"/>
            <text:p text:style-name="P6"><text:s text:c="16"/>}</text:p>
            <text:p text:style-name="P6"><text:s text:c="12"/>}</text:p>
            <text:p text:style-name="P6"/>
            <text:p text:style-name="P8"><text:span text:style-name="T15"><text:s text:c="12"/></text:span><text:span text:style-name="T11">// if p is null , that means it is a </text:span></text:p>
            <text:p text:style-name="P8"><text:span text:style-name="T15"><text:s text:c="12"/></text:span><text:span text:style-name="T11">// recursive call. Being a one pass </text:span></text:p>
            <text:p text:style-name="P8"><text:span text:style-name="T15"><text:s text:c="12"/></text:span><text:span text:style-name="T11">// compiler , we need to wait till </text:span></text:p>
            <text:p text:style-name="P8"><text:span text:style-name="T15"><text:s text:c="12"/></text:span><text:span text:style-name="T11">// the parse process to be over to</text:span></text:p>
            <text:p text:style-name="P8"><text:span text:style-name="T15"><text:s text:c="12"/></text:span><text:span text:style-name="T11">// resolve the Procedure.</text:span></text:p>
            <text:p text:style-name="P8"><text:span text:style-name="T15"><text:s text:c="12"/></text:span><text:span text:style-name="T11">//</text:span></text:p>
            <text:p text:style-name="P8"><text:span text:style-name="T15"><text:s text:c="12"/></text:span><text:span text:style-name="T11">//</text:span></text:p>
            <text:p text:style-name="P8"><text:span text:style-name="T15"><text:s text:c="12"/></text:span><text:span text:style-name="T18">if</text:span><text:span text:style-name="T15"> (p != </text:span><text:span text:style-name="T18">null</text:span><text:span text:style-name="T15">)</text:span></text:p>
            <text:p text:style-name="P8"><text:soft-page-break/><text:span text:style-name="T15"><text:s text:c="16"/></text:span><text:span text:style-name="T18">return</text:span><text:span text:style-name="T15"> </text:span><text:span text:style-name="T18">new</text:span><text:span text:style-name="T15"> </text:span><text:span text:style-name="T21">CallExp</text:span><text:span text:style-name="T15">(p, actualparams);</text:span></text:p>
            <text:p text:style-name="P8"><text:span text:style-name="T15"><text:s text:c="12"/></text:span><text:span text:style-name="T18">else</text:span></text:p>
            <text:p text:style-name="P8"><text:span text:style-name="T15"><text:s text:c="16"/></text:span><text:span text:style-name="T18">return</text:span><text:span text:style-name="T15"> </text:span><text:span text:style-name="T18">new</text:span><text:span text:style-name="T15"> </text:span><text:span text:style-name="T21">CallExp</text:span><text:span text:style-name="T15">(pb.Name, </text:span></text:p>
            <text:p text:style-name="P8"><text:span text:style-name="T15"><text:s text:c="35"/></text:span><text:span text:style-name="T18">true</text:span><text:span text:style-name="T15">, <text:s/></text:span><text:span text:style-name="T11">// recurse !</text:span></text:p>
            <text:p text:style-name="P6"><text:s text:c="35"/>actualparams);</text:p>
            <text:p text:style-name="P6"/>
            <text:p text:style-name="P6"><text:s text:c="12"/></text:p>
            <text:p text:style-name="P6"/>
            <text:p text:style-name="P6"><text:s text:c="8"/>}</text:p>
          </table:table-cell>
        </table:table-row>
      </table:table>
      <text:p text:style-name="P29"/>
      <text:p text:style-name="P29">Parsing Function Defenition....</text:p>
      <text:p text:style-name="P29"/>
      <text:p text:style-name="P29">The actual routine to parse a subroutine is given in the ParseFunction method of the RDParser class</text:p>
      <text:p text:style-name="P29"/>
      <table:table table:name="Table139" table:style-name="Table139">
        <table:table-column table:style-name="Table139.A"/>
        <table:table-row>
          <table:table-cell table:style-name="Table139.A1" office:value-type="string">
            <text:p text:style-name="P4"><text:span text:style-name="T4"><text:s text:c="2"/></text:span><text:span text:style-name="T6">///</text:span><text:span text:style-name="T11"> </text:span><text:span text:style-name="T6">&lt;summary&gt;</text:span></text:p>
            <text:p text:style-name="P8"><text:span text:style-name="T15"><text:s text:c="8"/></text:span><text:span text:style-name="T6">///</text:span><text:span text:style-name="T11"> <text:s text:c="3"/>Parse A Single Function.</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21">ProcedureBuilder</text:span><text:span text:style-name="T15"> ParseFunction()</text:span></text:p>
            <text:p text:style-name="P6"><text:s text:c="8"/>{</text:p>
            <text:p text:style-name="P8"><text:span text:style-name="T15"><text:s text:c="12"/></text:span><text:span text:style-name="T11">//</text:span></text:p>
            <text:p text:style-name="P8"><text:span text:style-name="T15"><text:s text:c="12"/></text:span><text:span text:style-name="T11">// Create a Procedure builder Object</text:span></text:p>
            <text:p text:style-name="P8"><text:span text:style-name="T15"><text:s text:c="12"/></text:span><text:span text:style-name="T11">//</text:span></text:p>
            <text:p text:style-name="P8"><text:span text:style-name="T15"><text:s text:c="12"/></text:span><text:span text:style-name="T21">ProcedureBuilder</text:span><text:span text:style-name="T15"> p = </text:span><text:span text:style-name="T18">new</text:span><text:span text:style-name="T15"> </text:span><text:span text:style-name="T21">ProcedureBuilder</text:span><text:span text:style-name="T15">(</text:span><text:span text:style-name="T25">""</text:span><text:span text:style-name="T15">, </text:span><text:span text:style-name="T18">new</text:span><text:span text:style-name="T15"> </text:span><text:span text:style-name="T21">COMPILATION_CONTEXT</text:span><text:span text:style-name="T15">());</text:span></text:p>
            <text:p text:style-name="P8"><text:span text:style-name="T15"><text:s text:c="12"/></text:span><text:span text:style-name="T18">if</text:span><text:span text:style-name="T15"> (Current_Token != </text:span><text:span text:style-name="T21">TOKEN</text:span><text:span text:style-name="T15">.TOK_FUNCTION)</text:span></text:p>
            <text:p text:style-name="P8"><text:span text:style-name="T15"><text:s text:c="16"/></text:span><text:span text:style-name="T18">return</text:span><text:span text:style-name="T15"> </text:span><text:span text:style-name="T18">null</text:span><text:span text:style-name="T15">;</text:span></text:p>
            <text:p text:style-name="P6"/>
            <text:p text:style-name="P6"/>
            <text:p text:style-name="P6"><text:s text:c="12"/>GetNext();</text:p>
            <text:p text:style-name="P8"><text:span text:style-name="T15"><text:s text:c="12"/></text:span><text:span text:style-name="T11">// return type of the Procedure ought to be </text:span></text:p>
            <text:p text:style-name="P8"><text:span text:style-name="T15"><text:s text:c="12"/></text:span><text:span text:style-name="T11">// Boolean , Numeric or String </text:span></text:p>
            <text:p text:style-name="P8"><text:span text:style-name="T15"><text:s text:c="12"/></text:span><text:span text:style-name="T18">if</text:span><text:span text:style-name="T15"> (!(Current_Token == </text:span><text:span text:style-name="T21">TOKEN</text:span><text:span text:style-name="T15">.TOK_VAR_BOOL ||</text:span></text:p>
            <text:p text:style-name="P8"><text:span text:style-name="T15"><text:s text:c="16"/>Current_Token == </text:span><text:span text:style-name="T21">TOKEN</text:span><text:span text:style-name="T15">.TOK_VAR_NUMBER ||</text:span></text:p>
            <text:p text:style-name="P8"><text:span text:style-name="T15"><text:s text:c="16"/>Current_Token == </text:span><text:span text:style-name="T21">TOKEN</text:span><text:span text:style-name="T15">.TOK_VAR_STRING))</text:span></text:p>
            <text:p text:style-name="P6"><text:s text:c="12"/>{</text:p>
            <text:p text:style-name="P6"/>
            <text:p text:style-name="P8"><text:span text:style-name="T15"><text:s text:c="16"/></text:span><text:span text:style-name="T18">return</text:span><text:span text:style-name="T15"> </text:span><text:span text:style-name="T18">null</text:span><text:span text:style-name="T15">;</text:span></text:p>
            <text:p text:style-name="P6"/>
            <text:p text:style-name="P6"><text:s text:c="12"/>}</text:p>
            <text:p text:style-name="P6"/>
            <text:p text:style-name="P8"><text:span text:style-name="T15"><text:s text:c="12"/></text:span><text:span text:style-name="T11">//-------- Assign the return type</text:span></text:p>
            <text:p text:style-name="P8"><text:span text:style-name="T15"><text:s text:c="12"/>p.TYPE = (Current_Token == </text:span><text:span text:style-name="T21">TOKEN</text:span><text:span text:style-name="T15">.TOK_VAR_BOOL) ?</text:span></text:p>
            <text:p text:style-name="P8"><text:span text:style-name="T15"><text:s text:c="16"/></text:span><text:span text:style-name="T21">TYPE_INFO</text:span><text:span text:style-name="T15">.TYPE_BOOL : (Current_Token == </text:span><text:span text:style-name="T21">TOKEN</text:span><text:span text:style-name="T15">.TOK_VAR_NUMBER) ?</text:span></text:p>
            <text:p text:style-name="P8"><text:span text:style-name="T15"><text:s text:c="16"/></text:span><text:span text:style-name="T21">TYPE_INFO</text:span><text:span text:style-name="T15">.TYPE_NUMERIC : </text:span><text:span text:style-name="T21">TYPE_INFO</text:span><text:span text:style-name="T15">.TYPE_STRING;</text:span></text:p>
            <text:p text:style-name="P6"/>
            <text:p text:style-name="P8"><text:span text:style-name="T15"><text:s text:c="12"/></text:span><text:span text:style-name="T11">// Parse the name of the Function call</text:span></text:p>
            <text:p text:style-name="P6"><text:s text:c="12"/>GetNext();</text:p>
            <text:p text:style-name="P8"><text:span text:style-name="T15"><text:s text:c="12"/></text:span><text:span text:style-name="T18">if</text:span><text:span text:style-name="T15"> (Current_Token != </text:span><text:span text:style-name="T21">TOKEN</text:span><text:span text:style-name="T15">.TOK_UNQUOTED_STRING)</text:span></text:p>
            <text:p text:style-name="P8"><text:span text:style-name="T15"><text:s text:c="16"/></text:span><text:span text:style-name="T18">return</text:span><text:span text:style-name="T15"> </text:span><text:span text:style-name="T18">null</text:span><text:span text:style-name="T15">;</text:span></text:p>
            <text:p text:style-name="P8"><text:span text:style-name="T15"><text:s text:c="12"/>p.Name = </text:span><text:span text:style-name="T18">this</text:span><text:span text:style-name="T15">.last_str; </text:span><text:span text:style-name="T11">// assign the name</text:span></text:p>
            <text:p text:style-name="P9"/>
            <text:p text:style-name="P8"><text:span text:style-name="T15"><text:s text:c="12"/></text:span><text:span text:style-name="T11">// ---------- Opening parenthesis for </text:span></text:p>
            <text:p text:style-name="P8"><text:span text:style-name="T15"><text:s text:c="12"/></text:span><text:span text:style-name="T11">// the start of &lt;paramlist&gt;</text:span></text:p>
            <text:p text:style-name="P6"><text:s text:c="12"/>GetNext();</text:p>
            <text:p text:style-name="P8"><text:span text:style-name="T15"><text:s text:c="12"/></text:span><text:span text:style-name="T18">if</text:span><text:span text:style-name="T15"> (Current_Token != </text:span><text:span text:style-name="T21">TOKEN</text:span><text:span text:style-name="T15">.TOK_OPAREN)</text:span></text:p>
            <text:p text:style-name="P8"><text:soft-page-break/><text:span text:style-name="T15"><text:s text:c="16"/></text:span><text:span text:style-name="T18">return</text:span><text:span text:style-name="T15"> </text:span><text:span text:style-name="T18">null</text:span><text:span text:style-name="T15">;</text:span></text:p>
            <text:p text:style-name="P6"/>
            <text:p text:style-name="P8"><text:span text:style-name="T15"><text:s text:c="12"/></text:span><text:span text:style-name="T11">//---- Parse the Formal Parameter list</text:span></text:p>
            <text:p text:style-name="P6"><text:s text:c="12"/>FormalParameters(p);</text:p>
            <text:p text:style-name="P6"/>
            <text:p text:style-name="P6"/>
            <text:p text:style-name="P6"/>
            <text:p text:style-name="P8"><text:span text:style-name="T15"><text:s text:c="12"/></text:span><text:span text:style-name="T18">if</text:span><text:span text:style-name="T15"> (Current_Token != </text:span><text:span text:style-name="T21">TOKEN</text:span><text:span text:style-name="T15">.TOK_CPAREN)</text:span></text:p>
            <text:p text:style-name="P8"><text:span text:style-name="T15"><text:s text:c="16"/></text:span><text:span text:style-name="T18">return</text:span><text:span text:style-name="T15"> </text:span><text:span text:style-name="T18">null</text:span><text:span text:style-name="T15">;</text:span></text:p>
            <text:p text:style-name="P6"/>
            <text:p text:style-name="P6"><text:s text:c="12"/>GetNext();</text:p>
            <text:p text:style-name="P6"/>
            <text:p text:style-name="P8"><text:span text:style-name="T15"><text:s text:c="12"/></text:span><text:span text:style-name="T11">// --------- Parse the Function code</text:span></text:p>
            <text:p text:style-name="P8"><text:span text:style-name="T15"><text:s text:c="12"/></text:span><text:span text:style-name="T21">ArrayList</text:span><text:span text:style-name="T15"> lst = StatementList(p);</text:span></text:p>
            <text:p text:style-name="P6"/>
            <text:p text:style-name="P8"><text:span text:style-name="T15"><text:s text:c="12"/></text:span><text:span text:style-name="T18">if</text:span><text:span text:style-name="T15"> (Current_Token != </text:span><text:span text:style-name="T21">TOKEN</text:span><text:span text:style-name="T15">.TOK_END)</text:span></text:p>
            <text:p text:style-name="P6"><text:s text:c="12"/>{</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END expected"</text:span><text:span text:style-name="T15">);</text:span></text:p>
            <text:p text:style-name="P6"><text:s text:c="12"/>}</text:p>
            <text:p text:style-name="P6"/>
            <text:p text:style-name="P8"><text:span text:style-name="T15"><text:s text:c="12"/></text:span><text:span text:style-name="T11">// Accumulate all statements to </text:span></text:p>
            <text:p text:style-name="P8"><text:span text:style-name="T15"><text:s text:c="12"/></text:span><text:span text:style-name="T11">// Procedure builder</text:span></text:p>
            <text:p text:style-name="P8"><text:span text:style-name="T15"><text:s text:c="12"/></text:span><text:span text:style-name="T11">//</text:span></text:p>
            <text:p text:style-name="P8"><text:span text:style-name="T15"><text:s text:c="12"/></text:span><text:span text:style-name="T18">foreach</text:span><text:span text:style-name="T15"> (</text:span><text:span text:style-name="T21">Stmt</text:span><text:span text:style-name="T15"> s </text:span><text:span text:style-name="T18">in</text:span><text:span text:style-name="T15"> lst)</text:span></text:p>
            <text:p text:style-name="P6"><text:s text:c="12"/>{</text:p>
            <text:p text:style-name="P6"><text:s text:c="16"/>p.AddStatement(s);</text:p>
            <text:p text:style-name="P6"/>
            <text:p text:style-name="P6"><text:s text:c="12"/>}</text:p>
            <text:p text:style-name="P8"><text:span text:style-name="T15"><text:s text:c="12"/></text:span><text:span text:style-name="T18">return</text:span><text:span text:style-name="T15"> p;</text:span></text:p>
            <text:p text:style-name="P6"><text:s text:c="8"/>}</text:p>
          </table:table-cell>
        </table:table-row>
      </table:table>
      <text:p text:style-name="P29"/>
      <text:p text:style-name="P29">The Method Formal Paramaters parse the formal parameter list and add to the Function Prototype list in the Tmodule class.</text:p>
      <text:p text:style-name="P29"/>
      <text:p text:style-name="P29">In the function given below , <text:s text:c="2"/>a and b are called Formal Paramters...</text:p>
      <text:p text:style-name="P29"/>
      <text:p text:style-name="P29">FUNCTION BOOLEAN TEST( NUMERIC a , STRING b )</text:p>
      <text:p text:style-name="P29"><text:s text:c="3"/>PRINTLINE a;</text:p>
      <text:p text:style-name="P29"><text:s text:c="3"/>PRINTLINE b;</text:p>
      <text:p text:style-name="P29"><text:s text:c="3"/>RETURN true;</text:p>
      <text:p text:style-name="P29">END</text:p>
      <text:p text:style-name="P29"/>
      <text:p text:style-name="P29">The above function might be called with actual parameters ( can be expressions ) as follows</text:p>
      <text:p text:style-name="P29"/>
      <text:p text:style-name="P29">TEST(10,"Hello World")</text:p>
      <text:p text:style-name="P29"/>
      <text:p text:style-name="P29">We need to bind 10 to a and "Hello World" to b before execution of the code..</text:p>
      <text:p text:style-name="P29"/>
      <table:table table:name="Table140" table:style-name="Table140">
        <table:table-column table:style-name="Table140.A"/>
        <table:table-row>
          <table:table-cell table:style-name="Table140.A1" office:value-type="string">
            <text:p text:style-name="P4"><text:span text:style-name="T6">///</text:span><text:span text:style-name="T11"> </text:span><text:span text:style-name="T6">&lt;summary&gt;</text:span></text:p>
            <text:p text:style-name="P8"><text:span text:style-name="T15"><text:s text:c="8"/></text:span><text:span text:style-name="T6">///</text:span><text:span text:style-name="T11"> <text:s text:c="4"/></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param name="pb"&gt;&lt;/param&gt;</text:span></text:p>
            <text:p text:style-name="P8"><text:span text:style-name="T15"><text:s text:c="8"/></text:span><text:span text:style-name="T18">void</text:span><text:span text:style-name="T15"> FormalParameters(</text:span><text:span text:style-name="T21">ProcedureBuilder</text:span><text:span text:style-name="T15"> pb)</text:span></text:p>
            <text:p text:style-name="P6"><text:s text:c="8"/>{</text:p>
            <text:p text:style-name="P6"><text:soft-page-break/></text:p>
            <text:p text:style-name="P8"><text:span text:style-name="T15"><text:s text:c="12"/></text:span><text:span text:style-name="T18">if</text:span><text:span text:style-name="T15"> (Current_Token != </text:span><text:span text:style-name="T21">TOKEN</text:span><text:span text:style-name="T15">.TOK_OPAREN)</text:span></text:p>
            <text:p text:style-name="P8"><text:span text:style-name="T15"><text:s text:c="16"/></text:span><text:span text:style-name="T18">throw</text:span><text:span text:style-name="T15"> </text:span><text:span text:style-name="T18">new</text:span><text:span text:style-name="T15"> </text:span><text:span text:style-name="T21">Exception</text:span><text:span text:style-name="T15">(</text:span><text:span text:style-name="T25">"Opening Parenthesis expected"</text:span><text:span text:style-name="T15">);</text:span></text:p>
            <text:p text:style-name="P6"><text:s text:c="12"/>GetNext();</text:p>
            <text:p text:style-name="P6"/>
            <text:p text:style-name="P8"><text:span text:style-name="T15"><text:s text:c="12"/></text:span><text:span text:style-name="T21">ArrayList</text:span><text:span text:style-name="T15"> lst_types = </text:span><text:span text:style-name="T18">new</text:span><text:span text:style-name="T15"> </text:span><text:span text:style-name="T21">ArrayList</text:span><text:span text:style-name="T15">();</text:span></text:p>
            <text:p text:style-name="P6"/>
            <text:p text:style-name="P8"><text:span text:style-name="T15"><text:s text:c="12"/></text:span><text:span text:style-name="T18">while</text:span><text:span text:style-name="T15"> (Current_Token == </text:span><text:span text:style-name="T21">TOKEN</text:span><text:span text:style-name="T15">.TOK_VAR_BOOL ||</text:span></text:p>
            <text:p text:style-name="P8"><text:span text:style-name="T15"><text:s text:c="16"/>Current_Token == </text:span><text:span text:style-name="T21">TOKEN</text:span><text:span text:style-name="T15">.TOK_VAR_NUMBER ||</text:span></text:p>
            <text:p text:style-name="P8"><text:span text:style-name="T15"><text:s text:c="16"/>Current_Token == </text:span><text:span text:style-name="T21">TOKEN</text:span><text:span text:style-name="T15">.TOK_VAR_STRING)</text:span></text:p>
            <text:p text:style-name="P6"><text:s text:c="12"/>{</text:p>
            <text:p text:style-name="P8"><text:span text:style-name="T15"><text:s text:c="16"/></text:span><text:span text:style-name="T21">SYMBOL_INFO</text:span><text:span text:style-name="T15"> inf = </text:span><text:span text:style-name="T18">new</text:span><text:span text:style-name="T15"> </text:span><text:span text:style-name="T21">SYMBOL_INFO</text:span><text:span text:style-name="T15">();</text:span></text:p>
            <text:p text:style-name="P6"/>
            <text:p text:style-name="P8"><text:span text:style-name="T15"><text:s text:c="16"/>inf.Type = (Current_Token == </text:span><text:span text:style-name="T21">TOKEN</text:span><text:span text:style-name="T15">.TOK_VAR_BOOL) ?</text:span></text:p>
            <text:p text:style-name="P8"><text:span text:style-name="T15"><text:s text:c="20"/></text:span><text:span text:style-name="T21">TYPE_INFO</text:span><text:span text:style-name="T15">.TYPE_BOOL : (Current_Token == </text:span><text:span text:style-name="T21">TOKEN</text:span><text:span text:style-name="T15">.TOK_VAR_NUMBER) ?</text:span></text:p>
            <text:p text:style-name="P8"><text:span text:style-name="T15"><text:s text:c="20"/></text:span><text:span text:style-name="T21">TYPE_INFO</text:span><text:span text:style-name="T15">.TYPE_NUMERIC : </text:span><text:span text:style-name="T21">TYPE_INFO</text:span><text:span text:style-name="T15">.TYPE_STRING;</text:span></text:p>
            <text:p text:style-name="P6"/>
            <text:p text:style-name="P6"/>
            <text:p text:style-name="P6"/>
            <text:p text:style-name="P6"/>
            <text:p text:style-name="P6"/>
            <text:p text:style-name="P6"><text:s text:c="16"/>GetNext();</text:p>
            <text:p text:style-name="P8"><text:span text:style-name="T15"><text:s text:c="16"/></text:span><text:span text:style-name="T18">if</text:span><text:span text:style-name="T15"> (Current_Token != </text:span><text:span text:style-name="T21">TOKEN</text:span><text:span text:style-name="T15">.TOK_UNQUOTED_STRING)</text:span></text:p>
            <text:p text:style-name="P6"><text:s text:c="16"/>{</text:p>
            <text:p text:style-name="P8"><text:span text:style-name="T15"><text:s text:c="20"/></text:span><text:span text:style-name="T18">throw</text:span><text:span text:style-name="T15"> </text:span><text:span text:style-name="T18">new</text:span><text:span text:style-name="T15"> </text:span><text:span text:style-name="T21">Exception</text:span><text:span text:style-name="T15">(</text:span><text:span text:style-name="T25">"Variable Name expected"</text:span><text:span text:style-name="T15">);</text:span></text:p>
            <text:p text:style-name="P6"><text:s text:c="16"/>}</text:p>
            <text:p text:style-name="P6"/>
            <text:p text:style-name="P8"><text:span text:style-name="T15"><text:s text:c="16"/>inf.SymbolName = </text:span><text:span text:style-name="T18">this</text:span><text:span text:style-name="T15">.last_str;</text:span></text:p>
            <text:p text:style-name="P6"><text:s text:c="16"/>lst_types.Add(inf.Type);</text:p>
            <text:p text:style-name="P6"><text:s text:c="16"/>pb.AddFormals(inf);</text:p>
            <text:p text:style-name="P6"><text:s text:c="16"/>pb.AddLocal(inf);</text:p>
            <text:p text:style-name="P6"/>
            <text:p text:style-name="P6"/>
            <text:p text:style-name="P6"><text:s text:c="16"/>GetNext();</text:p>
            <text:p text:style-name="P6"/>
            <text:p text:style-name="P8"><text:span text:style-name="T15"><text:s text:c="16"/></text:span><text:span text:style-name="T18">if</text:span><text:span text:style-name="T15"> (Current_Token != </text:span><text:span text:style-name="T21">TOKEN</text:span><text:span text:style-name="T15">.TOK_COMMA)</text:span></text:p>
            <text:p text:style-name="P6"><text:s text:c="16"/>{</text:p>
            <text:p text:style-name="P8"><text:span text:style-name="T15"><text:s text:c="20"/></text:span><text:span text:style-name="T18">break</text:span><text:span text:style-name="T15">;</text:span></text:p>
            <text:p text:style-name="P6"><text:s text:c="16"/>}</text:p>
            <text:p text:style-name="P6"><text:s text:c="16"/>GetNext();</text:p>
            <text:p text:style-name="P6"><text:s text:c="12"/>}</text:p>
            <text:p text:style-name="P6"/>
            <text:p text:style-name="P6"><text:s text:c="12"/>prog.AddFunctionProtoType(pb.Name, pb.TYPE, lst_types);</text:p>
            <text:p text:style-name="P8"><text:span text:style-name="T15"><text:s text:c="12"/></text:span><text:span text:style-name="T18">return</text:span><text:span text:style-name="T15">;</text:span></text:p>
            <text:p text:style-name="P6"/>
            <text:p text:style-name="P6"/>
            <text:p text:style-name="P6"><text:s text:c="8"/>}</text:p>
            <text:p text:style-name="P6"/>
            <text:p text:style-name="P6"><text:s text:c="7"/></text:p>
          </table:table-cell>
        </table:table-row>
      </table:table>
      <text:p text:style-name="P29"/>
      <text:p text:style-name="P29"/>
      <text:p text:style-name="P29">To Parse Return Statement , we need to a block in the Statement method of RDParse class</text:p>
      <text:p text:style-name="P29">as given below</text:p>
      <text:p text:style-name="P29"/>
      <table:table table:name="Table141" table:style-name="Table141">
        <table:table-column table:style-name="Table141.A"/>
        <table:table-row>
          <table:table-cell table:style-name="Table141.A1" office:value-type="string">
            <text:p text:style-name="P4"><text:span text:style-name="T4"><text:s text:c="2"/></text:span><text:span text:style-name="T18">case</text:span><text:span text:style-name="T15"> </text:span><text:span text:style-name="T21">TOKEN</text:span><text:span text:style-name="T15">.TOK_RETURN:</text:span></text:p>
            <text:p text:style-name="P6"><text:s text:c="20"/>retval = ParseReturnStatement(ctx);</text:p>
            <text:p text:style-name="P6"><text:soft-page-break/><text:s text:c="20"/>GetNext();</text:p>
            <text:p text:style-name="P8"><text:span text:style-name="T15"><text:s text:c="20"/></text:span><text:span text:style-name="T18">return</text:span><text:span text:style-name="T15"> retval; <text:s text:c="2"/></text:span></text:p>
          </table:table-cell>
        </table:table-row>
      </table:table>
      <text:p text:style-name="P29"/>
      <text:p text:style-name="P29"/>
      <text:p text:style-name="P29"/>
      <text:p text:style-name="P29">The Parser entry point is changed a bit to support Function call</text:p>
      <text:p text:style-name="P29"/>
      <table:table table:name="Table142" table:style-name="Table142">
        <table:table-column table:style-name="Table142.A"/>
        <table:table-row>
          <table:table-cell table:style-name="Table142.A1" office:value-type="string">
            <text:p text:style-name="P4"><text:span text:style-name="T4"><text:s text:c="8"/></text:span><text:span text:style-name="T6">///</text:span><text:span text:style-name="T11"> </text:span><text:span text:style-name="T6">&lt;summary&gt;</text:span></text:p>
            <text:p text:style-name="P8"><text:span text:style-name="T15"><text:s text:c="8"/></text:span><text:span text:style-name="T6">///</text:span><text:span text:style-name="T11"> <text:s text:c="2"/>The new Parser entry point</text:span></text:p>
            <text:p text:style-name="P8"><text:span text:style-name="T15"><text:s text:c="8"/></text:span><text:span text:style-name="T6">///</text:span><text:span text:style-name="T11"> </text:span><text:span text:style-name="T6">&lt;/summary&gt;</text:span></text:p>
            <text:p text:style-name="P8"><text:span text:style-name="T15"><text:s text:c="8"/></text:span><text:span text:style-name="T6">///</text:span><text:span text:style-name="T11"> </text:span><text:span text:style-name="T6">&lt;returns&gt;&lt;/returns&gt;</text:span></text:p>
            <text:p text:style-name="P8"><text:span text:style-name="T15"><text:s text:c="8"/></text:span><text:span text:style-name="T18">public</text:span><text:span text:style-name="T15"> </text:span><text:span text:style-name="T21">TModule</text:span><text:span text:style-name="T15"> DoParse()</text:span></text:p>
            <text:p text:style-name="P6"><text:s text:c="8"/>{</text:p>
            <text:p text:style-name="P8"><text:span text:style-name="T15"><text:s text:c="12"/></text:span><text:span text:style-name="T18">try</text:span></text:p>
            <text:p text:style-name="P6"><text:s text:c="12"/>{</text:p>
            <text:p text:style-name="P8"><text:span text:style-name="T15"><text:s text:c="16"/>GetNext(); <text:s text:c="2"/></text:span><text:span text:style-name="T11">// Get The First Valid Token</text:span></text:p>
            <text:p text:style-name="P8"><text:span text:style-name="T15"><text:s text:c="16"/></text:span><text:span text:style-name="T18">return</text:span><text:span text:style-name="T15"> ParseFunctions();</text:span></text:p>
            <text:p text:style-name="P6"><text:s text:c="12"/>}</text:p>
            <text:p text:style-name="P8"><text:span text:style-name="T15"><text:s text:c="12"/></text:span><text:span text:style-name="T18">catch</text:span><text:span text:style-name="T15"> (</text:span><text:span text:style-name="T21">Exception</text:span><text:span text:style-name="T15"> e)</text:span></text:p>
            <text:p text:style-name="P6"><text:s text:c="12"/>{</text:p>
            <text:p text:style-name="P8"><text:span text:style-name="T15"><text:s text:c="16"/></text:span><text:span text:style-name="T21">Console</text:span><text:span text:style-name="T15">.WriteLine(</text:span><text:span text:style-name="T25">"Parse Error -------"</text:span><text:span text:style-name="T15">);</text:span></text:p>
            <text:p text:style-name="P8"><text:span text:style-name="T15"><text:s text:c="16"/></text:span><text:span text:style-name="T21">Console</text:span><text:span text:style-name="T15">.WriteLine(e.ToString());</text:span></text:p>
            <text:p text:style-name="P8"><text:span text:style-name="T15"><text:s text:c="16"/></text:span><text:span text:style-name="T18">return</text:span><text:span text:style-name="T15"> </text:span><text:span text:style-name="T18">null</text:span><text:span text:style-name="T15">;</text:span></text:p>
            <text:p text:style-name="P6"><text:s text:c="12"/>}</text:p>
            <text:p text:style-name="P6"><text:s text:c="8"/>}</text:p>
            <text:p text:style-name="P6"><text:s text:c="7"/></text:p>
          </table:table-cell>
        </table:table-row>
      </table:table>
      <text:p text:style-name="P29"/>
      <text:p text:style-name="P29">A module is nothing but a list of functions. <text:s/>The above statement is computationally equivalent to </text:p>
      <text:p text:style-name="P29"/>
      <table:table table:name="Table143" table:style-name="Table143">
        <table:table-column table:style-name="Table143.A"/>
        <table:table-row>
          <table:table-cell table:style-name="Table143.A1" office:value-type="string">
            <text:p text:style-name="P4"><text:span text:style-name="T4"><text:s text:c="3"/></text:span><text:span text:style-name="T18">public</text:span><text:span text:style-name="T15"> </text:span><text:span text:style-name="T21">TModule</text:span><text:span text:style-name="T15"> ParseFunctions()</text:span></text:p>
            <text:p text:style-name="P6"><text:s text:c="8"/>{</text:p>
            <text:p text:style-name="P6"/>
            <text:p text:style-name="P8"><text:span text:style-name="T15"><text:s text:c="12"/></text:span><text:span text:style-name="T18">while</text:span><text:span text:style-name="T15"> (Current_Token == </text:span><text:span text:style-name="T21">TOKEN</text:span><text:span text:style-name="T15">.TOK_FUNCTION)</text:span></text:p>
            <text:p text:style-name="P6"><text:s text:c="12"/>{</text:p>
            <text:p text:style-name="P8"><text:span text:style-name="T15"><text:s text:c="16"/></text:span><text:span text:style-name="T21">ProcedureBuilder</text:span><text:span text:style-name="T15"> b = ParseFunction();</text:span></text:p>
            <text:p text:style-name="P8"><text:span text:style-name="T15"><text:s text:c="16"/></text:span><text:span text:style-name="T21">Procedure</text:span><text:span text:style-name="T15"> s = b.GetProcedure();</text:span></text:p>
            <text:p text:style-name="P6"/>
            <text:p text:style-name="P8"><text:span text:style-name="T15"><text:s text:c="16"/></text:span><text:span text:style-name="T18">if</text:span><text:span text:style-name="T15"> (s == </text:span><text:span text:style-name="T18">null</text:span><text:span text:style-name="T15">)</text:span></text:p>
            <text:p text:style-name="P6"><text:s text:c="16"/>{</text:p>
            <text:p text:style-name="P8"><text:span text:style-name="T15"><text:s text:c="20"/></text:span><text:span text:style-name="T21">Console</text:span><text:span text:style-name="T15">.WriteLine(</text:span><text:span text:style-name="T25">"Error While Parsing Functions"</text:span><text:span text:style-name="T15">);</text:span></text:p>
            <text:p text:style-name="P8"><text:span text:style-name="T15"><text:s text:c="20"/></text:span><text:span text:style-name="T18">return</text:span><text:span text:style-name="T15"> </text:span><text:span text:style-name="T18">null</text:span><text:span text:style-name="T15">;</text:span></text:p>
            <text:p text:style-name="P6"><text:s text:c="16"/>}</text:p>
            <text:p text:style-name="P6"/>
            <text:p text:style-name="P6"><text:s text:c="16"/>prog.Add(s);</text:p>
            <text:p text:style-name="P6"><text:s text:c="16"/>GetNext();</text:p>
            <text:p text:style-name="P6"><text:s text:c="12"/>}</text:p>
            <text:p text:style-name="P6"/>
            <text:p text:style-name="P8"><text:span text:style-name="T15"><text:s text:c="12"/></text:span><text:span text:style-name="T11">//</text:span></text:p>
            <text:p text:style-name="P8"><text:span text:style-name="T15"><text:s text:c="12"/></text:span><text:span text:style-name="T11">// <text:s/>Convert the builder into a program</text:span></text:p>
            <text:p text:style-name="P8"><text:span text:style-name="T15"><text:s text:c="12"/></text:span><text:span text:style-name="T11">//</text:span></text:p>
            <text:p text:style-name="P8"><text:span text:style-name="T15"><text:s text:c="12"/></text:span><text:span text:style-name="T18">return</text:span><text:span text:style-name="T15"> prog.GetProgram();</text:span></text:p>
            <text:p text:style-name="P6"><text:s text:c="8"/>}</text:p>
          </table:table-cell>
        </table:table-row>
      </table:table>
      <text:p text:style-name="P29"/>
      <text:p text:style-name="P29"/>
      <text:p text:style-name="P29"><text:soft-page-break/></text:p>
      <text:p text:style-name="P29"/>
      <text:p text:style-name="P29"/>
      <text:p text:style-name="P29"/>
      <text:p text:style-name="P29">The Formal Grammar for SLANG at this point of time is as follows</text:p>
      <text:p text:style-name="P29"/>
      <table:table table:name="Table144" table:style-name="Table144">
        <table:table-column table:style-name="Table144.A"/>
        <table:table-row>
          <table:table-cell table:style-name="Table144.A1" office:value-type="string">
            <text:p text:style-name="P53">&lt;Module&gt; ::= <text:s/>{&lt;Procedure&gt;}+; <text:s text:c="2"/></text:p>
            <text:p text:style-name="P53">&lt;Procedure&gt;::= <text:s/>FUNCTION &lt;type&gt; func_name ‘(‘ arglist ‘)’ </text:p>
            <text:p text:style-name="P53"><text:s text:c="24"/>&lt;stmts&gt;</text:p>
            <text:p text:style-name="P53"><text:s text:c="16"/>END</text:p>
            <text:p text:style-name="P53">&lt;type&gt; := NUMERIC | STRING | BOOLEAN </text:p>
            <text:p text:style-name="P53"/>
            <text:p text:style-name="P53">arglist ::= <text:s text:c="2"/>'(' {} ')' | '(' &lt;type&gt; arg_name <text:s/>[, arglist ] ')'</text:p>
            <text:p text:style-name="P53"/>
            <text:p text:style-name="P53">&lt;stmts&gt; := <text:s/>{ stmt }+</text:p>
            <text:p text:style-name="P53"/>
            <text:p text:style-name="P53">{stmt} <text:s/>:= <text:s/>&lt;vardeclstmt&gt; | &lt;printstmt&gt;|&lt;printlnstmt&gt; </text:p>
            <text:p text:style-name="P53"><text:s text:c="12"/>&lt;assignmentstmt&gt;|&lt;callstmt&gt;|&lt;ifstmt&gt;|</text:p>
            <text:p text:style-name="P53"><text:s text:c="12"/>&lt;whilestmt&gt; | &lt;returnstmt&gt;</text:p>
            <text:p text:style-name="P53">&lt;vardeclstmt&gt; ::= <text:s/>&lt;type&gt; <text:s/>var_name;</text:p>
            <text:p text:style-name="P53">&lt;printstmt&gt; := PRINT &lt;expr&gt;;</text:p>
            <text:p text:style-name="P53">&lt;assignmentstmt&gt;:= &lt;variable&gt; = value;</text:p>
            <text:p text:style-name="P53">&lt;ifstmt&gt;::= IF <text:s/>&lt;expr&gt; THEN &lt;stmts&gt; [ ELSE <text:s/>&lt;stmts&gt; ] ENDIF</text:p>
            <text:p text:style-name="P53">&lt;whilestmt&gt;::= <text:s/>WHILE <text:s/>&lt;expr&gt; &lt;stmts&gt; WEND</text:p>
            <text:p text:style-name="P53">&lt;returnstmt&gt;:= Return &lt;expr&gt;</text:p>
            <text:p text:style-name="P53"/>
            <text:p text:style-name="P53"><text:s text:c="15"/></text:p>
            <text:p text:style-name="P53">&lt;expr&gt; ::= <text:s/>&lt;BExpr&gt;</text:p>
            <text:p text:style-name="P53">&lt;BExpr&gt; ::= &lt;LExpr&gt; LOGIC_OP &lt;BExpr&gt;</text:p>
            <text:p text:style-name="P53">&lt;LExpr&gt; ::= &lt;RExpr&gt; REL_OP <text:s text:c="2"/>&lt;LExpr&gt;</text:p>
            <text:p text:style-name="P53">&lt;RExpr&gt; ::= &lt;Term&gt; ADD_OP &lt;RExpr&gt;</text:p>
            <text:p text:style-name="P53">&lt;Term&gt;::= &lt;Factor&gt; <text:s text:c="3"/>MUL_OP &lt;Term&gt;</text:p>
            <text:p text:style-name="P53">&lt;Factor&gt; <text:s/>::= &lt;Numeric&gt; <text:s/>| <text:s/>&lt;String&gt; | TRUE | FALSE | &lt;variable&gt; | ‘(‘ &lt;expr&gt; ‘)’ | {+|-|!} &lt;Factor&gt; | &lt;callexpr&gt; </text:p>
            <text:p text:style-name="P53">&lt;callexpr&gt; ::= funcname ‘(‘ actuals ‘)’</text:p>
            <text:p text:style-name="P53">&lt;LOGIC_OP&gt; := '&amp;&amp;' <text:s/>| ‘||’</text:p>
            <text:p text:style-name="P53">&lt;REL_OP&gt; := '&gt;' |' &lt; '|' &gt;=' |' &lt;=' |' &lt;&gt;' |' =='</text:p>
            <text:p text:style-name="P53">&lt;MUL_OP&gt; := <text:s/>'*' |' /'</text:p>
            <text:p text:style-name="P53">&lt;ADD_OP&gt; <text:s/>:= <text:s/>'+' |' -'</text:p>
            <text:p text:style-name="P53"/>
            <text:p text:style-name="P53"><text:s/></text:p>
          </table:table-cell>
        </table:table-row>
      </table:table>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Here are some sample programs according to the above grammar</text:p>
      <text:p text:style-name="P29"/>
      <table:table table:name="Table145" table:style-name="Table145">
        <table:table-column table:style-name="Table145.A"/>
        <table:table-row>
          <table:table-cell table:style-name="Table145.A1" office:value-type="string">
            <text:p text:style-name="P53">///////////////////////</text:p>
            <text:p text:style-name="P53">// Helloworld.sl</text:p>
            <text:p text:style-name="P53">// Hello World Program</text:p>
            <text:p text:style-name="P53">//</text:p>
            <text:p text:style-name="P53"/>
            <text:p text:style-name="P53">FUNCTION BOOLEAN MAIN()</text:p>
            <text:p text:style-name="P53">PRINT "Hello World";</text:p>
            <text:p text:style-name="P53"/>
            <text:p text:style-name="P53">END</text:p>
          </table:table-cell>
        </table:table-row>
      </table:table>
      <text:p text:style-name="P29"/>
      <table:table table:name="Table146" table:style-name="Table146">
        <table:table-column table:style-name="Table146.A"/>
        <table:table-row>
          <table:table-cell table:style-name="Table146.A1" office:value-type="string">
            <text:p text:style-name="P53">//////////////////////////////</text:p>
            <text:p text:style-name="P53">// onetohundred.sl</text:p>
            <text:p text:style-name="P53">// Program to Print One To Hundred </text:p>
            <text:p text:style-name="P53">// STEP 7 and above</text:p>
            <text:p text:style-name="P53">//</text:p>
            <text:p text:style-name="P53">FUNCTION BOOLEAN MAIN()</text:p>
            <text:p text:style-name="P53">NUMERIC d;</text:p>
            <text:p text:style-name="P53">d=0;</text:p>
            <text:p text:style-name="P53">While ( d &lt;= 100 )</text:p>
            <text:p text:style-name="P53"><text:s text:c="4"/>PRINTLINE d;</text:p>
            <text:p text:style-name="P53"><text:s text:c="4"/>d = d+1;</text:p>
            <text:p text:style-name="P53">Wend</text:p>
            <text:p text:style-name="P53">END</text:p>
          </table:table-cell>
        </table:table-row>
      </table:table>
      <text:p text:style-name="P29"/>
      <table:table table:name="Table147" table:style-name="Table147">
        <table:table-column table:style-name="Table147.A"/>
        <table:table-row>
          <table:table-cell table:style-name="Table147.A1" office:value-type="string">
            <text:p text:style-name="P53">/////////////////////////////////////</text:p>
            <text:p text:style-name="P53">//</text:p>
            <text:p text:style-name="P53">// Function to compute Discriminant in a</text:p>
            <text:p text:style-name="P53">// Quadratic equation...</text:p>
            <text:p text:style-name="P53">//</text:p>
            <text:p text:style-name="P53"/>
            <text:p text:style-name="P53">FUNCTION NUMERIC Quad( NUMERIC a , NUMERIC b , NUMERIC c )</text:p>
            <text:p text:style-name="P53"><text:s text:c="3"/>NUMERIC n;</text:p>
            <text:p text:style-name="P53"/>
            <text:p text:style-name="P53"><text:s text:c="3"/>n = b*b - 4*a*c;</text:p>
            <text:p text:style-name="P53"><text:s text:c="3"/>IF ( n &lt; 0 ) THEN</text:p>
            <text:p text:style-name="P53"><text:s text:c="8"/>return 0;</text:p>
            <text:p text:style-name="P53"><text:s text:c="3"/>ELSE </text:p>
            <text:p text:style-name="P53"/>
            <text:p text:style-name="P53"><text:s text:c="5"/>IF ( n == 0 ) THEN</text:p>
            <text:p text:style-name="P53"><text:s text:c="9"/>return 1;</text:p>
            <text:p text:style-name="P53"><text:soft-page-break/><text:s text:c="5"/>ELSE</text:p>
            <text:p text:style-name="P53"><text:s text:c="9"/>return 2;</text:p>
            <text:p text:style-name="P53"><text:s text:c="5"/>ENDIF</text:p>
            <text:p text:style-name="P53"><text:s/></text:p>
            <text:p text:style-name="P53"><text:s text:c="3"/>ENDIF </text:p>
            <text:p text:style-name="P53"><text:s text:c="3"/>return 0;</text:p>
            <text:p text:style-name="P53"/>
            <text:p text:style-name="P53"/>
            <text:p text:style-name="P53">END</text:p>
            <text:p text:style-name="P53"/>
            <text:p text:style-name="P53"/>
            <text:p text:style-name="P53">FUNCTION BOOLEAN MAIN()</text:p>
            <text:p text:style-name="P53"><text:s text:c="3"/>NUMERIC d;</text:p>
            <text:p text:style-name="P53"><text:s text:c="3"/>d= Quad(1,0-6,9);</text:p>
            <text:p text:style-name="P53"/>
            <text:p text:style-name="P53"><text:s text:c="3"/>IF ( d == 0 ) then</text:p>
            <text:p text:style-name="P53"><text:s text:c="9"/>PRINT "No Roots";</text:p>
            <text:p text:style-name="P53"><text:s text:c="3"/>ELSE</text:p>
            <text:p text:style-name="P53"><text:s text:c="7"/>IF ( d <text:s/>== 1 ) then</text:p>
            <text:p text:style-name="P53"><text:s text:c="9"/>PRINT <text:s/>"Discriminant is zero";</text:p>
            <text:p text:style-name="P53"><text:s text:c="7"/>ELSE</text:p>
            <text:p text:style-name="P53"><text:s text:c="9"/>PRINT <text:s/>"Two roots are available";</text:p>
            <text:p text:style-name="P53"><text:s text:c="7"/>ENDIF</text:p>
            <text:p text:style-name="P53"><text:s text:c="3"/>ENDIF</text:p>
            <text:p text:style-name="P53">END</text:p>
          </table:table-cell>
        </table:table-row>
      </table:table>
      <text:p text:style-name="P29"/>
      <text:p text:style-name="P29"/>
      <table:table table:name="Table148" table:style-name="Table148">
        <table:table-column table:style-name="Table148.A"/>
        <table:table-row>
          <table:table-cell table:style-name="Table148.A1" office:value-type="string">
            <text:p text:style-name="P53">////////////////////////////////////////////////</text:p>
            <text:p text:style-name="P53">//</text:p>
            <text:p text:style-name="P53">// A simple Slang Script ...can only run with </text:p>
            <text:p text:style-name="P53">// <text:s text:c="2"/>STEP 7 or above</text:p>
            <text:p text:style-name="P53">//</text:p>
            <text:p text:style-name="P53">// This code will print Fibonacci series between 1</text:p>
            <text:p text:style-name="P53">// and 1000</text:p>
            <text:p text:style-name="P53"/>
            <text:p text:style-name="P53">FUNCTION BOOLEAN MAIN()</text:p>
            <text:p text:style-name="P53"><text:s/>NUMERIC newterm;</text:p>
            <text:p text:style-name="P53"><text:s/>NUMERIC prevterm;</text:p>
            <text:p text:style-name="P53"><text:s/>NUMERIC currterm;</text:p>
            <text:p text:style-name="P53"><text:s/></text:p>
            <text:p text:style-name="P53"><text:s/>currterm = 1;</text:p>
            <text:p text:style-name="P53"><text:s/>prevterm = 0;</text:p>
            <text:p text:style-name="P53"/>
            <text:p text:style-name="P53"><text:s/>newterm = currterm + prevterm;</text:p>
            <text:p text:style-name="P53"/>
            <text:p text:style-name="P53"><text:s/>PrintLine newterm; </text:p>
            <text:p text:style-name="P53"/>
            <text:p text:style-name="P53"><text:s/>while ( newterm &lt; <text:s/>1000 )</text:p>
            <text:p text:style-name="P53"><text:soft-page-break/><text:s text:c="3"/></text:p>
            <text:p text:style-name="P53"><text:s text:c="3"/>prevterm = currterm;</text:p>
            <text:p text:style-name="P53"><text:s text:c="3"/>currterm = newterm;</text:p>
            <text:p text:style-name="P53"><text:s text:c="3"/>newterm <text:s/>= currterm + prevterm; </text:p>
            <text:p text:style-name="P53"><text:s text:c="3"/>PrintLine newterm;</text:p>
            <text:p text:style-name="P53"><text:s text:c="3"/></text:p>
            <text:p text:style-name="P53"><text:s/>wend</text:p>
            <text:p text:style-name="P53"/>
            <text:p text:style-name="P53"><text:s/></text:p>
            <text:p text:style-name="P53">END</text:p>
          </table:table-cell>
        </table:table-row>
      </table:table>
      <text:p text:style-name="P29"/>
      <text:p text:style-name="P29"/>
      <table:table table:name="Table149" table:style-name="Table149">
        <table:table-column table:style-name="Table149.A"/>
        <table:table-row>
          <table:table-cell table:style-name="Table149.A1" office:value-type="string">
            <text:p text:style-name="P53">/////////////////////////////////</text:p>
            <text:p text:style-name="P53">//</text:p>
            <text:p text:style-name="P53">// Recursive Fibonacci series routine</text:p>
            <text:p text:style-name="P53">//</text:p>
            <text:p text:style-name="P53">//</text:p>
            <text:p text:style-name="P53"/>
            <text:p text:style-name="P53">FUNCTION NUMERIC FIB( NUMERIC n )</text:p>
            <text:p text:style-name="P53"><text:s text:c="7"/>IF ( n &lt;= 1 ) then</text:p>
            <text:p text:style-name="P53"><text:s text:c="13"/>return 1;</text:p>
            <text:p text:style-name="P53"><text:s text:c="7"/>ELSE</text:p>
            <text:p text:style-name="P53"><text:s text:c="11"/>RETURN FIB(n-1) + FIB(n-2);</text:p>
            <text:p text:style-name="P53"><text:s text:c="7"/>ENDIF <text:s text:c="2"/></text:p>
            <text:p text:style-name="P53"/>
            <text:p text:style-name="P53">END</text:p>
            <text:p text:style-name="P53"/>
            <text:p text:style-name="P53"/>
            <text:p text:style-name="P53"/>
            <text:p text:style-name="P53">/////////////////////////////////////////</text:p>
            <text:p text:style-name="P53">//</text:p>
            <text:p text:style-name="P53">//</text:p>
            <text:p text:style-name="P53">// <text:s/>Main routine</text:p>
            <text:p text:style-name="P53">//</text:p>
            <text:p text:style-name="P53">//</text:p>
            <text:p text:style-name="P53"/>
            <text:p text:style-name="P53">FUNCTION BOOLEAN MAIN()</text:p>
            <text:p text:style-name="P53">NUMERIC d;</text:p>
            <text:p text:style-name="P53">d=0;</text:p>
            <text:p text:style-name="P53">While ( d &lt;= 10 )</text:p>
            <text:p text:style-name="P53"><text:s text:c="4"/>PRINTLINE FIB(d);</text:p>
            <text:p text:style-name="P53"><text:s text:c="4"/>d = d+1;</text:p>
            <text:p text:style-name="P53">Wend</text:p>
            <text:p text:style-name="P53">END</text:p>
          </table:table-cell>
        </table:table-row>
      </table:table>
      <text:p text:style-name="P29"><text:s/></text:p>
      <text:p text:style-name="P29"/>
      <table:table table:name="Table150" table:style-name="Table150">
        <table:table-column table:style-name="Table150.A"/>
        <table:table-row>
          <table:table-cell table:style-name="Table150.A1" office:value-type="string">
            <text:p text:style-name="P53">////////////////////</text:p>
            <text:p text:style-name="P53"><text:soft-page-break/>//</text:p>
            <text:p text:style-name="P53">// <text:s/>Recursive Routine to Print Factorial of a number</text:p>
            <text:p text:style-name="P53">//</text:p>
            <text:p text:style-name="P53">// <text:s/>STEP 7 and above ...test case for recursion ...</text:p>
            <text:p text:style-name="P53">//</text:p>
            <text:p text:style-name="P53"/>
            <text:p text:style-name="P53">FUNCTION NUMERIC FACT( NUMERIC d )</text:p>
            <text:p text:style-name="P53"><text:s text:c="4"/>IF ( d &lt;= 0 ) THEN</text:p>
            <text:p text:style-name="P53"><text:s text:c="10"/>return 1;</text:p>
            <text:p text:style-name="P53"><text:s text:c="4"/>ELSE</text:p>
            <text:p text:style-name="P53"><text:s text:c="10"/>return d*FACT(d-1);</text:p>
            <text:p text:style-name="P53"><text:s text:c="4"/>ENDIF</text:p>
            <text:p text:style-name="P53"/>
            <text:p text:style-name="P53">END</text:p>
            <text:p text:style-name="P53"/>
            <text:p text:style-name="P53">////////////////////</text:p>
            <text:p text:style-name="P53">//</text:p>
            <text:p text:style-name="P53">//</text:p>
            <text:p text:style-name="P53">// <text:s/>Entry Point</text:p>
            <text:p text:style-name="P53">//</text:p>
            <text:p text:style-name="P53">//</text:p>
            <text:p text:style-name="P53">FUNCTION BOOLEAN MAIN()</text:p>
            <text:p text:style-name="P53">NUMERIC d;</text:p>
            <text:p text:style-name="P53">d=0;</text:p>
            <text:p text:style-name="P53">While ( d &lt;= 10 )</text:p>
            <text:p text:style-name="P53"><text:s text:c="4"/>PRINTLINE FACT(d);</text:p>
            <text:p text:style-name="P53"><text:s text:c="4"/>d = d+1;</text:p>
            <text:p text:style-name="P53">Wend</text:p>
            <text:p text:style-name="P53">END</text:p>
          </table:table-cell>
        </table:table-row>
      </table:table>
      <text:p text:style-name="P29"><text:s text:c="2"/></text:p>
      <text:p text:style-name="P29"/>
      <text:p text:style-name="P29">The Compiler/Interpreter can be used as follows... Copy all the scripts to a particular directory...copy the Slanginterpret.exe and SlangCompile.exe to the same folder. Go to Visual studio command prompt</text:p>
      <text:p text:style-name="P29"/>
      <text:p text:style-name="P30">To compile scripts to .net executable</text:p>
      <text:p text:style-name="P29"/>
      <text:p text:style-name="P29">SLANGCOMPILE <text:s/>&lt;scriptname&gt;</text:p>
      <text:p text:style-name="P29"/>
      <text:p text:style-name="P29">This will produce first.exe ... you can execute the file by typing first.exe at the command prompt.</text:p>
      <text:p text:style-name="P29"/>
      <text:p text:style-name="P29">Eg :-</text:p>
      <text:p text:style-name="P29"><text:s text:c="3"/>SlangCompile onetohundred.sl </text:p>
      <text:p text:style-name="P29"><text:s text:c="3"/>SlangCompile Fibrec.sl</text:p>
      <text:p text:style-name="P29"/>
      <text:p text:style-name="P30">To interpret the script</text:p>
      <text:p text:style-name="P29"/>
      <text:p text:style-name="P29"><text:soft-page-break/>SLANGINTERPRET &lt;scriptname&gt;</text:p>
      <text:p text:style-name="P29"/>
      <text:p text:style-name="P29">The above scripts have run successfully. There might <text:s/>be some bugs in the code...that is given as a HOMEWORK for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svg:font-family="Courier" style:font-family-generic="modern" style:font-pitch="fixed"/>
    <style:font-face style:name="Fixedsys" svg:font-family="Fixedsy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Praseed Pai</meta:initial-creator>
    <meta:creation-date>2009-07-03T11:25:29</meta:creation-date>
    <dc:date>2010-07-19T03:36:31</dc:date>
    <meta:editing-cycles>96</meta:editing-cycles>
    <meta:editing-duration>PT21H40M39S</meta:editing-duration>
    <meta:document-statistic meta:table-count="150" meta:image-count="1" meta:object-count="0" meta:page-count="134" meta:paragraph-count="5261" meta:word-count="18908" meta:character-count="178322"/>
    <dc:creator>sandhya</dc:creator>
    <meta:user-defined meta:name="Info 1"/>
    <meta:user-defined meta:name="Info 2"/>
    <meta:user-defined meta:name="Info 3"/>
    <meta:user-defined meta:name="Info 4"/>
  </office:meta>
</office:document-meta>
</file>